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5.3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calculation-settings table:null-year="1950"/>
      <table:table table:name="10kV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>
            <text:p>Energy[keV]</text:p>
          </table:table-cell>
          <table:table-cell office:value-type="string">
            <text:p>Wavelength (m)</text:p>
          </table:table-cell>
          <table:table-cell office:value-type="string">
            <text:p>Wavelength (um)</text:p>
          </table:table-cell>
          <table:table-cell table:style-name="Default" office:value-type="string">
            <text:p>Count [keVcm^2mAs]^-1 at 1 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4.135667516E-015*299792458/([.$A2]*1000)" office:value-type="float" office:value="0.000000000123984193009239">
            <text:p>1.23984193009239E-010</text:p>
          </table:table-cell>
          <table:table-cell table:formula="of:=[.$B2]*1000000" office:value-type="float" office:value="0.000123984193009239">
            <text:p>0.0001239842</text:p>
          </table:table-cell>
          <table:table-cell office:value-type="float" office:value="0">
            <text:p>0.00E+000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table:formula="of:=4.135667516E-015*299792458/([.$A3]*1000)" office:value-type="float" office:value="0.000000000125236558595191">
            <text:p>1.25236558595191E-010</text:p>
          </table:table-cell>
          <table:table-cell table:formula="of:=[.$B3]*1000000" office:value-type="float" office:value="0.000125236558595191">
            <text:p>0.0001252366</text:p>
          </table:table-cell>
          <table:table-cell office:value-type="float" office:value="317584.9">
            <text:p>3.18E+005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table:formula="of:=4.135667516E-015*299792458/([.$A4]*1000)" office:value-type="float" office:value="0.000000000126514482662489">
            <text:p>1.26514482662489E-010</text:p>
          </table:table-cell>
          <table:table-cell table:formula="of:=[.$B4]*1000000" office:value-type="float" office:value="0.000126514482662489">
            <text:p>0.0001265145</text:p>
          </table:table-cell>
          <table:table-cell office:value-type="float" office:value="638681.5">
            <text:p>6.39E+005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table:formula="of:=4.135667516E-015*299792458/([.$A5]*1000)" office:value-type="float" office:value="0.000000000127818755679628">
            <text:p>1.27818755679628E-010</text:p>
          </table:table-cell>
          <table:table-cell table:formula="of:=[.$B5]*1000000" office:value-type="float" office:value="0.000127818755679628">
            <text:p>0.0001278188</text:p>
          </table:table-cell>
          <table:table-cell office:value-type="float" office:value="790749.5">
            <text:p>7.91E+005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table:formula="of:=4.135667516E-015*299792458/([.$A6]*1000)" office:value-type="float" office:value="0.000000000129150201051291">
            <text:p>1.29150201051291E-010</text:p>
          </table:table-cell>
          <table:table-cell table:formula="of:=[.$B6]*1000000" office:value-type="float" office:value="0.000129150201051291">
            <text:p>0.0001291502</text:p>
          </table:table-cell>
          <table:table-cell office:value-type="float" office:value="947671.6">
            <text:p>9.48E+005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table:formula="of:=4.135667516E-015*299792458/([.$A7]*1000)" office:value-type="float" office:value="0.000000000130509676851831">
            <text:p>1.30509676851831E-010</text:p>
          </table:table-cell>
          <table:table-cell table:formula="of:=[.$B7]*1000000" office:value-type="float" office:value="0.000130509676851831">
            <text:p>0.0001305097</text:p>
          </table:table-cell>
          <table:table-cell office:value-type="float" office:value="1098362">
            <text:p>1.10E+006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table:formula="of:=4.135667516E-015*299792458/([.$A8]*1000)" office:value-type="float" office:value="0.000000000131898077669404">
            <text:p>1.31898077669404E-010</text:p>
          </table:table-cell>
          <table:table-cell table:formula="of:=[.$B8]*1000000" office:value-type="float" office:value="0.000131898077669404">
            <text:p>0.0001318981</text:p>
          </table:table-cell>
          <table:table-cell office:value-type="float" office:value="1253989">
            <text:p>1.25E+006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table:formula="of:=4.135667516E-015*299792458/([.$A9]*1000)" office:value-type="float" office:value="0.000000000133316336569075">
            <text:p>1.33316336569075E-010</text:p>
          </table:table-cell>
          <table:table-cell table:formula="of:=[.$B9]*1000000" office:value-type="float" office:value="0.000133316336569075">
            <text:p>0.0001333163</text:p>
          </table:table-cell>
          <table:table-cell office:value-type="float" office:value="1391302">
            <text:p>1.39E+006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table:formula="of:=4.135667516E-015*299792458/([.$A10]*1000)" office:value-type="float" office:value="0.000000000134765427183956">
            <text:p>1.34765427183956E-010</text:p>
          </table:table-cell>
          <table:table-cell table:formula="of:=[.$B10]*1000000" office:value-type="float" office:value="0.000134765427183956">
            <text:p>0.0001347654</text:p>
          </table:table-cell>
          <table:table-cell office:value-type="float" office:value="1530329">
            <text:p>1.53E+006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table:formula="of:=4.135667516E-015*299792458/([.$A11]*1000)" office:value-type="float" office:value="0.000000000136246365944219">
            <text:p>1.36246365944219E-010</text:p>
          </table:table-cell>
          <table:table-cell table:formula="of:=[.$B11]*1000000" office:value-type="float" office:value="0.000136246365944219">
            <text:p>0.0001362464</text:p>
          </table:table-cell>
          <table:table-cell office:value-type="float" office:value="1662896">
            <text:p>1.66E+00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.135667516E-015*299792458/([.$A12]*1000)" office:value-type="float" office:value="0.000000000137760214454711">
            <text:p>1.37760214454711E-010</text:p>
          </table:table-cell>
          <table:table-cell table:formula="of:=[.$B12]*1000000" office:value-type="float" office:value="0.00013776021445471">
            <text:p>0.0001377602</text:p>
          </table:table-cell>
          <table:table-cell office:value-type="float" office:value="1797198">
            <text:p>1.80E+006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table:formula="of:=4.135667516E-015*299792458/([.$A13]*1000)" office:value-type="float" office:value="0.000000000139308082032853">
            <text:p>1.39308082032853E-010</text:p>
          </table:table-cell>
          <table:table-cell table:formula="of:=[.$B13]*1000000" office:value-type="float" office:value="0.000139308082032853">
            <text:p>0.0001393081</text:p>
          </table:table-cell>
          <table:table-cell office:value-type="float" office:value="1946811">
            <text:p>1.95E+006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table:formula="of:=4.135667516E-015*299792458/([.$A14]*1000)" office:value-type="float" office:value="0.00000000014089112841959">
            <text:p>1.4089112841959E-010</text:p>
          </table:table-cell>
          <table:table-cell table:formula="of:=[.$B14]*1000000" office:value-type="float" office:value="0.00014089112841959">
            <text:p>0.0001408911</text:p>
          </table:table-cell>
          <table:table-cell office:value-type="float" office:value="2074705">
            <text:p>2.07E+006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table:formula="of:=4.135667516E-015*299792458/([.$A15]*1000)" office:value-type="float" office:value="0.000000000142510566677287">
            <text:p>1.42510566677287E-010</text:p>
          </table:table-cell>
          <table:table-cell table:formula="of:=[.$B15]*1000000" office:value-type="float" office:value="0.000142510566677287">
            <text:p>0.0001425106</text:p>
          </table:table-cell>
          <table:table-cell office:value-type="float" office:value="2198134">
            <text:p>2.20E+006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table:formula="of:=4.135667516E-015*299792458/([.$A16]*1000)" office:value-type="float" office:value="0.000000000144167666289813">
            <text:p>1.44167666289813E-010</text:p>
          </table:table-cell>
          <table:table-cell table:formula="of:=[.$B16]*1000000" office:value-type="float" office:value="0.000144167666289813">
            <text:p>0.0001441677</text:p>
          </table:table-cell>
          <table:table-cell office:value-type="float" office:value="2336277">
            <text:p>2.34E+006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table:formula="of:=4.135667516E-015*299792458/([.$A17]*1000)" office:value-type="float" office:value="0.000000000145863756481458">
            <text:p>1.45863756481458E-010</text:p>
          </table:table-cell>
          <table:table-cell table:formula="of:=[.$B17]*1000000" office:value-type="float" office:value="0.000145863756481458">
            <text:p>0.0001458638</text:p>
          </table:table-cell>
          <table:table-cell office:value-type="float" office:value="2471178">
            <text:p>2.47E+006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table:formula="of:=4.135667516E-015*299792458/([.$A18]*1000)" office:value-type="float" office:value="0.000000000147600229772904">
            <text:p>1.47600229772904E-010</text:p>
          </table:table-cell>
          <table:table-cell table:formula="of:=[.$B18]*1000000" office:value-type="float" office:value="0.000147600229772904">
            <text:p>0.0001476002</text:p>
          </table:table-cell>
          <table:table-cell office:value-type="float" office:value="2596394">
            <text:p>2.60E+006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table:formula="of:=4.135667516E-015*299792458/([.$A19]*1000)" office:value-type="float" office:value="0.000000000149378545794264">
            <text:p>1.49378545794264E-010</text:p>
          </table:table-cell>
          <table:table-cell table:formula="of:=[.$B19]*1000000" office:value-type="float" office:value="0.000149378545794264">
            <text:p>0.0001493785</text:p>
          </table:table-cell>
          <table:table-cell office:value-type="float" office:value="2730278">
            <text:p>2.73E+006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table:formula="of:=4.135667516E-015*299792458/([.$A20]*1000)" office:value-type="float" office:value="0.000000000151200235377121">
            <text:p>1.51200235377121E-010</text:p>
          </table:table-cell>
          <table:table-cell table:formula="of:=[.$B20]*1000000" office:value-type="float" office:value="0.000151200235377121">
            <text:p>0.0001512002</text:p>
          </table:table-cell>
          <table:table-cell office:value-type="float" office:value="2858402">
            <text:p>2.86E+006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table:formula="of:=4.135667516E-015*299792458/([.$A21]*1000)" office:value-type="float" office:value="0.000000000153066904949678">
            <text:p>1.53066904949678E-010</text:p>
          </table:table-cell>
          <table:table-cell table:formula="of:=[.$B21]*1000000" office:value-type="float" office:value="0.000153066904949678">
            <text:p>0.0001530669</text:p>
          </table:table-cell>
          <table:table-cell office:value-type="float" office:value="2990067">
            <text:p>2.99E+00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4.135667516E-015*299792458/([.$A22]*1000)" office:value-type="float" office:value="0.000000000154980241261549">
            <text:p>1.54980241261549E-010</text:p>
          </table:table-cell>
          <table:table-cell table:formula="of:=[.$B22]*1000000" office:value-type="float" office:value="0.000154980241261549">
            <text:p>0.0001549802</text:p>
          </table:table-cell>
          <table:table-cell office:value-type="float" office:value="3116455">
            <text:p>3.12E+006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table:formula="of:=4.135667516E-015*299792458/([.$A23]*1000)" office:value-type="float" office:value="0.000000000156942016467392">
            <text:p>1.56942016467392E-010</text:p>
          </table:table-cell>
          <table:table-cell table:formula="of:=[.$B23]*1000000" office:value-type="float" office:value="0.000156942016467392">
            <text:p>0.000156942</text:p>
          </table:table-cell>
          <table:table-cell office:value-type="float" office:value="3236066">
            <text:p>3.24E+006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table:formula="of:=4.135667516E-015*299792458/([.$A24]*1000)" office:value-type="float" office:value="0.000000000158954093601589">
            <text:p>1.58954093601589E-010</text:p>
          </table:table-cell>
          <table:table-cell table:formula="of:=[.$B24]*1000000" office:value-type="float" office:value="0.000158954093601589">
            <text:p>0.0001589541</text:p>
          </table:table-cell>
          <table:table-cell office:value-type="float" office:value="3346978">
            <text:p>3.35E+006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table:formula="of:=4.135667516E-015*299792458/([.$A25]*1000)" office:value-type="float" office:value="0.000000000161018432479532">
            <text:p>1.61018432479532E-010</text:p>
          </table:table-cell>
          <table:table-cell table:formula="of:=[.$B25]*1000000" office:value-type="float" office:value="0.000161018432479532">
            <text:p>0.0001610184</text:p>
          </table:table-cell>
          <table:table-cell office:value-type="float" office:value="3456345">
            <text:p>3.46E+006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table:formula="of:=4.135667516E-015*299792458/([.$A26]*1000)" office:value-type="float" office:value="0.000000000163137096064789">
            <text:p>1.63137096064789E-010</text:p>
          </table:table-cell>
          <table:table-cell table:formula="of:=[.$B26]*1000000" office:value-type="float" office:value="0.000163137096064789">
            <text:p>0.0001631371</text:p>
          </table:table-cell>
          <table:table-cell office:value-type="float" office:value="3577514">
            <text:p>3.58E+006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4.135667516E-015*299792458/([.$A27]*1000)" office:value-type="float" office:value="0.000000000165312257345653">
            <text:p>1.65312257345653E-010</text:p>
          </table:table-cell>
          <table:table-cell table:formula="of:=[.$B27]*1000000" office:value-type="float" office:value="0.000165312257345653">
            <text:p>0.0001653123</text:p>
          </table:table-cell>
          <table:table-cell office:value-type="float" office:value="3687487">
            <text:p>3.69E+006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table:formula="of:=4.135667516E-015*299792458/([.$A28]*1000)" office:value-type="float" office:value="0.000000000167546206769242">
            <text:p>1.67546206769242E-010</text:p>
          </table:table-cell>
          <table:table-cell table:formula="of:=[.$B28]*1000000" office:value-type="float" office:value="0.000167546206769242">
            <text:p>0.0001675462</text:p>
          </table:table-cell>
          <table:table-cell office:value-type="float" office:value="3809225">
            <text:p>3.81E+006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table:formula="of:=4.135667516E-015*299792458/([.$A29]*1000)" office:value-type="float" office:value="0.000000000169841360286629">
            <text:p>1.69841360286629E-010</text:p>
          </table:table-cell>
          <table:table-cell table:formula="of:=[.$B29]*1000000" office:value-type="float" office:value="0.000169841360286629">
            <text:p>0.0001698414</text:p>
          </table:table-cell>
          <table:table-cell office:value-type="float" office:value="3920313">
            <text:p>3.92E+006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table:formula="of:=4.135667516E-015*299792458/([.$A30]*1000)" office:value-type="float" office:value="0.000000000172200268068388">
            <text:p>1.72200268068388E-010</text:p>
          </table:table-cell>
          <table:table-cell table:formula="of:=[.$B30]*1000000" office:value-type="float" office:value="0.000172200268068388">
            <text:p>0.0001722003</text:p>
          </table:table-cell>
          <table:table-cell office:value-type="float" office:value="4045887">
            <text:p>4.05E+006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table:formula="of:=4.135667516E-015*299792458/([.$A31]*1000)" office:value-type="float" office:value="0.000000000174625623956675">
            <text:p>1.74625623956675E-010</text:p>
          </table:table-cell>
          <table:table-cell table:formula="of:=[.$B31]*1000000" office:value-type="float" office:value="0.000174625623956675">
            <text:p>0.0001746256</text:p>
          </table:table-cell>
          <table:table-cell office:value-type="float" office:value="4165802">
            <text:p>4.17E+00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4.135667516E-015*299792458/([.$A32]*1000)" office:value-type="float" office:value="0.000000000177120275727485">
            <text:p>1.77120275727485E-010</text:p>
          </table:table-cell>
          <table:table-cell table:formula="of:=[.$B32]*1000000" office:value-type="float" office:value="0.000177120275727485">
            <text:p>0.0001771203</text:p>
          </table:table-cell>
          <table:table-cell office:value-type="float" office:value="4283637">
            <text:p>4.28E+006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table:formula="of:=4.135667516E-015*299792458/([.$A33]*1000)" office:value-type="float" office:value="0.000000000179687236245275">
            <text:p>1.79687236245275E-010</text:p>
          </table:table-cell>
          <table:table-cell table:formula="of:=[.$B33]*1000000" office:value-type="float" office:value="0.000179687236245275">
            <text:p>0.0001796872</text:p>
          </table:table-cell>
          <table:table-cell office:value-type="float" office:value="4363135">
            <text:p>4.36E+006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table:formula="of:=4.135667516E-015*299792458/([.$A34]*1000)" office:value-type="float" office:value="0.000000000182329695601823">
            <text:p>1.82329695601823E-010</text:p>
          </table:table-cell>
          <table:table-cell table:formula="of:=[.$B34]*1000000" office:value-type="float" office:value="0.000182329695601823">
            <text:p>0.0001823297</text:p>
          </table:table-cell>
          <table:table-cell office:value-type="float" office:value="4438862">
            <text:p>4.44E+006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table:formula="of:=4.135667516E-015*299792458/([.$A35]*1000)" office:value-type="float" office:value="0.000000000185051034342148">
            <text:p>1.85051034342148E-010</text:p>
          </table:table-cell>
          <table:table-cell table:formula="of:=[.$B35]*1000000" office:value-type="float" office:value="0.000185051034342148">
            <text:p>0.000185051</text:p>
          </table:table-cell>
          <table:table-cell office:value-type="float" office:value="4508028">
            <text:p>4.51E+006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table:formula="of:=4.135667516E-015*299792458/([.$A36]*1000)" office:value-type="float" office:value="0.000000000187854837892787">
            <text:p>1.87854837892787E-010</text:p>
          </table:table-cell>
          <table:table-cell table:formula="of:=[.$B36]*1000000" office:value-type="float" office:value="0.000187854837892787">
            <text:p>0.0001878548</text:p>
          </table:table-cell>
          <table:table-cell office:value-type="float" office:value="4590054">
            <text:p>4.59E+00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table:formula="of:=4.135667516E-015*299792458/([.$A37]*1000)" office:value-type="float" office:value="0.000000000190744912321907">
            <text:p>1.90744912321907E-010</text:p>
          </table:table-cell>
          <table:table-cell table:formula="of:=[.$B37]*1000000" office:value-type="float" office:value="0.000190744912321907">
            <text:p>0.0001907449</text:p>
          </table:table-cell>
          <table:table-cell office:value-type="float" office:value="4661625">
            <text:p>4.66E+006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table:formula="of:=4.135667516E-015*299792458/([.$A38]*1000)" office:value-type="float" office:value="0.000000000193725301576937">
            <text:p>1.93725301576937E-010</text:p>
          </table:table-cell>
          <table:table-cell table:formula="of:=[.$B38]*1000000" office:value-type="float" office:value="0.000193725301576937">
            <text:p>0.0001937253</text:p>
          </table:table-cell>
          <table:table-cell office:value-type="float" office:value="4743521">
            <text:p>4.74E+006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formula="of:=4.135667516E-015*299792458/([.$A39]*1000)" office:value-type="float" office:value="0.000000000196800306363872">
            <text:p>1.96800306363872E-010</text:p>
          </table:table-cell>
          <table:table-cell table:formula="of:=[.$B39]*1000000" office:value-type="float" office:value="0.000196800306363872">
            <text:p>0.0001968003</text:p>
          </table:table-cell>
          <table:table-cell office:value-type="float" office:value="4815605">
            <text:p>4.82E+006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table:formula="of:=4.135667516E-015*299792458/([.$A40]*1000)" office:value-type="float" office:value="0.000000000199974504853612">
            <text:p>1.99974504853612E-010</text:p>
          </table:table-cell>
          <table:table-cell table:formula="of:=[.$B40]*1000000" office:value-type="float" office:value="0.000199974504853612">
            <text:p>0.0001999745</text:p>
          </table:table-cell>
          <table:table-cell office:value-type="float" office:value="4900901">
            <text:p>4.90E+006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table:formula="of:=4.135667516E-015*299792458/([.$A41]*1000)" office:value-type="float" office:value="0.000000000203252775424983">
            <text:p>2.03252775424983E-010</text:p>
          </table:table-cell>
          <table:table-cell table:formula="of:=[.$B41]*1000000" office:value-type="float" office:value="0.000203252775424983">
            <text:p>0.0002032528</text:p>
          </table:table-cell>
          <table:table-cell office:value-type="float" office:value="4970836">
            <text:p>4.97E+00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4.135667516E-015*299792458/([.$A42]*1000)" office:value-type="float" office:value="0.000000000206640321682066">
            <text:p>2.06640321682066E-010</text:p>
          </table:table-cell>
          <table:table-cell table:formula="of:=[.$B42]*1000000" office:value-type="float" office:value="0.000206640321682066">
            <text:p>0.0002066403</text:p>
          </table:table-cell>
          <table:table-cell office:value-type="float" office:value="5056965">
            <text:p>5.06E+006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table:formula="of:=4.135667516E-015*299792458/([.$A43]*1000)" office:value-type="float" office:value="0.00000000021014270001566">
            <text:p>2.1014270001566E-010</text:p>
          </table:table-cell>
          <table:table-cell table:formula="of:=[.$B43]*1000000" office:value-type="float" office:value="0.00021014270001566">
            <text:p>0.0002101427</text:p>
          </table:table-cell>
          <table:table-cell office:value-type="float" office:value="5019287">
            <text:p>5.02E+006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table:formula="of:=4.135667516E-015*299792458/([.$A44]*1000)" office:value-type="float" office:value="0.00000000021376585001593">
            <text:p>2.1376585001593E-010</text:p>
          </table:table-cell>
          <table:table-cell table:formula="of:=[.$B44]*1000000" office:value-type="float" office:value="0.00021376585001593">
            <text:p>0.0002137659</text:p>
          </table:table-cell>
          <table:table-cell office:value-type="float" office:value="4996630">
            <text:p>5.00E+006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table:formula="of:=4.135667516E-015*299792458/([.$A45]*1000)" office:value-type="float" office:value="0.000000000217516128086385">
            <text:p>2.17516128086385E-010</text:p>
          </table:table-cell>
          <table:table-cell table:formula="of:=[.$B45]*1000000" office:value-type="float" office:value="0.000217516128086385">
            <text:p>0.0002175161</text:p>
          </table:table-cell>
          <table:table-cell office:value-type="float" office:value="4959085">
            <text:p>4.96E+006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formula="of:=4.135667516E-015*299792458/([.$A46]*1000)" office:value-type="float" office:value="0.000000000221400344659356">
            <text:p>2.21400344659356E-010</text:p>
          </table:table-cell>
          <table:table-cell table:formula="of:=[.$B46]*1000000" office:value-type="float" office:value="0.000221400344659356">
            <text:p>0.0002214003</text:p>
          </table:table-cell>
          <table:table-cell office:value-type="float" office:value="4936353">
            <text:p>4.94E+006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table:formula="of:=4.135667516E-015*299792458/([.$A47]*1000)" office:value-type="float" office:value="0.000000000225425805471344">
            <text:p>2.25425805471344E-010</text:p>
          </table:table-cell>
          <table:table-cell table:formula="of:=[.$B47]*1000000" office:value-type="float" office:value="0.000225425805471344">
            <text:p>0.0002254258</text:p>
          </table:table-cell>
          <table:table-cell office:value-type="float" office:value="4899881">
            <text:p>4.90E+006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table:formula="of:=4.135667516E-015*299792458/([.$A48]*1000)" office:value-type="float" office:value="0.000000000229600357424517">
            <text:p>2.29600357424517E-010</text:p>
          </table:table-cell>
          <table:table-cell table:formula="of:=[.$B48]*1000000" office:value-type="float" office:value="0.000229600357424517">
            <text:p>0.0002296004</text:p>
          </table:table-cell>
          <table:table-cell office:value-type="float" office:value="4875491">
            <text:p>4.88E+006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table:formula="of:=4.135667516E-015*299792458/([.$A49]*1000)" office:value-type="float" office:value="0.000000000233932439640074">
            <text:p>2.33932439640074E-010</text:p>
          </table:table-cell>
          <table:table-cell table:formula="of:=[.$B49]*1000000" office:value-type="float" office:value="0.000233932439640074">
            <text:p>0.0002339324</text:p>
          </table:table-cell>
          <table:table-cell office:value-type="float" office:value="4843005">
            <text:p>4.84E+006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table:formula="of:=4.135667516E-015*299792458/([.$A50]*1000)" office:value-type="float" office:value="0.000000000238431140402384">
            <text:p>2.38431140402384E-010</text:p>
          </table:table-cell>
          <table:table-cell table:formula="of:=[.$B50]*1000000" office:value-type="float" office:value="0.000238431140402384">
            <text:p>0.0002384311</text:p>
          </table:table-cell>
          <table:table-cell office:value-type="float" office:value="4819996">
            <text:p>4.82E+006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table:formula="of:=4.135667516E-015*299792458/([.$A51]*1000)" office:value-type="float" office:value="0.00000000024310626080243">
            <text:p>2.4310626080243E-010</text:p>
          </table:table-cell>
          <table:table-cell table:formula="of:=[.$B51]*1000000" office:value-type="float" office:value="0.00024310626080243">
            <text:p>0.0002431063</text:p>
          </table:table-cell>
          <table:table-cell office:value-type="float" office:value="4789463">
            <text:p>4.79E+00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4.135667516E-015*299792458/([.$A52]*1000)" office:value-type="float" office:value="0.000000000247968386018479">
            <text:p>2.47968386018479E-010</text:p>
          </table:table-cell>
          <table:table-cell table:formula="of:=[.$B52]*1000000" office:value-type="float" office:value="0.000247968386018479">
            <text:p>0.0002479684</text:p>
          </table:table-cell>
          <table:table-cell office:value-type="float" office:value="4770839">
            <text:p>4.77E+006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table:formula="of:=4.135667516E-015*299792458/([.$A53]*1000)" office:value-type="float" office:value="0.000000000253028965324978">
            <text:p>2.53028965324978E-010</text:p>
          </table:table-cell>
          <table:table-cell table:formula="of:=[.$B53]*1000000" office:value-type="float" office:value="0.000253028965324978">
            <text:p>0.000253029</text:p>
          </table:table-cell>
          <table:table-cell office:value-type="float" office:value="4492786">
            <text:p>4.49E+006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table:formula="of:=4.135667516E-015*299792458/([.$A54]*1000)" office:value-type="float" office:value="0.000000000258300402102582">
            <text:p>2.58300402102582E-010</text:p>
          </table:table-cell>
          <table:table-cell table:formula="of:=[.$B54]*1000000" office:value-type="float" office:value="0.000258300402102582">
            <text:p>0.0002583004</text:p>
          </table:table-cell>
          <table:table-cell office:value-type="float" office:value="4241421">
            <text:p>4.24E+00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table:formula="of:=4.135667516E-015*299792458/([.$A55]*1000)" office:value-type="float" office:value="0.000000000263796155338807">
            <text:p>2.63796155338807E-010</text:p>
          </table:table-cell>
          <table:table-cell table:formula="of:=[.$B55]*1000000" office:value-type="float" office:value="0.000263796155338807">
            <text:p>0.0002637962</text:p>
          </table:table-cell>
          <table:table-cell office:value-type="float" office:value="3998428">
            <text:p>4.00E+006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table:formula="of:=4.135667516E-015*299792458/([.$A56]*1000)" office:value-type="float" office:value="0.000000000269530854367912">
            <text:p>2.69530854367912E-010</text:p>
          </table:table-cell>
          <table:table-cell table:formula="of:=[.$B56]*1000000" office:value-type="float" office:value="0.000269530854367912">
            <text:p>0.0002695309</text:p>
          </table:table-cell>
          <table:table-cell office:value-type="float" office:value="3778855">
            <text:p>3.78E+00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table:formula="of:=4.135667516E-015*299792458/([.$A57]*1000)" office:value-type="float" office:value="0.000000000275520428909421">
            <text:p>2.75520428909421E-010</text:p>
          </table:table-cell>
          <table:table-cell table:formula="of:=[.$B57]*1000000" office:value-type="float" office:value="0.000275520428909421">
            <text:p>0.0002755204</text:p>
          </table:table-cell>
          <table:table-cell office:value-type="float" office:value="3568831">
            <text:p>3.57E+006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table:formula="of:=4.135667516E-015*299792458/([.$A58]*1000)" office:value-type="float" office:value="0.000000000281782256839181">
            <text:p>2.81782256839181E-010</text:p>
          </table:table-cell>
          <table:table-cell table:formula="of:=[.$B58]*1000000" office:value-type="float" office:value="0.000281782256839181">
            <text:p>0.0002817823</text:p>
          </table:table-cell>
          <table:table-cell office:value-type="float" office:value="3368192">
            <text:p>3.37E+006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table:formula="of:=4.135667516E-015*299792458/([.$A59]*1000)" office:value-type="float" office:value="0.000000000288335332579627">
            <text:p>2.88335332579627E-010</text:p>
          </table:table-cell>
          <table:table-cell table:formula="of:=[.$B59]*1000000" office:value-type="float" office:value="0.000288335332579627">
            <text:p>0.0002883353</text:p>
          </table:table-cell>
          <table:table-cell office:value-type="float" office:value="3185386">
            <text:p>3.19E+006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table:formula="of:=4.135667516E-015*299792458/([.$A60]*1000)" office:value-type="float" office:value="0.000000000295200459545808">
            <text:p>2.95200459545808E-010</text:p>
          </table:table-cell>
          <table:table-cell table:formula="of:=[.$B60]*1000000" office:value-type="float" office:value="0.000295200459545808">
            <text:p>0.0002952005</text:p>
          </table:table-cell>
          <table:table-cell office:value-type="float" office:value="3009131">
            <text:p>3.01E+006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table:formula="of:=4.135667516E-015*299792458/([.$A61]*1000)" office:value-type="float" office:value="0.000000000302400470754243">
            <text:p>3.02400470754243E-010</text:p>
          </table:table-cell>
          <table:table-cell table:formula="of:=[.$B61]*1000000" office:value-type="float" office:value="0.000302400470754243">
            <text:p>0.0003024005</text:p>
          </table:table-cell>
          <table:table-cell office:value-type="float" office:value="2844175">
            <text:p>2.84E+00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4.135667516E-015*299792458/([.$A62]*1000)" office:value-type="float" office:value="0.000000000309960482523099">
            <text:p>3.09960482523099E-010</text:p>
          </table:table-cell>
          <table:table-cell table:formula="of:=[.$B62]*1000000" office:value-type="float" office:value="0.000309960482523099">
            <text:p>0.0003099605</text:p>
          </table:table-cell>
          <table:table-cell office:value-type="float" office:value="2695621">
            <text:p>2.70E+006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table:formula="of:=4.135667516E-015*299792458/([.$A63]*1000)" office:value-type="float" office:value="0.000000000317908187203178">
            <text:p>3.17908187203178E-010</text:p>
          </table:table-cell>
          <table:table-cell table:formula="of:=[.$B63]*1000000" office:value-type="float" office:value="0.000317908187203178">
            <text:p>0.0003179082</text:p>
          </table:table-cell>
          <table:table-cell office:value-type="float" office:value="2259665">
            <text:p>2.26E+006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table:formula="of:=4.135667516E-015*299792458/([.$A64]*1000)" office:value-type="float" office:value="0.000000000326274192129577">
            <text:p>3.26274192129577E-010</text:p>
          </table:table-cell>
          <table:table-cell table:formula="of:=[.$B64]*1000000" office:value-type="float" office:value="0.000326274192129577">
            <text:p>0.0003262742</text:p>
          </table:table-cell>
          <table:table-cell office:value-type="float" office:value="1893514">
            <text:p>1.89E+006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table:formula="of:=4.135667516E-015*299792458/([.$A65]*1000)" office:value-type="float" office:value="0.000000000335092413538485">
            <text:p>3.35092413538485E-010</text:p>
          </table:table-cell>
          <table:table-cell table:formula="of:=[.$B65]*1000000" office:value-type="float" office:value="0.000335092413538485">
            <text:p>0.0003350924</text:p>
          </table:table-cell>
          <table:table-cell office:value-type="float" office:value="1587899">
            <text:p>1.59E+006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table:formula="of:=4.135667516E-015*299792458/([.$A66]*1000)" office:value-type="float" office:value="0.000000000344400536136776">
            <text:p>3.44400536136776E-010</text:p>
          </table:table-cell>
          <table:table-cell table:formula="of:=[.$B66]*1000000" office:value-type="float" office:value="0.000344400536136776">
            <text:p>0.0003444005</text:p>
          </table:table-cell>
          <table:table-cell office:value-type="float" office:value="1334859">
            <text:p>1.33E+0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table:formula="of:=4.135667516E-015*299792458/([.$A67]*1000)" office:value-type="float" office:value="0.00000000035424055145497">
            <text:p>3.5424055145497E-010</text:p>
          </table:table-cell>
          <table:table-cell table:formula="of:=[.$B67]*1000000" office:value-type="float" office:value="0.00035424055145497">
            <text:p>0.0003542406</text:p>
          </table:table-cell>
          <table:table-cell office:value-type="float" office:value="1123193">
            <text:p>1.12E+006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formula="of:=4.135667516E-015*299792458/([.$A68]*1000)" office:value-type="float" office:value="0.000000000364659391203645">
            <text:p>3.64659391203645E-010</text:p>
          </table:table-cell>
          <table:table-cell table:formula="of:=[.$B68]*1000000" office:value-type="float" office:value="0.000364659391203645">
            <text:p>0.0003646594</text:p>
          </table:table-cell>
          <table:table-cell office:value-type="float" office:value="944443.9">
            <text:p>9.44E+005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table:formula="of:=4.135667516E-015*299792458/([.$A69]*1000)" office:value-type="float" office:value="0.000000000375709675785574">
            <text:p>3.75709675785574E-010</text:p>
          </table:table-cell>
          <table:table-cell table:formula="of:=[.$B69]*1000000" office:value-type="float" office:value="0.000375709675785574">
            <text:p>0.0003757097</text:p>
          </table:table-cell>
          <table:table-cell office:value-type="float" office:value="794977.4">
            <text:p>7.95E+005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table:formula="of:=4.135667516E-015*299792458/([.$A70]*1000)" office:value-type="float" office:value="0.000000000387450603153873">
            <text:p>3.87450603153873E-010</text:p>
          </table:table-cell>
          <table:table-cell table:formula="of:=[.$B70]*1000000" office:value-type="float" office:value="0.000387450603153873">
            <text:p>0.0003874506</text:p>
          </table:table-cell>
          <table:table-cell office:value-type="float" office:value="670983.9">
            <text:p>6.71E+005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table:formula="of:=4.135667516E-015*299792458/([.$A71]*1000)" office:value-type="float" office:value="0.000000000399949009707224">
            <text:p>3.99949009707224E-010</text:p>
          </table:table-cell>
          <table:table-cell table:formula="of:=[.$B71]*1000000" office:value-type="float" office:value="0.000399949009707224">
            <text:p>0.000399949</text:p>
          </table:table-cell>
          <table:table-cell office:value-type="float" office:value="566106.7">
            <text:p>5.66E+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4.135667516E-015*299792458/([.$A72]*1000)" office:value-type="float" office:value="0.000000000413280643364131">
            <text:p>4.13280643364131E-010</text:p>
          </table:table-cell>
          <table:table-cell table:formula="of:=[.$B72]*1000000" office:value-type="float" office:value="0.000413280643364131">
            <text:p>0.0004132806</text:p>
          </table:table-cell>
          <table:table-cell office:value-type="float" office:value="479008">
            <text:p>4.79E+005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table:formula="of:=4.135667516E-015*299792458/([.$A73]*1000)" office:value-type="float" office:value="0.00000000042753170003186">
            <text:p>4.2753170003186E-010</text:p>
          </table:table-cell>
          <table:table-cell table:formula="of:=[.$B73]*1000000" office:value-type="float" office:value="0.00042753170003186">
            <text:p>0.0004275317</text:p>
          </table:table-cell>
          <table:table-cell office:value-type="float" office:value="201846.2">
            <text:p>2.02E+005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table:formula="of:=4.135667516E-015*299792458/([.$A74]*1000)" office:value-type="float" office:value="0.000000000442800689318712">
            <text:p>4.42800689318712E-010</text:p>
          </table:table-cell>
          <table:table-cell table:formula="of:=[.$B74]*1000000" office:value-type="float" office:value="0.000442800689318712">
            <text:p>0.0004428007</text:p>
          </table:table-cell>
          <table:table-cell office:value-type="float" office:value="85124.91">
            <text:p>8.51E+004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4.135667516E-015*299792458/([.$A75]*1000)" office:value-type="float" office:value="0.000000000459200714849035">
            <text:p>4.59200714849035E-010</text:p>
          </table:table-cell>
          <table:table-cell table:formula="of:=[.$B75]*1000000" office:value-type="float" office:value="0.000459200714849035">
            <text:p>0.0004592007</text:p>
          </table:table-cell>
          <table:table-cell office:value-type="float" office:value="35992.87">
            <text:p>3.60E+004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formula="of:=4.135667516E-015*299792458/([.$A76]*1000)" office:value-type="float" office:value="0.000000000476862280804767">
            <text:p>4.76862280804767E-010</text:p>
          </table:table-cell>
          <table:table-cell table:formula="of:=[.$B76]*1000000" office:value-type="float" office:value="0.000476862280804767">
            <text:p>0.0004768623</text:p>
          </table:table-cell>
          <table:table-cell office:value-type="float" office:value="15234.3">
            <text:p>1.52E+00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4.135667516E-015*299792458/([.$A77]*1000)" office:value-type="float" office:value="0.000000000495936772036958">
            <text:p>4.95936772036958E-010</text:p>
          </table:table-cell>
          <table:table-cell table:formula="of:=[.$B77]*1000000" office:value-type="float" office:value="0.000495936772036958">
            <text:p>0.0004959368</text:p>
          </table:table-cell>
          <table:table-cell office:value-type="float" office:value="6474.904">
            <text:p>6.47E+003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table:formula="of:=4.135667516E-015*299792458/([.$A78]*1000)" office:value-type="float" office:value="0.000000000516600804205164">
            <text:p>5.16600804205164E-010</text:p>
          </table:table-cell>
          <table:table-cell table:formula="of:=[.$B78]*1000000" office:value-type="float" office:value="0.000516600804205164">
            <text:p>0.0005166008</text:p>
          </table:table-cell>
          <table:table-cell office:value-type="float" office:value="2753.722">
            <text:p>2.75E+003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table:formula="of:=4.135667516E-015*299792458/([.$A79]*1000)" office:value-type="float" office:value="0.000000000539061708735824">
            <text:p>5.39061708735824E-010</text:p>
          </table:table-cell>
          <table:table-cell table:formula="of:=[.$B79]*1000000" office:value-type="float" office:value="0.000539061708735824">
            <text:p>0.0005390617</text:p>
          </table:table-cell>
          <table:table-cell office:value-type="float" office:value="1176.446">
            <text:p>1.18E+003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formula="of:=4.135667516E-015*299792458/([.$A80]*1000)" office:value-type="float" office:value="0.000000000563564513678361">
            <text:p>5.63564513678361E-010</text:p>
          </table:table-cell>
          <table:table-cell table:formula="of:=[.$B80]*1000000" office:value-type="float" office:value="0.000563564513678361">
            <text:p>0.0005635645</text:p>
          </table:table-cell>
          <table:table-cell office:value-type="float" office:value="503.0697">
            <text:p>5.03E+002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table:formula="of:=4.135667516E-015*299792458/([.$A81]*1000)" office:value-type="float" office:value="0.000000000590400919091616">
            <text:p>5.90400919091616E-010</text:p>
          </table:table-cell>
          <table:table-cell table:formula="of:=[.$B81]*1000000" office:value-type="float" office:value="0.000590400919091616">
            <text:p>0.0005904009</text:p>
          </table:table-cell>
          <table:table-cell office:value-type="float" office:value="216.2086">
            <text:p>2.16E+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4.135667516E-015*299792458/([.$A82]*1000)" office:value-type="float" office:value="0.000000000619920965046197">
            <text:p>6.19920965046197E-010</text:p>
          </table:table-cell>
          <table:table-cell table:formula="of:=[.$B82]*1000000" office:value-type="float" office:value="0.000619920965046197">
            <text:p>0.000619921</text:p>
          </table:table-cell>
          <table:table-cell office:value-type="float" office:value="93.04329">
            <text:p>9.30E+001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table:formula="of:=4.135667516E-015*299792458/([.$A83]*1000)" office:value-type="float" office:value="0.000000000652548384259155">
            <text:p>6.52548384259155E-010</text:p>
          </table:table-cell>
          <table:table-cell table:formula="of:=[.$B83]*1000000" office:value-type="float" office:value="0.000652548384259155">
            <text:p>0.0006525484</text:p>
          </table:table-cell>
          <table:table-cell office:value-type="float" office:value="0.0599428">
            <text:p>5.99E-00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table:formula="of:=4.135667516E-015*299792458/([.$A84]*1000)" office:value-type="float" office:value="0.000000000688801072273552">
            <text:p>6.88801072273552E-010</text:p>
          </table:table-cell>
          <table:table-cell table:formula="of:=[.$B84]*1000000" office:value-type="float" office:value="0.000688801072273552">
            <text:p>0.0006888011</text:p>
          </table:table-cell>
          <table:table-cell office:value-type="float" office:value="0.0000387">
            <text:p>3.87E-005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table:formula="of:=4.135667516E-015*299792458/([.$A85]*1000)" office:value-type="float" office:value="0.000000000729318782407291">
            <text:p>7.29318782407291E-010</text:p>
          </table:table-cell>
          <table:table-cell table:formula="of:=[.$B85]*1000000" office:value-type="float" office:value="0.000729318782407291">
            <text:p>0.0007293188</text:p>
          </table:table-cell>
          <table:table-cell office:value-type="float" office:value="0.00000002510689">
            <text:p>2.51E-008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table:formula="of:=4.135667516E-015*299792458/([.$A86]*1000)" office:value-type="float" office:value="0.000000000774901206307746">
            <text:p>7.74901206307746E-010</text:p>
          </table:table-cell>
          <table:table-cell table:formula="of:=[.$B86]*1000000" office:value-type="float" office:value="0.000774901206307746">
            <text:p>0.0007749012</text:p>
          </table:table-cell>
          <table:table-cell office:value-type="float" office:value="0.0000000000163335">
            <text:p>1.63E-01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formula="of:=4.135667516E-015*299792458/([.$A87]*1000)" office:value-type="float" office:value="0.000000000826561286728263">
            <text:p>8.26561286728263E-010</text:p>
          </table:table-cell>
          <table:table-cell table:formula="of:=[.$B87]*1000000" office:value-type="float" office:value="0.000826561286728263">
            <text:p>0.0008265613</text:p>
          </table:table-cell>
          <table:table-cell office:value-type="float" office:value="0.00000000000001070783">
            <text:p>1.07E-014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formula="of:=4.135667516E-015*299792458/([.$A88]*1000)" office:value-type="float" office:value="0.000000000885601378637425">
            <text:p>8.85601378637425E-010</text:p>
          </table:table-cell>
          <table:table-cell table:formula="of:=[.$B88]*1000000" office:value-type="float" office:value="0.000885601378637425">
            <text:p>0.0008856014</text:p>
          </table:table-cell>
          <table:table-cell office:value-type="float" office:value="7.040822E-018">
            <text:p>7.04E-018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formula="of:=4.135667516E-015*299792458/([.$A89]*1000)" office:value-type="float" office:value="0.000000000953724561609534">
            <text:p>0.000000001</text:p>
          </table:table-cell>
          <table:table-cell table:formula="of:=[.$B89]*1000000" office:value-type="float" office:value="0.000953724561609534">
            <text:p>0.0009537246</text:p>
          </table:table-cell>
          <table:table-cell office:value-type="float" office:value="4.674328E-021">
            <text:p>4.67E-02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formula="of:=4.135667516E-015*299792458/([.$A90]*1000)" office:value-type="float" office:value="0.00000000103320160841033">
            <text:p>0.000000001</text:p>
          </table:table-cell>
          <table:table-cell table:formula="of:=[.$B90]*1000000" office:value-type="float" office:value="0.00103320160841033">
            <text:p>0.0010332016</text:p>
          </table:table-cell>
          <table:table-cell office:value-type="float" office:value="3.122068E-024">
            <text:p>3.12E-024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formula="of:=4.135667516E-015*299792458/([.$A91]*1000)" office:value-type="float" office:value="0.00000000112712902735672">
            <text:p>1.12712902735672E-009</text:p>
          </table:table-cell>
          <table:table-cell table:formula="of:=[.$B91]*1000000" office:value-type="float" office:value="0.00112712902735672">
            <text:p>0.001127129</text:p>
          </table:table-cell>
          <table:table-cell office:value-type="float" office:value="2.104911E-027">
            <text:p>2.10E-02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4.135667516E-015*299792458/([.$A92]*1000)" office:value-type="float" office:value="0.00000000123984193009239">
            <text:p>1.23984193009239E-009</text:p>
          </table:table-cell>
          <table:table-cell table:formula="of:=[.$B92]*1000000" office:value-type="float" office:value="0.00123984193009239">
            <text:p>0.0012398419</text:p>
          </table:table-cell>
          <table:table-cell office:value-type="float" office:value="1.431151E-030">
            <text:p>1.43E-030</text:p>
          </table:table-cell>
        </table:table-row>
      </table:table>
      <table:table table:name="20kV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>
            <text:p>Energy[keV]</text:p>
          </table:table-cell>
          <table:table-cell office:value-type="string">
            <text:p>Wavelength (m)</text:p>
          </table:table-cell>
          <table:table-cell office:value-type="string">
            <text:p>Wavelength (um)</text:p>
          </table:table-cell>
          <table:table-cell table:style-name="Default" office:value-type="string">
            <text:p>Count [keVcm^2mAs]^-1 at 1 m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4.135667516E-015*299792458/([.$A2]*1000)" office:value-type="float" office:value="0.0000000000619920965046197">
            <text:p>6.19920965046197E-011</text:p>
          </table:table-cell>
          <table:table-cell table:formula="of:=[.$B2]*1000000" office:value-type="float" office:value="0.0000619920965046197">
            <text:p>6.19920965046197E-00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9.9">
            <text:p>19.9</text:p>
          </table:table-cell>
          <table:table-cell table:formula="of:=4.135667516E-015*299792458/([.$A3]*1000)" office:value-type="float" office:value="0.0000000000623036145775073">
            <text:p>6.23036145775073E-011</text:p>
          </table:table-cell>
          <table:table-cell table:formula="of:=[.$B3]*1000000" office:value-type="float" office:value="0.0000623036145775073">
            <text:p>6.23036145775073E-005</text:p>
          </table:table-cell>
          <table:table-cell table:style-name="Default" office:value-type="float" office:value="124977.4">
            <text:p>124977.4</text:p>
          </table:table-cell>
        </table:table-row>
        <table:table-row table:style-name="ro1">
          <table:table-cell office:value-type="float" office:value="19.8">
            <text:p>19.8</text:p>
          </table:table-cell>
          <table:table-cell table:formula="of:=4.135667516E-015*299792458/([.$A4]*1000)" office:value-type="float" office:value="0.0000000000626182792975957">
            <text:p>6.26182792975957E-011</text:p>
          </table:table-cell>
          <table:table-cell table:formula="of:=[.$B4]*1000000" office:value-type="float" office:value="0.0000626182792975957">
            <text:p>6.26182792975957E-005</text:p>
          </table:table-cell>
          <table:table-cell table:style-name="Default" office:value-type="float" office:value="252394">
            <text:p>252394</text:p>
          </table:table-cell>
        </table:table-row>
        <table:table-row table:style-name="ro1">
          <table:table-cell office:value-type="float" office:value="19.7">
            <text:p>19.7</text:p>
          </table:table-cell>
          <table:table-cell table:formula="of:=4.135667516E-015*299792458/([.$A5]*1000)" office:value-type="float" office:value="0.0000000000629361385833703">
            <text:p>6.29361385833703E-011</text:p>
          </table:table-cell>
          <table:table-cell table:formula="of:=[.$B5]*1000000" office:value-type="float" office:value="0.0000629361385833703">
            <text:p>6.29361385833703E-005</text:p>
          </table:table-cell>
          <table:table-cell table:style-name="Default" office:value-type="float" office:value="382305.1">
            <text:p>382305.1</text:p>
          </table:table-cell>
        </table:table-row>
        <table:table-row table:style-name="ro1">
          <table:table-cell office:value-type="float" office:value="19.6">
            <text:p>19.6</text:p>
          </table:table-cell>
          <table:table-cell table:formula="of:=4.135667516E-015*299792458/([.$A6]*1000)" office:value-type="float" office:value="0.0000000000632572413312446">
            <text:p>6.32572413312446E-011</text:p>
          </table:table-cell>
          <table:table-cell table:formula="of:=[.$B6]*1000000" office:value-type="float" office:value="0.0000632572413312446">
            <text:p>6.32572413312446E-005</text:p>
          </table:table-cell>
          <table:table-cell table:style-name="Default" office:value-type="float" office:value="509567.7">
            <text:p>509567.7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table:formula="of:=4.135667516E-015*299792458/([.$A7]*1000)" office:value-type="float" office:value="0.0000000000635816374406356">
            <text:p>6.35816374406356E-011</text:p>
          </table:table-cell>
          <table:table-cell table:formula="of:=[.$B7]*1000000" office:value-type="float" office:value="0.0000635816374406356">
            <text:p>6.35816374406356E-005</text:p>
          </table:table-cell>
          <table:table-cell table:style-name="Default" office:value-type="float" office:value="570547.2">
            <text:p>570547.2</text:p>
          </table:table-cell>
        </table:table-row>
        <table:table-row table:style-name="ro1">
          <table:table-cell office:value-type="float" office:value="19.4">
            <text:p>19.4</text:p>
          </table:table-cell>
          <table:table-cell table:formula="of:=4.135667516E-015*299792458/([.$A8]*1000)" office:value-type="float" office:value="0.0000000000639093778398141">
            <text:p>6.39093778398141E-011</text:p>
          </table:table-cell>
          <table:table-cell table:formula="of:=[.$B8]*1000000" office:value-type="float" office:value="0.0000639093778398141">
            <text:p>6.39093778398141E-005</text:p>
          </table:table-cell>
          <table:table-cell table:style-name="Default" office:value-type="float" office:value="632700.9">
            <text:p>632700.9</text:p>
          </table:table-cell>
        </table:table-row>
        <table:table-row table:style-name="ro1">
          <table:table-cell office:value-type="float" office:value="19.3">
            <text:p>19.3</text:p>
          </table:table-cell>
          <table:table-cell table:formula="of:=4.135667516E-015*299792458/([.$A9]*1000)" office:value-type="float" office:value="0.0000000000642405145125593">
            <text:p>6.42405145125593E-011</text:p>
          </table:table-cell>
          <table:table-cell table:formula="of:=[.$B9]*1000000" office:value-type="float" office:value="0.0000642405145125593">
            <text:p>6.42405145125593E-005</text:p>
          </table:table-cell>
          <table:table-cell table:style-name="Default" office:value-type="float" office:value="696055.6">
            <text:p>696055.6</text:p>
          </table:table-cell>
        </table:table-row>
        <table:table-row table:style-name="ro1">
          <table:table-cell office:value-type="float" office:value="19.2">
            <text:p>19.2</text:p>
          </table:table-cell>
          <table:table-cell table:formula="of:=4.135667516E-015*299792458/([.$A10]*1000)" office:value-type="float" office:value="0.0000000000645751005256455">
            <text:p>6.45751005256455E-011</text:p>
          </table:table-cell>
          <table:table-cell table:formula="of:=[.$B10]*1000000" office:value-type="float" office:value="0.0000645751005256455">
            <text:p>6.45751005256455E-005</text:p>
          </table:table-cell>
          <table:table-cell table:style-name="Default" office:value-type="float" office:value="758152.3">
            <text:p>758152.3</text:p>
          </table:table-cell>
        </table:table-row>
        <table:table-row table:style-name="ro1">
          <table:table-cell office:value-type="float" office:value="19.1">
            <text:p>19.1</text:p>
          </table:table-cell>
          <table:table-cell table:formula="of:=4.135667516E-015*299792458/([.$A11]*1000)" office:value-type="float" office:value="0.0000000000649131900571934">
            <text:p>6.49131900571934E-011</text:p>
          </table:table-cell>
          <table:table-cell table:formula="of:=[.$B11]*1000000" office:value-type="float" office:value="0.0000649131900571934">
            <text:p>6.49131900571934E-005</text:p>
          </table:table-cell>
          <table:table-cell table:style-name="Default" office:value-type="float" office:value="820530.5">
            <text:p>820530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4.135667516E-015*299792458/([.$A12]*1000)" office:value-type="float" office:value="0.0000000000652548384259155">
            <text:p>6.52548384259155E-011</text:p>
          </table:table-cell>
          <table:table-cell table:formula="of:=[.$B12]*1000000" office:value-type="float" office:value="0.0000652548384259155">
            <text:p>6.52548384259155E-005</text:p>
          </table:table-cell>
          <table:table-cell table:style-name="Default" office:value-type="float" office:value="884114.4">
            <text:p>884114.4</text:p>
          </table:table-cell>
        </table:table-row>
        <table:table-row table:style-name="ro1">
          <table:table-cell office:value-type="float" office:value="18.9">
            <text:p>18.9</text:p>
          </table:table-cell>
          <table:table-cell table:formula="of:=4.135667516E-015*299792458/([.$A13]*1000)" office:value-type="float" office:value="0.0000000000656001021212907">
            <text:p>6.56001021212907E-011</text:p>
          </table:table-cell>
          <table:table-cell table:formula="of:=[.$B13]*1000000" office:value-type="float" office:value="0.0000656001021212907">
            <text:p>6.56001021212907E-005</text:p>
          </table:table-cell>
          <table:table-cell table:style-name="Default" office:value-type="float" office:value="948851.5">
            <text:p>948851.5</text:p>
          </table:table-cell>
        </table:table-row>
        <table:table-row table:style-name="ro1">
          <table:table-cell office:value-type="float" office:value="18.8">
            <text:p>18.8</text:p>
          </table:table-cell>
          <table:table-cell table:formula="of:=4.135667516E-015*299792458/([.$A14]*1000)" office:value-type="float" office:value="0.0000000000659490388347018">
            <text:p>6.59490388347018E-011</text:p>
          </table:table-cell>
          <table:table-cell table:formula="of:=[.$B14]*1000000" office:value-type="float" office:value="0.0000659490388347018">
            <text:p>0.000065949</text:p>
          </table:table-cell>
          <table:table-cell office:value-type="float" office:value="1022653">
            <text:p>1.02E+006</text:p>
          </table:table-cell>
        </table:table-row>
        <table:table-row table:style-name="ro1">
          <table:table-cell office:value-type="float" office:value="18.7">
            <text:p>18.7</text:p>
          </table:table-cell>
          <table:table-cell table:formula="of:=4.135667516E-015*299792458/([.$A15]*1000)" office:value-type="float" office:value="0.0000000000663017074915719">
            <text:p>6.63017074915719E-011</text:p>
          </table:table-cell>
          <table:table-cell table:formula="of:=[.$B15]*1000000" office:value-type="float" office:value="0.0000663017074915719">
            <text:p>6.63017074915719E-005</text:p>
          </table:table-cell>
          <table:table-cell office:value-type="float" office:value="1080275">
            <text:p>1.08E+006</text:p>
          </table:table-cell>
        </table:table-row>
        <table:table-row table:style-name="ro1">
          <table:table-cell office:value-type="float" office:value="18.6">
            <text:p>18.6</text:p>
          </table:table-cell>
          <table:table-cell table:formula="of:=4.135667516E-015*299792458/([.$A16]*1000)" office:value-type="float" office:value="0.0000000000666581682845373">
            <text:p>6.66581682845373E-011</text:p>
          </table:table-cell>
          <table:table-cell table:formula="of:=[.$B16]*1000000" office:value-type="float" office:value="0.0000666581682845373">
            <text:p>6.66581682845373E-005</text:p>
          </table:table-cell>
          <table:table-cell office:value-type="float" office:value="1138998">
            <text:p>1.14E+006</text:p>
          </table:table-cell>
        </table:table-row>
        <table:table-row table:style-name="ro1">
          <table:table-cell office:value-type="float" office:value="18.5">
            <text:p>18.5</text:p>
          </table:table-cell>
          <table:table-cell table:formula="of:=4.135667516E-015*299792458/([.$A17]*1000)" office:value-type="float" office:value="0.000000000067018482707697">
            <text:p>6.7018482707697E-011</text:p>
          </table:table-cell>
          <table:table-cell table:formula="of:=[.$B17]*1000000" office:value-type="float" office:value="0.000067018482707697">
            <text:p>6.7018482707697E-005</text:p>
          </table:table-cell>
          <table:table-cell office:value-type="float" office:value="1198848">
            <text:p>1.20E+006</text:p>
          </table:table-cell>
        </table:table-row>
        <table:table-row table:style-name="ro1">
          <table:table-cell office:value-type="float" office:value="18.4">
            <text:p>18.4</text:p>
          </table:table-cell>
          <table:table-cell table:formula="of:=4.135667516E-015*299792458/([.$A18]*1000)" office:value-type="float" office:value="0.000000000067382713591978">
            <text:p>6.7382713591978E-011</text:p>
          </table:table-cell>
          <table:table-cell table:formula="of:=[.$B18]*1000000" office:value-type="float" office:value="0.000067382713591978">
            <text:p>6.7382713591978E-005</text:p>
          </table:table-cell>
          <table:table-cell office:value-type="float" office:value="1262506">
            <text:p>1.26E+006</text:p>
          </table:table-cell>
        </table:table-row>
        <table:table-row table:style-name="ro1">
          <table:table-cell office:value-type="float" office:value="18.3">
            <text:p>18.3</text:p>
          </table:table-cell>
          <table:table-cell table:formula="of:=4.135667516E-015*299792458/([.$A19]*1000)" office:value-type="float" office:value="0.0000000000677509251416609">
            <text:p>6.77509251416609E-011</text:p>
          </table:table-cell>
          <table:table-cell table:formula="of:=[.$B19]*1000000" office:value-type="float" office:value="0.0000677509251416609">
            <text:p>6.77509251416609E-005</text:p>
          </table:table-cell>
          <table:table-cell office:value-type="float" office:value="1319483">
            <text:p>1.32E+006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table:formula="of:=4.135667516E-015*299792458/([.$A20]*1000)" office:value-type="float" office:value="0.0000000000681231829721096">
            <text:p>6.81231829721096E-011</text:p>
          </table:table-cell>
          <table:table-cell table:formula="of:=[.$B20]*1000000" office:value-type="float" office:value="0.0000681231829721096">
            <text:p>6.81231829721096E-005</text:p>
          </table:table-cell>
          <table:table-cell office:value-type="float" office:value="1377553">
            <text:p>1.38E+006</text:p>
          </table:table-cell>
        </table:table-row>
        <table:table-row table:style-name="ro1">
          <table:table-cell office:value-type="float" office:value="18.1">
            <text:p>18.1</text:p>
          </table:table-cell>
          <table:table-cell table:formula="of:=4.135667516E-015*299792458/([.$A21]*1000)" office:value-type="float" office:value="0.0000000000684995541487511">
            <text:p>6.84995541487511E-011</text:p>
          </table:table-cell>
          <table:table-cell table:formula="of:=[.$B21]*1000000" office:value-type="float" office:value="0.0000684995541487511">
            <text:p>6.84995541487511E-005</text:p>
          </table:table-cell>
          <table:table-cell office:value-type="float" office:value="1436743">
            <text:p>1.44E+00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4.135667516E-015*299792458/([.$A22]*1000)" office:value-type="float" office:value="0.0000000000688801072273553">
            <text:p>6.88801072273553E-011</text:p>
          </table:table-cell>
          <table:table-cell table:formula="of:=[.$B22]*1000000" office:value-type="float" office:value="0.0000688801072273552">
            <text:p>6.88801072273552E-005</text:p>
          </table:table-cell>
          <table:table-cell office:value-type="float" office:value="1499903">
            <text:p>1.50E+006</text:p>
          </table:table-cell>
        </table:table-row>
        <table:table-row table:style-name="ro1">
          <table:table-cell office:value-type="float" office:value="17.9">
            <text:p>17.9</text:p>
          </table:table-cell>
          <table:table-cell table:formula="of:=4.135667516E-015*299792458/([.$A23]*1000)" office:value-type="float" office:value="0.0000000000692649122956645">
            <text:p>6.92649122956645E-011</text:p>
          </table:table-cell>
          <table:table-cell table:formula="of:=[.$B23]*1000000" office:value-type="float" office:value="0.0000692649122956645">
            <text:p>6.92649122956645E-005</text:p>
          </table:table-cell>
          <table:table-cell office:value-type="float" office:value="1556586">
            <text:p>1.56E+006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table:formula="of:=4.135667516E-015*299792458/([.$A24]*1000)" office:value-type="float" office:value="0.0000000000696540410164267">
            <text:p>6.96540410164267E-011</text:p>
          </table:table-cell>
          <table:table-cell table:formula="of:=[.$B24]*1000000" office:value-type="float" office:value="0.0000696540410164267">
            <text:p>0.000069654</text:p>
          </table:table-cell>
          <table:table-cell office:value-type="float" office:value="1614346">
            <text:p>1.61E+006</text:p>
          </table:table-cell>
        </table:table-row>
        <table:table-row table:style-name="ro1">
          <table:table-cell office:value-type="float" office:value="17.7">
            <text:p>17.7</text:p>
          </table:table-cell>
          <table:table-cell table:formula="of:=4.135667516E-015*299792458/([.$A25]*1000)" office:value-type="float" office:value="0.0000000000700475666718867">
            <text:p>7.00475666718867E-011</text:p>
          </table:table-cell>
          <table:table-cell table:formula="of:=[.$B25]*1000000" office:value-type="float" office:value="0.0000700475666718867">
            <text:p>7.00475666718867E-005</text:p>
          </table:table-cell>
          <table:table-cell office:value-type="float" office:value="1673208">
            <text:p>1.67E+006</text:p>
          </table:table-cell>
        </table:table-row>
        <table:table-row table:style-name="ro1">
          <table:table-cell office:value-type="float" office:value="17.6">
            <text:p>17.6</text:p>
          </table:table-cell>
          <table:table-cell table:formula="of:=4.135667516E-015*299792458/([.$A26]*1000)" office:value-type="float" office:value="0.0000000000704455642097951">
            <text:p>7.04455642097951E-011</text:p>
          </table:table-cell>
          <table:table-cell table:formula="of:=[.$B26]*1000000" office:value-type="float" office:value="0.0000704455642097951">
            <text:p>7.04455642097951E-005</text:p>
          </table:table-cell>
          <table:table-cell office:value-type="float" office:value="1735539">
            <text:p>1.74E+006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table:formula="of:=4.135667516E-015*299792458/([.$A27]*1000)" office:value-type="float" office:value="0.000000000070848110290994">
            <text:p>7.0848110290994E-011</text:p>
          </table:table-cell>
          <table:table-cell table:formula="of:=[.$B27]*1000000" office:value-type="float" office:value="0.000070848110290994">
            <text:p>7.0848110290994E-005</text:p>
          </table:table-cell>
          <table:table-cell office:value-type="float" office:value="1792583">
            <text:p>1.79E+006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table:formula="of:=4.135667516E-015*299792458/([.$A28]*1000)" office:value-type="float" office:value="0.0000000000712552833386434">
            <text:p>7.12552833386434E-011</text:p>
          </table:table-cell>
          <table:table-cell table:formula="of:=[.$B28]*1000000" office:value-type="float" office:value="0.0000712552833386433">
            <text:p>7.12552833386433E-005</text:p>
          </table:table-cell>
          <table:table-cell office:value-type="float" office:value="1850719">
            <text:p>1.85E+006</text:p>
          </table:table-cell>
        </table:table-row>
        <table:table-row table:style-name="ro1">
          <table:table-cell office:value-type="float" office:value="17.3">
            <text:p>17.3</text:p>
          </table:table-cell>
          <table:table-cell table:formula="of:=4.135667516E-015*299792458/([.$A29]*1000)" office:value-type="float" office:value="0.0000000000716671635891558">
            <text:p>7.16671635891558E-011</text:p>
          </table:table-cell>
          <table:table-cell table:formula="of:=[.$B29]*1000000" office:value-type="float" office:value="0.0000716671635891557">
            <text:p>7.16671635891557E-005</text:p>
          </table:table-cell>
          <table:table-cell office:value-type="float" office:value="1909974">
            <text:p>1.91E+006</text:p>
          </table:table-cell>
        </table:table-row>
        <table:table-row table:style-name="ro1">
          <table:table-cell office:value-type="float" office:value="17.2">
            <text:p>17.2</text:p>
          </table:table-cell>
          <table:table-cell table:formula="of:=4.135667516E-015*299792458/([.$A30]*1000)" office:value-type="float" office:value="0.0000000000720838331449067">
            <text:p>7.20838331449067E-011</text:p>
          </table:table-cell>
          <table:table-cell table:formula="of:=[.$B30]*1000000" office:value-type="float" office:value="0.0000720838331449066">
            <text:p>7.20838331449066E-005</text:p>
          </table:table-cell>
          <table:table-cell office:value-type="float" office:value="1972609">
            <text:p>1.97E+006</text:p>
          </table:table-cell>
        </table:table-row>
        <table:table-row table:style-name="ro1">
          <table:table-cell office:value-type="float" office:value="17.1">
            <text:p>17.1</text:p>
          </table:table-cell>
          <table:table-cell table:formula="of:=4.135667516E-015*299792458/([.$A31]*1000)" office:value-type="float" office:value="0.000000000072505376028795">
            <text:p>7.2505376028795E-011</text:p>
          </table:table-cell>
          <table:table-cell table:formula="of:=[.$B31]*1000000" office:value-type="float" office:value="0.000072505376028795">
            <text:p>7.2505376028795E-005</text:p>
          </table:table-cell>
          <table:table-cell office:value-type="float" office:value="2030452">
            <text:p>2.03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4.135667516E-015*299792458/([.$A32]*1000)" office:value-type="float" office:value="0.0000000000729318782407291">
            <text:p>7.29318782407291E-011</text:p>
          </table:table-cell>
          <table:table-cell table:formula="of:=[.$B32]*1000000" office:value-type="float" office:value="0.0000729318782407291">
            <text:p>7.29318782407291E-005</text:p>
          </table:table-cell>
          <table:table-cell office:value-type="float" office:value="2089413">
            <text:p>2.09E+006</text:p>
          </table:table-cell>
        </table:table-row>
        <table:table-row table:style-name="ro1">
          <table:table-cell office:value-type="float" office:value="16.9">
            <text:p>16.9</text:p>
          </table:table-cell>
          <table:table-cell table:formula="of:=4.135667516E-015*299792458/([.$A33]*1000)" office:value-type="float" office:value="0.000000000073363427816118">
            <text:p>7.3363427816118E-011</text:p>
          </table:table-cell>
          <table:table-cell table:formula="of:=[.$B33]*1000000" office:value-type="float" office:value="0.000073363427816118">
            <text:p>7.3363427816118E-005</text:p>
          </table:table-cell>
          <table:table-cell office:value-type="float" office:value="2149067">
            <text:p>2.15E+006</text:p>
          </table:table-cell>
        </table:table-row>
        <table:table-row table:style-name="ro1">
          <table:table-cell office:value-type="float" office:value="16.8">
            <text:p>16.8</text:p>
          </table:table-cell>
          <table:table-cell table:formula="of:=4.135667516E-015*299792458/([.$A34]*1000)" office:value-type="float" office:value="0.0000000000738001148864521">
            <text:p>7.38001148864521E-011</text:p>
          </table:table-cell>
          <table:table-cell table:formula="of:=[.$B34]*1000000" office:value-type="float" office:value="0.0000738001148864521">
            <text:p>7.38001148864521E-005</text:p>
          </table:table-cell>
          <table:table-cell office:value-type="float" office:value="2212013">
            <text:p>2.21E+006</text:p>
          </table:table-cell>
        </table:table-row>
        <table:table-row table:style-name="ro1">
          <table:table-cell office:value-type="float" office:value="16.7">
            <text:p>16.7</text:p>
          </table:table-cell>
          <table:table-cell table:formula="of:=4.135667516E-015*299792458/([.$A35]*1000)" office:value-type="float" office:value="0.0000000000742420317420596">
            <text:p>7.42420317420596E-011</text:p>
          </table:table-cell>
          <table:table-cell table:formula="of:=[.$B35]*1000000" office:value-type="float" office:value="0.0000742420317420596">
            <text:p>0.000074242</text:p>
          </table:table-cell>
          <table:table-cell office:value-type="float" office:value="2270626">
            <text:p>2.27E+006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table:formula="of:=4.135667516E-015*299792458/([.$A36]*1000)" office:value-type="float" office:value="0.0000000000746892728971322">
            <text:p>7.46892728971322E-011</text:p>
          </table:table-cell>
          <table:table-cell table:formula="of:=[.$B36]*1000000" office:value-type="float" office:value="0.0000746892728971322">
            <text:p>7.46892728971322E-005</text:p>
          </table:table-cell>
          <table:table-cell office:value-type="float" office:value="2330361">
            <text:p>2.33E+006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table:formula="of:=4.135667516E-015*299792458/([.$A37]*1000)" office:value-type="float" office:value="0.0000000000751419351571148">
            <text:p>7.51419351571148E-011</text:p>
          </table:table-cell>
          <table:table-cell table:formula="of:=[.$B37]*1000000" office:value-type="float" office:value="0.0000751419351571148">
            <text:p>7.51419351571148E-005</text:p>
          </table:table-cell>
          <table:table-cell office:value-type="float" office:value="2391247">
            <text:p>2.39E+006</text:p>
          </table:table-cell>
        </table:table-row>
        <table:table-row table:style-name="ro1">
          <table:table-cell office:value-type="float" office:value="16.4">
            <text:p>16.4</text:p>
          </table:table-cell>
          <table:table-cell table:formula="of:=4.135667516E-015*299792458/([.$A38]*1000)" office:value-type="float" office:value="0.0000000000756001176885606">
            <text:p>7.56001176885606E-011</text:p>
          </table:table-cell>
          <table:table-cell table:formula="of:=[.$B38]*1000000" office:value-type="float" office:value="0.0000756001176885606">
            <text:p>7.56001176885606E-005</text:p>
          </table:table-cell>
          <table:table-cell office:value-type="float" office:value="2455403">
            <text:p>2.46E+006</text:p>
          </table:table-cell>
        </table:table-row>
        <table:table-row table:style-name="ro1">
          <table:table-cell office:value-type="float" office:value="16.3">
            <text:p>16.3</text:p>
          </table:table-cell>
          <table:table-cell table:formula="of:=4.135667516E-015*299792458/([.$A39]*1000)" office:value-type="float" office:value="0.0000000000760639220915579">
            <text:p>7.60639220915579E-011</text:p>
          </table:table-cell>
          <table:table-cell table:formula="of:=[.$B39]*1000000" office:value-type="float" office:value="0.0000760639220915579">
            <text:p>7.60639220915579E-005</text:p>
          </table:table-cell>
          <table:table-cell office:value-type="float" office:value="2515421">
            <text:p>2.52E+006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table:formula="of:=4.135667516E-015*299792458/([.$A40]*1000)" office:value-type="float" office:value="0.0000000000765334524748392">
            <text:p>7.65334524748392E-011</text:p>
          </table:table-cell>
          <table:table-cell table:formula="of:=[.$B40]*1000000" office:value-type="float" office:value="0.0000765334524748392">
            <text:p>7.65334524748392E-005</text:p>
          </table:table-cell>
          <table:table-cell office:value-type="float" office:value="2576603">
            <text:p>2.58E+006</text:p>
          </table:table-cell>
        </table:table-row>
        <table:table-row table:style-name="ro1">
          <table:table-cell office:value-type="float" office:value="16.1">
            <text:p>16.1</text:p>
          </table:table-cell>
          <table:table-cell table:formula="of:=4.135667516E-015*299792458/([.$A41]*1000)" office:value-type="float" office:value="0.0000000000770088155336891">
            <text:p>7.70088155336891E-011</text:p>
          </table:table-cell>
          <table:table-cell table:formula="of:=[.$B41]*1000000" office:value-type="float" office:value="0.0000770088155336891">
            <text:p>7.70088155336891E-005</text:p>
          </table:table-cell>
          <table:table-cell office:value-type="float" office:value="2638979">
            <text:p>2.64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4.135667516E-015*299792458/([.$A42]*1000)" office:value-type="float" office:value="0.0000000000774901206307747">
            <text:p>7.74901206307747E-011</text:p>
          </table:table-cell>
          <table:table-cell table:formula="of:=[.$B42]*1000000" office:value-type="float" office:value="0.0000774901206307746">
            <text:p>7.74901206307746E-005</text:p>
          </table:table-cell>
          <table:table-cell office:value-type="float" office:value="2704635">
            <text:p>2.70E+006</text:p>
          </table:table-cell>
        </table:table-row>
        <table:table-row table:style-name="ro1">
          <table:table-cell office:value-type="float" office:value="15.9">
            <text:p>15.9</text:p>
          </table:table-cell>
          <table:table-cell table:formula="of:=4.135667516E-015*299792458/([.$A43]*1000)" office:value-type="float" office:value="0.0000000000779774798800248">
            <text:p>7.79774798800248E-011</text:p>
          </table:table-cell>
          <table:table-cell table:formula="of:=[.$B43]*1000000" office:value-type="float" office:value="0.0000779774798800248">
            <text:p>7.79774798800248E-005</text:p>
          </table:table-cell>
          <table:table-cell office:value-type="float" office:value="2765700">
            <text:p>2.77E+006</text:p>
          </table:table-cell>
        </table:table-row>
        <table:table-row table:style-name="ro1">
          <table:table-cell office:value-type="float" office:value="15.8">
            <text:p>15.8</text:p>
          </table:table-cell>
          <table:table-cell table:formula="of:=4.135667516E-015*299792458/([.$A44]*1000)" office:value-type="float" office:value="0.0000000000784710082336959">
            <text:p>7.84710082336959E-011</text:p>
          </table:table-cell>
          <table:table-cell table:formula="of:=[.$B44]*1000000" office:value-type="float" office:value="0.0000784710082336958">
            <text:p>0.000078471</text:p>
          </table:table-cell>
          <table:table-cell office:value-type="float" office:value="2827933">
            <text:p>2.83E+006</text:p>
          </table:table-cell>
        </table:table-row>
        <table:table-row table:style-name="ro1">
          <table:table-cell office:value-type="float" office:value="15.7">
            <text:p>15.7</text:p>
          </table:table-cell>
          <table:table-cell table:formula="of:=4.135667516E-015*299792458/([.$A45]*1000)" office:value-type="float" office:value="0.000000000078970823572764">
            <text:p>7.8970823572764E-011</text:p>
          </table:table-cell>
          <table:table-cell table:formula="of:=[.$B45]*1000000" office:value-type="float" office:value="0.000078970823572764">
            <text:p>7.8970823572764E-005</text:p>
          </table:table-cell>
          <table:table-cell office:value-type="float" office:value="2891365">
            <text:p>2.89E+006</text:p>
          </table:table-cell>
        </table:table-row>
        <table:table-row table:style-name="ro1">
          <table:table-cell office:value-type="float" office:value="15.6">
            <text:p>15.6</text:p>
          </table:table-cell>
          <table:table-cell table:formula="of:=4.135667516E-015*299792458/([.$A46]*1000)" office:value-type="float" office:value="0.0000000000794770468007945">
            <text:p>7.94770468007945E-011</text:p>
          </table:table-cell>
          <table:table-cell table:formula="of:=[.$B46]*1000000" office:value-type="float" office:value="0.0000794770468007945">
            <text:p>0.000079477</text:p>
          </table:table-cell>
          <table:table-cell office:value-type="float" office:value="2953796">
            <text:p>2.95E+006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table:formula="of:=4.135667516E-015*299792458/([.$A47]*1000)" office:value-type="float" office:value="0.0000000000799898019414448">
            <text:p>7.99898019414448E-011</text:p>
          </table:table-cell>
          <table:table-cell table:formula="of:=[.$B47]*1000000" office:value-type="float" office:value="0.0000799898019414448">
            <text:p>7.99898019414448E-005</text:p>
          </table:table-cell>
          <table:table-cell office:value-type="float" office:value="3021196">
            <text:p>3.02E+006</text:p>
          </table:table-cell>
        </table:table-row>
        <table:table-row table:style-name="ro1">
          <table:table-cell office:value-type="float" office:value="15.4">
            <text:p>15.4</text:p>
          </table:table-cell>
          <table:table-cell table:formula="of:=4.135667516E-015*299792458/([.$A48]*1000)" office:value-type="float" office:value="0.0000000000805092162397659">
            <text:p>8.05092162397659E-011</text:p>
          </table:table-cell>
          <table:table-cell table:formula="of:=[.$B48]*1000000" office:value-type="float" office:value="0.0000805092162397659">
            <text:p>8.05092162397659E-005</text:p>
          </table:table-cell>
          <table:table-cell office:value-type="float" office:value="3085560">
            <text:p>3.09E+006</text:p>
          </table:table-cell>
        </table:table-row>
        <table:table-row table:style-name="ro1">
          <table:table-cell office:value-type="float" office:value="15.3">
            <text:p>15.3</text:p>
          </table:table-cell>
          <table:table-cell table:formula="of:=4.135667516E-015*299792458/([.$A49]*1000)" office:value-type="float" office:value="0.0000000000810354202674768">
            <text:p>8.10354202674768E-011</text:p>
          </table:table-cell>
          <table:table-cell table:formula="of:=[.$B49]*1000000" office:value-type="float" office:value="0.0000810354202674768">
            <text:p>8.10354202674768E-005</text:p>
          </table:table-cell>
          <table:table-cell office:value-type="float" office:value="3151186">
            <text:p>3.15E+006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table:formula="of:=4.135667516E-015*299792458/([.$A50]*1000)" office:value-type="float" office:value="0.0000000000815685480323944">
            <text:p>8.15685480323944E-011</text:p>
          </table:table-cell>
          <table:table-cell table:formula="of:=[.$B50]*1000000" office:value-type="float" office:value="0.0000815685480323944">
            <text:p>8.15685480323944E-005</text:p>
          </table:table-cell>
          <table:table-cell office:value-type="float" office:value="3220119">
            <text:p>3.22E+006</text:p>
          </table:table-cell>
        </table:table-row>
        <table:table-row table:style-name="ro1">
          <table:table-cell office:value-type="float" office:value="15.1">
            <text:p>15.1</text:p>
          </table:table-cell>
          <table:table-cell table:formula="of:=4.135667516E-015*299792458/([.$A51]*1000)" office:value-type="float" office:value="0.0000000000821087370922116">
            <text:p>8.21087370922116E-011</text:p>
          </table:table-cell>
          <table:table-cell table:formula="of:=[.$B51]*1000000" office:value-type="float" office:value="0.0000821087370922115">
            <text:p>8.21087370922115E-005</text:p>
          </table:table-cell>
          <table:table-cell office:value-type="float" office:value="3285624">
            <text:p>3.2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4.135667516E-015*299792458/([.$A52]*1000)" office:value-type="float" office:value="0.0000000000826561286728263">
            <text:p>8.26561286728263E-011</text:p>
          </table:table-cell>
          <table:table-cell table:formula="of:=[.$B52]*1000000" office:value-type="float" office:value="0.0000826561286728263">
            <text:p>8.26561286728263E-005</text:p>
          </table:table-cell>
          <table:table-cell office:value-type="float" office:value="3352426">
            <text:p>3.35E+006</text:p>
          </table:table-cell>
        </table:table-row>
        <table:table-row table:style-name="ro1">
          <table:table-cell office:value-type="float" office:value="14.9">
            <text:p>14.9</text:p>
          </table:table-cell>
          <table:table-cell table:formula="of:=4.135667516E-015*299792458/([.$A53]*1000)" office:value-type="float" office:value="0.0000000000832108677914359">
            <text:p>8.32108677914359E-011</text:p>
          </table:table-cell>
          <table:table-cell table:formula="of:=[.$B53]*1000000" office:value-type="float" office:value="0.0000832108677914359">
            <text:p>8.32108677914359E-005</text:p>
          </table:table-cell>
          <table:table-cell office:value-type="float" office:value="3419247">
            <text:p>3.42E+006</text:p>
          </table:table-cell>
        </table:table-row>
        <table:table-row table:style-name="ro1">
          <table:table-cell office:value-type="float" office:value="14.8">
            <text:p>14.8</text:p>
          </table:table-cell>
          <table:table-cell table:formula="of:=4.135667516E-015*299792458/([.$A54]*1000)" office:value-type="float" office:value="0.0000000000837731033846212">
            <text:p>8.37731033846212E-011</text:p>
          </table:table-cell>
          <table:table-cell table:formula="of:=[.$B54]*1000000" office:value-type="float" office:value="0.0000837731033846212">
            <text:p>8.37731033846212E-005</text:p>
          </table:table-cell>
          <table:table-cell office:value-type="float" office:value="3489395">
            <text:p>3.49E+006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table:formula="of:=4.135667516E-015*299792458/([.$A55]*1000)" office:value-type="float" office:value="0.0000000000843429884416595">
            <text:p>8.43429884416595E-011</text:p>
          </table:table-cell>
          <table:table-cell table:formula="of:=[.$B55]*1000000" office:value-type="float" office:value="0.0000843429884416595">
            <text:p>0.000084343</text:p>
          </table:table-cell>
          <table:table-cell office:value-type="float" office:value="3556140">
            <text:p>3.56E+006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table:formula="of:=4.135667516E-015*299792458/([.$A56]*1000)" office:value-type="float" office:value="0.0000000000849206801433147">
            <text:p>8.49206801433147E-011</text:p>
          </table:table-cell>
          <table:table-cell table:formula="of:=[.$B56]*1000000" office:value-type="float" office:value="0.0000849206801433147">
            <text:p>8.49206801433147E-005</text:p>
          </table:table-cell>
          <table:table-cell office:value-type="float" office:value="3624200">
            <text:p>3.62E+006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table:formula="of:=4.135667516E-015*299792458/([.$A57]*1000)" office:value-type="float" office:value="0.000000000085506340006372">
            <text:p>8.5506340006372E-011</text:p>
          </table:table-cell>
          <table:table-cell table:formula="of:=[.$B57]*1000000" office:value-type="float" office:value="0.000085506340006372">
            <text:p>8.5506340006372E-005</text:p>
          </table:table-cell>
          <table:table-cell office:value-type="float" office:value="3693609">
            <text:p>3.69E+006</text:p>
          </table:table-cell>
        </table:table-row>
        <table:table-row table:style-name="ro1">
          <table:table-cell office:value-type="float" office:value="14.4">
            <text:p>14.4</text:p>
          </table:table-cell>
          <table:table-cell table:formula="of:=4.135667516E-015*299792458/([.$A58]*1000)" office:value-type="float" office:value="0.0000000000861001340341941">
            <text:p>8.61001340341941E-011</text:p>
          </table:table-cell>
          <table:table-cell table:formula="of:=[.$B58]*1000000" office:value-type="float" office:value="0.0000861001340341941">
            <text:p>8.61001340341941E-005</text:p>
          </table:table-cell>
          <table:table-cell office:value-type="float" office:value="3766448">
            <text:p>3.77E+006</text:p>
          </table:table-cell>
        </table:table-row>
        <table:table-row table:style-name="ro1">
          <table:table-cell office:value-type="float" office:value="14.3">
            <text:p>14.3</text:p>
          </table:table-cell>
          <table:table-cell table:formula="of:=4.135667516E-015*299792458/([.$A59]*1000)" office:value-type="float" office:value="0.000000000086702232873594">
            <text:p>8.6702232873594E-011</text:p>
          </table:table-cell>
          <table:table-cell table:formula="of:=[.$B59]*1000000" office:value-type="float" office:value="0.000086702232873594">
            <text:p>8.6702232873594E-005</text:p>
          </table:table-cell>
          <table:table-cell office:value-type="float" office:value="3836021">
            <text:p>3.84E+006</text:p>
          </table:table-cell>
        </table:table-row>
        <table:table-row table:style-name="ro1">
          <table:table-cell office:value-type="float" office:value="14.2">
            <text:p>14.2</text:p>
          </table:table-cell>
          <table:table-cell table:formula="of:=4.135667516E-015*299792458/([.$A60]*1000)" office:value-type="float" office:value="0.0000000000873128119783376">
            <text:p>8.73128119783376E-011</text:p>
          </table:table-cell>
          <table:table-cell table:formula="of:=[.$B60]*1000000" office:value-type="float" office:value="0.0000873128119783376">
            <text:p>8.73128119783376E-005</text:p>
          </table:table-cell>
          <table:table-cell office:value-type="float" office:value="3906994">
            <text:p>3.91E+006</text:p>
          </table:table-cell>
        </table:table-row>
        <table:table-row table:style-name="ro1">
          <table:table-cell office:value-type="float" office:value="14.1">
            <text:p>14.1</text:p>
          </table:table-cell>
          <table:table-cell table:formula="of:=4.135667516E-015*299792458/([.$A61]*1000)" office:value-type="float" office:value="0.0000000000879320517796024">
            <text:p>8.79320517796024E-011</text:p>
          </table:table-cell>
          <table:table-cell table:formula="of:=[.$B61]*1000000" office:value-type="float" office:value="0.0000879320517796024">
            <text:p>8.79320517796024E-005</text:p>
          </table:table-cell>
          <table:table-cell office:value-type="float" office:value="3979407">
            <text:p>3.98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4.135667516E-015*299792458/([.$A62]*1000)" office:value-type="float" office:value="0.0000000000885601378637425">
            <text:p>8.85601378637425E-011</text:p>
          </table:table-cell>
          <table:table-cell table:formula="of:=[.$B62]*1000000" office:value-type="float" office:value="0.0000885601378637425">
            <text:p>8.85601378637425E-005</text:p>
          </table:table-cell>
          <table:table-cell office:value-type="float" office:value="4053301">
            <text:p>4.05E+006</text:p>
          </table:table-cell>
        </table:table-row>
        <table:table-row table:style-name="ro1">
          <table:table-cell office:value-type="float" office:value="13.9">
            <text:p>13.9</text:p>
          </table:table-cell>
          <table:table-cell table:formula="of:=4.135667516E-015*299792458/([.$A63]*1000)" office:value-type="float" office:value="0.0000000000891972611577262">
            <text:p>8.91972611577262E-011</text:p>
          </table:table-cell>
          <table:table-cell table:formula="of:=[.$B63]*1000000" office:value-type="float" office:value="0.0000891972611577262">
            <text:p>8.91972611577262E-005</text:p>
          </table:table-cell>
          <table:table-cell office:value-type="float" office:value="4125476">
            <text:p>4.13E+006</text:p>
          </table:table-cell>
        </table:table-row>
        <table:table-row table:style-name="ro1">
          <table:table-cell office:value-type="float" office:value="13.8">
            <text:p>13.8</text:p>
          </table:table-cell>
          <table:table-cell table:formula="of:=4.135667516E-015*299792458/([.$A64]*1000)" office:value-type="float" office:value="0.0000000000898436181226373">
            <text:p>8.98436181226373E-011</text:p>
          </table:table-cell>
          <table:table-cell table:formula="of:=[.$B64]*1000000" office:value-type="float" office:value="0.0000898436181226373">
            <text:p>8.98436181226373E-005</text:p>
          </table:table-cell>
          <table:table-cell office:value-type="float" office:value="4196971">
            <text:p>4.20E+006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table:formula="of:=4.135667516E-015*299792458/([.$A65]*1000)" office:value-type="float" office:value="0.0000000000904994109556492">
            <text:p>9.04994109556492E-011</text:p>
          </table:table-cell>
          <table:table-cell table:formula="of:=[.$B65]*1000000" office:value-type="float" office:value="0.0000904994109556492">
            <text:p>9.04994109556492E-005</text:p>
          </table:table-cell>
          <table:table-cell office:value-type="float" office:value="4269895">
            <text:p>4.27E+006</text:p>
          </table:table-cell>
        </table:table-row>
        <table:table-row table:style-name="ro1">
          <table:table-cell office:value-type="float" office:value="13.6">
            <text:p>13.6</text:p>
          </table:table-cell>
          <table:table-cell table:formula="of:=4.135667516E-015*299792458/([.$A66]*1000)" office:value-type="float" office:value="0.0000000000911648478009114">
            <text:p>9.11648478009114E-011</text:p>
          </table:table-cell>
          <table:table-cell table:formula="of:=[.$B66]*1000000" office:value-type="float" office:value="0.0000911648478009113">
            <text:p>9.11648478009113E-005</text:p>
          </table:table-cell>
          <table:table-cell office:value-type="float" office:value="4344288">
            <text:p>4.34E+006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table:formula="of:=4.135667516E-015*299792458/([.$A67]*1000)" office:value-type="float" office:value="0.000000000091840142969807">
            <text:p>9.1840142969807E-011</text:p>
          </table:table-cell>
          <table:table-cell table:formula="of:=[.$B67]*1000000" office:value-type="float" office:value="0.000091840142969807">
            <text:p>9.1840142969807E-005</text:p>
          </table:table-cell>
          <table:table-cell office:value-type="float" office:value="4419755">
            <text:p>4.42E+006</text:p>
          </table:table-cell>
        </table:table-row>
        <table:table-row table:style-name="ro1">
          <table:table-cell office:value-type="float" office:value="13.4">
            <text:p>13.4</text:p>
          </table:table-cell>
          <table:table-cell table:formula="of:=4.135667516E-015*299792458/([.$A68]*1000)" office:value-type="float" office:value="0.0000000000925255171710742">
            <text:p>9.25255171710742E-011</text:p>
          </table:table-cell>
          <table:table-cell table:formula="of:=[.$B68]*1000000" office:value-type="float" office:value="0.0000925255171710742">
            <text:p>9.25255171710742E-005</text:p>
          </table:table-cell>
          <table:table-cell office:value-type="float" office:value="4494618">
            <text:p>4.49E+006</text:p>
          </table:table-cell>
        </table:table-row>
        <table:table-row table:style-name="ro1">
          <table:table-cell office:value-type="float" office:value="13.3">
            <text:p>13.3</text:p>
          </table:table-cell>
          <table:table-cell table:formula="of:=4.135667516E-015*299792458/([.$A69]*1000)" office:value-type="float" office:value="0.0000000000932211977513079">
            <text:p>9.32211977513079E-011</text:p>
          </table:table-cell>
          <table:table-cell table:formula="of:=[.$B69]*1000000" office:value-type="float" office:value="0.0000932211977513078">
            <text:p>9.32211977513078E-005</text:p>
          </table:table-cell>
          <table:table-cell office:value-type="float" office:value="4571017">
            <text:p>4.57E+006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table:formula="of:=4.135667516E-015*299792458/([.$A70]*1000)" office:value-type="float" office:value="0.0000000000939274189463935">
            <text:p>9.39274189463935E-011</text:p>
          </table:table-cell>
          <table:table-cell table:formula="of:=[.$B70]*1000000" office:value-type="float" office:value="0.0000939274189463935">
            <text:p>9.39274189463935E-005</text:p>
          </table:table-cell>
          <table:table-cell office:value-type="float" office:value="4646381">
            <text:p>4.65E+006</text:p>
          </table:table-cell>
        </table:table-row>
        <table:table-row table:style-name="ro1">
          <table:table-cell office:value-type="float" office:value="13.1">
            <text:p>13.1</text:p>
          </table:table-cell>
          <table:table-cell table:formula="of:=4.135667516E-015*299792458/([.$A71]*1000)" office:value-type="float" office:value="0.0000000000946444221444576">
            <text:p>9.46444221444576E-011</text:p>
          </table:table-cell>
          <table:table-cell table:formula="of:=[.$B71]*1000000" office:value-type="float" office:value="0.0000946444221444576">
            <text:p>9.46444221444576E-005</text:p>
          </table:table-cell>
          <table:table-cell office:value-type="float" office:value="4728137">
            <text:p>4.73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4.135667516E-015*299792458/([.$A72]*1000)" office:value-type="float" office:value="0.0000000000953724561609534">
            <text:p>9.53724561609534E-011</text:p>
          </table:table-cell>
          <table:table-cell table:formula="of:=[.$B72]*1000000" office:value-type="float" office:value="0.0000953724561609534">
            <text:p>9.53724561609534E-005</text:p>
          </table:table-cell>
          <table:table-cell office:value-type="float" office:value="4806756">
            <text:p>4.81E+006</text:p>
          </table:table-cell>
        </table:table-row>
        <table:table-row table:style-name="ro1">
          <table:table-cell office:value-type="float" office:value="12.9">
            <text:p>12.9</text:p>
          </table:table-cell>
          <table:table-cell table:formula="of:=4.135667516E-015*299792458/([.$A73]*1000)" office:value-type="float" office:value="0.0000000000961117775265422">
            <text:p>9.61117775265422E-011</text:p>
          </table:table-cell>
          <table:table-cell table:formula="of:=[.$B73]*1000000" office:value-type="float" office:value="0.0000961117775265422">
            <text:p>9.61117775265422E-005</text:p>
          </table:table-cell>
          <table:table-cell office:value-type="float" office:value="4890209">
            <text:p>4.89E+006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table:formula="of:=4.135667516E-015*299792458/([.$A74]*1000)" office:value-type="float" office:value="0.0000000000968626507884683">
            <text:p>9.68626507884683E-011</text:p>
          </table:table-cell>
          <table:table-cell table:formula="of:=[.$B74]*1000000" office:value-type="float" office:value="0.0000968626507884683">
            <text:p>9.68626507884683E-005</text:p>
          </table:table-cell>
          <table:table-cell office:value-type="float" office:value="4972806">
            <text:p>4.97E+006</text:p>
          </table:table-cell>
        </table:table-row>
        <table:table-row table:style-name="ro1">
          <table:table-cell office:value-type="float" office:value="12.7">
            <text:p>12.7</text:p>
          </table:table-cell>
          <table:table-cell table:formula="of:=4.135667516E-015*299792458/([.$A75]*1000)" office:value-type="float" office:value="0.0000000000976253488261728">
            <text:p>9.76253488261728E-011</text:p>
          </table:table-cell>
          <table:table-cell table:formula="of:=[.$B75]*1000000" office:value-type="float" office:value="0.0000976253488261728">
            <text:p>9.76253488261728E-005</text:p>
          </table:table-cell>
          <table:table-cell office:value-type="float" office:value="5062383">
            <text:p>5.06E+006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table:formula="of:=4.135667516E-015*299792458/([.$A76]*1000)" office:value-type="float" office:value="0.0000000000984001531819361">
            <text:p>9.84001531819361E-011</text:p>
          </table:table-cell>
          <table:table-cell table:formula="of:=[.$B76]*1000000" office:value-type="float" office:value="0.000098400153181936">
            <text:p>9.8400153181936E-005</text:p>
          </table:table-cell>
          <table:table-cell office:value-type="float" office:value="5148981">
            <text:p>5.15E+006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table:formula="of:=4.135667516E-015*299792458/([.$A77]*1000)" office:value-type="float" office:value="0.0000000000991873544073916">
            <text:p>9.91873544073916E-011</text:p>
          </table:table-cell>
          <table:table-cell table:formula="of:=[.$B77]*1000000" office:value-type="float" office:value="0.0000991873544073915">
            <text:p>9.91873544073915E-005</text:p>
          </table:table-cell>
          <table:table-cell office:value-type="float" office:value="5237549">
            <text:p>5.24E+006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table:formula="of:=4.135667516E-015*299792458/([.$A78]*1000)" office:value-type="float" office:value="0.000000000099987252426806">
            <text:p>9.9987252426806E-011</text:p>
          </table:table-cell>
          <table:table-cell table:formula="of:=[.$B78]*1000000" office:value-type="float" office:value="0.000099987252426806">
            <text:p>9.9987252426806E-005</text:p>
          </table:table-cell>
          <table:table-cell office:value-type="float" office:value="5330381">
            <text:p>5.33E+006</text:p>
          </table:table-cell>
        </table:table-row>
        <table:table-row table:style-name="ro1">
          <table:table-cell office:value-type="float" office:value="12.3">
            <text:p>12.3</text:p>
          </table:table-cell>
          <table:table-cell table:formula="of:=4.135667516E-015*299792458/([.$A79]*1000)" office:value-type="float" office:value="0.000000000100800156918081">
            <text:p>1.00800156918081E-010</text:p>
          </table:table-cell>
          <table:table-cell table:formula="of:=[.$B79]*1000000" office:value-type="float" office:value="0.000100800156918081">
            <text:p>0.0001008002</text:p>
          </table:table-cell>
          <table:table-cell office:value-type="float" office:value="5420193">
            <text:p>5.42E+006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table:formula="of:=4.135667516E-015*299792458/([.$A80]*1000)" office:value-type="float" office:value="0.000000000101626387712491">
            <text:p>1.01626387712491E-010</text:p>
          </table:table-cell>
          <table:table-cell table:formula="of:=[.$B80]*1000000" office:value-type="float" office:value="0.000101626387712491">
            <text:p>0.0001016264</text:p>
          </table:table-cell>
          <table:table-cell office:value-type="float" office:value="5512082">
            <text:p>5.51E+006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table:formula="of:=4.135667516E-015*299792458/([.$A81]*1000)" office:value-type="float" office:value="0.000000000102466275214247">
            <text:p>1.02466275214247E-010</text:p>
          </table:table-cell>
          <table:table-cell table:formula="of:=[.$B81]*1000000" office:value-type="float" office:value="0.000102466275214247">
            <text:p>0.0001024663</text:p>
          </table:table-cell>
          <table:table-cell office:value-type="float" office:value="5606115">
            <text:p>5.61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4.135667516E-015*299792458/([.$A82]*1000)" office:value-type="float" office:value="0.000000000103320160841033">
            <text:p>1.03320160841033E-010</text:p>
          </table:table-cell>
          <table:table-cell table:formula="of:=[.$B82]*1000000" office:value-type="float" office:value="0.000103320160841033">
            <text:p>0.0001033202</text:p>
          </table:table-cell>
          <table:table-cell office:value-type="float" office:value="5702361">
            <text:p>5.70E+006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table:formula="of:=4.135667516E-015*299792458/([.$A83]*1000)" office:value-type="float" office:value="0.000000000104188397486756">
            <text:p>1.04188397486756E-010</text:p>
          </table:table-cell>
          <table:table-cell table:formula="of:=[.$B83]*1000000" office:value-type="float" office:value="0.000104188397486756">
            <text:p>0.0001041884</text:p>
          </table:table-cell>
          <table:table-cell office:value-type="float" office:value="5806051">
            <text:p>5.81E+006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table:formula="of:=4.135667516E-015*299792458/([.$A84]*1000)" office:value-type="float" office:value="0.00000000010507135000783">
            <text:p>1.0507135000783E-010</text:p>
          </table:table-cell>
          <table:table-cell table:formula="of:=[.$B84]*1000000" office:value-type="float" office:value="0.00010507135000783">
            <text:p>0.0001050714</text:p>
          </table:table-cell>
          <table:table-cell office:value-type="float" office:value="5909965">
            <text:p>5.91E+006</text:p>
          </table:table-cell>
        </table:table-row>
        <table:table-row table:style-name="ro1">
          <table:table-cell office:value-type="float" office:value="11.7">
            <text:p>11.7</text:p>
          </table:table-cell>
          <table:table-cell table:formula="of:=4.135667516E-015*299792458/([.$A85]*1000)" office:value-type="float" office:value="0.000000000105969395734393">
            <text:p>1.05969395734393E-010</text:p>
          </table:table-cell>
          <table:table-cell table:formula="of:=[.$B85]*1000000" office:value-type="float" office:value="0.000105969395734393">
            <text:p>0.0001059694</text:p>
          </table:table-cell>
          <table:table-cell office:value-type="float" office:value="6016514">
            <text:p>6.02E+006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table:formula="of:=4.135667516E-015*299792458/([.$A86]*1000)" office:value-type="float" office:value="0.000000000106882925007965">
            <text:p>1.06882925007965E-010</text:p>
          </table:table-cell>
          <table:table-cell table:formula="of:=[.$B86]*1000000" office:value-type="float" office:value="0.000106882925007965">
            <text:p>0.0001068829</text:p>
          </table:table-cell>
          <table:table-cell office:value-type="float" office:value="6125787">
            <text:p>6.13E+006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table:formula="of:=4.135667516E-015*299792458/([.$A87]*1000)" office:value-type="float" office:value="0.000000000107812341747165">
            <text:p>1.07812341747165E-010</text:p>
          </table:table-cell>
          <table:table-cell table:formula="of:=[.$B87]*1000000" office:value-type="float" office:value="0.000107812341747165">
            <text:p>0.0001078123</text:p>
          </table:table-cell>
          <table:table-cell office:value-type="float" office:value="6237429">
            <text:p>6.24E+006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table:formula="of:=4.135667516E-015*299792458/([.$A88]*1000)" office:value-type="float" office:value="0.000000000108758064043192">
            <text:p>1.08758064043192E-010</text:p>
          </table:table-cell>
          <table:table-cell table:formula="of:=[.$B88]*1000000" office:value-type="float" office:value="0.000108758064043192">
            <text:p>0.0001087581</text:p>
          </table:table-cell>
          <table:table-cell office:value-type="float" office:value="6349461">
            <text:p>6.35E+006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table:formula="of:=4.135667516E-015*299792458/([.$A89]*1000)" office:value-type="float" office:value="0.000000000109720524786938">
            <text:p>1.09720524786938E-010</text:p>
          </table:table-cell>
          <table:table-cell table:formula="of:=[.$B89]*1000000" office:value-type="float" office:value="0.000109720524786938">
            <text:p>0.0001097205</text:p>
          </table:table-cell>
          <table:table-cell office:value-type="float" office:value="6464405">
            <text:p>6.46E+006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table:formula="of:=4.135667516E-015*299792458/([.$A90]*1000)" office:value-type="float" office:value="0.000000000110700172329678">
            <text:p>1.10700172329678E-010</text:p>
          </table:table-cell>
          <table:table-cell table:formula="of:=[.$B90]*1000000" office:value-type="float" office:value="0.000110700172329678">
            <text:p>0.0001107002</text:p>
          </table:table-cell>
          <table:table-cell office:value-type="float" office:value="6582364">
            <text:p>6.58E+006</text:p>
          </table:table-cell>
        </table:table-row>
        <table:table-row table:style-name="ro1">
          <table:table-cell office:value-type="float" office:value="11.1">
            <text:p>11.1</text:p>
          </table:table-cell>
          <table:table-cell table:formula="of:=4.135667516E-015*299792458/([.$A91]*1000)" office:value-type="float" office:value="0.000000000111697471179495">
            <text:p>1.11697471179495E-010</text:p>
          </table:table-cell>
          <table:table-cell table:formula="of:=[.$B91]*1000000" office:value-type="float" office:value="0.000111697471179495">
            <text:p>0.0001116975</text:p>
          </table:table-cell>
          <table:table-cell office:value-type="float" office:value="6703174">
            <text:p>6.70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4.135667516E-015*299792458/([.$A92]*1000)" office:value-type="float" office:value="0.000000000112712902735672">
            <text:p>1.12712902735672E-010</text:p>
          </table:table-cell>
          <table:table-cell table:formula="of:=[.$B92]*1000000" office:value-type="float" office:value="0.000112712902735672">
            <text:p>0.0001127129</text:p>
          </table:table-cell>
          <table:table-cell office:value-type="float" office:value="6824594">
            <text:p>6.82E+006</text:p>
          </table:table-cell>
        </table:table-row>
        <table:table-row table:style-name="ro1">
          <table:table-cell office:value-type="float" office:value="10.9">
            <text:p>10.9</text:p>
          </table:table-cell>
          <table:table-cell table:formula="of:=4.135667516E-015*299792458/([.$A93]*1000)" office:value-type="float" office:value="0.000000000113746966063522">
            <text:p>1.13746966063522E-010</text:p>
          </table:table-cell>
          <table:table-cell table:formula="of:=[.$B93]*1000000" office:value-type="float" office:value="0.000113746966063522">
            <text:p>0.000113747</text:p>
          </table:table-cell>
          <table:table-cell office:value-type="float" office:value="6970084">
            <text:p>6.97E+006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table:formula="of:=4.135667516E-015*299792458/([.$A94]*1000)" office:value-type="float" office:value="0.000000000114800178712259">
            <text:p>1.14800178712259E-010</text:p>
          </table:table-cell>
          <table:table-cell table:formula="of:=[.$B94]*1000000" office:value-type="float" office:value="0.000114800178712259">
            <text:p>0.0001148002</text:p>
          </table:table-cell>
          <table:table-cell office:value-type="float" office:value="7116406">
            <text:p>7.12E+006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table:formula="of:=4.135667516E-015*299792458/([.$A95]*1000)" office:value-type="float" office:value="0.000000000115873077578728">
            <text:p>1.15873077578728E-010</text:p>
          </table:table-cell>
          <table:table-cell table:formula="of:=[.$B95]*1000000" office:value-type="float" office:value="0.000115873077578728">
            <text:p>0.0001158731</text:p>
          </table:table-cell>
          <table:table-cell office:value-type="float" office:value="7274374">
            <text:p>7.27E+006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table:formula="of:=4.135667516E-015*299792458/([.$A96]*1000)" office:value-type="float" office:value="0.000000000116966219820037">
            <text:p>1.16966219820037E-010</text:p>
          </table:table-cell>
          <table:table-cell table:formula="of:=[.$B96]*1000000" office:value-type="float" office:value="0.000116966219820037">
            <text:p>0.0001169662</text:p>
          </table:table-cell>
          <table:table-cell office:value-type="float" office:value="7430700">
            <text:p>7.43E+006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table:formula="of:=4.135667516E-015*299792458/([.$A97]*1000)" office:value-type="float" office:value="0.000000000118080183818323">
            <text:p>1.18080183818323E-010</text:p>
          </table:table-cell>
          <table:table-cell table:formula="of:=[.$B97]*1000000" office:value-type="float" office:value="0.000118080183818323">
            <text:p>0.0001180802</text:p>
          </table:table-cell>
          <table:table-cell office:value-type="float" office:value="7591941">
            <text:p>7.59E+006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table:formula="of:=4.135667516E-015*299792458/([.$A98]*1000)" office:value-type="float" office:value="0.000000000119215570201192">
            <text:p>1.19215570201192E-010</text:p>
          </table:table-cell>
          <table:table-cell table:formula="of:=[.$B98]*1000000" office:value-type="float" office:value="0.000119215570201192">
            <text:p>0.0001192156</text:p>
          </table:table-cell>
          <table:table-cell office:value-type="float" office:value="7754265">
            <text:p>7.75E+006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table:formula="of:=4.135667516E-015*299792458/([.$A99]*1000)" office:value-type="float" office:value="0.000000000120373002921592">
            <text:p>1.20373002921592E-010</text:p>
          </table:table-cell>
          <table:table-cell table:formula="of:=[.$B99]*1000000" office:value-type="float" office:value="0.000120373002921592">
            <text:p>0.000120373</text:p>
          </table:table-cell>
          <table:table-cell office:value-type="float" office:value="7929591">
            <text:p>7.93E+006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table:formula="of:=4.135667516E-015*299792458/([.$A100]*1000)" office:value-type="float" office:value="0.000000000121553130401215">
            <text:p>1.21553130401215E-010</text:p>
          </table:table-cell>
          <table:table-cell table:formula="of:=[.$B100]*1000000" office:value-type="float" office:value="0.000121553130401215">
            <text:p>0.0001215531</text:p>
          </table:table-cell>
          <table:table-cell office:value-type="float" office:value="8103369">
            <text:p>8.10E+006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table:formula="of:=4.135667516E-015*299792458/([.$A101]*1000)" office:value-type="float" office:value="0.000000000122756626741821">
            <text:p>1.22756626741821E-010</text:p>
          </table:table-cell>
          <table:table-cell table:formula="of:=[.$B101]*1000000" office:value-type="float" office:value="0.000122756626741821">
            <text:p>0.0001227566</text:p>
          </table:table-cell>
          <table:table-cell office:value-type="float" office:value="8282754">
            <text:p>8.28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4.135667516E-015*299792458/([.$A102]*1000)" office:value-type="float" office:value="0.000000000123984193009239">
            <text:p>1.23984193009239E-010</text:p>
          </table:table-cell>
          <table:table-cell table:formula="of:=[.$B102]*1000000" office:value-type="float" office:value="0.000123984193009239">
            <text:p>0.0001239842</text:p>
          </table:table-cell>
          <table:table-cell office:value-type="float" office:value="8471143">
            <text:p>8.47E+006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table:formula="of:=4.135667516E-015*299792458/([.$A103]*1000)" office:value-type="float" office:value="0.000000000125236558595191">
            <text:p>1.25236558595191E-010</text:p>
          </table:table-cell>
          <table:table-cell table:formula="of:=[.$B103]*1000000" office:value-type="float" office:value="0.000125236558595191">
            <text:p>0.0001252366</text:p>
          </table:table-cell>
          <table:table-cell office:value-type="float" office:value="8587141">
            <text:p>8.59E+006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table:formula="of:=4.135667516E-015*299792458/([.$A104]*1000)" office:value-type="float" office:value="0.000000000126514482662489">
            <text:p>1.26514482662489E-010</text:p>
          </table:table-cell>
          <table:table-cell table:formula="of:=[.$B104]*1000000" office:value-type="float" office:value="0.000126514482662489">
            <text:p>0.0001265145</text:p>
          </table:table-cell>
          <table:table-cell office:value-type="float" office:value="8706185">
            <text:p>8.71E+006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table:formula="of:=4.135667516E-015*299792458/([.$A105]*1000)" office:value-type="float" office:value="0.000000000127818755679628">
            <text:p>1.27818755679628E-010</text:p>
          </table:table-cell>
          <table:table-cell table:formula="of:=[.$B105]*1000000" office:value-type="float" office:value="0.000127818755679628">
            <text:p>0.0001278188</text:p>
          </table:table-cell>
          <table:table-cell office:value-type="float" office:value="8828392">
            <text:p>8.83E+006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table:formula="of:=4.135667516E-015*299792458/([.$A106]*1000)" office:value-type="float" office:value="0.000000000129150201051291">
            <text:p>1.29150201051291E-010</text:p>
          </table:table-cell>
          <table:table-cell table:formula="of:=[.$B106]*1000000" office:value-type="float" office:value="0.000129150201051291">
            <text:p>0.0001291502</text:p>
          </table:table-cell>
          <table:table-cell office:value-type="float" office:value="8957161">
            <text:p>8.96E+006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table:formula="of:=4.135667516E-015*299792458/([.$A107]*1000)" office:value-type="float" office:value="0.000000000130509676851831">
            <text:p>1.30509676851831E-010</text:p>
          </table:table-cell>
          <table:table-cell table:formula="of:=[.$B107]*1000000" office:value-type="float" office:value="0.000130509676851831">
            <text:p>0.0001305097</text:p>
          </table:table-cell>
          <table:table-cell office:value-type="float" office:value="9082340">
            <text:p>9.08E+006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table:formula="of:=4.135667516E-015*299792458/([.$A108]*1000)" office:value-type="float" office:value="0.000000000131898077669404">
            <text:p>1.31898077669404E-010</text:p>
          </table:table-cell>
          <table:table-cell table:formula="of:=[.$B108]*1000000" office:value-type="float" office:value="0.000131898077669404">
            <text:p>0.0001318981</text:p>
          </table:table-cell>
          <table:table-cell office:value-type="float" office:value="9210950">
            <text:p>9.21E+006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table:formula="of:=4.135667516E-015*299792458/([.$A109]*1000)" office:value-type="float" office:value="0.000000000133316336569075">
            <text:p>1.33316336569075E-010</text:p>
          </table:table-cell>
          <table:table-cell table:formula="of:=[.$B109]*1000000" office:value-type="float" office:value="0.000133316336569075">
            <text:p>0.0001333163</text:p>
          </table:table-cell>
          <table:table-cell office:value-type="float" office:value="9343125">
            <text:p>9.34E+006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table:formula="of:=4.135667516E-015*299792458/([.$A110]*1000)" office:value-type="float" office:value="0.000000000134765427183956">
            <text:p>1.34765427183956E-010</text:p>
          </table:table-cell>
          <table:table-cell table:formula="of:=[.$B110]*1000000" office:value-type="float" office:value="0.000134765427183956">
            <text:p>0.0001347654</text:p>
          </table:table-cell>
          <table:table-cell office:value-type="float" office:value="9479009">
            <text:p>9.48E+006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table:formula="of:=4.135667516E-015*299792458/([.$A111]*1000)" office:value-type="float" office:value="0.000000000136246365944219">
            <text:p>1.36246365944219E-010</text:p>
          </table:table-cell>
          <table:table-cell table:formula="of:=[.$B111]*1000000" office:value-type="float" office:value="0.000136246365944219">
            <text:p>0.0001362464</text:p>
          </table:table-cell>
          <table:table-cell office:value-type="float" office:value="9618426">
            <text:p>9.62E+00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.135667516E-015*299792458/([.$A112]*1000)" office:value-type="float" office:value="0.000000000137760214454711">
            <text:p>1.37760214454711E-010</text:p>
          </table:table-cell>
          <table:table-cell table:formula="of:=[.$B112]*1000000" office:value-type="float" office:value="0.00013776021445471">
            <text:p>0.0001377602</text:p>
          </table:table-cell>
          <table:table-cell office:value-type="float" office:value="9758302">
            <text:p>9.76E+006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table:formula="of:=4.135667516E-015*299792458/([.$A113]*1000)" office:value-type="float" office:value="0.000000000139308082032853">
            <text:p>1.39308082032853E-010</text:p>
          </table:table-cell>
          <table:table-cell table:formula="of:=[.$B113]*1000000" office:value-type="float" office:value="0.000139308082032853">
            <text:p>0.0001393081</text:p>
          </table:table-cell>
          <table:table-cell office:value-type="float" office:value="9868124">
            <text:p>9.87E+006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table:formula="of:=4.135667516E-015*299792458/([.$A114]*1000)" office:value-type="float" office:value="0.00000000014089112841959">
            <text:p>1.4089112841959E-010</text:p>
          </table:table-cell>
          <table:table-cell table:formula="of:=[.$B114]*1000000" office:value-type="float" office:value="0.00014089112841959">
            <text:p>0.0001408911</text:p>
          </table:table-cell>
          <table:table-cell office:value-type="float" office:value="9984833">
            <text:p>9.98E+006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table:formula="of:=4.135667516E-015*299792458/([.$A115]*1000)" office:value-type="float" office:value="0.000000000142510566677287">
            <text:p>1.42510566677287E-010</text:p>
          </table:table-cell>
          <table:table-cell table:formula="of:=[.$B115]*1000000" office:value-type="float" office:value="0.000142510566677287">
            <text:p>0.0001425106</text:p>
          </table:table-cell>
          <table:table-cell office:value-type="float" office:value="10097510">
            <text:p>1.01E+007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table:formula="of:=4.135667516E-015*299792458/([.$A116]*1000)" office:value-type="float" office:value="0.000000000144167666289813">
            <text:p>1.44167666289813E-010</text:p>
          </table:table-cell>
          <table:table-cell table:formula="of:=[.$B116]*1000000" office:value-type="float" office:value="0.000144167666289813">
            <text:p>0.0001441677</text:p>
          </table:table-cell>
          <table:table-cell office:value-type="float" office:value="10213660">
            <text:p>1.02E+007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table:formula="of:=4.135667516E-015*299792458/([.$A117]*1000)" office:value-type="float" office:value="0.000000000145863756481458">
            <text:p>1.45863756481458E-010</text:p>
          </table:table-cell>
          <table:table-cell table:formula="of:=[.$B117]*1000000" office:value-type="float" office:value="0.000145863756481458">
            <text:p>0.0001458638</text:p>
          </table:table-cell>
          <table:table-cell office:value-type="float" office:value="10333410">
            <text:p>1.03E+007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table:formula="of:=4.135667516E-015*299792458/([.$A118]*1000)" office:value-type="float" office:value="0.000000000147600229772904">
            <text:p>1.47600229772904E-010</text:p>
          </table:table-cell>
          <table:table-cell table:formula="of:=[.$B118]*1000000" office:value-type="float" office:value="0.000147600229772904">
            <text:p>0.0001476002</text:p>
          </table:table-cell>
          <table:table-cell office:value-type="float" office:value="10451230">
            <text:p>1.05E+007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table:formula="of:=4.135667516E-015*299792458/([.$A119]*1000)" office:value-type="float" office:value="0.000000000149378545794264">
            <text:p>1.49378545794264E-010</text:p>
          </table:table-cell>
          <table:table-cell table:formula="of:=[.$B119]*1000000" office:value-type="float" office:value="0.000149378545794264">
            <text:p>0.0001493785</text:p>
          </table:table-cell>
          <table:table-cell office:value-type="float" office:value="10584130">
            <text:p>1.06E+00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table:formula="of:=4.135667516E-015*299792458/([.$A120]*1000)" office:value-type="float" office:value="0.000000000151200235377121">
            <text:p>1.51200235377121E-010</text:p>
          </table:table-cell>
          <table:table-cell table:formula="of:=[.$B120]*1000000" office:value-type="float" office:value="0.000151200235377121">
            <text:p>0.0001512002</text:p>
          </table:table-cell>
          <table:table-cell office:value-type="float" office:value="10711600">
            <text:p>1.07E+007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table:formula="of:=4.135667516E-015*299792458/([.$A121]*1000)" office:value-type="float" office:value="0.000000000153066904949678">
            <text:p>1.53066904949678E-010</text:p>
          </table:table-cell>
          <table:table-cell table:formula="of:=[.$B121]*1000000" office:value-type="float" office:value="0.000153066904949678">
            <text:p>0.0001530669</text:p>
          </table:table-cell>
          <table:table-cell office:value-type="float" office:value="10843220">
            <text:p>1.08E+00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4.135667516E-015*299792458/([.$A122]*1000)" office:value-type="float" office:value="0.000000000154980241261549">
            <text:p>1.54980241261549E-010</text:p>
          </table:table-cell>
          <table:table-cell table:formula="of:=[.$B122]*1000000" office:value-type="float" office:value="0.000154980241261549">
            <text:p>0.0001549802</text:p>
          </table:table-cell>
          <table:table-cell office:value-type="float" office:value="10989140">
            <text:p>1.10E+007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table:formula="of:=4.135667516E-015*299792458/([.$A123]*1000)" office:value-type="float" office:value="0.000000000156942016467392">
            <text:p>1.56942016467392E-010</text:p>
          </table:table-cell>
          <table:table-cell table:formula="of:=[.$B123]*1000000" office:value-type="float" office:value="0.000156942016467392">
            <text:p>0.000156942</text:p>
          </table:table-cell>
          <table:table-cell office:value-type="float" office:value="11053440">
            <text:p>1.11E+007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table:formula="of:=4.135667516E-015*299792458/([.$A124]*1000)" office:value-type="float" office:value="0.000000000158954093601589">
            <text:p>1.58954093601589E-010</text:p>
          </table:table-cell>
          <table:table-cell table:formula="of:=[.$B124]*1000000" office:value-type="float" office:value="0.000158954093601589">
            <text:p>0.0001589541</text:p>
          </table:table-cell>
          <table:table-cell office:value-type="float" office:value="11127150">
            <text:p>1.11E+007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table:formula="of:=4.135667516E-015*299792458/([.$A125]*1000)" office:value-type="float" office:value="0.000000000161018432479532">
            <text:p>1.61018432479532E-010</text:p>
          </table:table-cell>
          <table:table-cell table:formula="of:=[.$B125]*1000000" office:value-type="float" office:value="0.000161018432479532">
            <text:p>0.0001610184</text:p>
          </table:table-cell>
          <table:table-cell office:value-type="float" office:value="11204310">
            <text:p>1.12E+007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table:formula="of:=4.135667516E-015*299792458/([.$A126]*1000)" office:value-type="float" office:value="0.000000000163137096064789">
            <text:p>1.63137096064789E-010</text:p>
          </table:table-cell>
          <table:table-cell table:formula="of:=[.$B126]*1000000" office:value-type="float" office:value="0.000163137096064789">
            <text:p>0.0001631371</text:p>
          </table:table-cell>
          <table:table-cell office:value-type="float" office:value="11289010">
            <text:p>1.13E+007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4.135667516E-015*299792458/([.$A127]*1000)" office:value-type="float" office:value="0.000000000165312257345653">
            <text:p>1.65312257345653E-010</text:p>
          </table:table-cell>
          <table:table-cell table:formula="of:=[.$B127]*1000000" office:value-type="float" office:value="0.000165312257345653">
            <text:p>0.0001653123</text:p>
          </table:table-cell>
          <table:table-cell office:value-type="float" office:value="11368860">
            <text:p>1.14E+007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table:formula="of:=4.135667516E-015*299792458/([.$A128]*1000)" office:value-type="float" office:value="0.000000000167546206769242">
            <text:p>1.67546206769242E-010</text:p>
          </table:table-cell>
          <table:table-cell table:formula="of:=[.$B128]*1000000" office:value-type="float" office:value="0.000167546206769242">
            <text:p>0.0001675462</text:p>
          </table:table-cell>
          <table:table-cell office:value-type="float" office:value="11452530">
            <text:p>1.15E+007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table:formula="of:=4.135667516E-015*299792458/([.$A129]*1000)" office:value-type="float" office:value="0.000000000169841360286629">
            <text:p>1.69841360286629E-010</text:p>
          </table:table-cell>
          <table:table-cell table:formula="of:=[.$B129]*1000000" office:value-type="float" office:value="0.000169841360286629">
            <text:p>0.0001698414</text:p>
          </table:table-cell>
          <table:table-cell office:value-type="float" office:value="11540180">
            <text:p>1.15E+007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table:formula="of:=4.135667516E-015*299792458/([.$A130]*1000)" office:value-type="float" office:value="0.000000000172200268068388">
            <text:p>1.72200268068388E-010</text:p>
          </table:table-cell>
          <table:table-cell table:formula="of:=[.$B130]*1000000" office:value-type="float" office:value="0.000172200268068388">
            <text:p>0.0001722003</text:p>
          </table:table-cell>
          <table:table-cell office:value-type="float" office:value="11631990">
            <text:p>1.16E+007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table:formula="of:=4.135667516E-015*299792458/([.$A131]*1000)" office:value-type="float" office:value="0.000000000174625623956675">
            <text:p>1.74625623956675E-010</text:p>
          </table:table-cell>
          <table:table-cell table:formula="of:=[.$B131]*1000000" office:value-type="float" office:value="0.000174625623956675">
            <text:p>0.0001746256</text:p>
          </table:table-cell>
          <table:table-cell office:value-type="float" office:value="11727710">
            <text:p>1.17E+00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4.135667516E-015*299792458/([.$A132]*1000)" office:value-type="float" office:value="0.000000000177120275727485">
            <text:p>1.77120275727485E-010</text:p>
          </table:table-cell>
          <table:table-cell table:formula="of:=[.$B132]*1000000" office:value-type="float" office:value="0.000177120275727485">
            <text:p>0.0001771203</text:p>
          </table:table-cell>
          <table:table-cell office:value-type="float" office:value="11823750">
            <text:p>1.18E+007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table:formula="of:=4.135667516E-015*299792458/([.$A133]*1000)" office:value-type="float" office:value="0.000000000179687236245275">
            <text:p>1.79687236245275E-010</text:p>
          </table:table-cell>
          <table:table-cell table:formula="of:=[.$B133]*1000000" office:value-type="float" office:value="0.000179687236245275">
            <text:p>0.0001796872</text:p>
          </table:table-cell>
          <table:table-cell office:value-type="float" office:value="11786990">
            <text:p>1.18E+00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table:formula="of:=4.135667516E-015*299792458/([.$A134]*1000)" office:value-type="float" office:value="0.000000000182329695601823">
            <text:p>1.82329695601823E-010</text:p>
          </table:table-cell>
          <table:table-cell table:formula="of:=[.$B134]*1000000" office:value-type="float" office:value="0.000182329695601823">
            <text:p>0.0001823297</text:p>
          </table:table-cell>
          <table:table-cell office:value-type="float" office:value="11765550">
            <text:p>1.18E+007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table:formula="of:=4.135667516E-015*299792458/([.$A135]*1000)" office:value-type="float" office:value="0.000000000185051034342148">
            <text:p>1.85051034342148E-010</text:p>
          </table:table-cell>
          <table:table-cell table:formula="of:=[.$B135]*1000000" office:value-type="float" office:value="0.000185051034342148">
            <text:p>0.000185051</text:p>
          </table:table-cell>
          <table:table-cell office:value-type="float" office:value="11725200">
            <text:p>1.17E+007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table:formula="of:=4.135667516E-015*299792458/([.$A136]*1000)" office:value-type="float" office:value="0.000000000187854837892787">
            <text:p>1.87854837892787E-010</text:p>
          </table:table-cell>
          <table:table-cell table:formula="of:=[.$B136]*1000000" office:value-type="float" office:value="0.000187854837892787">
            <text:p>0.0001878548</text:p>
          </table:table-cell>
          <table:table-cell office:value-type="float" office:value="11696130">
            <text:p>1.17E+007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table:formula="of:=4.135667516E-015*299792458/([.$A137]*1000)" office:value-type="float" office:value="0.000000000190744912321907">
            <text:p>1.90744912321907E-010</text:p>
          </table:table-cell>
          <table:table-cell table:formula="of:=[.$B137]*1000000" office:value-type="float" office:value="0.000190744912321907">
            <text:p>0.0001907449</text:p>
          </table:table-cell>
          <table:table-cell office:value-type="float" office:value="11671390">
            <text:p>1.17E+007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table:formula="of:=4.135667516E-015*299792458/([.$A138]*1000)" office:value-type="float" office:value="0.000000000193725301576937">
            <text:p>1.93725301576937E-010</text:p>
          </table:table-cell>
          <table:table-cell table:formula="of:=[.$B138]*1000000" office:value-type="float" office:value="0.000193725301576937">
            <text:p>0.0001937253</text:p>
          </table:table-cell>
          <table:table-cell office:value-type="float" office:value="11655250">
            <text:p>1.17E+007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formula="of:=4.135667516E-015*299792458/([.$A139]*1000)" office:value-type="float" office:value="0.000000000196800306363872">
            <text:p>1.96800306363872E-010</text:p>
          </table:table-cell>
          <table:table-cell table:formula="of:=[.$B139]*1000000" office:value-type="float" office:value="0.000196800306363872">
            <text:p>0.0001968003</text:p>
          </table:table-cell>
          <table:table-cell office:value-type="float" office:value="11634850">
            <text:p>1.16E+007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table:formula="of:=4.135667516E-015*299792458/([.$A140]*1000)" office:value-type="float" office:value="0.000000000199974504853612">
            <text:p>1.99974504853612E-010</text:p>
          </table:table-cell>
          <table:table-cell table:formula="of:=[.$B140]*1000000" office:value-type="float" office:value="0.000199974504853612">
            <text:p>0.0001999745</text:p>
          </table:table-cell>
          <table:table-cell office:value-type="float" office:value="11619100">
            <text:p>1.16E+007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table:formula="of:=4.135667516E-015*299792458/([.$A141]*1000)" office:value-type="float" office:value="0.000000000203252775424983">
            <text:p>2.03252775424983E-010</text:p>
          </table:table-cell>
          <table:table-cell table:formula="of:=[.$B141]*1000000" office:value-type="float" office:value="0.000203252775424983">
            <text:p>0.0002032528</text:p>
          </table:table-cell>
          <table:table-cell office:value-type="float" office:value="11608120">
            <text:p>1.16E+00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4.135667516E-015*299792458/([.$A142]*1000)" office:value-type="float" office:value="0.000000000206640321682066">
            <text:p>2.06640321682066E-010</text:p>
          </table:table-cell>
          <table:table-cell table:formula="of:=[.$B142]*1000000" office:value-type="float" office:value="0.000206640321682066">
            <text:p>0.0002066403</text:p>
          </table:table-cell>
          <table:table-cell office:value-type="float" office:value="11606240">
            <text:p>1.16E+007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table:formula="of:=4.135667516E-015*299792458/([.$A143]*1000)" office:value-type="float" office:value="0.00000000021014270001566">
            <text:p>2.1014270001566E-010</text:p>
          </table:table-cell>
          <table:table-cell table:formula="of:=[.$B143]*1000000" office:value-type="float" office:value="0.00021014270001566">
            <text:p>0.0002101427</text:p>
          </table:table-cell>
          <table:table-cell office:value-type="float" office:value="11314070">
            <text:p>1.13E+007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table:formula="of:=4.135667516E-015*299792458/([.$A144]*1000)" office:value-type="float" office:value="0.00000000021376585001593">
            <text:p>2.1376585001593E-010</text:p>
          </table:table-cell>
          <table:table-cell table:formula="of:=[.$B144]*1000000" office:value-type="float" office:value="0.00021376585001593">
            <text:p>0.0002137659</text:p>
          </table:table-cell>
          <table:table-cell office:value-type="float" office:value="11034540">
            <text:p>1.10E+007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table:formula="of:=4.135667516E-015*299792458/([.$A145]*1000)" office:value-type="float" office:value="0.000000000217516128086385">
            <text:p>2.17516128086385E-010</text:p>
          </table:table-cell>
          <table:table-cell table:formula="of:=[.$B145]*1000000" office:value-type="float" office:value="0.000217516128086385">
            <text:p>0.0002175161</text:p>
          </table:table-cell>
          <table:table-cell office:value-type="float" office:value="10767230">
            <text:p>1.08E+007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formula="of:=4.135667516E-015*299792458/([.$A146]*1000)" office:value-type="float" office:value="0.000000000221400344659356">
            <text:p>2.21400344659356E-010</text:p>
          </table:table-cell>
          <table:table-cell table:formula="of:=[.$B146]*1000000" office:value-type="float" office:value="0.000221400344659356">
            <text:p>0.0002214003</text:p>
          </table:table-cell>
          <table:table-cell office:value-type="float" office:value="10515500">
            <text:p>1.05E+007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table:formula="of:=4.135667516E-015*299792458/([.$A147]*1000)" office:value-type="float" office:value="0.000000000225425805471344">
            <text:p>2.25425805471344E-010</text:p>
          </table:table-cell>
          <table:table-cell table:formula="of:=[.$B147]*1000000" office:value-type="float" office:value="0.000225425805471344">
            <text:p>0.0002254258</text:p>
          </table:table-cell>
          <table:table-cell office:value-type="float" office:value="10267050">
            <text:p>1.03E+007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table:formula="of:=4.135667516E-015*299792458/([.$A148]*1000)" office:value-type="float" office:value="0.000000000229600357424517">
            <text:p>2.29600357424517E-010</text:p>
          </table:table-cell>
          <table:table-cell table:formula="of:=[.$B148]*1000000" office:value-type="float" office:value="0.000229600357424517">
            <text:p>0.0002296004</text:p>
          </table:table-cell>
          <table:table-cell office:value-type="float" office:value="10029880">
            <text:p>1.00E+007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table:formula="of:=4.135667516E-015*299792458/([.$A149]*1000)" office:value-type="float" office:value="0.000000000233932439640074">
            <text:p>2.33932439640074E-010</text:p>
          </table:table-cell>
          <table:table-cell table:formula="of:=[.$B149]*1000000" office:value-type="float" office:value="0.000233932439640074">
            <text:p>0.0002339324</text:p>
          </table:table-cell>
          <table:table-cell office:value-type="float" office:value="9803672">
            <text:p>9.80E+006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table:formula="of:=4.135667516E-015*299792458/([.$A150]*1000)" office:value-type="float" office:value="0.000000000238431140402384">
            <text:p>2.38431140402384E-010</text:p>
          </table:table-cell>
          <table:table-cell table:formula="of:=[.$B150]*1000000" office:value-type="float" office:value="0.000238431140402384">
            <text:p>0.0002384311</text:p>
          </table:table-cell>
          <table:table-cell office:value-type="float" office:value="9591543">
            <text:p>9.59E+006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table:formula="of:=4.135667516E-015*299792458/([.$A151]*1000)" office:value-type="float" office:value="0.00000000024310626080243">
            <text:p>2.4310626080243E-010</text:p>
          </table:table-cell>
          <table:table-cell table:formula="of:=[.$B151]*1000000" office:value-type="float" office:value="0.00024310626080243">
            <text:p>0.0002431063</text:p>
          </table:table-cell>
          <table:table-cell office:value-type="float" office:value="9382340">
            <text:p>9.38E+00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4.135667516E-015*299792458/([.$A152]*1000)" office:value-type="float" office:value="0.000000000247968386018479">
            <text:p>2.47968386018479E-010</text:p>
          </table:table-cell>
          <table:table-cell table:formula="of:=[.$B152]*1000000" office:value-type="float" office:value="0.000247968386018479">
            <text:p>0.0002479684</text:p>
          </table:table-cell>
          <table:table-cell office:value-type="float" office:value="9183347">
            <text:p>9.18E+006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table:formula="of:=4.135667516E-015*299792458/([.$A153]*1000)" office:value-type="float" office:value="0.000000000253028965324978">
            <text:p>2.53028965324978E-010</text:p>
          </table:table-cell>
          <table:table-cell table:formula="of:=[.$B153]*1000000" office:value-type="float" office:value="0.000253028965324978">
            <text:p>0.000253029</text:p>
          </table:table-cell>
          <table:table-cell office:value-type="float" office:value="8465077">
            <text:p>8.47E+006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table:formula="of:=4.135667516E-015*299792458/([.$A154]*1000)" office:value-type="float" office:value="0.000000000258300402102582">
            <text:p>2.58300402102582E-010</text:p>
          </table:table-cell>
          <table:table-cell table:formula="of:=[.$B154]*1000000" office:value-type="float" office:value="0.000258300402102582">
            <text:p>0.0002583004</text:p>
          </table:table-cell>
          <table:table-cell office:value-type="float" office:value="7809442">
            <text:p>7.81E+00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table:formula="of:=4.135667516E-015*299792458/([.$A155]*1000)" office:value-type="float" office:value="0.000000000263796155338807">
            <text:p>2.63796155338807E-010</text:p>
          </table:table-cell>
          <table:table-cell table:formula="of:=[.$B155]*1000000" office:value-type="float" office:value="0.000263796155338807">
            <text:p>0.0002637962</text:p>
          </table:table-cell>
          <table:table-cell office:value-type="float" office:value="7210137">
            <text:p>7.21E+006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table:formula="of:=4.135667516E-015*299792458/([.$A156]*1000)" office:value-type="float" office:value="0.000000000269530854367912">
            <text:p>2.69530854367912E-010</text:p>
          </table:table-cell>
          <table:table-cell table:formula="of:=[.$B156]*1000000" office:value-type="float" office:value="0.000269530854367912">
            <text:p>0.0002695309</text:p>
          </table:table-cell>
          <table:table-cell office:value-type="float" office:value="6660248">
            <text:p>6.66E+00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table:formula="of:=4.135667516E-015*299792458/([.$A157]*1000)" office:value-type="float" office:value="0.000000000275520428909421">
            <text:p>2.75520428909421E-010</text:p>
          </table:table-cell>
          <table:table-cell table:formula="of:=[.$B157]*1000000" office:value-type="float" office:value="0.000275520428909421">
            <text:p>0.0002755204</text:p>
          </table:table-cell>
          <table:table-cell office:value-type="float" office:value="6157814">
            <text:p>6.16E+006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table:formula="of:=4.135667516E-015*299792458/([.$A158]*1000)" office:value-type="float" office:value="0.000000000281782256839181">
            <text:p>2.81782256839181E-010</text:p>
          </table:table-cell>
          <table:table-cell table:formula="of:=[.$B158]*1000000" office:value-type="float" office:value="0.000281782256839181">
            <text:p>0.0002817823</text:p>
          </table:table-cell>
          <table:table-cell office:value-type="float" office:value="5700544">
            <text:p>5.70E+006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table:formula="of:=4.135667516E-015*299792458/([.$A159]*1000)" office:value-type="float" office:value="0.000000000288335332579627">
            <text:p>2.88335332579627E-010</text:p>
          </table:table-cell>
          <table:table-cell table:formula="of:=[.$B159]*1000000" office:value-type="float" office:value="0.000288335332579627">
            <text:p>0.0002883353</text:p>
          </table:table-cell>
          <table:table-cell office:value-type="float" office:value="5278091">
            <text:p>5.28E+006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table:formula="of:=4.135667516E-015*299792458/([.$A160]*1000)" office:value-type="float" office:value="0.000000000295200459545808">
            <text:p>2.95200459545808E-010</text:p>
          </table:table-cell>
          <table:table-cell table:formula="of:=[.$B160]*1000000" office:value-type="float" office:value="0.000295200459545808">
            <text:p>0.0002952005</text:p>
          </table:table-cell>
          <table:table-cell office:value-type="float" office:value="4891741">
            <text:p>4.89E+006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table:formula="of:=4.135667516E-015*299792458/([.$A161]*1000)" office:value-type="float" office:value="0.000000000302400470754243">
            <text:p>3.02400470754243E-010</text:p>
          </table:table-cell>
          <table:table-cell table:formula="of:=[.$B161]*1000000" office:value-type="float" office:value="0.000302400470754243">
            <text:p>0.0003024005</text:p>
          </table:table-cell>
          <table:table-cell office:value-type="float" office:value="4538277">
            <text:p>4.54E+00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4.135667516E-015*299792458/([.$A162]*1000)" office:value-type="float" office:value="0.000000000309960482523099">
            <text:p>3.09960482523099E-010</text:p>
          </table:table-cell>
          <table:table-cell table:formula="of:=[.$B162]*1000000" office:value-type="float" office:value="0.000309960482523099">
            <text:p>0.0003099605</text:p>
          </table:table-cell>
          <table:table-cell office:value-type="float" office:value="4216245">
            <text:p>4.22E+006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table:formula="of:=4.135667516E-015*299792458/([.$A163]*1000)" office:value-type="float" office:value="0.000000000317908187203178">
            <text:p>3.17908187203178E-010</text:p>
          </table:table-cell>
          <table:table-cell table:formula="of:=[.$B163]*1000000" office:value-type="float" office:value="0.000317908187203178">
            <text:p>0.0003179082</text:p>
          </table:table-cell>
          <table:table-cell office:value-type="float" office:value="3413906">
            <text:p>3.41E+006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table:formula="of:=4.135667516E-015*299792458/([.$A164]*1000)" office:value-type="float" office:value="0.000000000326274192129577">
            <text:p>3.26274192129577E-010</text:p>
          </table:table-cell>
          <table:table-cell table:formula="of:=[.$B164]*1000000" office:value-type="float" office:value="0.000326274192129577">
            <text:p>0.0003262742</text:p>
          </table:table-cell>
          <table:table-cell office:value-type="float" office:value="2770043">
            <text:p>2.77E+006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table:formula="of:=4.135667516E-015*299792458/([.$A165]*1000)" office:value-type="float" office:value="0.000000000335092413538485">
            <text:p>3.35092413538485E-010</text:p>
          </table:table-cell>
          <table:table-cell table:formula="of:=[.$B165]*1000000" office:value-type="float" office:value="0.000335092413538485">
            <text:p>0.0003350924</text:p>
          </table:table-cell>
          <table:table-cell office:value-type="float" office:value="2252332">
            <text:p>2.25E+006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table:formula="of:=4.135667516E-015*299792458/([.$A166]*1000)" office:value-type="float" office:value="0.000000000344400536136776">
            <text:p>3.44400536136776E-010</text:p>
          </table:table-cell>
          <table:table-cell table:formula="of:=[.$B166]*1000000" office:value-type="float" office:value="0.000344400536136776">
            <text:p>0.0003444005</text:p>
          </table:table-cell>
          <table:table-cell office:value-type="float" office:value="1837483">
            <text:p>1.84E+0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table:formula="of:=4.135667516E-015*299792458/([.$A167]*1000)" office:value-type="float" office:value="0.00000000035424055145497">
            <text:p>3.5424055145497E-010</text:p>
          </table:table-cell>
          <table:table-cell table:formula="of:=[.$B167]*1000000" office:value-type="float" office:value="0.00035424055145497">
            <text:p>0.0003542406</text:p>
          </table:table-cell>
          <table:table-cell office:value-type="float" office:value="1498385">
            <text:p>1.50E+006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formula="of:=4.135667516E-015*299792458/([.$A168]*1000)" office:value-type="float" office:value="0.000000000364659391203645">
            <text:p>3.64659391203645E-010</text:p>
          </table:table-cell>
          <table:table-cell table:formula="of:=[.$B168]*1000000" office:value-type="float" office:value="0.000364659391203645">
            <text:p>0.0003646594</text:p>
          </table:table-cell>
          <table:table-cell office:value-type="float" office:value="1225583">
            <text:p>1.23E+006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table:formula="of:=4.135667516E-015*299792458/([.$A169]*1000)" office:value-type="float" office:value="0.000000000375709675785574">
            <text:p>3.75709675785574E-010</text:p>
          </table:table-cell>
          <table:table-cell table:formula="of:=[.$B169]*1000000" office:value-type="float" office:value="0.000375709675785574">
            <text:p>0.0003757097</text:p>
          </table:table-cell>
          <table:table-cell office:value-type="float" office:value="1004628">
            <text:p>1.00E+006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table:formula="of:=4.135667516E-015*299792458/([.$A170]*1000)" office:value-type="float" office:value="0.000000000387450603153873">
            <text:p>3.87450603153873E-010</text:p>
          </table:table-cell>
          <table:table-cell table:formula="of:=[.$B170]*1000000" office:value-type="float" office:value="0.000387450603153873">
            <text:p>0.0003874506</text:p>
          </table:table-cell>
          <table:table-cell table:style-name="Default" office:value-type="float" office:value="825576.1">
            <text:p>825576.1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table:formula="of:=4.135667516E-015*299792458/([.$A171]*1000)" office:value-type="float" office:value="0.000000000399949009707224">
            <text:p>3.99949009707224E-010</text:p>
          </table:table-cell>
          <table:table-cell table:formula="of:=[.$B171]*1000000" office:value-type="float" office:value="0.000399949009707224">
            <text:p>0.000399949</text:p>
          </table:table-cell>
          <table:table-cell table:style-name="Default" office:value-type="float" office:value="679453.1">
            <text:p>679453.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4.135667516E-015*299792458/([.$A172]*1000)" office:value-type="float" office:value="0.000000000413280643364131">
            <text:p>4.13280643364131E-010</text:p>
          </table:table-cell>
          <table:table-cell table:formula="of:=[.$B172]*1000000" office:value-type="float" office:value="0.000413280643364131">
            <text:p>0.0004132806</text:p>
          </table:table-cell>
          <table:table-cell table:style-name="Default" office:value-type="float" office:value="560479.9">
            <text:p>560479.9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table:formula="of:=4.135667516E-015*299792458/([.$A173]*1000)" office:value-type="float" office:value="0.00000000042753170003186">
            <text:p>4.2753170003186E-010</text:p>
          </table:table-cell>
          <table:table-cell table:formula="of:=[.$B173]*1000000" office:value-type="float" office:value="0.00042753170003186">
            <text:p>0.0004275317</text:p>
          </table:table-cell>
          <table:table-cell table:style-name="Default" office:value-type="float" office:value="226014.5">
            <text:p>226014.5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table:formula="of:=4.135667516E-015*299792458/([.$A174]*1000)" office:value-type="float" office:value="0.000000000442800689318712">
            <text:p>4.42800689318712E-010</text:p>
          </table:table-cell>
          <table:table-cell table:formula="of:=[.$B174]*1000000" office:value-type="float" office:value="0.000442800689318712">
            <text:p>0.0004428007</text:p>
          </table:table-cell>
          <table:table-cell table:style-name="Default" office:value-type="float" office:value="91650.4">
            <text:p>91650.4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4.135667516E-015*299792458/([.$A175]*1000)" office:value-type="float" office:value="0.000000000459200714849035">
            <text:p>4.59200714849035E-010</text:p>
          </table:table-cell>
          <table:table-cell table:formula="of:=[.$B175]*1000000" office:value-type="float" office:value="0.000459200714849035">
            <text:p>0.0004592007</text:p>
          </table:table-cell>
          <table:table-cell table:style-name="Default" office:value-type="float" office:value="37330.23">
            <text:p>37330.23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formula="of:=4.135667516E-015*299792458/([.$A176]*1000)" office:value-type="float" office:value="0.000000000476862280804767">
            <text:p>4.76862280804767E-010</text:p>
          </table:table-cell>
          <table:table-cell table:formula="of:=[.$B176]*1000000" office:value-type="float" office:value="0.000476862280804767">
            <text:p>0.0004768623</text:p>
          </table:table-cell>
          <table:table-cell table:style-name="Default" office:value-type="float" office:value="15281.35">
            <text:p>15281.3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4.135667516E-015*299792458/([.$A177]*1000)" office:value-type="float" office:value="0.000000000495936772036958">
            <text:p>4.95936772036958E-010</text:p>
          </table:table-cell>
          <table:table-cell table:formula="of:=[.$B177]*1000000" office:value-type="float" office:value="0.000495936772036958">
            <text:p>0.0004959368</text:p>
          </table:table-cell>
          <table:table-cell table:style-name="Default" office:value-type="float" office:value="6286.244">
            <text:p>6286.244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table:formula="of:=4.135667516E-015*299792458/([.$A178]*1000)" office:value-type="float" office:value="0.000000000516600804205164">
            <text:p>5.16600804205164E-010</text:p>
          </table:table-cell>
          <table:table-cell table:formula="of:=[.$B178]*1000000" office:value-type="float" office:value="0.000516600804205164">
            <text:p>0.0005166008</text:p>
          </table:table-cell>
          <table:table-cell table:style-name="Default" office:value-type="float" office:value="2598.935">
            <text:p>2598.935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table:formula="of:=4.135667516E-015*299792458/([.$A179]*1000)" office:value-type="float" office:value="0.000000000539061708735824">
            <text:p>5.39061708735824E-010</text:p>
          </table:table-cell>
          <table:table-cell table:formula="of:=[.$B179]*1000000" office:value-type="float" office:value="0.000539061708735824">
            <text:p>0.0005390617</text:p>
          </table:table-cell>
          <table:table-cell table:style-name="Default" office:value-type="float" office:value="1078.977">
            <text:p>1078.977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formula="of:=4.135667516E-015*299792458/([.$A180]*1000)" office:value-type="float" office:value="0.000000000563564513678361">
            <text:p>5.63564513678361E-010</text:p>
          </table:table-cell>
          <table:table-cell table:formula="of:=[.$B180]*1000000" office:value-type="float" office:value="0.000563564513678361">
            <text:p>0.0005635645</text:p>
          </table:table-cell>
          <table:table-cell table:style-name="Default" office:value-type="float" office:value="450.1152">
            <text:p>450.1152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table:formula="of:=4.135667516E-015*299792458/([.$A181]*1000)" office:value-type="float" office:value="0.000000000590400919091616">
            <text:p>5.90400919091616E-010</text:p>
          </table:table-cell>
          <table:table-cell table:formula="of:=[.$B181]*1000000" office:value-type="float" office:value="0.000590400919091616">
            <text:p>0.0005904009</text:p>
          </table:table-cell>
          <table:table-cell table:style-name="Default" office:value-type="float" office:value="188.6931">
            <text:p>188.6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4.135667516E-015*299792458/([.$A182]*1000)" office:value-type="float" office:value="0.000000000619920965046197">
            <text:p>6.19920965046197E-010</text:p>
          </table:table-cell>
          <table:table-cell table:formula="of:=[.$B182]*1000000" office:value-type="float" office:value="0.000619920965046197">
            <text:p>0.000619921</text:p>
          </table:table-cell>
          <table:table-cell table:style-name="Default" office:value-type="float" office:value="79.50223">
            <text:p>79.50223</text:p>
          </table:table-cell>
        </table:table-row>
      </table:table>
      <table:table table:name="30kVp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>
            <text:p>Energy[keV]</text:p>
          </table:table-cell>
          <table:table-cell office:value-type="string">
            <text:p>Wavelength (m)</text:p>
          </table:table-cell>
          <table:table-cell office:value-type="string">
            <text:p>Wavelength (um)</text:p>
          </table:table-cell>
          <table:table-cell table:style-name="Default" office:value-type="string">
            <text:p>Count [keVcm^2mAs]^-1 at 1 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4.135667516E-015*299792458/([.$A2]*1000)" office:value-type="float" office:value="0.0000000000413280643364132">
            <text:p>4.13280643364132E-011</text:p>
          </table:table-cell>
          <table:table-cell table:formula="of:=[.$B2]*1000000" office:value-type="float" office:value="0.0000413280643364131">
            <text:p>4.13280643364131E-00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9.9">
            <text:p>29.9</text:p>
          </table:table-cell>
          <table:table-cell table:formula="of:=4.135667516E-015*299792458/([.$A3]*1000)" office:value-type="float" office:value="0.0000000000414662852873711">
            <text:p>4.14662852873711E-011</text:p>
          </table:table-cell>
          <table:table-cell table:formula="of:=[.$B3]*1000000" office:value-type="float" office:value="0.000041466285287371">
            <text:p>4.1466285287371E-005</text:p>
          </table:table-cell>
          <table:table-cell table:style-name="Default" office:value-type="float" office:value="69214.31">
            <text:p>69214.31</text:p>
          </table:table-cell>
        </table:table-row>
        <table:table-row table:style-name="ro1">
          <table:table-cell office:value-type="float" office:value="29.8">
            <text:p>29.8</text:p>
          </table:table-cell>
          <table:table-cell table:formula="of:=4.135667516E-015*299792458/([.$A4]*1000)" office:value-type="float" office:value="0.0000000000416054338957179">
            <text:p>4.16054338957179E-011</text:p>
          </table:table-cell>
          <table:table-cell table:formula="of:=[.$B4]*1000000" office:value-type="float" office:value="0.0000416054338957179">
            <text:p>4.16054338957179E-005</text:p>
          </table:table-cell>
          <table:table-cell table:style-name="Default" office:value-type="float" office:value="139343.9">
            <text:p>139343.9</text:p>
          </table:table-cell>
        </table:table-row>
        <table:table-row table:style-name="ro1">
          <table:table-cell office:value-type="float" office:value="29.7">
            <text:p>29.7</text:p>
          </table:table-cell>
          <table:table-cell table:formula="of:=4.135667516E-015*299792458/([.$A5]*1000)" office:value-type="float" office:value="0.0000000000417455195317304">
            <text:p>4.17455195317304E-011</text:p>
          </table:table-cell>
          <table:table-cell table:formula="of:=[.$B5]*1000000" office:value-type="float" office:value="0.0000417455195317304">
            <text:p>4.17455195317304E-005</text:p>
          </table:table-cell>
          <table:table-cell table:style-name="Default" office:value-type="float" office:value="210402.6">
            <text:p>210402.6</text:p>
          </table:table-cell>
        </table:table-row>
        <table:table-row table:style-name="ro1">
          <table:table-cell office:value-type="float" office:value="29.6">
            <text:p>29.6</text:p>
          </table:table-cell>
          <table:table-cell table:formula="of:=4.135667516E-015*299792458/([.$A6]*1000)" office:value-type="float" office:value="0.0000000000418865516923106">
            <text:p>4.18865516923106E-011</text:p>
          </table:table-cell>
          <table:table-cell table:formula="of:=[.$B6]*1000000" office:value-type="float" office:value="0.0000418865516923106">
            <text:p>4.18865516923106E-005</text:p>
          </table:table-cell>
          <table:table-cell table:style-name="Default" office:value-type="float" office:value="282404.5">
            <text:p>282404.5</text:p>
          </table:table-cell>
        </table:table-row>
        <table:table-row table:style-name="ro1">
          <table:table-cell office:value-type="float" office:value="29.5">
            <text:p>29.5</text:p>
          </table:table-cell>
          <table:table-cell table:formula="of:=4.135667516E-015*299792458/([.$A7]*1000)" office:value-type="float" office:value="0.000000000042028540003132">
            <text:p>4.2028540003132E-011</text:p>
          </table:table-cell>
          <table:table-cell table:formula="of:=[.$B7]*1000000" office:value-type="float" office:value="0.000042028540003132">
            <text:p>4.2028540003132E-005</text:p>
          </table:table-cell>
          <table:table-cell table:style-name="Default" office:value-type="float" office:value="355363.9">
            <text:p>355363.9</text:p>
          </table:table-cell>
        </table:table-row>
        <table:table-row table:style-name="ro1">
          <table:table-cell office:value-type="float" office:value="29.4">
            <text:p>29.4</text:p>
          </table:table-cell>
          <table:table-cell table:formula="of:=4.135667516E-015*299792458/([.$A8]*1000)" office:value-type="float" office:value="0.0000000000421714942208298">
            <text:p>4.21714942208298E-011</text:p>
          </table:table-cell>
          <table:table-cell table:formula="of:=[.$B8]*1000000" office:value-type="float" office:value="0.0000421714942208297">
            <text:p>4.21714942208297E-005</text:p>
          </table:table-cell>
          <table:table-cell table:style-name="Default" office:value-type="float" office:value="424959.1">
            <text:p>424959.1</text:p>
          </table:table-cell>
        </table:table-row>
        <table:table-row table:style-name="ro1">
          <table:table-cell office:value-type="float" office:value="29.3">
            <text:p>29.3</text:p>
          </table:table-cell>
          <table:table-cell table:formula="of:=4.135667516E-015*299792458/([.$A9]*1000)" office:value-type="float" office:value="0.0000000000423154242352353">
            <text:p>4.23154242352353E-011</text:p>
          </table:table-cell>
          <table:table-cell table:formula="of:=[.$B9]*1000000" office:value-type="float" office:value="0.0000423154242352353">
            <text:p>4.23154242352353E-005</text:p>
          </table:table-cell>
          <table:table-cell table:style-name="Default" office:value-type="float" office:value="458950.5">
            <text:p>458950.5</text:p>
          </table:table-cell>
        </table:table-row>
        <table:table-row table:style-name="ro1">
          <table:table-cell office:value-type="float" office:value="29.2">
            <text:p>29.2</text:p>
          </table:table-cell>
          <table:table-cell table:formula="of:=4.135667516E-015*299792458/([.$A10]*1000)" office:value-type="float" office:value="0.0000000000424603400716573">
            <text:p>4.24603400716573E-011</text:p>
          </table:table-cell>
          <table:table-cell table:formula="of:=[.$B10]*1000000" office:value-type="float" office:value="0.0000424603400716573">
            <text:p>4.24603400716573E-005</text:p>
          </table:table-cell>
          <table:table-cell table:style-name="Default" office:value-type="float" office:value="493387.3">
            <text:p>493387.3</text:p>
          </table:table-cell>
        </table:table-row>
        <table:table-row table:style-name="ro1">
          <table:table-cell office:value-type="float" office:value="29.1">
            <text:p>29.1</text:p>
          </table:table-cell>
          <table:table-cell table:formula="of:=4.135667516E-015*299792458/([.$A11]*1000)" office:value-type="float" office:value="0.0000000000426062518932094">
            <text:p>4.26062518932094E-011</text:p>
          </table:table-cell>
          <table:table-cell table:formula="of:=[.$B11]*1000000" office:value-type="float" office:value="0.0000426062518932094">
            <text:p>4.26062518932094E-005</text:p>
          </table:table-cell>
          <table:table-cell table:style-name="Default" office:value-type="float" office:value="528276.4">
            <text:p>528276.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4.135667516E-015*299792458/([.$A12]*1000)" office:value-type="float" office:value="0.000000000042753170003186">
            <text:p>4.2753170003186E-011</text:p>
          </table:table-cell>
          <table:table-cell table:formula="of:=[.$B12]*1000000" office:value-type="float" office:value="0.000042753170003186">
            <text:p>4.2753170003186E-005</text:p>
          </table:table-cell>
          <table:table-cell table:style-name="Default" office:value-type="float" office:value="563624.6">
            <text:p>563624.6</text:p>
          </table:table-cell>
        </table:table-row>
        <table:table-row table:style-name="ro1">
          <table:table-cell office:value-type="float" office:value="28.9">
            <text:p>28.9</text:p>
          </table:table-cell>
          <table:table-cell table:formula="of:=4.135667516E-015*299792458/([.$A13]*1000)" office:value-type="float" office:value="0.0000000000429011048474877">
            <text:p>4.29011048474877E-011</text:p>
          </table:table-cell>
          <table:table-cell table:formula="of:=[.$B13]*1000000" office:value-type="float" office:value="0.0000429011048474877">
            <text:p>4.29011048474877E-005</text:p>
          </table:table-cell>
          <table:table-cell table:style-name="Default" office:value-type="float" office:value="599429.7">
            <text:p>599429.7</text:p>
          </table:table-cell>
        </table:table-row>
        <table:table-row table:style-name="ro1">
          <table:table-cell office:value-type="float" office:value="28.8">
            <text:p>28.8</text:p>
          </table:table-cell>
          <table:table-cell table:formula="of:=4.135667516E-015*299792458/([.$A14]*1000)" office:value-type="float" office:value="0.000000000043050067017097">
            <text:p>4.3050067017097E-011</text:p>
          </table:table-cell>
          <table:table-cell table:formula="of:=[.$B14]*1000000" office:value-type="float" office:value="0.000043050067017097">
            <text:p>4.3050067017097E-005</text:p>
          </table:table-cell>
          <table:table-cell table:style-name="Default" office:value-type="float" office:value="635706.6">
            <text:p>635706.6</text:p>
          </table:table-cell>
        </table:table-row>
        <table:table-row table:style-name="ro1">
          <table:table-cell office:value-type="float" office:value="28.7">
            <text:p>28.7</text:p>
          </table:table-cell>
          <table:table-cell table:formula="of:=4.135667516E-015*299792458/([.$A15]*1000)" office:value-type="float" office:value="0.0000000000432000672506061">
            <text:p>4.32000672506061E-011</text:p>
          </table:table-cell>
          <table:table-cell table:formula="of:=[.$B15]*1000000" office:value-type="float" office:value="0.0000432000672506061">
            <text:p>4.32000672506061E-005</text:p>
          </table:table-cell>
          <table:table-cell table:style-name="Default" office:value-type="float" office:value="674479.5">
            <text:p>674479.5</text:p>
          </table:table-cell>
        </table:table-row>
        <table:table-row table:style-name="ro1">
          <table:table-cell office:value-type="float" office:value="28.6">
            <text:p>28.6</text:p>
          </table:table-cell>
          <table:table-cell table:formula="of:=4.135667516E-015*299792458/([.$A16]*1000)" office:value-type="float" office:value="0.000000000043351116436797">
            <text:p>4.3351116436797E-011</text:p>
          </table:table-cell>
          <table:table-cell table:formula="of:=[.$B16]*1000000" office:value-type="float" office:value="0.000043351116436797">
            <text:p>4.3351116436797E-005</text:p>
          </table:table-cell>
          <table:table-cell table:style-name="Default" office:value-type="float" office:value="710481.2">
            <text:p>710481.2</text:p>
          </table:table-cell>
        </table:table-row>
        <table:table-row table:style-name="ro1">
          <table:table-cell office:value-type="float" office:value="28.5">
            <text:p>28.5</text:p>
          </table:table-cell>
          <table:table-cell table:formula="of:=4.135667516E-015*299792458/([.$A17]*1000)" office:value-type="float" office:value="0.000000000043503225617277">
            <text:p>4.3503225617277E-011</text:p>
          </table:table-cell>
          <table:table-cell table:formula="of:=[.$B17]*1000000" office:value-type="float" office:value="0.000043503225617277">
            <text:p>4.3503225617277E-005</text:p>
          </table:table-cell>
          <table:table-cell table:style-name="Default" office:value-type="float" office:value="746955.3">
            <text:p>746955.3</text:p>
          </table:table-cell>
        </table:table-row>
        <table:table-row table:style-name="ro1">
          <table:table-cell office:value-type="float" office:value="28.4">
            <text:p>28.4</text:p>
          </table:table-cell>
          <table:table-cell table:formula="of:=4.135667516E-015*299792458/([.$A18]*1000)" office:value-type="float" office:value="0.0000000000436564059891688">
            <text:p>4.36564059891688E-011</text:p>
          </table:table-cell>
          <table:table-cell table:formula="of:=[.$B18]*1000000" office:value-type="float" office:value="0.0000436564059891688">
            <text:p>4.36564059891688E-005</text:p>
          </table:table-cell>
          <table:table-cell table:style-name="Default" office:value-type="float" office:value="783909">
            <text:p>783909</text:p>
          </table:table-cell>
        </table:table-row>
        <table:table-row table:style-name="ro1">
          <table:table-cell office:value-type="float" office:value="28.3">
            <text:p>28.3</text:p>
          </table:table-cell>
          <table:table-cell table:formula="of:=4.135667516E-015*299792458/([.$A19]*1000)" office:value-type="float" office:value="0.0000000000438106689078585">
            <text:p>4.38106689078585E-011</text:p>
          </table:table-cell>
          <table:table-cell table:formula="of:=[.$B19]*1000000" office:value-type="float" office:value="0.0000438106689078585">
            <text:p>4.38106689078585E-005</text:p>
          </table:table-cell>
          <table:table-cell table:style-name="Default" office:value-type="float" office:value="821349.8">
            <text:p>821349.8</text:p>
          </table:table-cell>
        </table:table-row>
        <table:table-row table:style-name="ro1">
          <table:table-cell office:value-type="float" office:value="28.2">
            <text:p>28.2</text:p>
          </table:table-cell>
          <table:table-cell table:formula="of:=4.135667516E-015*299792458/([.$A20]*1000)" office:value-type="float" office:value="0.0000000000439660258898012">
            <text:p>4.39660258898012E-011</text:p>
          </table:table-cell>
          <table:table-cell table:formula="of:=[.$B20]*1000000" office:value-type="float" office:value="0.0000439660258898012">
            <text:p>0.000043966</text:p>
          </table:table-cell>
          <table:table-cell table:style-name="Default" office:value-type="float" office:value="857142.2">
            <text:p>857142.2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table:formula="of:=4.135667516E-015*299792458/([.$A21]*1000)" office:value-type="float" office:value="0.0000000000441224886153877">
            <text:p>4.41224886153877E-011</text:p>
          </table:table-cell>
          <table:table-cell table:formula="of:=[.$B21]*1000000" office:value-type="float" office:value="0.0000441224886153877">
            <text:p>4.41224886153877E-005</text:p>
          </table:table-cell>
          <table:table-cell table:style-name="Default" office:value-type="float" office:value="889606.9">
            <text:p>889606.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4.135667516E-015*299792458/([.$A22]*1000)" office:value-type="float" office:value="0.0000000000442800689318712">
            <text:p>4.42800689318712E-011</text:p>
          </table:table-cell>
          <table:table-cell table:formula="of:=[.$B22]*1000000" office:value-type="float" office:value="0.0000442800689318712">
            <text:p>4.42800689318712E-005</text:p>
          </table:table-cell>
          <table:table-cell table:style-name="Default" office:value-type="float" office:value="925647.3">
            <text:p>925647.3</text:p>
          </table:table-cell>
        </table:table-row>
        <table:table-row table:style-name="ro1">
          <table:table-cell office:value-type="float" office:value="27.9">
            <text:p>27.9</text:p>
          </table:table-cell>
          <table:table-cell table:formula="of:=4.135667516E-015*299792458/([.$A23]*1000)" office:value-type="float" office:value="0.0000000000444387788563582">
            <text:p>4.44387788563582E-011</text:p>
          </table:table-cell>
          <table:table-cell table:formula="of:=[.$B23]*1000000" office:value-type="float" office:value="0.0000444387788563582">
            <text:p>4.44387788563582E-005</text:p>
          </table:table-cell>
          <table:table-cell table:style-name="Default" office:value-type="float" office:value="959257.2">
            <text:p>959257.2</text:p>
          </table:table-cell>
        </table:table-row>
        <table:table-row table:style-name="ro1">
          <table:table-cell office:value-type="float" office:value="27.8">
            <text:p>27.8</text:p>
          </table:table-cell>
          <table:table-cell table:formula="of:=4.135667516E-015*299792458/([.$A24]*1000)" office:value-type="float" office:value="0.0000000000445986305788631">
            <text:p>4.45986305788631E-011</text:p>
          </table:table-cell>
          <table:table-cell table:formula="of:=[.$B24]*1000000" office:value-type="float" office:value="0.0000445986305788631">
            <text:p>4.45986305788631E-005</text:p>
          </table:table-cell>
          <table:table-cell table:style-name="Default" office:value-type="float" office:value="993308.1">
            <text:p>993308.1</text:p>
          </table:table-cell>
        </table:table-row>
        <table:table-row table:style-name="ro1">
          <table:table-cell office:value-type="float" office:value="27.7">
            <text:p>27.7</text:p>
          </table:table-cell>
          <table:table-cell table:formula="of:=4.135667516E-015*299792458/([.$A25]*1000)" office:value-type="float" office:value="0.0000000000447596364654294">
            <text:p>4.47596364654294E-011</text:p>
          </table:table-cell>
          <table:table-cell table:formula="of:=[.$B25]*1000000" office:value-type="float" office:value="0.0000447596364654294">
            <text:p>4.47596364654294E-005</text:p>
          </table:table-cell>
          <table:table-cell office:value-type="float" office:value="1027807">
            <text:p>1.03E+006</text:p>
          </table:table-cell>
        </table:table-row>
        <table:table-row table:style-name="ro1">
          <table:table-cell office:value-type="float" office:value="27.6">
            <text:p>27.6</text:p>
          </table:table-cell>
          <table:table-cell table:formula="of:=4.135667516E-015*299792458/([.$A26]*1000)" office:value-type="float" office:value="0.0000000000449218090613186">
            <text:p>4.49218090613186E-011</text:p>
          </table:table-cell>
          <table:table-cell table:formula="of:=[.$B26]*1000000" office:value-type="float" office:value="0.0000449218090613186">
            <text:p>4.49218090613186E-005</text:p>
          </table:table-cell>
          <table:table-cell office:value-type="float" office:value="1060829">
            <text:p>1.06E+006</text:p>
          </table:table-cell>
        </table:table-row>
        <table:table-row table:style-name="ro1">
          <table:table-cell office:value-type="float" office:value="27.5">
            <text:p>27.5</text:p>
          </table:table-cell>
          <table:table-cell table:formula="of:=4.135667516E-015*299792458/([.$A27]*1000)" office:value-type="float" office:value="0.0000000000450851610942689">
            <text:p>4.50851610942689E-011</text:p>
          </table:table-cell>
          <table:table-cell table:formula="of:=[.$B27]*1000000" office:value-type="float" office:value="0.0000450851610942689">
            <text:p>4.50851610942689E-005</text:p>
          </table:table-cell>
          <table:table-cell office:value-type="float" office:value="1095989">
            <text:p>1.10E+006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table:formula="of:=4.135667516E-015*299792458/([.$A28]*1000)" office:value-type="float" office:value="0.0000000000452497054778246">
            <text:p>4.52497054778246E-011</text:p>
          </table:table-cell>
          <table:table-cell table:formula="of:=[.$B28]*1000000" office:value-type="float" office:value="0.0000452497054778246">
            <text:p>4.52497054778246E-005</text:p>
          </table:table-cell>
          <table:table-cell office:value-type="float" office:value="1128962">
            <text:p>1.13E+006</text:p>
          </table:table-cell>
        </table:table-row>
        <table:table-row table:style-name="ro1">
          <table:table-cell office:value-type="float" office:value="27.3">
            <text:p>27.3</text:p>
          </table:table-cell>
          <table:table-cell table:formula="of:=4.135667516E-015*299792458/([.$A29]*1000)" office:value-type="float" office:value="0.0000000000454154553147397">
            <text:p>4.54154553147397E-011</text:p>
          </table:table-cell>
          <table:table-cell table:formula="of:=[.$B29]*1000000" office:value-type="float" office:value="0.0000454154553147397">
            <text:p>4.54154553147397E-005</text:p>
          </table:table-cell>
          <table:table-cell office:value-type="float" office:value="1162369">
            <text:p>1.16E+006</text:p>
          </table:table-cell>
        </table:table-row>
        <table:table-row table:style-name="ro1">
          <table:table-cell office:value-type="float" office:value="27.2">
            <text:p>27.2</text:p>
          </table:table-cell>
          <table:table-cell table:formula="of:=4.135667516E-015*299792458/([.$A30]*1000)" office:value-type="float" office:value="0.0000000000455824239004557">
            <text:p>4.55824239004557E-011</text:p>
          </table:table-cell>
          <table:table-cell table:formula="of:=[.$B30]*1000000" office:value-type="float" office:value="0.0000455824239004557">
            <text:p>4.55824239004557E-005</text:p>
          </table:table-cell>
          <table:table-cell office:value-type="float" office:value="1196216">
            <text:p>1.20E+006</text:p>
          </table:table-cell>
        </table:table-row>
        <table:table-row table:style-name="ro1">
          <table:table-cell office:value-type="float" office:value="27.1">
            <text:p>27.1</text:p>
          </table:table-cell>
          <table:table-cell table:formula="of:=4.135667516E-015*299792458/([.$A31]*1000)" office:value-type="float" office:value="0.0000000000457506247266566">
            <text:p>4.57506247266566E-011</text:p>
          </table:table-cell>
          <table:table-cell table:formula="of:=[.$B31]*1000000" office:value-type="float" office:value="0.0000457506247266566">
            <text:p>4.57506247266566E-005</text:p>
          </table:table-cell>
          <table:table-cell office:value-type="float" office:value="1230511">
            <text:p>1.23E+0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4.135667516E-015*299792458/([.$A32]*1000)" office:value-type="float" office:value="0.0000000000459200714849035">
            <text:p>4.59200714849035E-011</text:p>
          </table:table-cell>
          <table:table-cell table:formula="of:=[.$B32]*1000000" office:value-type="float" office:value="0.0000459200714849035">
            <text:p>4.59200714849035E-005</text:p>
          </table:table-cell>
          <table:table-cell office:value-type="float" office:value="1263373">
            <text:p>1.26E+006</text:p>
          </table:table-cell>
        </table:table-row>
        <table:table-row table:style-name="ro1">
          <table:table-cell office:value-type="float" office:value="26.9">
            <text:p>26.9</text:p>
          </table:table-cell>
          <table:table-cell table:formula="of:=4.135667516E-015*299792458/([.$A33]*1000)" office:value-type="float" office:value="0.0000000000460907780703492">
            <text:p>4.60907780703492E-011</text:p>
          </table:table-cell>
          <table:table-cell table:formula="of:=[.$B33]*1000000" office:value-type="float" office:value="0.0000460907780703492">
            <text:p>4.60907780703492E-005</text:p>
          </table:table-cell>
          <table:table-cell office:value-type="float" office:value="1298314">
            <text:p>1.30E+006</text:p>
          </table:table-cell>
        </table:table-row>
        <table:table-row table:style-name="ro1">
          <table:table-cell office:value-type="float" office:value="26.8">
            <text:p>26.8</text:p>
          </table:table-cell>
          <table:table-cell table:formula="of:=4.135667516E-015*299792458/([.$A34]*1000)" office:value-type="float" office:value="0.0000000000462627585855371">
            <text:p>4.62627585855371E-011</text:p>
          </table:table-cell>
          <table:table-cell table:formula="of:=[.$B34]*1000000" office:value-type="float" office:value="0.0000462627585855371">
            <text:p>4.62627585855371E-005</text:p>
          </table:table-cell>
          <table:table-cell office:value-type="float" office:value="1331334">
            <text:p>1.33E+006</text:p>
          </table:table-cell>
        </table:table-row>
        <table:table-row table:style-name="ro1">
          <table:table-cell office:value-type="float" office:value="26.7">
            <text:p>26.7</text:p>
          </table:table-cell>
          <table:table-cell table:formula="of:=4.135667516E-015*299792458/([.$A35]*1000)" office:value-type="float" office:value="0.0000000000464360273442844">
            <text:p>4.64360273442844E-011</text:p>
          </table:table-cell>
          <table:table-cell table:formula="of:=[.$B35]*1000000" office:value-type="float" office:value="0.0000464360273442844">
            <text:p>0.000046436</text:p>
          </table:table-cell>
          <table:table-cell office:value-type="float" office:value="1364788">
            <text:p>1.36E+006</text:p>
          </table:table-cell>
        </table:table-row>
        <table:table-row table:style-name="ro1">
          <table:table-cell office:value-type="float" office:value="26.6">
            <text:p>26.6</text:p>
          </table:table-cell>
          <table:table-cell table:formula="of:=4.135667516E-015*299792458/([.$A36]*1000)" office:value-type="float" office:value="0.0000000000466105988756539">
            <text:p>4.66105988756539E-011</text:p>
          </table:table-cell>
          <table:table-cell table:formula="of:=[.$B36]*1000000" office:value-type="float" office:value="0.0000466105988756539">
            <text:p>4.66105988756539E-005</text:p>
          </table:table-cell>
          <table:table-cell office:value-type="float" office:value="1398684">
            <text:p>1.40E+006</text:p>
          </table:table-cell>
        </table:table-row>
        <table:table-row table:style-name="ro1">
          <table:table-cell office:value-type="float" office:value="26.5">
            <text:p>26.5</text:p>
          </table:table-cell>
          <table:table-cell table:formula="of:=4.135667516E-015*299792458/([.$A37]*1000)" office:value-type="float" office:value="0.0000000000467864879280149">
            <text:p>4.67864879280149E-011</text:p>
          </table:table-cell>
          <table:table-cell table:formula="of:=[.$B37]*1000000" office:value-type="float" office:value="0.0000467864879280149">
            <text:p>4.67864879280149E-005</text:p>
          </table:table-cell>
          <table:table-cell office:value-type="float" office:value="1433029">
            <text:p>1.43E+006</text:p>
          </table:table-cell>
        </table:table-row>
        <table:table-row table:style-name="ro1">
          <table:table-cell office:value-type="float" office:value="26.4">
            <text:p>26.4</text:p>
          </table:table-cell>
          <table:table-cell table:formula="of:=4.135667516E-015*299792458/([.$A38]*1000)" office:value-type="float" office:value="0.0000000000469637094731968">
            <text:p>4.69637094731968E-011</text:p>
          </table:table-cell>
          <table:table-cell table:formula="of:=[.$B38]*1000000" office:value-type="float" office:value="0.0000469637094731968">
            <text:p>4.69637094731968E-005</text:p>
          </table:table-cell>
          <table:table-cell office:value-type="float" office:value="1465969">
            <text:p>1.47E+006</text:p>
          </table:table-cell>
        </table:table-row>
        <table:table-row table:style-name="ro1">
          <table:table-cell office:value-type="float" office:value="26.3">
            <text:p>26.3</text:p>
          </table:table-cell>
          <table:table-cell table:formula="of:=4.135667516E-015*299792458/([.$A39]*1000)" office:value-type="float" office:value="0.0000000000471422787107374">
            <text:p>4.71422787107374E-011</text:p>
          </table:table-cell>
          <table:table-cell table:formula="of:=[.$B39]*1000000" office:value-type="float" office:value="0.0000471422787107374">
            <text:p>4.71422787107374E-005</text:p>
          </table:table-cell>
          <table:table-cell office:value-type="float" office:value="1501222">
            <text:p>1.50E+006</text:p>
          </table:table-cell>
        </table:table-row>
        <table:table-row table:style-name="ro1">
          <table:table-cell office:value-type="float" office:value="26.2">
            <text:p>26.2</text:p>
          </table:table-cell>
          <table:table-cell table:formula="of:=4.135667516E-015*299792458/([.$A40]*1000)" office:value-type="float" office:value="0.0000000000473222110722288">
            <text:p>4.73222110722288E-011</text:p>
          </table:table-cell>
          <table:table-cell table:formula="of:=[.$B40]*1000000" office:value-type="float" office:value="0.0000473222110722288">
            <text:p>4.73222110722288E-005</text:p>
          </table:table-cell>
          <table:table-cell office:value-type="float" office:value="1534623">
            <text:p>1.53E+006</text:p>
          </table:table-cell>
        </table:table-row>
        <table:table-row table:style-name="ro1">
          <table:table-cell office:value-type="float" office:value="26.1">
            <text:p>26.1</text:p>
          </table:table-cell>
          <table:table-cell table:formula="of:=4.135667516E-015*299792458/([.$A41]*1000)" office:value-type="float" office:value="0.0000000000475035222257622">
            <text:p>4.75035222257622E-011</text:p>
          </table:table-cell>
          <table:table-cell table:formula="of:=[.$B41]*1000000" office:value-type="float" office:value="0.0000475035222257622">
            <text:p>4.75035222257622E-005</text:p>
          </table:table-cell>
          <table:table-cell office:value-type="float" office:value="1568467">
            <text:p>1.57E+00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4.135667516E-015*299792458/([.$A42]*1000)" office:value-type="float" office:value="0.0000000000476862280804767">
            <text:p>4.76862280804767E-011</text:p>
          </table:table-cell>
          <table:table-cell table:formula="of:=[.$B42]*1000000" office:value-type="float" office:value="0.0000476862280804767">
            <text:p>4.76862280804767E-005</text:p>
          </table:table-cell>
          <table:table-cell office:value-type="float" office:value="1602761">
            <text:p>1.60E+006</text:p>
          </table:table-cell>
        </table:table-row>
        <table:table-row table:style-name="ro1">
          <table:table-cell office:value-type="float" office:value="25.9">
            <text:p>25.9</text:p>
          </table:table-cell>
          <table:table-cell table:formula="of:=4.135667516E-015*299792458/([.$A43]*1000)" office:value-type="float" office:value="0.0000000000478703447912121">
            <text:p>4.78703447912121E-011</text:p>
          </table:table-cell>
          <table:table-cell table:formula="of:=[.$B43]*1000000" office:value-type="float" office:value="0.0000478703447912121">
            <text:p>4.78703447912121E-005</text:p>
          </table:table-cell>
          <table:table-cell office:value-type="float" office:value="1637448">
            <text:p>1.64E+006</text:p>
          </table:table-cell>
        </table:table-row>
        <table:table-row table:style-name="ro1">
          <table:table-cell office:value-type="float" office:value="25.8">
            <text:p>25.8</text:p>
          </table:table-cell>
          <table:table-cell table:formula="of:=4.135667516E-015*299792458/([.$A44]*1000)" office:value-type="float" office:value="0.0000000000480558887632711">
            <text:p>4.80558887632711E-011</text:p>
          </table:table-cell>
          <table:table-cell table:formula="of:=[.$B44]*1000000" office:value-type="float" office:value="0.0000480558887632711">
            <text:p>4.80558887632711E-005</text:p>
          </table:table-cell>
          <table:table-cell office:value-type="float" office:value="1670747">
            <text:p>1.67E+006</text:p>
          </table:table-cell>
        </table:table-row>
        <table:table-row table:style-name="ro1">
          <table:table-cell office:value-type="float" office:value="25.7">
            <text:p>25.7</text:p>
          </table:table-cell>
          <table:table-cell table:formula="of:=4.135667516E-015*299792458/([.$A45]*1000)" office:value-type="float" office:value="0.0000000000482428766572916">
            <text:p>4.82428766572916E-011</text:p>
          </table:table-cell>
          <table:table-cell table:formula="of:=[.$B45]*1000000" office:value-type="float" office:value="0.0000482428766572916">
            <text:p>4.82428766572916E-005</text:p>
          </table:table-cell>
          <table:table-cell office:value-type="float" office:value="1706515">
            <text:p>1.71E+006</text:p>
          </table:table-cell>
        </table:table-row>
        <table:table-row table:style-name="ro1">
          <table:table-cell office:value-type="float" office:value="25.6">
            <text:p>25.6</text:p>
          </table:table-cell>
          <table:table-cell table:formula="of:=4.135667516E-015*299792458/([.$A46]*1000)" office:value-type="float" office:value="0.0000000000484313253942342">
            <text:p>4.84313253942342E-011</text:p>
          </table:table-cell>
          <table:table-cell table:formula="of:=[.$B46]*1000000" office:value-type="float" office:value="0.0000484313253942342">
            <text:p>4.84313253942342E-005</text:p>
          </table:table-cell>
          <table:table-cell office:value-type="float" office:value="1740480">
            <text:p>1.74E+006</text:p>
          </table:table-cell>
        </table:table-row>
        <table:table-row table:style-name="ro1">
          <table:table-cell office:value-type="float" office:value="25.5">
            <text:p>25.5</text:p>
          </table:table-cell>
          <table:table-cell table:formula="of:=4.135667516E-015*299792458/([.$A47]*1000)" office:value-type="float" office:value="0.0000000000486212521604861">
            <text:p>4.86212521604861E-011</text:p>
          </table:table-cell>
          <table:table-cell table:formula="of:=[.$B47]*1000000" office:value-type="float" office:value="0.0000486212521604861">
            <text:p>4.86212521604861E-005</text:p>
          </table:table-cell>
          <table:table-cell office:value-type="float" office:value="1774896">
            <text:p>1.77E+006</text:p>
          </table:table-cell>
        </table:table-row>
        <table:table-row table:style-name="ro1">
          <table:table-cell office:value-type="float" office:value="25.4">
            <text:p>25.4</text:p>
          </table:table-cell>
          <table:table-cell table:formula="of:=4.135667516E-015*299792458/([.$A48]*1000)" office:value-type="float" office:value="0.0000000000488126744130864">
            <text:p>4.88126744130864E-011</text:p>
          </table:table-cell>
          <table:table-cell table:formula="of:=[.$B48]*1000000" office:value-type="float" office:value="0.0000488126744130864">
            <text:p>4.88126744130864E-005</text:p>
          </table:table-cell>
          <table:table-cell office:value-type="float" office:value="1809770">
            <text:p>1.81E+006</text:p>
          </table:table-cell>
        </table:table-row>
        <table:table-row table:style-name="ro1">
          <table:table-cell office:value-type="float" office:value="25.3">
            <text:p>25.3</text:p>
          </table:table-cell>
          <table:table-cell table:formula="of:=4.135667516E-015*299792458/([.$A49]*1000)" office:value-type="float" office:value="0.0000000000490056098850749">
            <text:p>4.90056098850749E-011</text:p>
          </table:table-cell>
          <table:table-cell table:formula="of:=[.$B49]*1000000" office:value-type="float" office:value="0.0000490056098850749">
            <text:p>4.90056098850749E-005</text:p>
          </table:table-cell>
          <table:table-cell office:value-type="float" office:value="1845110">
            <text:p>1.85E+006</text:p>
          </table:table-cell>
        </table:table-row>
        <table:table-row table:style-name="ro1">
          <table:table-cell office:value-type="float" office:value="25.2">
            <text:p>25.2</text:p>
          </table:table-cell>
          <table:table-cell table:formula="of:=4.135667516E-015*299792458/([.$A50]*1000)" office:value-type="float" office:value="0.000000000049200076590968">
            <text:p>4.9200076590968E-011</text:p>
          </table:table-cell>
          <table:table-cell table:formula="of:=[.$B50]*1000000" office:value-type="float" office:value="0.000049200076590968">
            <text:p>4.9200076590968E-005</text:p>
          </table:table-cell>
          <table:table-cell office:value-type="float" office:value="1879073">
            <text:p>1.88E+006</text:p>
          </table:table-cell>
        </table:table-row>
        <table:table-row table:style-name="ro1">
          <table:table-cell office:value-type="float" office:value="25.1">
            <text:p>25.1</text:p>
          </table:table-cell>
          <table:table-cell table:formula="of:=4.135667516E-015*299792458/([.$A51]*1000)" office:value-type="float" office:value="0.0000000000493960928323663">
            <text:p>4.93960928323663E-011</text:p>
          </table:table-cell>
          <table:table-cell table:formula="of:=[.$B51]*1000000" office:value-type="float" office:value="0.0000493960928323663">
            <text:p>4.93960928323663E-005</text:p>
          </table:table-cell>
          <table:table-cell office:value-type="float" office:value="1915711">
            <text:p>1.92E+00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4.135667516E-015*299792458/([.$A52]*1000)" office:value-type="float" office:value="0.0000000000495936772036958">
            <text:p>4.95936772036958E-011</text:p>
          </table:table-cell>
          <table:table-cell table:formula="of:=[.$B52]*1000000" office:value-type="float" office:value="0.0000495936772036958">
            <text:p>4.95936772036958E-005</text:p>
          </table:table-cell>
          <table:table-cell office:value-type="float" office:value="1950582">
            <text:p>1.95E+006</text:p>
          </table:table-cell>
        </table:table-row>
        <table:table-row table:style-name="ro1">
          <table:table-cell office:value-type="float" office:value="24.9">
            <text:p>24.9</text:p>
          </table:table-cell>
          <table:table-cell table:formula="of:=4.135667516E-015*299792458/([.$A53]*1000)" office:value-type="float" office:value="0.0000000000497928485980881">
            <text:p>4.97928485980881E-011</text:p>
          </table:table-cell>
          <table:table-cell table:formula="of:=[.$B53]*1000000" office:value-type="float" office:value="0.0000497928485980881">
            <text:p>4.97928485980881E-005</text:p>
          </table:table-cell>
          <table:table-cell office:value-type="float" office:value="1985826">
            <text:p>1.99E+006</text:p>
          </table:table-cell>
        </table:table-row>
        <table:table-row table:style-name="ro1">
          <table:table-cell office:value-type="float" office:value="24.8">
            <text:p>24.8</text:p>
          </table:table-cell>
          <table:table-cell table:formula="of:=4.135667516E-015*299792458/([.$A54]*1000)" office:value-type="float" office:value="0.000000000049993626213403">
            <text:p>4.9993626213403E-011</text:p>
          </table:table-cell>
          <table:table-cell table:formula="of:=[.$B54]*1000000" office:value-type="float" office:value="0.000049993626213403">
            <text:p>4.9993626213403E-005</text:p>
          </table:table-cell>
          <table:table-cell office:value-type="float" office:value="2021542">
            <text:p>2.02E+006</text:p>
          </table:table-cell>
        </table:table-row>
        <table:table-row table:style-name="ro1">
          <table:table-cell office:value-type="float" office:value="24.7">
            <text:p>24.7</text:p>
          </table:table-cell>
          <table:table-cell table:formula="of:=4.135667516E-015*299792458/([.$A55]*1000)" office:value-type="float" office:value="0.0000000000501960295583965">
            <text:p>5.01960295583965E-011</text:p>
          </table:table-cell>
          <table:table-cell table:formula="of:=[.$B55]*1000000" office:value-type="float" office:value="0.0000501960295583965">
            <text:p>0.000050196</text:p>
          </table:table-cell>
          <table:table-cell office:value-type="float" office:value="2057736">
            <text:p>2.06E+006</text:p>
          </table:table-cell>
        </table:table-row>
        <table:table-row table:style-name="ro1">
          <table:table-cell office:value-type="float" office:value="24.6">
            <text:p>24.6</text:p>
          </table:table-cell>
          <table:table-cell table:formula="of:=4.135667516E-015*299792458/([.$A56]*1000)" office:value-type="float" office:value="0.0000000000504000784590404">
            <text:p>5.04000784590404E-011</text:p>
          </table:table-cell>
          <table:table-cell table:formula="of:=[.$B56]*1000000" office:value-type="float" office:value="0.0000504000784590404">
            <text:p>5.04000784590404E-005</text:p>
          </table:table-cell>
          <table:table-cell office:value-type="float" office:value="2094418">
            <text:p>2.09E+006</text:p>
          </table:table-cell>
        </table:table-row>
        <table:table-row table:style-name="ro1">
          <table:table-cell office:value-type="float" office:value="24.5">
            <text:p>24.5</text:p>
          </table:table-cell>
          <table:table-cell table:formula="of:=4.135667516E-015*299792458/([.$A57]*1000)" office:value-type="float" office:value="0.0000000000506057930649957">
            <text:p>5.06057930649957E-011</text:p>
          </table:table-cell>
          <table:table-cell table:formula="of:=[.$B57]*1000000" office:value-type="float" office:value="0.0000506057930649957">
            <text:p>5.06057930649957E-005</text:p>
          </table:table-cell>
          <table:table-cell office:value-type="float" office:value="2130110">
            <text:p>2.13E+006</text:p>
          </table:table-cell>
        </table:table-row>
        <table:table-row table:style-name="ro1">
          <table:table-cell office:value-type="float" office:value="24.4">
            <text:p>24.4</text:p>
          </table:table-cell>
          <table:table-cell table:formula="of:=4.135667516E-015*299792458/([.$A58]*1000)" office:value-type="float" office:value="0.0000000000508131938562457">
            <text:p>5.08131938562457E-011</text:p>
          </table:table-cell>
          <table:table-cell table:formula="of:=[.$B58]*1000000" office:value-type="float" office:value="0.0000508131938562457">
            <text:p>5.08131938562457E-005</text:p>
          </table:table-cell>
          <table:table-cell office:value-type="float" office:value="2165923">
            <text:p>2.17E+006</text:p>
          </table:table-cell>
        </table:table-row>
        <table:table-row table:style-name="ro1">
          <table:table-cell office:value-type="float" office:value="24.3">
            <text:p>24.3</text:p>
          </table:table-cell>
          <table:table-cell table:formula="of:=4.135667516E-015*299792458/([.$A59]*1000)" office:value-type="float" office:value="0.0000000000510223016498928">
            <text:p>5.10223016498928E-011</text:p>
          </table:table-cell>
          <table:table-cell table:formula="of:=[.$B59]*1000000" office:value-type="float" office:value="0.0000510223016498928">
            <text:p>5.10223016498928E-005</text:p>
          </table:table-cell>
          <table:table-cell office:value-type="float" office:value="2202218">
            <text:p>2.20E+006</text:p>
          </table:table-cell>
        </table:table-row>
        <table:table-row table:style-name="ro1">
          <table:table-cell office:value-type="float" office:value="24.2">
            <text:p>24.2</text:p>
          </table:table-cell>
          <table:table-cell table:formula="of:=4.135667516E-015*299792458/([.$A60]*1000)" office:value-type="float" office:value="0.0000000000512331376071237">
            <text:p>5.12331376071237E-011</text:p>
          </table:table-cell>
          <table:table-cell table:formula="of:=[.$B60]*1000000" office:value-type="float" office:value="0.0000512331376071237">
            <text:p>5.12331376071237E-005</text:p>
          </table:table-cell>
          <table:table-cell office:value-type="float" office:value="2239004">
            <text:p>2.24E+006</text:p>
          </table:table-cell>
        </table:table-row>
        <table:table-row table:style-name="ro1">
          <table:table-cell office:value-type="float" office:value="24.1">
            <text:p>24.1</text:p>
          </table:table-cell>
          <table:table-cell table:formula="of:=4.135667516E-015*299792458/([.$A61]*1000)" office:value-type="float" office:value="0.0000000000514457232403483">
            <text:p>5.14457232403483E-011</text:p>
          </table:table-cell>
          <table:table-cell table:formula="of:=[.$B61]*1000000" office:value-type="float" office:value="0.0000514457232403483">
            <text:p>5.14457232403483E-005</text:p>
          </table:table-cell>
          <table:table-cell office:value-type="float" office:value="2276288">
            <text:p>2.28E+0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4.135667516E-015*299792458/([.$A62]*1000)" office:value-type="float" office:value="0.0000000000516600804205164">
            <text:p>5.16600804205164E-011</text:p>
          </table:table-cell>
          <table:table-cell table:formula="of:=[.$B62]*1000000" office:value-type="float" office:value="0.0000516600804205164">
            <text:p>5.16600804205164E-005</text:p>
          </table:table-cell>
          <table:table-cell office:value-type="float" office:value="2312188">
            <text:p>2.31E+006</text:p>
          </table:table-cell>
        </table:table-row>
        <table:table-row table:style-name="ro1">
          <table:table-cell office:value-type="float" office:value="23.9">
            <text:p>23.9</text:p>
          </table:table-cell>
          <table:table-cell table:formula="of:=4.135667516E-015*299792458/([.$A63]*1000)" office:value-type="float" office:value="0.000000000051876231384619">
            <text:p>5.1876231384619E-011</text:p>
          </table:table-cell>
          <table:table-cell table:formula="of:=[.$B63]*1000000" office:value-type="float" office:value="0.000051876231384619">
            <text:p>5.1876231384619E-005</text:p>
          </table:table-cell>
          <table:table-cell office:value-type="float" office:value="2350921">
            <text:p>2.35E+006</text:p>
          </table:table-cell>
        </table:table-row>
        <table:table-row table:style-name="ro1">
          <table:table-cell office:value-type="float" office:value="23.8">
            <text:p>23.8</text:p>
          </table:table-cell>
          <table:table-cell table:formula="of:=4.135667516E-015*299792458/([.$A64]*1000)" office:value-type="float" office:value="0.0000000000520941987433779">
            <text:p>5.20941987433779E-011</text:p>
          </table:table-cell>
          <table:table-cell table:formula="of:=[.$B64]*1000000" office:value-type="float" office:value="0.0000520941987433779">
            <text:p>5.20941987433779E-005</text:p>
          </table:table-cell>
          <table:table-cell office:value-type="float" office:value="2387907">
            <text:p>2.39E+006</text:p>
          </table:table-cell>
        </table:table-row>
        <table:table-row table:style-name="ro1">
          <table:table-cell office:value-type="float" office:value="23.7">
            <text:p>23.7</text:p>
          </table:table-cell>
          <table:table-cell table:formula="of:=4.135667516E-015*299792458/([.$A65]*1000)" office:value-type="float" office:value="0.0000000000523140054891306">
            <text:p>5.23140054891306E-011</text:p>
          </table:table-cell>
          <table:table-cell table:formula="of:=[.$B65]*1000000" office:value-type="float" office:value="0.0000523140054891306">
            <text:p>0.000052314</text:p>
          </table:table-cell>
          <table:table-cell office:value-type="float" office:value="2425394">
            <text:p>2.43E+006</text:p>
          </table:table-cell>
        </table:table-row>
        <table:table-row table:style-name="ro1">
          <table:table-cell office:value-type="float" office:value="23.6">
            <text:p>23.6</text:p>
          </table:table-cell>
          <table:table-cell table:formula="of:=4.135667516E-015*299792458/([.$A66]*1000)" office:value-type="float" office:value="0.000000000052535675003915">
            <text:p>5.2535675003915E-011</text:p>
          </table:table-cell>
          <table:table-cell table:formula="of:=[.$B66]*1000000" office:value-type="float" office:value="0.000052535675003915">
            <text:p>5.2535675003915E-005</text:p>
          </table:table-cell>
          <table:table-cell office:value-type="float" office:value="2463388">
            <text:p>2.46E+006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table:formula="of:=4.135667516E-015*299792458/([.$A67]*1000)" office:value-type="float" office:value="0.0000000000527592310677615">
            <text:p>5.27592310677615E-011</text:p>
          </table:table-cell>
          <table:table-cell table:formula="of:=[.$B67]*1000000" office:value-type="float" office:value="0.0000527592310677615">
            <text:p>5.27592310677615E-005</text:p>
          </table:table-cell>
          <table:table-cell office:value-type="float" office:value="2501900">
            <text:p>2.50E+006</text:p>
          </table:table-cell>
        </table:table-row>
        <table:table-row table:style-name="ro1">
          <table:table-cell office:value-type="float" office:value="23.4">
            <text:p>23.4</text:p>
          </table:table-cell>
          <table:table-cell table:formula="of:=4.135667516E-015*299792458/([.$A68]*1000)" office:value-type="float" office:value="0.0000000000529846978671963">
            <text:p>5.29846978671963E-011</text:p>
          </table:table-cell>
          <table:table-cell table:formula="of:=[.$B68]*1000000" office:value-type="float" office:value="0.0000529846978671963">
            <text:p>5.29846978671963E-005</text:p>
          </table:table-cell>
          <table:table-cell office:value-type="float" office:value="2539007">
            <text:p>2.54E+006</text:p>
          </table:table-cell>
        </table:table-row>
        <table:table-row table:style-name="ro1">
          <table:table-cell office:value-type="float" office:value="23.3">
            <text:p>23.3</text:p>
          </table:table-cell>
          <table:table-cell table:formula="of:=4.135667516E-015*299792458/([.$A69]*1000)" office:value-type="float" office:value="0.0000000000532121000039654">
            <text:p>5.32121000039654E-011</text:p>
          </table:table-cell>
          <table:table-cell table:formula="of:=[.$B69]*1000000" office:value-type="float" office:value="0.0000532121000039654">
            <text:p>5.32121000039654E-005</text:p>
          </table:table-cell>
          <table:table-cell office:value-type="float" office:value="2579255">
            <text:p>2.58E+006</text:p>
          </table:table-cell>
        </table:table-row>
        <table:table-row table:style-name="ro1">
          <table:table-cell office:value-type="float" office:value="23.2">
            <text:p>23.2</text:p>
          </table:table-cell>
          <table:table-cell table:formula="of:=4.135667516E-015*299792458/([.$A70]*1000)" office:value-type="float" office:value="0.0000000000534414625039825">
            <text:p>5.34414625039825E-011</text:p>
          </table:table-cell>
          <table:table-cell table:formula="of:=[.$B70]*1000000" office:value-type="float" office:value="0.0000534414625039825">
            <text:p>5.34414625039825E-005</text:p>
          </table:table-cell>
          <table:table-cell office:value-type="float" office:value="2617762">
            <text:p>2.62E+006</text:p>
          </table:table-cell>
        </table:table-row>
        <table:table-row table:style-name="ro1">
          <table:table-cell office:value-type="float" office:value="23.1">
            <text:p>23.1</text:p>
          </table:table-cell>
          <table:table-cell table:formula="of:=4.135667516E-015*299792458/([.$A71]*1000)" office:value-type="float" office:value="0.0000000000536728108265106">
            <text:p>5.36728108265106E-011</text:p>
          </table:table-cell>
          <table:table-cell table:formula="of:=[.$B71]*1000000" office:value-type="float" office:value="0.0000536728108265106">
            <text:p>5.36728108265106E-005</text:p>
          </table:table-cell>
          <table:table-cell office:value-type="float" office:value="2656798">
            <text:p>2.66E+0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4.135667516E-015*299792458/([.$A72]*1000)" office:value-type="float" office:value="0.0000000000539061708735824">
            <text:p>5.39061708735824E-011</text:p>
          </table:table-cell>
          <table:table-cell table:formula="of:=[.$B72]*1000000" office:value-type="float" office:value="0.0000539061708735824">
            <text:p>5.39061708735824E-005</text:p>
          </table:table-cell>
          <table:table-cell office:value-type="float" office:value="2696370">
            <text:p>2.70E+006</text:p>
          </table:table-cell>
        </table:table-row>
        <table:table-row table:style-name="ro1">
          <table:table-cell office:value-type="float" office:value="22.9">
            <text:p>22.9</text:p>
          </table:table-cell>
          <table:table-cell table:formula="of:=4.135667516E-015*299792458/([.$A73]*1000)" office:value-type="float" office:value="0.0000000000541415689996679">
            <text:p>5.41415689996679E-011</text:p>
          </table:table-cell>
          <table:table-cell table:formula="of:=[.$B73]*1000000" office:value-type="float" office:value="0.0000541415689996679">
            <text:p>5.41415689996679E-005</text:p>
          </table:table-cell>
          <table:table-cell office:value-type="float" office:value="2736257">
            <text:p>2.74E+006</text:p>
          </table:table-cell>
        </table:table-row>
        <table:table-row table:style-name="ro1">
          <table:table-cell office:value-type="float" office:value="22.8">
            <text:p>22.8</text:p>
          </table:table-cell>
          <table:table-cell table:formula="of:=4.135667516E-015*299792458/([.$A74]*1000)" office:value-type="float" office:value="0.0000000000543790320215962">
            <text:p>5.43790320215962E-011</text:p>
          </table:table-cell>
          <table:table-cell table:formula="of:=[.$B74]*1000000" office:value-type="float" office:value="0.0000543790320215962">
            <text:p>0.000054379</text:p>
          </table:table-cell>
          <table:table-cell office:value-type="float" office:value="2774708">
            <text:p>2.77E+006</text:p>
          </table:table-cell>
        </table:table-row>
        <table:table-row table:style-name="ro1">
          <table:table-cell office:value-type="float" office:value="22.7">
            <text:p>22.7</text:p>
          </table:table-cell>
          <table:table-cell table:formula="of:=4.135667516E-015*299792458/([.$A75]*1000)" office:value-type="float" office:value="0.0000000000546185872287398">
            <text:p>5.46185872287398E-011</text:p>
          </table:table-cell>
          <table:table-cell table:formula="of:=[.$B75]*1000000" office:value-type="float" office:value="0.0000546185872287398">
            <text:p>5.46185872287398E-005</text:p>
          </table:table-cell>
          <table:table-cell office:value-type="float" office:value="2816433">
            <text:p>2.82E+006</text:p>
          </table:table-cell>
        </table:table-row>
        <table:table-row table:style-name="ro1">
          <table:table-cell office:value-type="float" office:value="22.6">
            <text:p>22.6</text:p>
          </table:table-cell>
          <table:table-cell table:formula="of:=4.135667516E-015*299792458/([.$A76]*1000)" office:value-type="float" office:value="0.0000000000548602623934688">
            <text:p>5.48602623934688E-011</text:p>
          </table:table-cell>
          <table:table-cell table:formula="of:=[.$B76]*1000000" office:value-type="float" office:value="0.0000548602623934688">
            <text:p>5.48602623934688E-005</text:p>
          </table:table-cell>
          <table:table-cell office:value-type="float" office:value="2856399">
            <text:p>2.86E+006</text:p>
          </table:table-cell>
        </table:table-row>
        <table:table-row table:style-name="ro1">
          <table:table-cell office:value-type="float" office:value="22.5">
            <text:p>22.5</text:p>
          </table:table-cell>
          <table:table-cell table:formula="of:=4.135667516E-015*299792458/([.$A77]*1000)" office:value-type="float" office:value="0.0000000000551040857818842">
            <text:p>5.51040857818842E-011</text:p>
          </table:table-cell>
          <table:table-cell table:formula="of:=[.$B77]*1000000" office:value-type="float" office:value="0.0000551040857818842">
            <text:p>5.51040857818842E-005</text:p>
          </table:table-cell>
          <table:table-cell office:value-type="float" office:value="2896915">
            <text:p>2.90E+006</text:p>
          </table:table-cell>
        </table:table-row>
        <table:table-row table:style-name="ro1">
          <table:table-cell office:value-type="float" office:value="22.4">
            <text:p>22.4</text:p>
          </table:table-cell>
          <table:table-cell table:formula="of:=4.135667516E-015*299792458/([.$A78]*1000)" office:value-type="float" office:value="0.000000000055350086164839">
            <text:p>5.5350086164839E-011</text:p>
          </table:table-cell>
          <table:table-cell table:formula="of:=[.$B78]*1000000" office:value-type="float" office:value="0.000055350086164839">
            <text:p>5.5350086164839E-005</text:p>
          </table:table-cell>
          <table:table-cell office:value-type="float" office:value="2937992">
            <text:p>2.94E+006</text:p>
          </table:table-cell>
        </table:table-row>
        <table:table-row table:style-name="ro1">
          <table:table-cell office:value-type="float" office:value="22.3">
            <text:p>22.3</text:p>
          </table:table-cell>
          <table:table-cell table:formula="of:=4.135667516E-015*299792458/([.$A79]*1000)" office:value-type="float" office:value="0.0000000000555982928292554">
            <text:p>5.55982928292554E-011</text:p>
          </table:table-cell>
          <table:table-cell table:formula="of:=[.$B79]*1000000" office:value-type="float" office:value="0.0000555982928292554">
            <text:p>5.55982928292554E-005</text:p>
          </table:table-cell>
          <table:table-cell office:value-type="float" office:value="2979640">
            <text:p>2.98E+006</text:p>
          </table:table-cell>
        </table:table-row>
        <table:table-row table:style-name="ro1">
          <table:table-cell office:value-type="float" office:value="22.2">
            <text:p>22.2</text:p>
          </table:table-cell>
          <table:table-cell table:formula="of:=4.135667516E-015*299792458/([.$A80]*1000)" office:value-type="float" office:value="0.0000000000558487355897475">
            <text:p>5.58487355897475E-011</text:p>
          </table:table-cell>
          <table:table-cell table:formula="of:=[.$B80]*1000000" office:value-type="float" office:value="0.0000558487355897475">
            <text:p>5.58487355897475E-005</text:p>
          </table:table-cell>
          <table:table-cell office:value-type="float" office:value="3019829">
            <text:p>3.02E+006</text:p>
          </table:table-cell>
        </table:table-row>
        <table:table-row table:style-name="ro1">
          <table:table-cell office:value-type="float" office:value="22.1">
            <text:p>22.1</text:p>
          </table:table-cell>
          <table:table-cell table:formula="of:=4.135667516E-015*299792458/([.$A81]*1000)" office:value-type="float" office:value="0.0000000000561014448005608">
            <text:p>5.61014448005608E-011</text:p>
          </table:table-cell>
          <table:table-cell table:formula="of:=[.$B81]*1000000" office:value-type="float" office:value="0.0000561014448005608">
            <text:p>5.61014448005608E-005</text:p>
          </table:table-cell>
          <table:table-cell office:value-type="float" office:value="3063438">
            <text:p>3.06E+0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4.135667516E-015*299792458/([.$A82]*1000)" office:value-type="float" office:value="0.0000000000563564513678361">
            <text:p>5.63564513678361E-011</text:p>
          </table:table-cell>
          <table:table-cell table:formula="of:=[.$B82]*1000000" office:value-type="float" office:value="0.0000563564513678361">
            <text:p>5.63564513678361E-005</text:p>
          </table:table-cell>
          <table:table-cell office:value-type="float" office:value="3105270">
            <text:p>3.11E+006</text:p>
          </table:table-cell>
        </table:table-row>
        <table:table-row table:style-name="ro1">
          <table:table-cell office:value-type="float" office:value="21.9">
            <text:p>21.9</text:p>
          </table:table-cell>
          <table:table-cell table:formula="of:=4.135667516E-015*299792458/([.$A83]*1000)" office:value-type="float" office:value="0.0000000000566137867622098">
            <text:p>5.66137867622098E-011</text:p>
          </table:table-cell>
          <table:table-cell table:formula="of:=[.$B83]*1000000" office:value-type="float" office:value="0.0000566137867622098">
            <text:p>5.66137867622098E-005</text:p>
          </table:table-cell>
          <table:table-cell office:value-type="float" office:value="3147327">
            <text:p>3.15E+006</text:p>
          </table:table-cell>
        </table:table-row>
        <table:table-row table:style-name="ro1">
          <table:table-cell office:value-type="float" office:value="21.8">
            <text:p>21.8</text:p>
          </table:table-cell>
          <table:table-cell table:formula="of:=4.135667516E-015*299792458/([.$A84]*1000)" office:value-type="float" office:value="0.0000000000568734830317612">
            <text:p>5.68734830317612E-011</text:p>
          </table:table-cell>
          <table:table-cell table:formula="of:=[.$B84]*1000000" office:value-type="float" office:value="0.0000568734830317612">
            <text:p>5.68734830317612E-005</text:p>
          </table:table-cell>
          <table:table-cell office:value-type="float" office:value="3189968">
            <text:p>3.19E+006</text:p>
          </table:table-cell>
        </table:table-row>
        <table:table-row table:style-name="ro1">
          <table:table-cell office:value-type="float" office:value="21.7">
            <text:p>21.7</text:p>
          </table:table-cell>
          <table:table-cell table:formula="of:=4.135667516E-015*299792458/([.$A85]*1000)" office:value-type="float" office:value="0.0000000000571355728153177">
            <text:p>5.71355728153177E-011</text:p>
          </table:table-cell>
          <table:table-cell table:formula="of:=[.$B85]*1000000" office:value-type="float" office:value="0.0000571355728153177">
            <text:p>5.71355728153177E-005</text:p>
          </table:table-cell>
          <table:table-cell office:value-type="float" office:value="3233203">
            <text:p>3.23E+006</text:p>
          </table:table-cell>
        </table:table-row>
        <table:table-row table:style-name="ro1">
          <table:table-cell office:value-type="float" office:value="21.6">
            <text:p>21.6</text:p>
          </table:table-cell>
          <table:table-cell table:formula="of:=4.135667516E-015*299792458/([.$A86]*1000)" office:value-type="float" office:value="0.0000000000574000893561294">
            <text:p>5.74000893561294E-011</text:p>
          </table:table-cell>
          <table:table-cell table:formula="of:=[.$B86]*1000000" office:value-type="float" office:value="0.0000574000893561294">
            <text:p>5.74000893561294E-005</text:p>
          </table:table-cell>
          <table:table-cell office:value-type="float" office:value="3274943">
            <text:p>3.27E+006</text:p>
          </table:table-cell>
        </table:table-row>
        <table:table-row table:style-name="ro1">
          <table:table-cell office:value-type="float" office:value="21.5">
            <text:p>21.5</text:p>
          </table:table-cell>
          <table:table-cell table:formula="of:=4.135667516E-015*299792458/([.$A87]*1000)" office:value-type="float" office:value="0.0000000000576670665159253">
            <text:p>5.76670665159253E-011</text:p>
          </table:table-cell>
          <table:table-cell table:formula="of:=[.$B87]*1000000" office:value-type="float" office:value="0.0000576670665159253">
            <text:p>5.76670665159253E-005</text:p>
          </table:table-cell>
          <table:table-cell office:value-type="float" office:value="3320283">
            <text:p>3.32E+006</text:p>
          </table:table-cell>
        </table:table-row>
        <table:table-row table:style-name="ro1">
          <table:table-cell office:value-type="float" office:value="21.4">
            <text:p>21.4</text:p>
          </table:table-cell>
          <table:table-cell table:formula="of:=4.135667516E-015*299792458/([.$A88]*1000)" office:value-type="float" office:value="0.0000000000579365387893642">
            <text:p>5.79365387893642E-011</text:p>
          </table:table-cell>
          <table:table-cell table:formula="of:=[.$B88]*1000000" office:value-type="float" office:value="0.0000579365387893642">
            <text:p>5.79365387893642E-005</text:p>
          </table:table-cell>
          <table:table-cell office:value-type="float" office:value="3363814">
            <text:p>3.36E+006</text:p>
          </table:table-cell>
        </table:table-row>
        <table:table-row table:style-name="ro1">
          <table:table-cell office:value-type="float" office:value="21.3">
            <text:p>21.3</text:p>
          </table:table-cell>
          <table:table-cell table:formula="of:=4.135667516E-015*299792458/([.$A89]*1000)" office:value-type="float" office:value="0.0000000000582085413188918">
            <text:p>5.82085413188918E-011</text:p>
          </table:table-cell>
          <table:table-cell table:formula="of:=[.$B89]*1000000" office:value-type="float" office:value="0.0000582085413188918">
            <text:p>5.82085413188918E-005</text:p>
          </table:table-cell>
          <table:table-cell office:value-type="float" office:value="3407957">
            <text:p>3.41E+006</text:p>
          </table:table-cell>
        </table:table-row>
        <table:table-row table:style-name="ro1">
          <table:table-cell office:value-type="float" office:value="21.2">
            <text:p>21.2</text:p>
          </table:table-cell>
          <table:table-cell table:formula="of:=4.135667516E-015*299792458/([.$A90]*1000)" office:value-type="float" office:value="0.0000000000584831099100186">
            <text:p>5.84831099100186E-011</text:p>
          </table:table-cell>
          <table:table-cell table:formula="of:=[.$B90]*1000000" office:value-type="float" office:value="0.0000584831099100186">
            <text:p>5.84831099100186E-005</text:p>
          </table:table-cell>
          <table:table-cell office:value-type="float" office:value="3452725">
            <text:p>3.45E+006</text:p>
          </table:table-cell>
        </table:table-row>
        <table:table-row table:style-name="ro1">
          <table:table-cell office:value-type="float" office:value="21.1">
            <text:p>21.1</text:p>
          </table:table-cell>
          <table:table-cell table:formula="of:=4.135667516E-015*299792458/([.$A91]*1000)" office:value-type="float" office:value="0.0000000000587602810470329">
            <text:p>5.87602810470329E-011</text:p>
          </table:table-cell>
          <table:table-cell table:formula="of:=[.$B91]*1000000" office:value-type="float" office:value="0.0000587602810470329">
            <text:p>5.87602810470329E-005</text:p>
          </table:table-cell>
          <table:table-cell office:value-type="float" office:value="3498130">
            <text:p>3.50E+0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4.135667516E-015*299792458/([.$A92]*1000)" office:value-type="float" office:value="0.0000000000590400919091616">
            <text:p>5.90400919091616E-011</text:p>
          </table:table-cell>
          <table:table-cell table:formula="of:=[.$B92]*1000000" office:value-type="float" office:value="0.0000590400919091616">
            <text:p>5.90400919091616E-005</text:p>
          </table:table-cell>
          <table:table-cell office:value-type="float" office:value="3544184">
            <text:p>3.54E+006</text:p>
          </table:table-cell>
        </table:table-row>
        <table:table-row table:style-name="ro1">
          <table:table-cell office:value-type="float" office:value="20.9">
            <text:p>20.9</text:p>
          </table:table-cell>
          <table:table-cell table:formula="of:=4.135667516E-015*299792458/([.$A93]*1000)" office:value-type="float" office:value="0.0000000000593225803871959">
            <text:p>5.93225803871959E-011</text:p>
          </table:table-cell>
          <table:table-cell table:formula="of:=[.$B93]*1000000" office:value-type="float" office:value="0.0000593225803871959">
            <text:p>5.93225803871959E-005</text:p>
          </table:table-cell>
          <table:table-cell office:value-type="float" office:value="3589135">
            <text:p>3.59E+006</text:p>
          </table:table-cell>
        </table:table-row>
        <table:table-row table:style-name="ro1">
          <table:table-cell office:value-type="float" office:value="20.8">
            <text:p>20.8</text:p>
          </table:table-cell>
          <table:table-cell table:formula="of:=4.135667516E-015*299792458/([.$A94]*1000)" office:value-type="float" office:value="0.0000000000596077851005959">
            <text:p>5.96077851005959E-011</text:p>
          </table:table-cell>
          <table:table-cell table:formula="of:=[.$B94]*1000000" office:value-type="float" office:value="0.0000596077851005959">
            <text:p>5.96077851005959E-005</text:p>
          </table:table-cell>
          <table:table-cell office:value-type="float" office:value="3634413">
            <text:p>3.63E+006</text:p>
          </table:table-cell>
        </table:table-row>
        <table:table-row table:style-name="ro1">
          <table:table-cell office:value-type="float" office:value="20.7">
            <text:p>20.7</text:p>
          </table:table-cell>
          <table:table-cell table:formula="of:=4.135667516E-015*299792458/([.$A95]*1000)" office:value-type="float" office:value="0.0000000000598957454150915">
            <text:p>5.98957454150915E-011</text:p>
          </table:table-cell>
          <table:table-cell table:formula="of:=[.$B95]*1000000" office:value-type="float" office:value="0.0000598957454150915">
            <text:p>5.98957454150915E-005</text:p>
          </table:table-cell>
          <table:table-cell office:value-type="float" office:value="3680332">
            <text:p>3.68E+006</text:p>
          </table:table-cell>
        </table:table-row>
        <table:table-row table:style-name="ro1">
          <table:table-cell office:value-type="float" office:value="20.6">
            <text:p>20.6</text:p>
          </table:table-cell>
          <table:table-cell table:formula="of:=4.135667516E-015*299792458/([.$A96]*1000)" office:value-type="float" office:value="0.0000000000601865014607958">
            <text:p>6.01865014607958E-011</text:p>
          </table:table-cell>
          <table:table-cell table:formula="of:=[.$B96]*1000000" office:value-type="float" office:value="0.0000601865014607958">
            <text:p>6.01865014607958E-005</text:p>
          </table:table-cell>
          <table:table-cell office:value-type="float" office:value="3726905">
            <text:p>3.73E+006</text:p>
          </table:table-cell>
        </table:table-row>
        <table:table-row table:style-name="ro1">
          <table:table-cell office:value-type="float" office:value="20.5">
            <text:p>20.5</text:p>
          </table:table-cell>
          <table:table-cell table:formula="of:=4.135667516E-015*299792458/([.$A97]*1000)" office:value-type="float" office:value="0.0000000000604800941508485">
            <text:p>6.04800941508485E-011</text:p>
          </table:table-cell>
          <table:table-cell table:formula="of:=[.$B97]*1000000" office:value-type="float" office:value="0.0000604800941508485">
            <text:p>6.04800941508485E-005</text:p>
          </table:table-cell>
          <table:table-cell office:value-type="float" office:value="3774144">
            <text:p>3.77E+006</text:p>
          </table:table-cell>
        </table:table-row>
        <table:table-row table:style-name="ro1">
          <table:table-cell office:value-type="float" office:value="20.4">
            <text:p>20.4</text:p>
          </table:table-cell>
          <table:table-cell table:formula="of:=4.135667516E-015*299792458/([.$A98]*1000)" office:value-type="float" office:value="0.0000000000607765652006076">
            <text:p>6.07765652006076E-011</text:p>
          </table:table-cell>
          <table:table-cell table:formula="of:=[.$B98]*1000000" office:value-type="float" office:value="0.0000607765652006076">
            <text:p>6.07765652006076E-005</text:p>
          </table:table-cell>
          <table:table-cell office:value-type="float" office:value="3819812">
            <text:p>3.82E+006</text:p>
          </table:table-cell>
        </table:table-row>
        <table:table-row table:style-name="ro1">
          <table:table-cell office:value-type="float" office:value="20.3">
            <text:p>20.3</text:p>
          </table:table-cell>
          <table:table-cell table:formula="of:=4.135667516E-015*299792458/([.$A99]*1000)" office:value-type="float" office:value="0.0000000000610759571474086">
            <text:p>6.10759571474086E-011</text:p>
          </table:table-cell>
          <table:table-cell table:formula="of:=[.$B99]*1000000" office:value-type="float" office:value="0.0000610759571474086">
            <text:p>0.000061076</text:p>
          </table:table-cell>
          <table:table-cell office:value-type="float" office:value="3866641">
            <text:p>3.87E+006</text:p>
          </table:table-cell>
        </table:table-row>
        <table:table-row table:style-name="ro1">
          <table:table-cell office:value-type="float" office:value="20.2">
            <text:p>20.2</text:p>
          </table:table-cell>
          <table:table-cell table:formula="of:=4.135667516E-015*299792458/([.$A100]*1000)" office:value-type="float" office:value="0.0000000000613783133709106">
            <text:p>6.13783133709106E-011</text:p>
          </table:table-cell>
          <table:table-cell table:formula="of:=[.$B100]*1000000" office:value-type="float" office:value="0.0000613783133709106">
            <text:p>6.13783133709106E-005</text:p>
          </table:table-cell>
          <table:table-cell office:value-type="float" office:value="3917309">
            <text:p>3.92E+006</text:p>
          </table:table-cell>
        </table:table-row>
        <table:table-row table:style-name="ro1">
          <table:table-cell office:value-type="float" office:value="20.1">
            <text:p>20.1</text:p>
          </table:table-cell>
          <table:table-cell table:formula="of:=4.135667516E-015*299792458/([.$A101]*1000)" office:value-type="float" office:value="0.0000000000616836781140495">
            <text:p>6.16836781140495E-011</text:p>
          </table:table-cell>
          <table:table-cell table:formula="of:=[.$B101]*1000000" office:value-type="float" office:value="0.0000616836781140495">
            <text:p>6.16836781140495E-005</text:p>
          </table:table-cell>
          <table:table-cell office:value-type="float" office:value="3965810">
            <text:p>3.97E+0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4.135667516E-015*299792458/([.$A102]*1000)" office:value-type="float" office:value="0.0000000000619920965046197">
            <text:p>6.19920965046197E-011</text:p>
          </table:table-cell>
          <table:table-cell table:formula="of:=[.$B102]*1000000" office:value-type="float" office:value="0.0000619920965046197">
            <text:p>6.19920965046197E-005</text:p>
          </table:table-cell>
          <table:table-cell office:value-type="float" office:value="4015018">
            <text:p>4.02E+006</text:p>
          </table:table-cell>
        </table:table-row>
        <table:table-row table:style-name="ro1">
          <table:table-cell office:value-type="float" office:value="19.9">
            <text:p>19.9</text:p>
          </table:table-cell>
          <table:table-cell table:formula="of:=4.135667516E-015*299792458/([.$A103]*1000)" office:value-type="float" office:value="0.0000000000623036145775073">
            <text:p>6.23036145775073E-011</text:p>
          </table:table-cell>
          <table:table-cell table:formula="of:=[.$B103]*1000000" office:value-type="float" office:value="0.0000623036145775073">
            <text:p>6.23036145775073E-005</text:p>
          </table:table-cell>
          <table:table-cell office:value-type="float" office:value="4064229">
            <text:p>4.06E+006</text:p>
          </table:table-cell>
        </table:table-row>
        <table:table-row table:style-name="ro1">
          <table:table-cell office:value-type="float" office:value="19.8">
            <text:p>19.8</text:p>
          </table:table-cell>
          <table:table-cell table:formula="of:=4.135667516E-015*299792458/([.$A104]*1000)" office:value-type="float" office:value="0.0000000000626182792975957">
            <text:p>6.26182792975957E-011</text:p>
          </table:table-cell>
          <table:table-cell table:formula="of:=[.$B104]*1000000" office:value-type="float" office:value="0.0000626182792975957">
            <text:p>6.26182792975957E-005</text:p>
          </table:table-cell>
          <table:table-cell office:value-type="float" office:value="4111806">
            <text:p>4.11E+006</text:p>
          </table:table-cell>
        </table:table-row>
        <table:table-row table:style-name="ro1">
          <table:table-cell office:value-type="float" office:value="19.7">
            <text:p>19.7</text:p>
          </table:table-cell>
          <table:table-cell table:formula="of:=4.135667516E-015*299792458/([.$A105]*1000)" office:value-type="float" office:value="0.0000000000629361385833703">
            <text:p>6.29361385833703E-011</text:p>
          </table:table-cell>
          <table:table-cell table:formula="of:=[.$B105]*1000000" office:value-type="float" office:value="0.0000629361385833703">
            <text:p>6.29361385833703E-005</text:p>
          </table:table-cell>
          <table:table-cell office:value-type="float" office:value="4163561">
            <text:p>4.16E+006</text:p>
          </table:table-cell>
        </table:table-row>
        <table:table-row table:style-name="ro1">
          <table:table-cell office:value-type="float" office:value="19.6">
            <text:p>19.6</text:p>
          </table:table-cell>
          <table:table-cell table:formula="of:=4.135667516E-015*299792458/([.$A106]*1000)" office:value-type="float" office:value="0.0000000000632572413312446">
            <text:p>6.32572413312446E-011</text:p>
          </table:table-cell>
          <table:table-cell table:formula="of:=[.$B106]*1000000" office:value-type="float" office:value="0.0000632572413312446">
            <text:p>6.32572413312446E-005</text:p>
          </table:table-cell>
          <table:table-cell office:value-type="float" office:value="4213392">
            <text:p>4.21E+006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table:formula="of:=4.135667516E-015*299792458/([.$A107]*1000)" office:value-type="float" office:value="0.0000000000635816374406356">
            <text:p>6.35816374406356E-011</text:p>
          </table:table-cell>
          <table:table-cell table:formula="of:=[.$B107]*1000000" office:value-type="float" office:value="0.0000635816374406356">
            <text:p>6.35816374406356E-005</text:p>
          </table:table-cell>
          <table:table-cell office:value-type="float" office:value="4263950">
            <text:p>4.26E+006</text:p>
          </table:table-cell>
        </table:table-row>
        <table:table-row table:style-name="ro1">
          <table:table-cell office:value-type="float" office:value="19.4">
            <text:p>19.4</text:p>
          </table:table-cell>
          <table:table-cell table:formula="of:=4.135667516E-015*299792458/([.$A108]*1000)" office:value-type="float" office:value="0.0000000000639093778398141">
            <text:p>6.39093778398141E-011</text:p>
          </table:table-cell>
          <table:table-cell table:formula="of:=[.$B108]*1000000" office:value-type="float" office:value="0.0000639093778398141">
            <text:p>6.39093778398141E-005</text:p>
          </table:table-cell>
          <table:table-cell office:value-type="float" office:value="4315251">
            <text:p>4.32E+006</text:p>
          </table:table-cell>
        </table:table-row>
        <table:table-row table:style-name="ro1">
          <table:table-cell office:value-type="float" office:value="19.3">
            <text:p>19.3</text:p>
          </table:table-cell>
          <table:table-cell table:formula="of:=4.135667516E-015*299792458/([.$A109]*1000)" office:value-type="float" office:value="0.0000000000642405145125593">
            <text:p>6.42405145125593E-011</text:p>
          </table:table-cell>
          <table:table-cell table:formula="of:=[.$B109]*1000000" office:value-type="float" office:value="0.0000642405145125593">
            <text:p>6.42405145125593E-005</text:p>
          </table:table-cell>
          <table:table-cell office:value-type="float" office:value="4367308">
            <text:p>4.37E+006</text:p>
          </table:table-cell>
        </table:table-row>
        <table:table-row table:style-name="ro1">
          <table:table-cell office:value-type="float" office:value="19.2">
            <text:p>19.2</text:p>
          </table:table-cell>
          <table:table-cell table:formula="of:=4.135667516E-015*299792458/([.$A110]*1000)" office:value-type="float" office:value="0.0000000000645751005256455">
            <text:p>6.45751005256455E-011</text:p>
          </table:table-cell>
          <table:table-cell table:formula="of:=[.$B110]*1000000" office:value-type="float" office:value="0.0000645751005256455">
            <text:p>6.45751005256455E-005</text:p>
          </table:table-cell>
          <table:table-cell office:value-type="float" office:value="4417690">
            <text:p>4.42E+006</text:p>
          </table:table-cell>
        </table:table-row>
        <table:table-row table:style-name="ro1">
          <table:table-cell office:value-type="float" office:value="19.1">
            <text:p>19.1</text:p>
          </table:table-cell>
          <table:table-cell table:formula="of:=4.135667516E-015*299792458/([.$A111]*1000)" office:value-type="float" office:value="0.0000000000649131900571934">
            <text:p>6.49131900571934E-011</text:p>
          </table:table-cell>
          <table:table-cell table:formula="of:=[.$B111]*1000000" office:value-type="float" office:value="0.0000649131900571934">
            <text:p>6.49131900571934E-005</text:p>
          </table:table-cell>
          <table:table-cell office:value-type="float" office:value="4472546">
            <text:p>4.47E+0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4.135667516E-015*299792458/([.$A112]*1000)" office:value-type="float" office:value="0.0000000000652548384259155">
            <text:p>6.52548384259155E-011</text:p>
          </table:table-cell>
          <table:table-cell table:formula="of:=[.$B112]*1000000" office:value-type="float" office:value="0.0000652548384259155">
            <text:p>6.52548384259155E-005</text:p>
          </table:table-cell>
          <table:table-cell office:value-type="float" office:value="4525436">
            <text:p>4.53E+006</text:p>
          </table:table-cell>
        </table:table-row>
        <table:table-row table:style-name="ro1">
          <table:table-cell office:value-type="float" office:value="18.9">
            <text:p>18.9</text:p>
          </table:table-cell>
          <table:table-cell table:formula="of:=4.135667516E-015*299792458/([.$A113]*1000)" office:value-type="float" office:value="0.0000000000656001021212907">
            <text:p>6.56001021212907E-011</text:p>
          </table:table-cell>
          <table:table-cell table:formula="of:=[.$B113]*1000000" office:value-type="float" office:value="0.0000656001021212907">
            <text:p>6.56001021212907E-005</text:p>
          </table:table-cell>
          <table:table-cell office:value-type="float" office:value="4578116">
            <text:p>4.58E+006</text:p>
          </table:table-cell>
        </table:table-row>
        <table:table-row table:style-name="ro1">
          <table:table-cell office:value-type="float" office:value="18.8">
            <text:p>18.8</text:p>
          </table:table-cell>
          <table:table-cell table:formula="of:=4.135667516E-015*299792458/([.$A114]*1000)" office:value-type="float" office:value="0.0000000000659490388347018">
            <text:p>6.59490388347018E-011</text:p>
          </table:table-cell>
          <table:table-cell table:formula="of:=[.$B114]*1000000" office:value-type="float" office:value="0.0000659490388347018">
            <text:p>0.000065949</text:p>
          </table:table-cell>
          <table:table-cell office:value-type="float" office:value="4631576">
            <text:p>4.63E+006</text:p>
          </table:table-cell>
        </table:table-row>
        <table:table-row table:style-name="ro1">
          <table:table-cell office:value-type="float" office:value="18.7">
            <text:p>18.7</text:p>
          </table:table-cell>
          <table:table-cell table:formula="of:=4.135667516E-015*299792458/([.$A115]*1000)" office:value-type="float" office:value="0.0000000000663017074915719">
            <text:p>6.63017074915719E-011</text:p>
          </table:table-cell>
          <table:table-cell table:formula="of:=[.$B115]*1000000" office:value-type="float" office:value="0.0000663017074915719">
            <text:p>6.63017074915719E-005</text:p>
          </table:table-cell>
          <table:table-cell office:value-type="float" office:value="4685831">
            <text:p>4.69E+006</text:p>
          </table:table-cell>
        </table:table-row>
        <table:table-row table:style-name="ro1">
          <table:table-cell office:value-type="float" office:value="18.6">
            <text:p>18.6</text:p>
          </table:table-cell>
          <table:table-cell table:formula="of:=4.135667516E-015*299792458/([.$A116]*1000)" office:value-type="float" office:value="0.0000000000666581682845373">
            <text:p>6.66581682845373E-011</text:p>
          </table:table-cell>
          <table:table-cell table:formula="of:=[.$B116]*1000000" office:value-type="float" office:value="0.0000666581682845373">
            <text:p>6.66581682845373E-005</text:p>
          </table:table-cell>
          <table:table-cell office:value-type="float" office:value="4740899">
            <text:p>4.74E+006</text:p>
          </table:table-cell>
        </table:table-row>
        <table:table-row table:style-name="ro1">
          <table:table-cell office:value-type="float" office:value="18.5">
            <text:p>18.5</text:p>
          </table:table-cell>
          <table:table-cell table:formula="of:=4.135667516E-015*299792458/([.$A117]*1000)" office:value-type="float" office:value="0.000000000067018482707697">
            <text:p>6.7018482707697E-011</text:p>
          </table:table-cell>
          <table:table-cell table:formula="of:=[.$B117]*1000000" office:value-type="float" office:value="0.000067018482707697">
            <text:p>6.7018482707697E-005</text:p>
          </table:table-cell>
          <table:table-cell office:value-type="float" office:value="4795374">
            <text:p>4.80E+006</text:p>
          </table:table-cell>
        </table:table-row>
        <table:table-row table:style-name="ro1">
          <table:table-cell office:value-type="float" office:value="18.4">
            <text:p>18.4</text:p>
          </table:table-cell>
          <table:table-cell table:formula="of:=4.135667516E-015*299792458/([.$A118]*1000)" office:value-type="float" office:value="0.000000000067382713591978">
            <text:p>6.7382713591978E-011</text:p>
          </table:table-cell>
          <table:table-cell table:formula="of:=[.$B118]*1000000" office:value-type="float" office:value="0.000067382713591978">
            <text:p>6.7382713591978E-005</text:p>
          </table:table-cell>
          <table:table-cell office:value-type="float" office:value="4850380">
            <text:p>4.85E+006</text:p>
          </table:table-cell>
        </table:table-row>
        <table:table-row table:style-name="ro1">
          <table:table-cell office:value-type="float" office:value="18.3">
            <text:p>18.3</text:p>
          </table:table-cell>
          <table:table-cell table:formula="of:=4.135667516E-015*299792458/([.$A119]*1000)" office:value-type="float" office:value="0.0000000000677509251416609">
            <text:p>6.77509251416609E-011</text:p>
          </table:table-cell>
          <table:table-cell table:formula="of:=[.$B119]*1000000" office:value-type="float" office:value="0.0000677509251416609">
            <text:p>6.77509251416609E-005</text:p>
          </table:table-cell>
          <table:table-cell office:value-type="float" office:value="4906216">
            <text:p>4.91E+006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table:formula="of:=4.135667516E-015*299792458/([.$A120]*1000)" office:value-type="float" office:value="0.0000000000681231829721096">
            <text:p>6.81231829721096E-011</text:p>
          </table:table-cell>
          <table:table-cell table:formula="of:=[.$B120]*1000000" office:value-type="float" office:value="0.0000681231829721096">
            <text:p>6.81231829721096E-005</text:p>
          </table:table-cell>
          <table:table-cell office:value-type="float" office:value="4962901">
            <text:p>4.96E+006</text:p>
          </table:table-cell>
        </table:table-row>
        <table:table-row table:style-name="ro1">
          <table:table-cell office:value-type="float" office:value="18.1">
            <text:p>18.1</text:p>
          </table:table-cell>
          <table:table-cell table:formula="of:=4.135667516E-015*299792458/([.$A121]*1000)" office:value-type="float" office:value="0.0000000000684995541487511">
            <text:p>6.84995541487511E-011</text:p>
          </table:table-cell>
          <table:table-cell table:formula="of:=[.$B121]*1000000" office:value-type="float" office:value="0.0000684995541487511">
            <text:p>6.84995541487511E-005</text:p>
          </table:table-cell>
          <table:table-cell office:value-type="float" office:value="5020453">
            <text:p>5.02E+00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4.135667516E-015*299792458/([.$A122]*1000)" office:value-type="float" office:value="0.0000000000688801072273553">
            <text:p>6.88801072273553E-011</text:p>
          </table:table-cell>
          <table:table-cell table:formula="of:=[.$B122]*1000000" office:value-type="float" office:value="0.0000688801072273552">
            <text:p>6.88801072273552E-005</text:p>
          </table:table-cell>
          <table:table-cell office:value-type="float" office:value="5076215">
            <text:p>5.08E+006</text:p>
          </table:table-cell>
        </table:table-row>
        <table:table-row table:style-name="ro1">
          <table:table-cell office:value-type="float" office:value="17.9">
            <text:p>17.9</text:p>
          </table:table-cell>
          <table:table-cell table:formula="of:=4.135667516E-015*299792458/([.$A123]*1000)" office:value-type="float" office:value="0.0000000000692649122956645">
            <text:p>6.92649122956645E-011</text:p>
          </table:table-cell>
          <table:table-cell table:formula="of:=[.$B123]*1000000" office:value-type="float" office:value="0.0000692649122956645">
            <text:p>6.92649122956645E-005</text:p>
          </table:table-cell>
          <table:table-cell office:value-type="float" office:value="5135469">
            <text:p>5.14E+006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table:formula="of:=4.135667516E-015*299792458/([.$A124]*1000)" office:value-type="float" office:value="0.0000000000696540410164267">
            <text:p>6.96540410164267E-011</text:p>
          </table:table-cell>
          <table:table-cell table:formula="of:=[.$B124]*1000000" office:value-type="float" office:value="0.0000696540410164267">
            <text:p>0.000069654</text:p>
          </table:table-cell>
          <table:table-cell office:value-type="float" office:value="5192601">
            <text:p>5.19E+006</text:p>
          </table:table-cell>
        </table:table-row>
        <table:table-row table:style-name="ro1">
          <table:table-cell office:value-type="float" office:value="17.7">
            <text:p>17.7</text:p>
          </table:table-cell>
          <table:table-cell table:formula="of:=4.135667516E-015*299792458/([.$A125]*1000)" office:value-type="float" office:value="0.0000000000700475666718867">
            <text:p>7.00475666718867E-011</text:p>
          </table:table-cell>
          <table:table-cell table:formula="of:=[.$B125]*1000000" office:value-type="float" office:value="0.0000700475666718867">
            <text:p>7.00475666718867E-005</text:p>
          </table:table-cell>
          <table:table-cell office:value-type="float" office:value="5250605">
            <text:p>5.25E+006</text:p>
          </table:table-cell>
        </table:table-row>
        <table:table-row table:style-name="ro1">
          <table:table-cell office:value-type="float" office:value="17.6">
            <text:p>17.6</text:p>
          </table:table-cell>
          <table:table-cell table:formula="of:=4.135667516E-015*299792458/([.$A126]*1000)" office:value-type="float" office:value="0.0000000000704455642097951">
            <text:p>7.04455642097951E-011</text:p>
          </table:table-cell>
          <table:table-cell table:formula="of:=[.$B126]*1000000" office:value-type="float" office:value="0.0000704455642097951">
            <text:p>7.04455642097951E-005</text:p>
          </table:table-cell>
          <table:table-cell office:value-type="float" office:value="5309500">
            <text:p>5.31E+006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table:formula="of:=4.135667516E-015*299792458/([.$A127]*1000)" office:value-type="float" office:value="0.000000000070848110290994">
            <text:p>7.0848110290994E-011</text:p>
          </table:table-cell>
          <table:table-cell table:formula="of:=[.$B127]*1000000" office:value-type="float" office:value="0.000070848110290994">
            <text:p>7.0848110290994E-005</text:p>
          </table:table-cell>
          <table:table-cell office:value-type="float" office:value="5369305">
            <text:p>5.37E+006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table:formula="of:=4.135667516E-015*299792458/([.$A128]*1000)" office:value-type="float" office:value="0.0000000000712552833386434">
            <text:p>7.12552833386434E-011</text:p>
          </table:table-cell>
          <table:table-cell table:formula="of:=[.$B128]*1000000" office:value-type="float" office:value="0.0000712552833386433">
            <text:p>7.12552833386433E-005</text:p>
          </table:table-cell>
          <table:table-cell office:value-type="float" office:value="5427221">
            <text:p>5.43E+006</text:p>
          </table:table-cell>
        </table:table-row>
        <table:table-row table:style-name="ro1">
          <table:table-cell office:value-type="float" office:value="17.3">
            <text:p>17.3</text:p>
          </table:table-cell>
          <table:table-cell table:formula="of:=4.135667516E-015*299792458/([.$A129]*1000)" office:value-type="float" office:value="0.0000000000716671635891558">
            <text:p>7.16671635891558E-011</text:p>
          </table:table-cell>
          <table:table-cell table:formula="of:=[.$B129]*1000000" office:value-type="float" office:value="0.0000716671635891557">
            <text:p>7.16671635891557E-005</text:p>
          </table:table-cell>
          <table:table-cell office:value-type="float" office:value="5490312">
            <text:p>5.49E+006</text:p>
          </table:table-cell>
        </table:table-row>
        <table:table-row table:style-name="ro1">
          <table:table-cell office:value-type="float" office:value="17.2">
            <text:p>17.2</text:p>
          </table:table-cell>
          <table:table-cell table:formula="of:=4.135667516E-015*299792458/([.$A130]*1000)" office:value-type="float" office:value="0.0000000000720838331449067">
            <text:p>7.20838331449067E-011</text:p>
          </table:table-cell>
          <table:table-cell table:formula="of:=[.$B130]*1000000" office:value-type="float" office:value="0.0000720838331449066">
            <text:p>7.20838331449066E-005</text:p>
          </table:table-cell>
          <table:table-cell office:value-type="float" office:value="5551250">
            <text:p>5.55E+006</text:p>
          </table:table-cell>
        </table:table-row>
        <table:table-row table:style-name="ro1">
          <table:table-cell office:value-type="float" office:value="17.1">
            <text:p>17.1</text:p>
          </table:table-cell>
          <table:table-cell table:formula="of:=4.135667516E-015*299792458/([.$A131]*1000)" office:value-type="float" office:value="0.000000000072505376028795">
            <text:p>7.2505376028795E-011</text:p>
          </table:table-cell>
          <table:table-cell table:formula="of:=[.$B131]*1000000" office:value-type="float" office:value="0.000072505376028795">
            <text:p>7.2505376028795E-005</text:p>
          </table:table-cell>
          <table:table-cell office:value-type="float" office:value="5613148">
            <text:p>5.61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4.135667516E-015*299792458/([.$A132]*1000)" office:value-type="float" office:value="0.0000000000729318782407291">
            <text:p>7.29318782407291E-011</text:p>
          </table:table-cell>
          <table:table-cell table:formula="of:=[.$B132]*1000000" office:value-type="float" office:value="0.0000729318782407291">
            <text:p>7.29318782407291E-005</text:p>
          </table:table-cell>
          <table:table-cell office:value-type="float" office:value="5676026">
            <text:p>5.68E+006</text:p>
          </table:table-cell>
        </table:table-row>
        <table:table-row table:style-name="ro1">
          <table:table-cell office:value-type="float" office:value="16.9">
            <text:p>16.9</text:p>
          </table:table-cell>
          <table:table-cell table:formula="of:=4.135667516E-015*299792458/([.$A133]*1000)" office:value-type="float" office:value="0.000000000073363427816118">
            <text:p>7.3363427816118E-011</text:p>
          </table:table-cell>
          <table:table-cell table:formula="of:=[.$B133]*1000000" office:value-type="float" office:value="0.000073363427816118">
            <text:p>7.3363427816118E-005</text:p>
          </table:table-cell>
          <table:table-cell office:value-type="float" office:value="5737520">
            <text:p>5.74E+006</text:p>
          </table:table-cell>
        </table:table-row>
        <table:table-row table:style-name="ro1">
          <table:table-cell office:value-type="float" office:value="16.8">
            <text:p>16.8</text:p>
          </table:table-cell>
          <table:table-cell table:formula="of:=4.135667516E-015*299792458/([.$A134]*1000)" office:value-type="float" office:value="0.0000000000738001148864521">
            <text:p>7.38001148864521E-011</text:p>
          </table:table-cell>
          <table:table-cell table:formula="of:=[.$B134]*1000000" office:value-type="float" office:value="0.0000738001148864521">
            <text:p>7.38001148864521E-005</text:p>
          </table:table-cell>
          <table:table-cell office:value-type="float" office:value="5799979">
            <text:p>5.80E+006</text:p>
          </table:table-cell>
        </table:table-row>
        <table:table-row table:style-name="ro1">
          <table:table-cell office:value-type="float" office:value="16.7">
            <text:p>16.7</text:p>
          </table:table-cell>
          <table:table-cell table:formula="of:=4.135667516E-015*299792458/([.$A135]*1000)" office:value-type="float" office:value="0.0000000000742420317420596">
            <text:p>7.42420317420596E-011</text:p>
          </table:table-cell>
          <table:table-cell table:formula="of:=[.$B135]*1000000" office:value-type="float" office:value="0.0000742420317420596">
            <text:p>0.000074242</text:p>
          </table:table-cell>
          <table:table-cell office:value-type="float" office:value="5862091">
            <text:p>5.86E+006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table:formula="of:=4.135667516E-015*299792458/([.$A136]*1000)" office:value-type="float" office:value="0.0000000000746892728971322">
            <text:p>7.46892728971322E-011</text:p>
          </table:table-cell>
          <table:table-cell table:formula="of:=[.$B136]*1000000" office:value-type="float" office:value="0.0000746892728971322">
            <text:p>7.46892728971322E-005</text:p>
          </table:table-cell>
          <table:table-cell office:value-type="float" office:value="5924899">
            <text:p>5.92E+006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table:formula="of:=4.135667516E-015*299792458/([.$A137]*1000)" office:value-type="float" office:value="0.0000000000751419351571148">
            <text:p>7.51419351571148E-011</text:p>
          </table:table-cell>
          <table:table-cell table:formula="of:=[.$B137]*1000000" office:value-type="float" office:value="0.0000751419351571148">
            <text:p>7.51419351571148E-005</text:p>
          </table:table-cell>
          <table:table-cell office:value-type="float" office:value="5988707">
            <text:p>5.99E+006</text:p>
          </table:table-cell>
        </table:table-row>
        <table:table-row table:style-name="ro1">
          <table:table-cell office:value-type="float" office:value="16.4">
            <text:p>16.4</text:p>
          </table:table-cell>
          <table:table-cell table:formula="of:=4.135667516E-015*299792458/([.$A138]*1000)" office:value-type="float" office:value="0.0000000000756001176885606">
            <text:p>7.56001176885606E-011</text:p>
          </table:table-cell>
          <table:table-cell table:formula="of:=[.$B138]*1000000" office:value-type="float" office:value="0.0000756001176885606">
            <text:p>7.56001176885606E-005</text:p>
          </table:table-cell>
          <table:table-cell office:value-type="float" office:value="6053539">
            <text:p>6.05E+006</text:p>
          </table:table-cell>
        </table:table-row>
        <table:table-row table:style-name="ro1">
          <table:table-cell office:value-type="float" office:value="16.3">
            <text:p>16.3</text:p>
          </table:table-cell>
          <table:table-cell table:formula="of:=4.135667516E-015*299792458/([.$A139]*1000)" office:value-type="float" office:value="0.0000000000760639220915579">
            <text:p>7.60639220915579E-011</text:p>
          </table:table-cell>
          <table:table-cell table:formula="of:=[.$B139]*1000000" office:value-type="float" office:value="0.0000760639220915579">
            <text:p>7.60639220915579E-005</text:p>
          </table:table-cell>
          <table:table-cell office:value-type="float" office:value="6119417">
            <text:p>6.12E+006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table:formula="of:=4.135667516E-015*299792458/([.$A140]*1000)" office:value-type="float" office:value="0.0000000000765334524748392">
            <text:p>7.65334524748392E-011</text:p>
          </table:table-cell>
          <table:table-cell table:formula="of:=[.$B140]*1000000" office:value-type="float" office:value="0.0000765334524748392">
            <text:p>7.65334524748392E-005</text:p>
          </table:table-cell>
          <table:table-cell office:value-type="float" office:value="6183232">
            <text:p>6.18E+006</text:p>
          </table:table-cell>
        </table:table-row>
        <table:table-row table:style-name="ro1">
          <table:table-cell office:value-type="float" office:value="16.1">
            <text:p>16.1</text:p>
          </table:table-cell>
          <table:table-cell table:formula="of:=4.135667516E-015*299792458/([.$A141]*1000)" office:value-type="float" office:value="0.0000000000770088155336891">
            <text:p>7.70088155336891E-011</text:p>
          </table:table-cell>
          <table:table-cell table:formula="of:=[.$B141]*1000000" office:value-type="float" office:value="0.0000770088155336891">
            <text:p>7.70088155336891E-005</text:p>
          </table:table-cell>
          <table:table-cell office:value-type="float" office:value="6249130">
            <text:p>6.25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4.135667516E-015*299792458/([.$A142]*1000)" office:value-type="float" office:value="0.0000000000774901206307747">
            <text:p>7.74901206307747E-011</text:p>
          </table:table-cell>
          <table:table-cell table:formula="of:=[.$B142]*1000000" office:value-type="float" office:value="0.0000774901206307746">
            <text:p>7.74901206307746E-005</text:p>
          </table:table-cell>
          <table:table-cell office:value-type="float" office:value="6320320">
            <text:p>6.32E+006</text:p>
          </table:table-cell>
        </table:table-row>
        <table:table-row table:style-name="ro1">
          <table:table-cell office:value-type="float" office:value="15.9">
            <text:p>15.9</text:p>
          </table:table-cell>
          <table:table-cell table:formula="of:=4.135667516E-015*299792458/([.$A143]*1000)" office:value-type="float" office:value="0.0000000000779774798800248">
            <text:p>7.79774798800248E-011</text:p>
          </table:table-cell>
          <table:table-cell table:formula="of:=[.$B143]*1000000" office:value-type="float" office:value="0.0000779774798800248">
            <text:p>7.79774798800248E-005</text:p>
          </table:table-cell>
          <table:table-cell office:value-type="float" office:value="6385001">
            <text:p>6.39E+006</text:p>
          </table:table-cell>
        </table:table-row>
        <table:table-row table:style-name="ro1">
          <table:table-cell office:value-type="float" office:value="15.8">
            <text:p>15.8</text:p>
          </table:table-cell>
          <table:table-cell table:formula="of:=4.135667516E-015*299792458/([.$A144]*1000)" office:value-type="float" office:value="0.0000000000784710082336959">
            <text:p>7.84710082336959E-011</text:p>
          </table:table-cell>
          <table:table-cell table:formula="of:=[.$B144]*1000000" office:value-type="float" office:value="0.0000784710082336958">
            <text:p>0.000078471</text:p>
          </table:table-cell>
          <table:table-cell office:value-type="float" office:value="6450731">
            <text:p>6.45E+006</text:p>
          </table:table-cell>
        </table:table-row>
        <table:table-row table:style-name="ro1">
          <table:table-cell office:value-type="float" office:value="15.7">
            <text:p>15.7</text:p>
          </table:table-cell>
          <table:table-cell table:formula="of:=4.135667516E-015*299792458/([.$A145]*1000)" office:value-type="float" office:value="0.000000000078970823572764">
            <text:p>7.8970823572764E-011</text:p>
          </table:table-cell>
          <table:table-cell table:formula="of:=[.$B145]*1000000" office:value-type="float" office:value="0.000078970823572764">
            <text:p>7.8970823572764E-005</text:p>
          </table:table-cell>
          <table:table-cell office:value-type="float" office:value="6517535">
            <text:p>6.52E+006</text:p>
          </table:table-cell>
        </table:table-row>
        <table:table-row table:style-name="ro1">
          <table:table-cell office:value-type="float" office:value="15.6">
            <text:p>15.6</text:p>
          </table:table-cell>
          <table:table-cell table:formula="of:=4.135667516E-015*299792458/([.$A146]*1000)" office:value-type="float" office:value="0.0000000000794770468007945">
            <text:p>7.94770468007945E-011</text:p>
          </table:table-cell>
          <table:table-cell table:formula="of:=[.$B146]*1000000" office:value-type="float" office:value="0.0000794770468007945">
            <text:p>0.000079477</text:p>
          </table:table-cell>
          <table:table-cell office:value-type="float" office:value="6585440">
            <text:p>6.59E+006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table:formula="of:=4.135667516E-015*299792458/([.$A147]*1000)" office:value-type="float" office:value="0.0000000000799898019414448">
            <text:p>7.99898019414448E-011</text:p>
          </table:table-cell>
          <table:table-cell table:formula="of:=[.$B147]*1000000" office:value-type="float" office:value="0.0000799898019414448">
            <text:p>7.99898019414448E-005</text:p>
          </table:table-cell>
          <table:table-cell office:value-type="float" office:value="6648941">
            <text:p>6.65E+006</text:p>
          </table:table-cell>
        </table:table-row>
        <table:table-row table:style-name="ro1">
          <table:table-cell office:value-type="float" office:value="15.4">
            <text:p>15.4</text:p>
          </table:table-cell>
          <table:table-cell table:formula="of:=4.135667516E-015*299792458/([.$A148]*1000)" office:value-type="float" office:value="0.0000000000805092162397659">
            <text:p>8.05092162397659E-011</text:p>
          </table:table-cell>
          <table:table-cell table:formula="of:=[.$B148]*1000000" office:value-type="float" office:value="0.0000805092162397659">
            <text:p>8.05092162397659E-005</text:p>
          </table:table-cell>
          <table:table-cell office:value-type="float" office:value="6721289">
            <text:p>6.72E+006</text:p>
          </table:table-cell>
        </table:table-row>
        <table:table-row table:style-name="ro1">
          <table:table-cell office:value-type="float" office:value="15.3">
            <text:p>15.3</text:p>
          </table:table-cell>
          <table:table-cell table:formula="of:=4.135667516E-015*299792458/([.$A149]*1000)" office:value-type="float" office:value="0.0000000000810354202674768">
            <text:p>8.10354202674768E-011</text:p>
          </table:table-cell>
          <table:table-cell table:formula="of:=[.$B149]*1000000" office:value-type="float" office:value="0.0000810354202674768">
            <text:p>8.10354202674768E-005</text:p>
          </table:table-cell>
          <table:table-cell office:value-type="float" office:value="6790783">
            <text:p>6.79E+006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table:formula="of:=4.135667516E-015*299792458/([.$A150]*1000)" office:value-type="float" office:value="0.0000000000815685480323944">
            <text:p>8.15685480323944E-011</text:p>
          </table:table-cell>
          <table:table-cell table:formula="of:=[.$B150]*1000000" office:value-type="float" office:value="0.0000815685480323944">
            <text:p>8.15685480323944E-005</text:p>
          </table:table-cell>
          <table:table-cell office:value-type="float" office:value="6861449">
            <text:p>6.86E+006</text:p>
          </table:table-cell>
        </table:table-row>
        <table:table-row table:style-name="ro1">
          <table:table-cell office:value-type="float" office:value="15.1">
            <text:p>15.1</text:p>
          </table:table-cell>
          <table:table-cell table:formula="of:=4.135667516E-015*299792458/([.$A151]*1000)" office:value-type="float" office:value="0.0000000000821087370922116">
            <text:p>8.21087370922116E-011</text:p>
          </table:table-cell>
          <table:table-cell table:formula="of:=[.$B151]*1000000" office:value-type="float" office:value="0.0000821087370922115">
            <text:p>8.21087370922115E-005</text:p>
          </table:table-cell>
          <table:table-cell office:value-type="float" office:value="6933317">
            <text:p>6.93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4.135667516E-015*299792458/([.$A152]*1000)" office:value-type="float" office:value="0.0000000000826561286728263">
            <text:p>8.26561286728263E-011</text:p>
          </table:table-cell>
          <table:table-cell table:formula="of:=[.$B152]*1000000" office:value-type="float" office:value="0.0000826561286728263">
            <text:p>8.26561286728263E-005</text:p>
          </table:table-cell>
          <table:table-cell office:value-type="float" office:value="7006416">
            <text:p>7.01E+006</text:p>
          </table:table-cell>
        </table:table-row>
        <table:table-row table:style-name="ro1">
          <table:table-cell office:value-type="float" office:value="14.9">
            <text:p>14.9</text:p>
          </table:table-cell>
          <table:table-cell table:formula="of:=4.135667516E-015*299792458/([.$A153]*1000)" office:value-type="float" office:value="0.0000000000832108677914359">
            <text:p>8.32108677914359E-011</text:p>
          </table:table-cell>
          <table:table-cell table:formula="of:=[.$B153]*1000000" office:value-type="float" office:value="0.0000832108677914359">
            <text:p>8.32108677914359E-005</text:p>
          </table:table-cell>
          <table:table-cell office:value-type="float" office:value="7075003">
            <text:p>7.08E+006</text:p>
          </table:table-cell>
        </table:table-row>
        <table:table-row table:style-name="ro1">
          <table:table-cell office:value-type="float" office:value="14.8">
            <text:p>14.8</text:p>
          </table:table-cell>
          <table:table-cell table:formula="of:=4.135667516E-015*299792458/([.$A154]*1000)" office:value-type="float" office:value="0.0000000000837731033846212">
            <text:p>8.37731033846212E-011</text:p>
          </table:table-cell>
          <table:table-cell table:formula="of:=[.$B154]*1000000" office:value-type="float" office:value="0.0000837731033846212">
            <text:p>8.37731033846212E-005</text:p>
          </table:table-cell>
          <table:table-cell office:value-type="float" office:value="7144495">
            <text:p>7.14E+006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table:formula="of:=4.135667516E-015*299792458/([.$A155]*1000)" office:value-type="float" office:value="0.0000000000843429884416595">
            <text:p>8.43429884416595E-011</text:p>
          </table:table-cell>
          <table:table-cell table:formula="of:=[.$B155]*1000000" office:value-type="float" office:value="0.0000843429884416595">
            <text:p>0.000084343</text:p>
          </table:table-cell>
          <table:table-cell office:value-type="float" office:value="7215180">
            <text:p>7.22E+006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table:formula="of:=4.135667516E-015*299792458/([.$A156]*1000)" office:value-type="float" office:value="0.0000000000849206801433147">
            <text:p>8.49206801433147E-011</text:p>
          </table:table-cell>
          <table:table-cell table:formula="of:=[.$B156]*1000000" office:value-type="float" office:value="0.0000849206801433147">
            <text:p>8.49206801433147E-005</text:p>
          </table:table-cell>
          <table:table-cell office:value-type="float" office:value="7287091">
            <text:p>7.29E+006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table:formula="of:=4.135667516E-015*299792458/([.$A157]*1000)" office:value-type="float" office:value="0.000000000085506340006372">
            <text:p>8.5506340006372E-011</text:p>
          </table:table-cell>
          <table:table-cell table:formula="of:=[.$B157]*1000000" office:value-type="float" office:value="0.000085506340006372">
            <text:p>8.5506340006372E-005</text:p>
          </table:table-cell>
          <table:table-cell office:value-type="float" office:value="7360258">
            <text:p>7.36E+006</text:p>
          </table:table-cell>
        </table:table-row>
        <table:table-row table:style-name="ro1">
          <table:table-cell office:value-type="float" office:value="14.4">
            <text:p>14.4</text:p>
          </table:table-cell>
          <table:table-cell table:formula="of:=4.135667516E-015*299792458/([.$A158]*1000)" office:value-type="float" office:value="0.0000000000861001340341941">
            <text:p>8.61001340341941E-011</text:p>
          </table:table-cell>
          <table:table-cell table:formula="of:=[.$B158]*1000000" office:value-type="float" office:value="0.0000861001340341941">
            <text:p>8.61001340341941E-005</text:p>
          </table:table-cell>
          <table:table-cell office:value-type="float" office:value="7434713">
            <text:p>7.43E+006</text:p>
          </table:table-cell>
        </table:table-row>
        <table:table-row table:style-name="ro1">
          <table:table-cell office:value-type="float" office:value="14.3">
            <text:p>14.3</text:p>
          </table:table-cell>
          <table:table-cell table:formula="of:=4.135667516E-015*299792458/([.$A159]*1000)" office:value-type="float" office:value="0.000000000086702232873594">
            <text:p>8.6702232873594E-011</text:p>
          </table:table-cell>
          <table:table-cell table:formula="of:=[.$B159]*1000000" office:value-type="float" office:value="0.000086702232873594">
            <text:p>8.6702232873594E-005</text:p>
          </table:table-cell>
          <table:table-cell office:value-type="float" office:value="7508773">
            <text:p>7.51E+006</text:p>
          </table:table-cell>
        </table:table-row>
        <table:table-row table:style-name="ro1">
          <table:table-cell office:value-type="float" office:value="14.2">
            <text:p>14.2</text:p>
          </table:table-cell>
          <table:table-cell table:formula="of:=4.135667516E-015*299792458/([.$A160]*1000)" office:value-type="float" office:value="0.0000000000873128119783376">
            <text:p>8.73128119783376E-011</text:p>
          </table:table-cell>
          <table:table-cell table:formula="of:=[.$B160]*1000000" office:value-type="float" office:value="0.0000873128119783376">
            <text:p>8.73128119783376E-005</text:p>
          </table:table-cell>
          <table:table-cell office:value-type="float" office:value="7583906">
            <text:p>7.58E+006</text:p>
          </table:table-cell>
        </table:table-row>
        <table:table-row table:style-name="ro1">
          <table:table-cell office:value-type="float" office:value="14.1">
            <text:p>14.1</text:p>
          </table:table-cell>
          <table:table-cell table:formula="of:=4.135667516E-015*299792458/([.$A161]*1000)" office:value-type="float" office:value="0.0000000000879320517796024">
            <text:p>8.79320517796024E-011</text:p>
          </table:table-cell>
          <table:table-cell table:formula="of:=[.$B161]*1000000" office:value-type="float" office:value="0.0000879320517796024">
            <text:p>8.79320517796024E-005</text:p>
          </table:table-cell>
          <table:table-cell office:value-type="float" office:value="7660389">
            <text:p>7.66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4.135667516E-015*299792458/([.$A162]*1000)" office:value-type="float" office:value="0.0000000000885601378637425">
            <text:p>8.85601378637425E-011</text:p>
          </table:table-cell>
          <table:table-cell table:formula="of:=[.$B162]*1000000" office:value-type="float" office:value="0.0000885601378637425">
            <text:p>8.85601378637425E-005</text:p>
          </table:table-cell>
          <table:table-cell office:value-type="float" office:value="7738256">
            <text:p>7.74E+006</text:p>
          </table:table-cell>
        </table:table-row>
        <table:table-row table:style-name="ro1">
          <table:table-cell office:value-type="float" office:value="13.9">
            <text:p>13.9</text:p>
          </table:table-cell>
          <table:table-cell table:formula="of:=4.135667516E-015*299792458/([.$A163]*1000)" office:value-type="float" office:value="0.0000000000891972611577262">
            <text:p>8.91972611577262E-011</text:p>
          </table:table-cell>
          <table:table-cell table:formula="of:=[.$B163]*1000000" office:value-type="float" office:value="0.0000891972611577262">
            <text:p>8.91972611577262E-005</text:p>
          </table:table-cell>
          <table:table-cell office:value-type="float" office:value="7809417">
            <text:p>7.81E+006</text:p>
          </table:table-cell>
        </table:table-row>
        <table:table-row table:style-name="ro1">
          <table:table-cell office:value-type="float" office:value="13.8">
            <text:p>13.8</text:p>
          </table:table-cell>
          <table:table-cell table:formula="of:=4.135667516E-015*299792458/([.$A164]*1000)" office:value-type="float" office:value="0.0000000000898436181226373">
            <text:p>8.98436181226373E-011</text:p>
          </table:table-cell>
          <table:table-cell table:formula="of:=[.$B164]*1000000" office:value-type="float" office:value="0.0000898436181226373">
            <text:p>8.98436181226373E-005</text:p>
          </table:table-cell>
          <table:table-cell office:value-type="float" office:value="7881874">
            <text:p>7.88E+006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table:formula="of:=4.135667516E-015*299792458/([.$A165]*1000)" office:value-type="float" office:value="0.0000000000904994109556492">
            <text:p>9.04994109556492E-011</text:p>
          </table:table-cell>
          <table:table-cell table:formula="of:=[.$B165]*1000000" office:value-type="float" office:value="0.0000904994109556492">
            <text:p>9.04994109556492E-005</text:p>
          </table:table-cell>
          <table:table-cell office:value-type="float" office:value="7949268">
            <text:p>7.95E+006</text:p>
          </table:table-cell>
        </table:table-row>
        <table:table-row table:style-name="ro1">
          <table:table-cell office:value-type="float" office:value="13.6">
            <text:p>13.6</text:p>
          </table:table-cell>
          <table:table-cell table:formula="of:=4.135667516E-015*299792458/([.$A166]*1000)" office:value-type="float" office:value="0.0000000000911648478009114">
            <text:p>9.11648478009114E-011</text:p>
          </table:table-cell>
          <table:table-cell table:formula="of:=[.$B166]*1000000" office:value-type="float" office:value="0.0000911648478009113">
            <text:p>9.11648478009113E-005</text:p>
          </table:table-cell>
          <table:table-cell office:value-type="float" office:value="8027092">
            <text:p>8.03E+006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table:formula="of:=4.135667516E-015*299792458/([.$A167]*1000)" office:value-type="float" office:value="0.000000000091840142969807">
            <text:p>9.1840142969807E-011</text:p>
          </table:table-cell>
          <table:table-cell table:formula="of:=[.$B167]*1000000" office:value-type="float" office:value="0.000091840142969807">
            <text:p>9.1840142969807E-005</text:p>
          </table:table-cell>
          <table:table-cell office:value-type="float" office:value="8101606">
            <text:p>8.10E+006</text:p>
          </table:table-cell>
        </table:table-row>
        <table:table-row table:style-name="ro1">
          <table:table-cell office:value-type="float" office:value="13.4">
            <text:p>13.4</text:p>
          </table:table-cell>
          <table:table-cell table:formula="of:=4.135667516E-015*299792458/([.$A168]*1000)" office:value-type="float" office:value="0.0000000000925255171710742">
            <text:p>9.25255171710742E-011</text:p>
          </table:table-cell>
          <table:table-cell table:formula="of:=[.$B168]*1000000" office:value-type="float" office:value="0.0000925255171710742">
            <text:p>9.25255171710742E-005</text:p>
          </table:table-cell>
          <table:table-cell office:value-type="float" office:value="8177522">
            <text:p>8.18E+006</text:p>
          </table:table-cell>
        </table:table-row>
        <table:table-row table:style-name="ro1">
          <table:table-cell office:value-type="float" office:value="13.3">
            <text:p>13.3</text:p>
          </table:table-cell>
          <table:table-cell table:formula="of:=4.135667516E-015*299792458/([.$A169]*1000)" office:value-type="float" office:value="0.0000000000932211977513079">
            <text:p>9.32211977513079E-011</text:p>
          </table:table-cell>
          <table:table-cell table:formula="of:=[.$B169]*1000000" office:value-type="float" office:value="0.0000932211977513078">
            <text:p>9.32211977513078E-005</text:p>
          </table:table-cell>
          <table:table-cell office:value-type="float" office:value="8254877">
            <text:p>8.25E+006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table:formula="of:=4.135667516E-015*299792458/([.$A170]*1000)" office:value-type="float" office:value="0.0000000000939274189463935">
            <text:p>9.39274189463935E-011</text:p>
          </table:table-cell>
          <table:table-cell table:formula="of:=[.$B170]*1000000" office:value-type="float" office:value="0.0000939274189463935">
            <text:p>9.39274189463935E-005</text:p>
          </table:table-cell>
          <table:table-cell office:value-type="float" office:value="8333710">
            <text:p>8.33E+006</text:p>
          </table:table-cell>
        </table:table-row>
        <table:table-row table:style-name="ro1">
          <table:table-cell office:value-type="float" office:value="13.1">
            <text:p>13.1</text:p>
          </table:table-cell>
          <table:table-cell table:formula="of:=4.135667516E-015*299792458/([.$A171]*1000)" office:value-type="float" office:value="0.0000000000946444221444576">
            <text:p>9.46444221444576E-011</text:p>
          </table:table-cell>
          <table:table-cell table:formula="of:=[.$B171]*1000000" office:value-type="float" office:value="0.0000946444221444576">
            <text:p>9.46444221444576E-005</text:p>
          </table:table-cell>
          <table:table-cell office:value-type="float" office:value="8407348">
            <text:p>8.41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4.135667516E-015*299792458/([.$A172]*1000)" office:value-type="float" office:value="0.0000000000953724561609534">
            <text:p>9.53724561609534E-011</text:p>
          </table:table-cell>
          <table:table-cell table:formula="of:=[.$B172]*1000000" office:value-type="float" office:value="0.0000953724561609534">
            <text:p>9.53724561609534E-005</text:p>
          </table:table-cell>
          <table:table-cell office:value-type="float" office:value="8492131">
            <text:p>8.49E+006</text:p>
          </table:table-cell>
        </table:table-row>
        <table:table-row table:style-name="ro1">
          <table:table-cell office:value-type="float" office:value="12.9">
            <text:p>12.9</text:p>
          </table:table-cell>
          <table:table-cell table:formula="of:=4.135667516E-015*299792458/([.$A173]*1000)" office:value-type="float" office:value="0.0000000000961117775265422">
            <text:p>9.61117775265422E-011</text:p>
          </table:table-cell>
          <table:table-cell table:formula="of:=[.$B173]*1000000" office:value-type="float" office:value="0.0000961117775265422">
            <text:p>9.61117775265422E-005</text:p>
          </table:table-cell>
          <table:table-cell office:value-type="float" office:value="8588517">
            <text:p>8.59E+006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table:formula="of:=4.135667516E-015*299792458/([.$A174]*1000)" office:value-type="float" office:value="0.0000000000968626507884683">
            <text:p>9.68626507884683E-011</text:p>
          </table:table-cell>
          <table:table-cell table:formula="of:=[.$B174]*1000000" office:value-type="float" office:value="0.0000968626507884683">
            <text:p>9.68626507884683E-005</text:p>
          </table:table-cell>
          <table:table-cell office:value-type="float" office:value="8686843">
            <text:p>8.69E+006</text:p>
          </table:table-cell>
        </table:table-row>
        <table:table-row table:style-name="ro1">
          <table:table-cell office:value-type="float" office:value="12.7">
            <text:p>12.7</text:p>
          </table:table-cell>
          <table:table-cell table:formula="of:=4.135667516E-015*299792458/([.$A175]*1000)" office:value-type="float" office:value="0.0000000000976253488261728">
            <text:p>9.76253488261728E-011</text:p>
          </table:table-cell>
          <table:table-cell table:formula="of:=[.$B175]*1000000" office:value-type="float" office:value="0.0000976253488261728">
            <text:p>9.76253488261728E-005</text:p>
          </table:table-cell>
          <table:table-cell office:value-type="float" office:value="8787165">
            <text:p>8.79E+006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table:formula="of:=4.135667516E-015*299792458/([.$A176]*1000)" office:value-type="float" office:value="0.0000000000984001531819361">
            <text:p>9.84001531819361E-011</text:p>
          </table:table-cell>
          <table:table-cell table:formula="of:=[.$B176]*1000000" office:value-type="float" office:value="0.000098400153181936">
            <text:p>9.8400153181936E-005</text:p>
          </table:table-cell>
          <table:table-cell office:value-type="float" office:value="8889541">
            <text:p>8.89E+006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table:formula="of:=4.135667516E-015*299792458/([.$A177]*1000)" office:value-type="float" office:value="0.0000000000991873544073916">
            <text:p>9.91873544073916E-011</text:p>
          </table:table-cell>
          <table:table-cell table:formula="of:=[.$B177]*1000000" office:value-type="float" office:value="0.0000991873544073915">
            <text:p>9.91873544073915E-005</text:p>
          </table:table-cell>
          <table:table-cell office:value-type="float" office:value="8986826">
            <text:p>8.99E+006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table:formula="of:=4.135667516E-015*299792458/([.$A178]*1000)" office:value-type="float" office:value="0.000000000099987252426806">
            <text:p>9.9987252426806E-011</text:p>
          </table:table-cell>
          <table:table-cell table:formula="of:=[.$B178]*1000000" office:value-type="float" office:value="0.000099987252426806">
            <text:p>9.9987252426806E-005</text:p>
          </table:table-cell>
          <table:table-cell office:value-type="float" office:value="9096629">
            <text:p>9.10E+006</text:p>
          </table:table-cell>
        </table:table-row>
        <table:table-row table:style-name="ro1">
          <table:table-cell office:value-type="float" office:value="12.3">
            <text:p>12.3</text:p>
          </table:table-cell>
          <table:table-cell table:formula="of:=4.135667516E-015*299792458/([.$A179]*1000)" office:value-type="float" office:value="0.000000000100800156918081">
            <text:p>1.00800156918081E-010</text:p>
          </table:table-cell>
          <table:table-cell table:formula="of:=[.$B179]*1000000" office:value-type="float" office:value="0.000100800156918081">
            <text:p>0.0001008002</text:p>
          </table:table-cell>
          <table:table-cell office:value-type="float" office:value="9203310">
            <text:p>9.20E+006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table:formula="of:=4.135667516E-015*299792458/([.$A180]*1000)" office:value-type="float" office:value="0.000000000101626387712491">
            <text:p>1.01626387712491E-010</text:p>
          </table:table-cell>
          <table:table-cell table:formula="of:=[.$B180]*1000000" office:value-type="float" office:value="0.000101626387712491">
            <text:p>0.0001016264</text:p>
          </table:table-cell>
          <table:table-cell office:value-type="float" office:value="9312236">
            <text:p>9.31E+006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table:formula="of:=4.135667516E-015*299792458/([.$A181]*1000)" office:value-type="float" office:value="0.000000000102466275214247">
            <text:p>1.02466275214247E-010</text:p>
          </table:table-cell>
          <table:table-cell table:formula="of:=[.$B181]*1000000" office:value-type="float" office:value="0.000102466275214247">
            <text:p>0.0001024663</text:p>
          </table:table-cell>
          <table:table-cell office:value-type="float" office:value="9423474">
            <text:p>9.42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4.135667516E-015*299792458/([.$A182]*1000)" office:value-type="float" office:value="0.000000000103320160841033">
            <text:p>1.03320160841033E-010</text:p>
          </table:table-cell>
          <table:table-cell table:formula="of:=[.$B182]*1000000" office:value-type="float" office:value="0.000103320160841033">
            <text:p>0.0001033202</text:p>
          </table:table-cell>
          <table:table-cell office:value-type="float" office:value="9537094">
            <text:p>9.54E+006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table:formula="of:=4.135667516E-015*299792458/([.$A183]*1000)" office:value-type="float" office:value="0.000000000104188397486756">
            <text:p>1.04188397486756E-010</text:p>
          </table:table-cell>
          <table:table-cell table:formula="of:=[.$B183]*1000000" office:value-type="float" office:value="0.000104188397486756">
            <text:p>0.0001041884</text:p>
          </table:table-cell>
          <table:table-cell office:value-type="float" office:value="9674666">
            <text:p>9.67E+006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table:formula="of:=4.135667516E-015*299792458/([.$A184]*1000)" office:value-type="float" office:value="0.00000000010507135000783">
            <text:p>1.0507135000783E-010</text:p>
          </table:table-cell>
          <table:table-cell table:formula="of:=[.$B184]*1000000" office:value-type="float" office:value="0.00010507135000783">
            <text:p>0.0001050714</text:p>
          </table:table-cell>
          <table:table-cell office:value-type="float" office:value="9815261">
            <text:p>9.82E+006</text:p>
          </table:table-cell>
        </table:table-row>
        <table:table-row table:style-name="ro1">
          <table:table-cell office:value-type="float" office:value="11.7">
            <text:p>11.7</text:p>
          </table:table-cell>
          <table:table-cell table:formula="of:=4.135667516E-015*299792458/([.$A185]*1000)" office:value-type="float" office:value="0.000000000105969395734393">
            <text:p>1.05969395734393E-010</text:p>
          </table:table-cell>
          <table:table-cell table:formula="of:=[.$B185]*1000000" office:value-type="float" office:value="0.000105969395734393">
            <text:p>0.0001059694</text:p>
          </table:table-cell>
          <table:table-cell office:value-type="float" office:value="9959162">
            <text:p>9.96E+006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table:formula="of:=4.135667516E-015*299792458/([.$A186]*1000)" office:value-type="float" office:value="0.000000000106882925007965">
            <text:p>1.06882925007965E-010</text:p>
          </table:table-cell>
          <table:table-cell table:formula="of:=[.$B186]*1000000" office:value-type="float" office:value="0.000106882925007965">
            <text:p>0.0001068829</text:p>
          </table:table-cell>
          <table:table-cell office:value-type="float" office:value="10106480">
            <text:p>1.01E+007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table:formula="of:=4.135667516E-015*299792458/([.$A187]*1000)" office:value-type="float" office:value="0.000000000107812341747165">
            <text:p>1.07812341747165E-010</text:p>
          </table:table-cell>
          <table:table-cell table:formula="of:=[.$B187]*1000000" office:value-type="float" office:value="0.000107812341747165">
            <text:p>0.0001078123</text:p>
          </table:table-cell>
          <table:table-cell office:value-type="float" office:value="10257320">
            <text:p>1.03E+007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table:formula="of:=4.135667516E-015*299792458/([.$A188]*1000)" office:value-type="float" office:value="0.000000000108758064043192">
            <text:p>1.08758064043192E-010</text:p>
          </table:table-cell>
          <table:table-cell table:formula="of:=[.$B188]*1000000" office:value-type="float" office:value="0.000108758064043192">
            <text:p>0.0001087581</text:p>
          </table:table-cell>
          <table:table-cell office:value-type="float" office:value="10406180">
            <text:p>1.04E+007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table:formula="of:=4.135667516E-015*299792458/([.$A189]*1000)" office:value-type="float" office:value="0.000000000109720524786938">
            <text:p>1.09720524786938E-010</text:p>
          </table:table-cell>
          <table:table-cell table:formula="of:=[.$B189]*1000000" office:value-type="float" office:value="0.000109720524786938">
            <text:p>0.0001097205</text:p>
          </table:table-cell>
          <table:table-cell office:value-type="float" office:value="10560980">
            <text:p>1.06E+007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table:formula="of:=4.135667516E-015*299792458/([.$A190]*1000)" office:value-type="float" office:value="0.000000000110700172329678">
            <text:p>1.10700172329678E-010</text:p>
          </table:table-cell>
          <table:table-cell table:formula="of:=[.$B190]*1000000" office:value-type="float" office:value="0.000110700172329678">
            <text:p>0.0001107002</text:p>
          </table:table-cell>
          <table:table-cell office:value-type="float" office:value="10726800">
            <text:p>1.07E+007</text:p>
          </table:table-cell>
        </table:table-row>
        <table:table-row table:style-name="ro1">
          <table:table-cell office:value-type="float" office:value="11.1">
            <text:p>11.1</text:p>
          </table:table-cell>
          <table:table-cell table:formula="of:=4.135667516E-015*299792458/([.$A191]*1000)" office:value-type="float" office:value="0.000000000111697471179495">
            <text:p>1.11697471179495E-010</text:p>
          </table:table-cell>
          <table:table-cell table:formula="of:=[.$B191]*1000000" office:value-type="float" office:value="0.000111697471179495">
            <text:p>0.0001116975</text:p>
          </table:table-cell>
          <table:table-cell office:value-type="float" office:value="10890020">
            <text:p>1.09E+0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4.135667516E-015*299792458/([.$A192]*1000)" office:value-type="float" office:value="0.000000000112712902735672">
            <text:p>1.12712902735672E-010</text:p>
          </table:table-cell>
          <table:table-cell table:formula="of:=[.$B192]*1000000" office:value-type="float" office:value="0.000112712902735672">
            <text:p>0.0001127129</text:p>
          </table:table-cell>
          <table:table-cell office:value-type="float" office:value="11057290">
            <text:p>1.11E+007</text:p>
          </table:table-cell>
        </table:table-row>
        <table:table-row table:style-name="ro1">
          <table:table-cell office:value-type="float" office:value="10.9">
            <text:p>10.9</text:p>
          </table:table-cell>
          <table:table-cell table:formula="of:=4.135667516E-015*299792458/([.$A193]*1000)" office:value-type="float" office:value="0.000000000113746966063522">
            <text:p>1.13746966063522E-010</text:p>
          </table:table-cell>
          <table:table-cell table:formula="of:=[.$B193]*1000000" office:value-type="float" office:value="0.000113746966063522">
            <text:p>0.000113747</text:p>
          </table:table-cell>
          <table:table-cell office:value-type="float" office:value="11304810">
            <text:p>1.13E+007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table:formula="of:=4.135667516E-015*299792458/([.$A194]*1000)" office:value-type="float" office:value="0.000000000114800178712259">
            <text:p>1.14800178712259E-010</text:p>
          </table:table-cell>
          <table:table-cell table:formula="of:=[.$B194]*1000000" office:value-type="float" office:value="0.000114800178712259">
            <text:p>0.0001148002</text:p>
          </table:table-cell>
          <table:table-cell office:value-type="float" office:value="11560450">
            <text:p>1.16E+007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table:formula="of:=4.135667516E-015*299792458/([.$A195]*1000)" office:value-type="float" office:value="0.000000000115873077578728">
            <text:p>1.15873077578728E-010</text:p>
          </table:table-cell>
          <table:table-cell table:formula="of:=[.$B195]*1000000" office:value-type="float" office:value="0.000115873077578728">
            <text:p>0.0001158731</text:p>
          </table:table-cell>
          <table:table-cell office:value-type="float" office:value="11821780">
            <text:p>1.18E+007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table:formula="of:=4.135667516E-015*299792458/([.$A196]*1000)" office:value-type="float" office:value="0.000000000116966219820037">
            <text:p>1.16966219820037E-010</text:p>
          </table:table-cell>
          <table:table-cell table:formula="of:=[.$B196]*1000000" office:value-type="float" office:value="0.000116966219820037">
            <text:p>0.0001169662</text:p>
          </table:table-cell>
          <table:table-cell office:value-type="float" office:value="12091590">
            <text:p>1.21E+007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table:formula="of:=4.135667516E-015*299792458/([.$A197]*1000)" office:value-type="float" office:value="0.000000000118080183818323">
            <text:p>1.18080183818323E-010</text:p>
          </table:table-cell>
          <table:table-cell table:formula="of:=[.$B197]*1000000" office:value-type="float" office:value="0.000118080183818323">
            <text:p>0.0001180802</text:p>
          </table:table-cell>
          <table:table-cell office:value-type="float" office:value="12370410">
            <text:p>1.24E+007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table:formula="of:=4.135667516E-015*299792458/([.$A198]*1000)" office:value-type="float" office:value="0.000000000119215570201192">
            <text:p>1.19215570201192E-010</text:p>
          </table:table-cell>
          <table:table-cell table:formula="of:=[.$B198]*1000000" office:value-type="float" office:value="0.000119215570201192">
            <text:p>0.0001192156</text:p>
          </table:table-cell>
          <table:table-cell office:value-type="float" office:value="12658620">
            <text:p>1.27E+007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table:formula="of:=4.135667516E-015*299792458/([.$A199]*1000)" office:value-type="float" office:value="0.000000000120373002921592">
            <text:p>1.20373002921592E-010</text:p>
          </table:table-cell>
          <table:table-cell table:formula="of:=[.$B199]*1000000" office:value-type="float" office:value="0.000120373002921592">
            <text:p>0.000120373</text:p>
          </table:table-cell>
          <table:table-cell office:value-type="float" office:value="12956630">
            <text:p>1.30E+007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table:formula="of:=4.135667516E-015*299792458/([.$A200]*1000)" office:value-type="float" office:value="0.000000000121553130401215">
            <text:p>1.21553130401215E-010</text:p>
          </table:table-cell>
          <table:table-cell table:formula="of:=[.$B200]*1000000" office:value-type="float" office:value="0.000121553130401215">
            <text:p>0.0001215531</text:p>
          </table:table-cell>
          <table:table-cell office:value-type="float" office:value="13264870">
            <text:p>1.33E+007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table:formula="of:=4.135667516E-015*299792458/([.$A201]*1000)" office:value-type="float" office:value="0.000000000122756626741821">
            <text:p>1.22756626741821E-010</text:p>
          </table:table-cell>
          <table:table-cell table:formula="of:=[.$B201]*1000000" office:value-type="float" office:value="0.000122756626741821">
            <text:p>0.0001227566</text:p>
          </table:table-cell>
          <table:table-cell office:value-type="float" office:value="13580260">
            <text:p>1.36E+0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4.135667516E-015*299792458/([.$A202]*1000)" office:value-type="float" office:value="0.000000000123984193009239">
            <text:p>1.23984193009239E-010</text:p>
          </table:table-cell>
          <table:table-cell table:formula="of:=[.$B202]*1000000" office:value-type="float" office:value="0.000123984193009239">
            <text:p>0.0001239842</text:p>
          </table:table-cell>
          <table:table-cell office:value-type="float" office:value="13906450">
            <text:p>1.39E+007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table:formula="of:=4.135667516E-015*299792458/([.$A203]*1000)" office:value-type="float" office:value="0.000000000125236558595191">
            <text:p>1.25236558595191E-010</text:p>
          </table:table-cell>
          <table:table-cell table:formula="of:=[.$B203]*1000000" office:value-type="float" office:value="0.000125236558595191">
            <text:p>0.0001252366</text:p>
          </table:table-cell>
          <table:table-cell office:value-type="float" office:value="14032410">
            <text:p>1.40E+007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table:formula="of:=4.135667516E-015*299792458/([.$A204]*1000)" office:value-type="float" office:value="0.000000000126514482662489">
            <text:p>1.26514482662489E-010</text:p>
          </table:table-cell>
          <table:table-cell table:formula="of:=[.$B204]*1000000" office:value-type="float" office:value="0.000126514482662489">
            <text:p>0.0001265145</text:p>
          </table:table-cell>
          <table:table-cell office:value-type="float" office:value="14161780">
            <text:p>1.42E+007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table:formula="of:=4.135667516E-015*299792458/([.$A205]*1000)" office:value-type="float" office:value="0.000000000127818755679628">
            <text:p>1.27818755679628E-010</text:p>
          </table:table-cell>
          <table:table-cell table:formula="of:=[.$B205]*1000000" office:value-type="float" office:value="0.000127818755679628">
            <text:p>0.0001278188</text:p>
          </table:table-cell>
          <table:table-cell office:value-type="float" office:value="14294680">
            <text:p>1.43E+007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table:formula="of:=4.135667516E-015*299792458/([.$A206]*1000)" office:value-type="float" office:value="0.000000000129150201051291">
            <text:p>1.29150201051291E-010</text:p>
          </table:table-cell>
          <table:table-cell table:formula="of:=[.$B206]*1000000" office:value-type="float" office:value="0.000129150201051291">
            <text:p>0.0001291502</text:p>
          </table:table-cell>
          <table:table-cell office:value-type="float" office:value="14422210">
            <text:p>1.44E+007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table:formula="of:=4.135667516E-015*299792458/([.$A207]*1000)" office:value-type="float" office:value="0.000000000130509676851831">
            <text:p>1.30509676851831E-010</text:p>
          </table:table-cell>
          <table:table-cell table:formula="of:=[.$B207]*1000000" office:value-type="float" office:value="0.000130509676851831">
            <text:p>0.0001305097</text:p>
          </table:table-cell>
          <table:table-cell office:value-type="float" office:value="14567820">
            <text:p>1.46E+007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table:formula="of:=4.135667516E-015*299792458/([.$A208]*1000)" office:value-type="float" office:value="0.000000000131898077669404">
            <text:p>1.31898077669404E-010</text:p>
          </table:table-cell>
          <table:table-cell table:formula="of:=[.$B208]*1000000" office:value-type="float" office:value="0.000131898077669404">
            <text:p>0.0001318981</text:p>
          </table:table-cell>
          <table:table-cell office:value-type="float" office:value="14708150">
            <text:p>1.47E+007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table:formula="of:=4.135667516E-015*299792458/([.$A209]*1000)" office:value-type="float" office:value="0.000000000133316336569075">
            <text:p>1.33316336569075E-010</text:p>
          </table:table-cell>
          <table:table-cell table:formula="of:=[.$B209]*1000000" office:value-type="float" office:value="0.000133316336569075">
            <text:p>0.0001333163</text:p>
          </table:table-cell>
          <table:table-cell office:value-type="float" office:value="14852460">
            <text:p>1.49E+007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table:formula="of:=4.135667516E-015*299792458/([.$A210]*1000)" office:value-type="float" office:value="0.000000000134765427183956">
            <text:p>1.34765427183956E-010</text:p>
          </table:table-cell>
          <table:table-cell table:formula="of:=[.$B210]*1000000" office:value-type="float" office:value="0.000134765427183956">
            <text:p>0.0001347654</text:p>
          </table:table-cell>
          <table:table-cell office:value-type="float" office:value="15000880">
            <text:p>1.50E+007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table:formula="of:=4.135667516E-015*299792458/([.$A211]*1000)" office:value-type="float" office:value="0.000000000136246365944219">
            <text:p>1.36246365944219E-010</text:p>
          </table:table-cell>
          <table:table-cell table:formula="of:=[.$B211]*1000000" office:value-type="float" office:value="0.000136246365944219">
            <text:p>0.0001362464</text:p>
          </table:table-cell>
          <table:table-cell office:value-type="float" office:value="15153590">
            <text:p>1.52E+00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.135667516E-015*299792458/([.$A212]*1000)" office:value-type="float" office:value="0.000000000137760214454711">
            <text:p>1.37760214454711E-010</text:p>
          </table:table-cell>
          <table:table-cell table:formula="of:=[.$B212]*1000000" office:value-type="float" office:value="0.00013776021445471">
            <text:p>0.0001377602</text:p>
          </table:table-cell>
          <table:table-cell office:value-type="float" office:value="15300720">
            <text:p>1.53E+007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table:formula="of:=4.135667516E-015*299792458/([.$A213]*1000)" office:value-type="float" office:value="0.000000000139308082032853">
            <text:p>1.39308082032853E-010</text:p>
          </table:table-cell>
          <table:table-cell table:formula="of:=[.$B213]*1000000" office:value-type="float" office:value="0.000139308082032853">
            <text:p>0.0001393081</text:p>
          </table:table-cell>
          <table:table-cell office:value-type="float" office:value="15402370">
            <text:p>1.54E+007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table:formula="of:=4.135667516E-015*299792458/([.$A214]*1000)" office:value-type="float" office:value="0.00000000014089112841959">
            <text:p>1.4089112841959E-010</text:p>
          </table:table-cell>
          <table:table-cell table:formula="of:=[.$B214]*1000000" office:value-type="float" office:value="0.00014089112841959">
            <text:p>0.0001408911</text:p>
          </table:table-cell>
          <table:table-cell office:value-type="float" office:value="15497670">
            <text:p>1.55E+007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table:formula="of:=4.135667516E-015*299792458/([.$A215]*1000)" office:value-type="float" office:value="0.000000000142510566677287">
            <text:p>1.42510566677287E-010</text:p>
          </table:table-cell>
          <table:table-cell table:formula="of:=[.$B215]*1000000" office:value-type="float" office:value="0.000142510566677287">
            <text:p>0.0001425106</text:p>
          </table:table-cell>
          <table:table-cell office:value-type="float" office:value="15596710">
            <text:p>1.56E+007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table:formula="of:=4.135667516E-015*299792458/([.$A216]*1000)" office:value-type="float" office:value="0.000000000144167666289813">
            <text:p>1.44167666289813E-010</text:p>
          </table:table-cell>
          <table:table-cell table:formula="of:=[.$B216]*1000000" office:value-type="float" office:value="0.000144167666289813">
            <text:p>0.0001441677</text:p>
          </table:table-cell>
          <table:table-cell office:value-type="float" office:value="15699640">
            <text:p>1.57E+007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table:formula="of:=4.135667516E-015*299792458/([.$A217]*1000)" office:value-type="float" office:value="0.000000000145863756481458">
            <text:p>1.45863756481458E-010</text:p>
          </table:table-cell>
          <table:table-cell table:formula="of:=[.$B217]*1000000" office:value-type="float" office:value="0.000145863756481458">
            <text:p>0.0001458638</text:p>
          </table:table-cell>
          <table:table-cell office:value-type="float" office:value="15806610">
            <text:p>1.58E+007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table:formula="of:=4.135667516E-015*299792458/([.$A218]*1000)" office:value-type="float" office:value="0.000000000147600229772904">
            <text:p>1.47600229772904E-010</text:p>
          </table:table-cell>
          <table:table-cell table:formula="of:=[.$B218]*1000000" office:value-type="float" office:value="0.000147600229772904">
            <text:p>0.0001476002</text:p>
          </table:table-cell>
          <table:table-cell office:value-type="float" office:value="15917750">
            <text:p>1.59E+007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table:formula="of:=4.135667516E-015*299792458/([.$A219]*1000)" office:value-type="float" office:value="0.000000000149378545794264">
            <text:p>1.49378545794264E-010</text:p>
          </table:table-cell>
          <table:table-cell table:formula="of:=[.$B219]*1000000" office:value-type="float" office:value="0.000149378545794264">
            <text:p>0.0001493785</text:p>
          </table:table-cell>
          <table:table-cell office:value-type="float" office:value="16028530">
            <text:p>1.60E+00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table:formula="of:=4.135667516E-015*299792458/([.$A220]*1000)" office:value-type="float" office:value="0.000000000151200235377121">
            <text:p>1.51200235377121E-010</text:p>
          </table:table-cell>
          <table:table-cell table:formula="of:=[.$B220]*1000000" office:value-type="float" office:value="0.000151200235377121">
            <text:p>0.0001512002</text:p>
          </table:table-cell>
          <table:table-cell office:value-type="float" office:value="16143880">
            <text:p>1.61E+007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table:formula="of:=4.135667516E-015*299792458/([.$A221]*1000)" office:value-type="float" office:value="0.000000000153066904949678">
            <text:p>1.53066904949678E-010</text:p>
          </table:table-cell>
          <table:table-cell table:formula="of:=[.$B221]*1000000" office:value-type="float" office:value="0.000153066904949678">
            <text:p>0.0001530669</text:p>
          </table:table-cell>
          <table:table-cell office:value-type="float" office:value="16263800">
            <text:p>1.63E+00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4.135667516E-015*299792458/([.$A222]*1000)" office:value-type="float" office:value="0.000000000154980241261549">
            <text:p>1.54980241261549E-010</text:p>
          </table:table-cell>
          <table:table-cell table:formula="of:=[.$B222]*1000000" office:value-type="float" office:value="0.000154980241261549">
            <text:p>0.0001549802</text:p>
          </table:table-cell>
          <table:table-cell office:value-type="float" office:value="16388500">
            <text:p>1.64E+007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table:formula="of:=4.135667516E-015*299792458/([.$A223]*1000)" office:value-type="float" office:value="0.000000000156942016467392">
            <text:p>1.56942016467392E-010</text:p>
          </table:table-cell>
          <table:table-cell table:formula="of:=[.$B223]*1000000" office:value-type="float" office:value="0.000156942016467392">
            <text:p>0.000156942</text:p>
          </table:table-cell>
          <table:table-cell office:value-type="float" office:value="16402300">
            <text:p>1.64E+007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table:formula="of:=4.135667516E-015*299792458/([.$A224]*1000)" office:value-type="float" office:value="0.000000000158954093601589">
            <text:p>1.58954093601589E-010</text:p>
          </table:table-cell>
          <table:table-cell table:formula="of:=[.$B224]*1000000" office:value-type="float" office:value="0.000158954093601589">
            <text:p>0.0001589541</text:p>
          </table:table-cell>
          <table:table-cell office:value-type="float" office:value="16408510">
            <text:p>1.64E+007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table:formula="of:=4.135667516E-015*299792458/([.$A225]*1000)" office:value-type="float" office:value="0.000000000161018432479532">
            <text:p>1.61018432479532E-010</text:p>
          </table:table-cell>
          <table:table-cell table:formula="of:=[.$B225]*1000000" office:value-type="float" office:value="0.000161018432479532">
            <text:p>0.0001610184</text:p>
          </table:table-cell>
          <table:table-cell office:value-type="float" office:value="16425060">
            <text:p>1.64E+007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table:formula="of:=4.135667516E-015*299792458/([.$A226]*1000)" office:value-type="float" office:value="0.000000000163137096064789">
            <text:p>1.63137096064789E-010</text:p>
          </table:table-cell>
          <table:table-cell table:formula="of:=[.$B226]*1000000" office:value-type="float" office:value="0.000163137096064789">
            <text:p>0.0001631371</text:p>
          </table:table-cell>
          <table:table-cell office:value-type="float" office:value="16460130">
            <text:p>1.65E+007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4.135667516E-015*299792458/([.$A227]*1000)" office:value-type="float" office:value="0.000000000165312257345653">
            <text:p>1.65312257345653E-010</text:p>
          </table:table-cell>
          <table:table-cell table:formula="of:=[.$B227]*1000000" office:value-type="float" office:value="0.000165312257345653">
            <text:p>0.0001653123</text:p>
          </table:table-cell>
          <table:table-cell office:value-type="float" office:value="16486940">
            <text:p>1.65E+007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table:formula="of:=4.135667516E-015*299792458/([.$A228]*1000)" office:value-type="float" office:value="0.000000000167546206769242">
            <text:p>1.67546206769242E-010</text:p>
          </table:table-cell>
          <table:table-cell table:formula="of:=[.$B228]*1000000" office:value-type="float" office:value="0.000167546206769242">
            <text:p>0.0001675462</text:p>
          </table:table-cell>
          <table:table-cell office:value-type="float" office:value="16518430">
            <text:p>1.65E+007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table:formula="of:=4.135667516E-015*299792458/([.$A229]*1000)" office:value-type="float" office:value="0.000000000169841360286629">
            <text:p>1.69841360286629E-010</text:p>
          </table:table-cell>
          <table:table-cell table:formula="of:=[.$B229]*1000000" office:value-type="float" office:value="0.000169841360286629">
            <text:p>0.0001698414</text:p>
          </table:table-cell>
          <table:table-cell office:value-type="float" office:value="16554770">
            <text:p>1.66E+007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table:formula="of:=4.135667516E-015*299792458/([.$A230]*1000)" office:value-type="float" office:value="0.000000000172200268068388">
            <text:p>1.72200268068388E-010</text:p>
          </table:table-cell>
          <table:table-cell table:formula="of:=[.$B230]*1000000" office:value-type="float" office:value="0.000172200268068388">
            <text:p>0.0001722003</text:p>
          </table:table-cell>
          <table:table-cell office:value-type="float" office:value="16583380">
            <text:p>1.66E+007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table:formula="of:=4.135667516E-015*299792458/([.$A231]*1000)" office:value-type="float" office:value="0.000000000174625623956675">
            <text:p>1.74625623956675E-010</text:p>
          </table:table-cell>
          <table:table-cell table:formula="of:=[.$B231]*1000000" office:value-type="float" office:value="0.000174625623956675">
            <text:p>0.0001746256</text:p>
          </table:table-cell>
          <table:table-cell office:value-type="float" office:value="16637180">
            <text:p>1.66E+00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4.135667516E-015*299792458/([.$A232]*1000)" office:value-type="float" office:value="0.000000000177120275727485">
            <text:p>1.77120275727485E-010</text:p>
          </table:table-cell>
          <table:table-cell table:formula="of:=[.$B232]*1000000" office:value-type="float" office:value="0.000177120275727485">
            <text:p>0.0001771203</text:p>
          </table:table-cell>
          <table:table-cell office:value-type="float" office:value="16684030">
            <text:p>1.67E+007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table:formula="of:=4.135667516E-015*299792458/([.$A233]*1000)" office:value-type="float" office:value="0.000000000179687236245275">
            <text:p>1.79687236245275E-010</text:p>
          </table:table-cell>
          <table:table-cell table:formula="of:=[.$B233]*1000000" office:value-type="float" office:value="0.000179687236245275">
            <text:p>0.0001796872</text:p>
          </table:table-cell>
          <table:table-cell office:value-type="float" office:value="16508360">
            <text:p>1.65E+00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table:formula="of:=4.135667516E-015*299792458/([.$A234]*1000)" office:value-type="float" office:value="0.000000000182329695601823">
            <text:p>1.82329695601823E-010</text:p>
          </table:table-cell>
          <table:table-cell table:formula="of:=[.$B234]*1000000" office:value-type="float" office:value="0.000182329695601823">
            <text:p>0.0001823297</text:p>
          </table:table-cell>
          <table:table-cell office:value-type="float" office:value="16340500">
            <text:p>1.63E+007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table:formula="of:=4.135667516E-015*299792458/([.$A235]*1000)" office:value-type="float" office:value="0.000000000185051034342148">
            <text:p>1.85051034342148E-010</text:p>
          </table:table-cell>
          <table:table-cell table:formula="of:=[.$B235]*1000000" office:value-type="float" office:value="0.000185051034342148">
            <text:p>0.000185051</text:p>
          </table:table-cell>
          <table:table-cell office:value-type="float" office:value="16180400">
            <text:p>1.62E+007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table:formula="of:=4.135667516E-015*299792458/([.$A236]*1000)" office:value-type="float" office:value="0.000000000187854837892787">
            <text:p>1.87854837892787E-010</text:p>
          </table:table-cell>
          <table:table-cell table:formula="of:=[.$B236]*1000000" office:value-type="float" office:value="0.000187854837892787">
            <text:p>0.0001878548</text:p>
          </table:table-cell>
          <table:table-cell office:value-type="float" office:value="16014890">
            <text:p>1.60E+007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table:formula="of:=4.135667516E-015*299792458/([.$A237]*1000)" office:value-type="float" office:value="0.000000000190744912321907">
            <text:p>1.90744912321907E-010</text:p>
          </table:table-cell>
          <table:table-cell table:formula="of:=[.$B237]*1000000" office:value-type="float" office:value="0.000190744912321907">
            <text:p>0.0001907449</text:p>
          </table:table-cell>
          <table:table-cell office:value-type="float" office:value="15877850">
            <text:p>1.59E+007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table:formula="of:=4.135667516E-015*299792458/([.$A238]*1000)" office:value-type="float" office:value="0.000000000193725301576937">
            <text:p>1.93725301576937E-010</text:p>
          </table:table-cell>
          <table:table-cell table:formula="of:=[.$B238]*1000000" office:value-type="float" office:value="0.000193725301576937">
            <text:p>0.0001937253</text:p>
          </table:table-cell>
          <table:table-cell office:value-type="float" office:value="15736060">
            <text:p>1.57E+007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formula="of:=4.135667516E-015*299792458/([.$A239]*1000)" office:value-type="float" office:value="0.000000000196800306363872">
            <text:p>1.96800306363872E-010</text:p>
          </table:table-cell>
          <table:table-cell table:formula="of:=[.$B239]*1000000" office:value-type="float" office:value="0.000196800306363872">
            <text:p>0.0001968003</text:p>
          </table:table-cell>
          <table:table-cell office:value-type="float" office:value="15601920">
            <text:p>1.56E+007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table:formula="of:=4.135667516E-015*299792458/([.$A240]*1000)" office:value-type="float" office:value="0.000000000199974504853612">
            <text:p>1.99974504853612E-010</text:p>
          </table:table-cell>
          <table:table-cell table:formula="of:=[.$B240]*1000000" office:value-type="float" office:value="0.000199974504853612">
            <text:p>0.0001999745</text:p>
          </table:table-cell>
          <table:table-cell office:value-type="float" office:value="15475450">
            <text:p>1.55E+007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table:formula="of:=4.135667516E-015*299792458/([.$A241]*1000)" office:value-type="float" office:value="0.000000000203252775424983">
            <text:p>2.03252775424983E-010</text:p>
          </table:table-cell>
          <table:table-cell table:formula="of:=[.$B241]*1000000" office:value-type="float" office:value="0.000203252775424983">
            <text:p>0.0002032528</text:p>
          </table:table-cell>
          <table:table-cell office:value-type="float" office:value="15356650">
            <text:p>1.54E+00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4.135667516E-015*299792458/([.$A242]*1000)" office:value-type="float" office:value="0.000000000206640321682066">
            <text:p>2.06640321682066E-010</text:p>
          </table:table-cell>
          <table:table-cell table:formula="of:=[.$B242]*1000000" office:value-type="float" office:value="0.000206640321682066">
            <text:p>0.0002066403</text:p>
          </table:table-cell>
          <table:table-cell office:value-type="float" office:value="15232030">
            <text:p>1.52E+007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table:formula="of:=4.135667516E-015*299792458/([.$A243]*1000)" office:value-type="float" office:value="0.00000000021014270001566">
            <text:p>2.1014270001566E-010</text:p>
          </table:table-cell>
          <table:table-cell table:formula="of:=[.$B243]*1000000" office:value-type="float" office:value="0.00021014270001566">
            <text:p>0.0002101427</text:p>
          </table:table-cell>
          <table:table-cell office:value-type="float" office:value="14708560">
            <text:p>1.47E+007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table:formula="of:=4.135667516E-015*299792458/([.$A244]*1000)" office:value-type="float" office:value="0.00000000021376585001593">
            <text:p>2.1376585001593E-010</text:p>
          </table:table-cell>
          <table:table-cell table:formula="of:=[.$B244]*1000000" office:value-type="float" office:value="0.00021376585001593">
            <text:p>0.0002137659</text:p>
          </table:table-cell>
          <table:table-cell office:value-type="float" office:value="14199970">
            <text:p>1.42E+007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table:formula="of:=4.135667516E-015*299792458/([.$A245]*1000)" office:value-type="float" office:value="0.000000000217516128086385">
            <text:p>2.17516128086385E-010</text:p>
          </table:table-cell>
          <table:table-cell table:formula="of:=[.$B245]*1000000" office:value-type="float" office:value="0.000217516128086385">
            <text:p>0.0002175161</text:p>
          </table:table-cell>
          <table:table-cell office:value-type="float" office:value="13717420">
            <text:p>1.37E+007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formula="of:=4.135667516E-015*299792458/([.$A246]*1000)" office:value-type="float" office:value="0.000000000221400344659356">
            <text:p>2.21400344659356E-010</text:p>
          </table:table-cell>
          <table:table-cell table:formula="of:=[.$B246]*1000000" office:value-type="float" office:value="0.000221400344659356">
            <text:p>0.0002214003</text:p>
          </table:table-cell>
          <table:table-cell office:value-type="float" office:value="13259620">
            <text:p>1.33E+007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table:formula="of:=4.135667516E-015*299792458/([.$A247]*1000)" office:value-type="float" office:value="0.000000000225425805471344">
            <text:p>2.25425805471344E-010</text:p>
          </table:table-cell>
          <table:table-cell table:formula="of:=[.$B247]*1000000" office:value-type="float" office:value="0.000225425805471344">
            <text:p>0.0002254258</text:p>
          </table:table-cell>
          <table:table-cell office:value-type="float" office:value="12825320">
            <text:p>1.28E+007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table:formula="of:=4.135667516E-015*299792458/([.$A248]*1000)" office:value-type="float" office:value="0.000000000229600357424517">
            <text:p>2.29600357424517E-010</text:p>
          </table:table-cell>
          <table:table-cell table:formula="of:=[.$B248]*1000000" office:value-type="float" office:value="0.000229600357424517">
            <text:p>0.0002296004</text:p>
          </table:table-cell>
          <table:table-cell office:value-type="float" office:value="12401480">
            <text:p>1.24E+007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table:formula="of:=4.135667516E-015*299792458/([.$A249]*1000)" office:value-type="float" office:value="0.000000000233932439640074">
            <text:p>2.33932439640074E-010</text:p>
          </table:table-cell>
          <table:table-cell table:formula="of:=[.$B249]*1000000" office:value-type="float" office:value="0.000233932439640074">
            <text:p>0.0002339324</text:p>
          </table:table-cell>
          <table:table-cell office:value-type="float" office:value="12006300">
            <text:p>1.20E+00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table:formula="of:=4.135667516E-015*299792458/([.$A250]*1000)" office:value-type="float" office:value="0.000000000238431140402384">
            <text:p>2.38431140402384E-010</text:p>
          </table:table-cell>
          <table:table-cell table:formula="of:=[.$B250]*1000000" office:value-type="float" office:value="0.000238431140402384">
            <text:p>0.0002384311</text:p>
          </table:table-cell>
          <table:table-cell office:value-type="float" office:value="11644010">
            <text:p>1.16E+007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table:formula="of:=4.135667516E-015*299792458/([.$A251]*1000)" office:value-type="float" office:value="0.00000000024310626080243">
            <text:p>2.4310626080243E-010</text:p>
          </table:table-cell>
          <table:table-cell table:formula="of:=[.$B251]*1000000" office:value-type="float" office:value="0.00024310626080243">
            <text:p>0.0002431063</text:p>
          </table:table-cell>
          <table:table-cell office:value-type="float" office:value="11289620">
            <text:p>1.13E+00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4.135667516E-015*299792458/([.$A252]*1000)" office:value-type="float" office:value="0.000000000247968386018479">
            <text:p>2.47968386018479E-010</text:p>
          </table:table-cell>
          <table:table-cell table:formula="of:=[.$B252]*1000000" office:value-type="float" office:value="0.000247968386018479">
            <text:p>0.0002479684</text:p>
          </table:table-cell>
          <table:table-cell office:value-type="float" office:value="10953880">
            <text:p>1.10E+007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table:formula="of:=4.135667516E-015*299792458/([.$A253]*1000)" office:value-type="float" office:value="0.000000000253028965324978">
            <text:p>2.53028965324978E-010</text:p>
          </table:table-cell>
          <table:table-cell table:formula="of:=[.$B253]*1000000" office:value-type="float" office:value="0.000253028965324978">
            <text:p>0.000253029</text:p>
          </table:table-cell>
          <table:table-cell office:value-type="float" office:value="9943012">
            <text:p>9.94E+006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table:formula="of:=4.135667516E-015*299792458/([.$A254]*1000)" office:value-type="float" office:value="0.000000000258300402102582">
            <text:p>2.58300402102582E-010</text:p>
          </table:table-cell>
          <table:table-cell table:formula="of:=[.$B254]*1000000" office:value-type="float" office:value="0.000258300402102582">
            <text:p>0.0002583004</text:p>
          </table:table-cell>
          <table:table-cell office:value-type="float" office:value="9027718">
            <text:p>9.03E+00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table:formula="of:=4.135667516E-015*299792458/([.$A255]*1000)" office:value-type="float" office:value="0.000000000263796155338807">
            <text:p>2.63796155338807E-010</text:p>
          </table:table-cell>
          <table:table-cell table:formula="of:=[.$B255]*1000000" office:value-type="float" office:value="0.000263796155338807">
            <text:p>0.0002637962</text:p>
          </table:table-cell>
          <table:table-cell office:value-type="float" office:value="8221206">
            <text:p>8.22E+006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table:formula="of:=4.135667516E-015*299792458/([.$A256]*1000)" office:value-type="float" office:value="0.000000000269530854367912">
            <text:p>2.69530854367912E-010</text:p>
          </table:table-cell>
          <table:table-cell table:formula="of:=[.$B256]*1000000" office:value-type="float" office:value="0.000269530854367912">
            <text:p>0.0002695309</text:p>
          </table:table-cell>
          <table:table-cell office:value-type="float" office:value="7489587">
            <text:p>7.49E+00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table:formula="of:=4.135667516E-015*299792458/([.$A257]*1000)" office:value-type="float" office:value="0.000000000275520428909421">
            <text:p>2.75520428909421E-010</text:p>
          </table:table-cell>
          <table:table-cell table:formula="of:=[.$B257]*1000000" office:value-type="float" office:value="0.000275520428909421">
            <text:p>0.0002755204</text:p>
          </table:table-cell>
          <table:table-cell office:value-type="float" office:value="6832102">
            <text:p>6.83E+006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table:formula="of:=4.135667516E-015*299792458/([.$A258]*1000)" office:value-type="float" office:value="0.000000000281782256839181">
            <text:p>2.81782256839181E-010</text:p>
          </table:table-cell>
          <table:table-cell table:formula="of:=[.$B258]*1000000" office:value-type="float" office:value="0.000281782256839181">
            <text:p>0.0002817823</text:p>
          </table:table-cell>
          <table:table-cell office:value-type="float" office:value="6240631">
            <text:p>6.24E+006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table:formula="of:=4.135667516E-015*299792458/([.$A259]*1000)" office:value-type="float" office:value="0.000000000288335332579627">
            <text:p>2.88335332579627E-010</text:p>
          </table:table-cell>
          <table:table-cell table:formula="of:=[.$B259]*1000000" office:value-type="float" office:value="0.000288335332579627">
            <text:p>0.0002883353</text:p>
          </table:table-cell>
          <table:table-cell office:value-type="float" office:value="5708015">
            <text:p>5.71E+006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table:formula="of:=4.135667516E-015*299792458/([.$A260]*1000)" office:value-type="float" office:value="0.000000000295200459545808">
            <text:p>2.95200459545808E-010</text:p>
          </table:table-cell>
          <table:table-cell table:formula="of:=[.$B260]*1000000" office:value-type="float" office:value="0.000295200459545808">
            <text:p>0.0002952005</text:p>
          </table:table-cell>
          <table:table-cell office:value-type="float" office:value="5221757">
            <text:p>5.22E+006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table:formula="of:=4.135667516E-015*299792458/([.$A261]*1000)" office:value-type="float" office:value="0.000000000302400470754243">
            <text:p>3.02400470754243E-010</text:p>
          </table:table-cell>
          <table:table-cell table:formula="of:=[.$B261]*1000000" office:value-type="float" office:value="0.000302400470754243">
            <text:p>0.0003024005</text:p>
          </table:table-cell>
          <table:table-cell office:value-type="float" office:value="4792421">
            <text:p>4.79E+00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4.135667516E-015*299792458/([.$A262]*1000)" office:value-type="float" office:value="0.000000000309960482523099">
            <text:p>3.09960482523099E-010</text:p>
          </table:table-cell>
          <table:table-cell table:formula="of:=[.$B262]*1000000" office:value-type="float" office:value="0.000309960482523099">
            <text:p>0.0003099605</text:p>
          </table:table-cell>
          <table:table-cell office:value-type="float" office:value="4400047">
            <text:p>4.40E+006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table:formula="of:=4.135667516E-015*299792458/([.$A263]*1000)" office:value-type="float" office:value="0.000000000317908187203178">
            <text:p>3.17908187203178E-010</text:p>
          </table:table-cell>
          <table:table-cell table:formula="of:=[.$B263]*1000000" office:value-type="float" office:value="0.000317908187203178">
            <text:p>0.0003179082</text:p>
          </table:table-cell>
          <table:table-cell office:value-type="float" office:value="3483610">
            <text:p>3.48E+006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table:formula="of:=4.135667516E-015*299792458/([.$A264]*1000)" office:value-type="float" office:value="0.000000000326274192129577">
            <text:p>3.26274192129577E-010</text:p>
          </table:table-cell>
          <table:table-cell table:formula="of:=[.$B264]*1000000" office:value-type="float" office:value="0.000326274192129577">
            <text:p>0.0003262742</text:p>
          </table:table-cell>
          <table:table-cell office:value-type="float" office:value="2768801">
            <text:p>2.77E+006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table:formula="of:=4.135667516E-015*299792458/([.$A265]*1000)" office:value-type="float" office:value="0.000000000335092413538485">
            <text:p>3.35092413538485E-010</text:p>
          </table:table-cell>
          <table:table-cell table:formula="of:=[.$B265]*1000000" office:value-type="float" office:value="0.000335092413538485">
            <text:p>0.0003350924</text:p>
          </table:table-cell>
          <table:table-cell office:value-type="float" office:value="2208881">
            <text:p>2.21E+006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table:formula="of:=4.135667516E-015*299792458/([.$A266]*1000)" office:value-type="float" office:value="0.000000000344400536136776">
            <text:p>3.44400536136776E-010</text:p>
          </table:table-cell>
          <table:table-cell table:formula="of:=[.$B266]*1000000" office:value-type="float" office:value="0.000344400536136776">
            <text:p>0.0003444005</text:p>
          </table:table-cell>
          <table:table-cell office:value-type="float" office:value="1766173">
            <text:p>1.77E+0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table:formula="of:=4.135667516E-015*299792458/([.$A267]*1000)" office:value-type="float" office:value="0.00000000035424055145497">
            <text:p>3.5424055145497E-010</text:p>
          </table:table-cell>
          <table:table-cell table:formula="of:=[.$B267]*1000000" office:value-type="float" office:value="0.00035424055145497">
            <text:p>0.0003542406</text:p>
          </table:table-cell>
          <table:table-cell office:value-type="float" office:value="1420062">
            <text:p>1.42E+006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formula="of:=4.135667516E-015*299792458/([.$A268]*1000)" office:value-type="float" office:value="0.000000000364659391203645">
            <text:p>3.64659391203645E-010</text:p>
          </table:table-cell>
          <table:table-cell table:formula="of:=[.$B268]*1000000" office:value-type="float" office:value="0.000364659391203645">
            <text:p>0.0003646594</text:p>
          </table:table-cell>
          <table:table-cell office:value-type="float" office:value="1144374">
            <text:p>1.14E+006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table:formula="of:=4.135667516E-015*299792458/([.$A269]*1000)" office:value-type="float" office:value="0.000000000375709675785574">
            <text:p>3.75709675785574E-010</text:p>
          </table:table-cell>
          <table:table-cell table:formula="of:=[.$B269]*1000000" office:value-type="float" office:value="0.000375709675785574">
            <text:p>0.0003757097</text:p>
          </table:table-cell>
          <table:table-cell table:style-name="Default" office:value-type="float" office:value="925222.9">
            <text:p>925222.9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table:formula="of:=4.135667516E-015*299792458/([.$A270]*1000)" office:value-type="float" office:value="0.000000000387450603153873">
            <text:p>3.87450603153873E-010</text:p>
          </table:table-cell>
          <table:table-cell table:formula="of:=[.$B270]*1000000" office:value-type="float" office:value="0.000387450603153873">
            <text:p>0.0003874506</text:p>
          </table:table-cell>
          <table:table-cell table:style-name="Default" office:value-type="float" office:value="750432.4">
            <text:p>750432.4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table:formula="of:=4.135667516E-015*299792458/([.$A271]*1000)" office:value-type="float" office:value="0.000000000399949009707224">
            <text:p>3.99949009707224E-010</text:p>
          </table:table-cell>
          <table:table-cell table:formula="of:=[.$B271]*1000000" office:value-type="float" office:value="0.000399949009707224">
            <text:p>0.000399949</text:p>
          </table:table-cell>
          <table:table-cell table:style-name="Default" office:value-type="float" office:value="610576.9">
            <text:p>610576.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4.135667516E-015*299792458/([.$A272]*1000)" office:value-type="float" office:value="0.000000000413280643364131">
            <text:p>4.13280643364131E-010</text:p>
          </table:table-cell>
          <table:table-cell table:formula="of:=[.$B272]*1000000" office:value-type="float" office:value="0.000413280643364131">
            <text:p>0.0004132806</text:p>
          </table:table-cell>
          <table:table-cell table:style-name="Default" office:value-type="float" office:value="497542.9">
            <text:p>497542.9</text:p>
          </table:table-cell>
        </table:table-row>
      </table:table>
      <table:table table:name="40kVp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>
            <text:p>Energy[keV]</text:p>
          </table:table-cell>
          <table:table-cell office:value-type="string">
            <text:p>Wavelength (m)</text:p>
          </table:table-cell>
          <table:table-cell office:value-type="string">
            <text:p>Wavelength (um)</text:p>
          </table:table-cell>
          <table:table-cell table:style-name="Default" office:value-type="string">
            <text:p>Count [keVcm^2mAs]^-1 at 1 m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4.135667516E-015*299792458/([.$A2]*1000)" office:value-type="float" office:value="0.0000000000309960482523099">
            <text:p>3.09960482523099E-011</text:p>
          </table:table-cell>
          <table:table-cell table:formula="of:=[.$B2]*1000000" office:value-type="float" office:value="0.0000309960482523099">
            <text:p>0.000030996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39.9">
            <text:p>39.9</text:p>
          </table:table-cell>
          <table:table-cell table:formula="of:=4.135667516E-015*299792458/([.$A3]*1000)" office:value-type="float" office:value="0.0000000000310737325837693">
            <text:p>3.10737325837693E-011</text:p>
          </table:table-cell>
          <table:table-cell table:formula="of:=[.$B3]*1000000" office:value-type="float" office:value="0.0000310737325837693">
            <text:p>3.10737325837693E-005</text:p>
          </table:table-cell>
          <table:table-cell table:style-name="Default" office:value-type="float" office:value="45329.19">
            <text:p>45329.19</text:p>
          </table:table-cell>
        </table:table-row>
        <table:table-row table:style-name="ro1">
          <table:table-cell office:value-type="float" office:value="39.8">
            <text:p>39.8</text:p>
          </table:table-cell>
          <table:table-cell table:formula="of:=4.135667516E-015*299792458/([.$A4]*1000)" office:value-type="float" office:value="0.0000000000311518072887536">
            <text:p>3.11518072887536E-011</text:p>
          </table:table-cell>
          <table:table-cell table:formula="of:=[.$B4]*1000000" office:value-type="float" office:value="0.0000311518072887536">
            <text:p>3.11518072887536E-005</text:p>
          </table:table-cell>
          <table:table-cell table:style-name="Default" office:value-type="float" office:value="91108.91">
            <text:p>91108.91</text:p>
          </table:table-cell>
        </table:table-row>
        <table:table-row table:style-name="ro1">
          <table:table-cell office:value-type="float" office:value="39.7">
            <text:p>39.7</text:p>
          </table:table-cell>
          <table:table-cell table:formula="of:=4.135667516E-015*299792458/([.$A5]*1000)" office:value-type="float" office:value="0.0000000000312302753171888">
            <text:p>3.12302753171888E-011</text:p>
          </table:table-cell>
          <table:table-cell table:formula="of:=[.$B5]*1000000" office:value-type="float" office:value="0.0000312302753171888">
            <text:p>3.12302753171888E-005</text:p>
          </table:table-cell>
          <table:table-cell table:style-name="Default" office:value-type="float" office:value="137344.2">
            <text:p>137344.2</text:p>
          </table:table-cell>
        </table:table-row>
        <table:table-row table:style-name="ro1">
          <table:table-cell office:value-type="float" office:value="39.6">
            <text:p>39.6</text:p>
          </table:table-cell>
          <table:table-cell table:formula="of:=4.135667516E-015*299792458/([.$A6]*1000)" office:value-type="float" office:value="0.0000000000313091396487978">
            <text:p>3.13091396487978E-011</text:p>
          </table:table-cell>
          <table:table-cell table:formula="of:=[.$B6]*1000000" office:value-type="float" office:value="0.0000313091396487978">
            <text:p>3.13091396487978E-005</text:p>
          </table:table-cell>
          <table:table-cell table:style-name="Default" office:value-type="float" office:value="184040.4">
            <text:p>184040.4</text:p>
          </table:table-cell>
        </table:table-row>
        <table:table-row table:style-name="ro1">
          <table:table-cell office:value-type="float" office:value="39.5">
            <text:p>39.5</text:p>
          </table:table-cell>
          <table:table-cell table:formula="of:=4.135667516E-015*299792458/([.$A7]*1000)" office:value-type="float" office:value="0.0000000000313884032934783">
            <text:p>3.13884032934783E-011</text:p>
          </table:table-cell>
          <table:table-cell table:formula="of:=[.$B7]*1000000" office:value-type="float" office:value="0.0000313884032934783">
            <text:p>3.13884032934783E-005</text:p>
          </table:table-cell>
          <table:table-cell table:style-name="Default" office:value-type="float" office:value="231202.5">
            <text:p>231202.5</text:p>
          </table:table-cell>
        </table:table-row>
        <table:table-row table:style-name="ro1">
          <table:table-cell office:value-type="float" office:value="39.4">
            <text:p>39.4</text:p>
          </table:table-cell>
          <table:table-cell table:formula="of:=4.135667516E-015*299792458/([.$A8]*1000)" office:value-type="float" office:value="0.0000000000314680692916851">
            <text:p>3.14680692916851E-011</text:p>
          </table:table-cell>
          <table:table-cell table:formula="of:=[.$B8]*1000000" office:value-type="float" office:value="0.0000314680692916851">
            <text:p>3.14680692916851E-005</text:p>
          </table:table-cell>
          <table:table-cell table:style-name="Default" office:value-type="float" office:value="278835.9">
            <text:p>278835.9</text:p>
          </table:table-cell>
        </table:table-row>
        <table:table-row table:style-name="ro1">
          <table:table-cell office:value-type="float" office:value="39.3">
            <text:p>39.3</text:p>
          </table:table-cell>
          <table:table-cell table:formula="of:=4.135667516E-015*299792458/([.$A9]*1000)" office:value-type="float" office:value="0.0000000000315481407148192">
            <text:p>3.15481407148192E-011</text:p>
          </table:table-cell>
          <table:table-cell table:formula="of:=[.$B9]*1000000" office:value-type="float" office:value="0.0000315481407148192">
            <text:p>3.15481407148192E-005</text:p>
          </table:table-cell>
          <table:table-cell table:style-name="Default" office:value-type="float" office:value="326946.1">
            <text:p>326946.1</text:p>
          </table:table-cell>
        </table:table-row>
        <table:table-row table:style-name="ro1">
          <table:table-cell office:value-type="float" office:value="39.2">
            <text:p>39.2</text:p>
          </table:table-cell>
          <table:table-cell table:formula="of:=4.135667516E-015*299792458/([.$A10]*1000)" office:value-type="float" office:value="0.0000000000316286206656223">
            <text:p>3.16286206656223E-011</text:p>
          </table:table-cell>
          <table:table-cell table:formula="of:=[.$B10]*1000000" office:value-type="float" office:value="0.0000316286206656223">
            <text:p>3.16286206656223E-005</text:p>
          </table:table-cell>
          <table:table-cell table:style-name="Default" office:value-type="float" office:value="371745">
            <text:p>371745</text:p>
          </table:table-cell>
        </table:table-row>
        <table:table-row table:style-name="ro1">
          <table:table-cell office:value-type="float" office:value="39.1">
            <text:p>39.1</text:p>
          </table:table-cell>
          <table:table-cell table:formula="of:=4.135667516E-015*299792458/([.$A11]*1000)" office:value-type="float" office:value="0.0000000000317095122785779">
            <text:p>3.17095122785779E-011</text:p>
          </table:table-cell>
          <table:table-cell table:formula="of:=[.$B11]*1000000" office:value-type="float" office:value="0.0000317095122785779">
            <text:p>3.17095122785779E-005</text:p>
          </table:table-cell>
          <table:table-cell table:style-name="Default" office:value-type="float" office:value="394060.8">
            <text:p>394060.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4.135667516E-015*299792458/([.$A12]*1000)" office:value-type="float" office:value="0.0000000000317908187203178">
            <text:p>3.17908187203178E-011</text:p>
          </table:table-cell>
          <table:table-cell table:formula="of:=[.$B12]*1000000" office:value-type="float" office:value="0.0000317908187203178">
            <text:p>3.17908187203178E-005</text:p>
          </table:table-cell>
          <table:table-cell table:style-name="Default" office:value-type="float" office:value="416596.9">
            <text:p>416596.9</text:p>
          </table:table-cell>
        </table:table-row>
        <table:table-row table:style-name="ro1">
          <table:table-cell office:value-type="float" office:value="38.9">
            <text:p>38.9</text:p>
          </table:table-cell>
          <table:table-cell table:formula="of:=4.135667516E-015*299792458/([.$A13]*1000)" office:value-type="float" office:value="0.0000000000318725431900358">
            <text:p>3.18725431900358E-011</text:p>
          </table:table-cell>
          <table:table-cell table:formula="of:=[.$B13]*1000000" office:value-type="float" office:value="0.0000318725431900358">
            <text:p>3.18725431900358E-005</text:p>
          </table:table-cell>
          <table:table-cell table:style-name="Default" office:value-type="float" office:value="439354.2">
            <text:p>439354.2</text:p>
          </table:table-cell>
        </table:table-row>
        <table:table-row table:style-name="ro1">
          <table:table-cell office:value-type="float" office:value="38.8">
            <text:p>38.8</text:p>
          </table:table-cell>
          <table:table-cell table:formula="of:=4.135667516E-015*299792458/([.$A14]*1000)" office:value-type="float" office:value="0.0000000000319546889199071">
            <text:p>3.19546889199071E-011</text:p>
          </table:table-cell>
          <table:table-cell table:formula="of:=[.$B14]*1000000" office:value-type="float" office:value="0.0000319546889199071">
            <text:p>3.19546889199071E-005</text:p>
          </table:table-cell>
          <table:table-cell table:style-name="Default" office:value-type="float" office:value="462336.7">
            <text:p>462336.7</text:p>
          </table:table-cell>
        </table:table-row>
        <table:table-row table:style-name="ro1">
          <table:table-cell office:value-type="float" office:value="38.7">
            <text:p>38.7</text:p>
          </table:table-cell>
          <table:table-cell table:formula="of:=4.135667516E-015*299792458/([.$A15]*1000)" office:value-type="float" office:value="0.0000000000320372591755141">
            <text:p>3.20372591755141E-011</text:p>
          </table:table-cell>
          <table:table-cell table:formula="of:=[.$B15]*1000000" office:value-type="float" office:value="0.0000320372591755141">
            <text:p>3.20372591755141E-005</text:p>
          </table:table-cell>
          <table:table-cell table:style-name="Default" office:value-type="float" office:value="485546.8">
            <text:p>485546.8</text:p>
          </table:table-cell>
        </table:table-row>
        <table:table-row table:style-name="ro1">
          <table:table-cell office:value-type="float" office:value="38.6">
            <text:p>38.6</text:p>
          </table:table-cell>
          <table:table-cell table:formula="of:=4.135667516E-015*299792458/([.$A16]*1000)" office:value-type="float" office:value="0.0000000000321202572562796">
            <text:p>3.21202572562796E-011</text:p>
          </table:table-cell>
          <table:table-cell table:formula="of:=[.$B16]*1000000" office:value-type="float" office:value="0.0000321202572562796">
            <text:p>3.21202572562796E-005</text:p>
          </table:table-cell>
          <table:table-cell table:style-name="Default" office:value-type="float" office:value="513051">
            <text:p>513051</text:p>
          </table:table-cell>
        </table:table-row>
        <table:table-row table:style-name="ro1">
          <table:table-cell office:value-type="float" office:value="38.5">
            <text:p>38.5</text:p>
          </table:table-cell>
          <table:table-cell table:formula="of:=4.135667516E-015*299792458/([.$A17]*1000)" office:value-type="float" office:value="0.0000000000322036864959064">
            <text:p>3.22036864959064E-011</text:p>
          </table:table-cell>
          <table:table-cell table:formula="of:=[.$B17]*1000000" office:value-type="float" office:value="0.0000322036864959063">
            <text:p>3.22036864959063E-005</text:p>
          </table:table-cell>
          <table:table-cell table:style-name="Default" office:value-type="float" office:value="537148.5">
            <text:p>537148.5</text:p>
          </table:table-cell>
        </table:table-row>
        <table:table-row table:style-name="ro1">
          <table:table-cell office:value-type="float" office:value="38.4">
            <text:p>38.4</text:p>
          </table:table-cell>
          <table:table-cell table:formula="of:=4.135667516E-015*299792458/([.$A18]*1000)" office:value-type="float" office:value="0.0000000000322875502628228">
            <text:p>3.22875502628228E-011</text:p>
          </table:table-cell>
          <table:table-cell table:formula="of:=[.$B18]*1000000" office:value-type="float" office:value="0.0000322875502628228">
            <text:p>3.22875502628228E-005</text:p>
          </table:table-cell>
          <table:table-cell table:style-name="Default" office:value-type="float" office:value="559657.3">
            <text:p>559657.3</text:p>
          </table:table-cell>
        </table:table-row>
        <table:table-row table:style-name="ro1">
          <table:table-cell office:value-type="float" office:value="38.3">
            <text:p>38.3</text:p>
          </table:table-cell>
          <table:table-cell table:formula="of:=4.135667516E-015*299792458/([.$A19]*1000)" office:value-type="float" office:value="0.0000000000323718519606369">
            <text:p>3.23718519606369E-011</text:p>
          </table:table-cell>
          <table:table-cell table:formula="of:=[.$B19]*1000000" office:value-type="float" office:value="0.0000323718519606369">
            <text:p>3.23718519606369E-005</text:p>
          </table:table-cell>
          <table:table-cell table:style-name="Default" office:value-type="float" office:value="583053.7">
            <text:p>583053.7</text:p>
          </table:table-cell>
        </table:table-row>
        <table:table-row table:style-name="ro1">
          <table:table-cell office:value-type="float" office:value="38.2">
            <text:p>38.2</text:p>
          </table:table-cell>
          <table:table-cell table:formula="of:=4.135667516E-015*299792458/([.$A20]*1000)" office:value-type="float" office:value="0.0000000000324565950285967">
            <text:p>3.24565950285967E-011</text:p>
          </table:table-cell>
          <table:table-cell table:formula="of:=[.$B20]*1000000" office:value-type="float" office:value="0.0000324565950285967">
            <text:p>3.24565950285967E-005</text:p>
          </table:table-cell>
          <table:table-cell table:style-name="Default" office:value-type="float" office:value="606681.5">
            <text:p>606681.5</text:p>
          </table:table-cell>
        </table:table-row>
        <table:table-row table:style-name="ro1">
          <table:table-cell office:value-type="float" office:value="38.1">
            <text:p>38.1</text:p>
          </table:table-cell>
          <table:table-cell table:formula="of:=4.135667516E-015*299792458/([.$A21]*1000)" office:value-type="float" office:value="0.0000000000325417829420576">
            <text:p>3.25417829420576E-011</text:p>
          </table:table-cell>
          <table:table-cell table:formula="of:=[.$B21]*1000000" office:value-type="float" office:value="0.0000325417829420576">
            <text:p>3.25417829420576E-005</text:p>
          </table:table-cell>
          <table:table-cell table:style-name="Default" office:value-type="float" office:value="630543.4">
            <text:p>630543.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4.135667516E-015*299792458/([.$A22]*1000)" office:value-type="float" office:value="0.0000000000326274192129578">
            <text:p>3.26274192129578E-011</text:p>
          </table:table-cell>
          <table:table-cell table:formula="of:=[.$B22]*1000000" office:value-type="float" office:value="0.0000326274192129577">
            <text:p>3.26274192129577E-005</text:p>
          </table:table-cell>
          <table:table-cell table:style-name="Default" office:value-type="float" office:value="654642.2">
            <text:p>654642.2</text:p>
          </table:table-cell>
        </table:table-row>
        <table:table-row table:style-name="ro1">
          <table:table-cell office:value-type="float" office:value="37.9">
            <text:p>37.9</text:p>
          </table:table-cell>
          <table:table-cell table:formula="of:=4.135667516E-015*299792458/([.$A23]*1000)" office:value-type="float" office:value="0.0000000000327135073903006">
            <text:p>3.27135073903006E-011</text:p>
          </table:table-cell>
          <table:table-cell table:formula="of:=[.$B23]*1000000" office:value-type="float" office:value="0.0000327135073903006">
            <text:p>3.27135073903006E-005</text:p>
          </table:table-cell>
          <table:table-cell table:style-name="Default" office:value-type="float" office:value="678976.9">
            <text:p>678976.9</text:p>
          </table:table-cell>
        </table:table-row>
        <table:table-row table:style-name="ro1">
          <table:table-cell office:value-type="float" office:value="37.8">
            <text:p>37.8</text:p>
          </table:table-cell>
          <table:table-cell table:formula="of:=4.135667516E-015*299792458/([.$A24]*1000)" office:value-type="float" office:value="0.0000000000328000510606454">
            <text:p>3.28000510606454E-011</text:p>
          </table:table-cell>
          <table:table-cell table:formula="of:=[.$B24]*1000000" office:value-type="float" office:value="0.0000328000510606453">
            <text:p>3.28000510606453E-005</text:p>
          </table:table-cell>
          <table:table-cell table:style-name="Default" office:value-type="float" office:value="705503.3">
            <text:p>705503.3</text:p>
          </table:table-cell>
        </table:table-row>
        <table:table-row table:style-name="ro1">
          <table:table-cell office:value-type="float" office:value="37.7">
            <text:p>37.7</text:p>
          </table:table-cell>
          <table:table-cell table:formula="of:=4.135667516E-015*299792458/([.$A25]*1000)" office:value-type="float" office:value="0.0000000000328870538486046">
            <text:p>3.28870538486046E-011</text:p>
          </table:table-cell>
          <table:table-cell table:formula="of:=[.$B25]*1000000" office:value-type="float" office:value="0.0000328870538486046">
            <text:p>3.28870538486046E-005</text:p>
          </table:table-cell>
          <table:table-cell table:style-name="Default" office:value-type="float" office:value="730528.2">
            <text:p>730528.2</text:p>
          </table:table-cell>
        </table:table-row>
        <table:table-row table:style-name="ro1">
          <table:table-cell office:value-type="float" office:value="37.6">
            <text:p>37.6</text:p>
          </table:table-cell>
          <table:table-cell table:formula="of:=4.135667516E-015*299792458/([.$A26]*1000)" office:value-type="float" office:value="0.0000000000329745194173509">
            <text:p>3.29745194173509E-011</text:p>
          </table:table-cell>
          <table:table-cell table:formula="of:=[.$B26]*1000000" office:value-type="float" office:value="0.0000329745194173509">
            <text:p>3.29745194173509E-005</text:p>
          </table:table-cell>
          <table:table-cell table:style-name="Default" office:value-type="float" office:value="753920.3">
            <text:p>753920.3</text:p>
          </table:table-cell>
        </table:table-row>
        <table:table-row table:style-name="ro1">
          <table:table-cell office:value-type="float" office:value="37.5">
            <text:p>37.5</text:p>
          </table:table-cell>
          <table:table-cell table:formula="of:=4.135667516E-015*299792458/([.$A27]*1000)" office:value-type="float" office:value="0.0000000000330624514691305">
            <text:p>3.30624514691305E-011</text:p>
          </table:table-cell>
          <table:table-cell table:formula="of:=[.$B27]*1000000" office:value-type="float" office:value="0.0000330624514691305">
            <text:p>3.30624514691305E-005</text:p>
          </table:table-cell>
          <table:table-cell table:style-name="Default" office:value-type="float" office:value="775534">
            <text:p>775534</text:p>
          </table:table-cell>
        </table:table-row>
        <table:table-row table:style-name="ro1">
          <table:table-cell office:value-type="float" office:value="37.4">
            <text:p>37.4</text:p>
          </table:table-cell>
          <table:table-cell table:formula="of:=4.135667516E-015*299792458/([.$A28]*1000)" office:value-type="float" office:value="0.0000000000331508537457859">
            <text:p>3.31508537457859E-011</text:p>
          </table:table-cell>
          <table:table-cell table:formula="of:=[.$B28]*1000000" office:value-type="float" office:value="0.0000331508537457859">
            <text:p>3.31508537457859E-005</text:p>
          </table:table-cell>
          <table:table-cell table:style-name="Default" office:value-type="float" office:value="797361.4">
            <text:p>797361.4</text:p>
          </table:table-cell>
        </table:table-row>
        <table:table-row table:style-name="ro1">
          <table:table-cell office:value-type="float" office:value="37.3">
            <text:p>37.3</text:p>
          </table:table-cell>
          <table:table-cell table:formula="of:=4.135667516E-015*299792458/([.$A29]*1000)" office:value-type="float" office:value="0.0000000000332397300292867">
            <text:p>3.32397300292867E-011</text:p>
          </table:table-cell>
          <table:table-cell table:formula="of:=[.$B29]*1000000" office:value-type="float" office:value="0.0000332397300292867">
            <text:p>3.32397300292867E-005</text:p>
          </table:table-cell>
          <table:table-cell table:style-name="Default" office:value-type="float" office:value="819404.9">
            <text:p>819404.9</text:p>
          </table:table-cell>
        </table:table-row>
        <table:table-row table:style-name="ro1">
          <table:table-cell office:value-type="float" office:value="37.2">
            <text:p>37.2</text:p>
          </table:table-cell>
          <table:table-cell table:formula="of:=4.135667516E-015*299792458/([.$A30]*1000)" office:value-type="float" office:value="0.0000000000333290841422687">
            <text:p>3.33290841422687E-011</text:p>
          </table:table-cell>
          <table:table-cell table:formula="of:=[.$B30]*1000000" office:value-type="float" office:value="0.0000333290841422687">
            <text:p>3.33290841422687E-005</text:p>
          </table:table-cell>
          <table:table-cell table:style-name="Default" office:value-type="float" office:value="841667.3">
            <text:p>841667.3</text:p>
          </table:table-cell>
        </table:table-row>
        <table:table-row table:style-name="ro1">
          <table:table-cell office:value-type="float" office:value="37.1">
            <text:p>37.1</text:p>
          </table:table-cell>
          <table:table-cell table:formula="of:=4.135667516E-015*299792458/([.$A31]*1000)" office:value-type="float" office:value="0.0000000000334189199485821">
            <text:p>3.34189199485821E-011</text:p>
          </table:table-cell>
          <table:table-cell table:formula="of:=[.$B31]*1000000" office:value-type="float" office:value="0.0000334189199485821">
            <text:p>3.34189199485821E-005</text:p>
          </table:table-cell>
          <table:table-cell table:style-name="Default" office:value-type="float" office:value="864151">
            <text:p>86415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4.135667516E-015*299792458/([.$A32]*1000)" office:value-type="float" office:value="0.0000000000335092413538485">
            <text:p>3.35092413538485E-011</text:p>
          </table:table-cell>
          <table:table-cell table:formula="of:=[.$B32]*1000000" office:value-type="float" office:value="0.0000335092413538485">
            <text:p>3.35092413538485E-005</text:p>
          </table:table-cell>
          <table:table-cell table:style-name="Default" office:value-type="float" office:value="888858.3">
            <text:p>888858.3</text:p>
          </table:table-cell>
        </table:table-row>
        <table:table-row table:style-name="ro1">
          <table:table-cell office:value-type="float" office:value="36.9">
            <text:p>36.9</text:p>
          </table:table-cell>
          <table:table-cell table:formula="of:=4.135667516E-015*299792458/([.$A33]*1000)" office:value-type="float" office:value="0.0000000000336000523060269">
            <text:p>3.36000523060269E-011</text:p>
          </table:table-cell>
          <table:table-cell table:formula="of:=[.$B33]*1000000" office:value-type="float" office:value="0.0000336000523060269">
            <text:p>3.36000523060269E-005</text:p>
          </table:table-cell>
          <table:table-cell table:style-name="Default" office:value-type="float" office:value="911990.9">
            <text:p>911990.9</text:p>
          </table:table-cell>
        </table:table-row>
        <table:table-row table:style-name="ro1">
          <table:table-cell office:value-type="float" office:value="36.8">
            <text:p>36.8</text:p>
          </table:table-cell>
          <table:table-cell table:formula="of:=4.135667516E-015*299792458/([.$A34]*1000)" office:value-type="float" office:value="0.000000000033691356795989">
            <text:p>3.3691356795989E-011</text:p>
          </table:table-cell>
          <table:table-cell table:formula="of:=[.$B34]*1000000" office:value-type="float" office:value="0.000033691356795989">
            <text:p>3.3691356795989E-005</text:p>
          </table:table-cell>
          <table:table-cell table:style-name="Default" office:value-type="float" office:value="933655.3">
            <text:p>933655.3</text:p>
          </table:table-cell>
        </table:table-row>
        <table:table-row table:style-name="ro1">
          <table:table-cell office:value-type="float" office:value="36.7">
            <text:p>36.7</text:p>
          </table:table-cell>
          <table:table-cell table:formula="of:=4.135667516E-015*299792458/([.$A35]*1000)" office:value-type="float" office:value="0.0000000000337831588581034">
            <text:p>3.37831588581034E-011</text:p>
          </table:table-cell>
          <table:table-cell table:formula="of:=[.$B35]*1000000" office:value-type="float" office:value="0.0000337831588581034">
            <text:p>3.37831588581034E-005</text:p>
          </table:table-cell>
          <table:table-cell table:style-name="Default" office:value-type="float" office:value="955175.3">
            <text:p>955175.3</text:p>
          </table:table-cell>
        </table:table-row>
        <table:table-row table:style-name="ro1">
          <table:table-cell office:value-type="float" office:value="36.6">
            <text:p>36.6</text:p>
          </table:table-cell>
          <table:table-cell table:formula="of:=4.135667516E-015*299792458/([.$A36]*1000)" office:value-type="float" office:value="0.0000000000338754625708304">
            <text:p>3.38754625708304E-011</text:p>
          </table:table-cell>
          <table:table-cell table:formula="of:=[.$B36]*1000000" office:value-type="float" office:value="0.0000338754625708304">
            <text:p>3.38754625708304E-005</text:p>
          </table:table-cell>
          <table:table-cell table:style-name="Default" office:value-type="float" office:value="976908.4">
            <text:p>976908.4</text:p>
          </table:table-cell>
        </table:table-row>
        <table:table-row table:style-name="ro1">
          <table:table-cell office:value-type="float" office:value="36.5">
            <text:p>36.5</text:p>
          </table:table-cell>
          <table:table-cell table:formula="of:=4.135667516E-015*299792458/([.$A37]*1000)" office:value-type="float" office:value="0.0000000000339682720573259">
            <text:p>3.39682720573259E-011</text:p>
          </table:table-cell>
          <table:table-cell table:formula="of:=[.$B37]*1000000" office:value-type="float" office:value="0.0000339682720573259">
            <text:p>3.39682720573259E-005</text:p>
          </table:table-cell>
          <table:table-cell table:style-name="Default" office:value-type="float" office:value="998857.2">
            <text:p>998857.2</text:p>
          </table:table-cell>
        </table:table-row>
        <table:table-row table:style-name="ro1">
          <table:table-cell office:value-type="float" office:value="36.4">
            <text:p>36.4</text:p>
          </table:table-cell>
          <table:table-cell table:formula="of:=4.135667516E-015*299792458/([.$A38]*1000)" office:value-type="float" office:value="0.0000000000340615914860548">
            <text:p>3.40615914860548E-011</text:p>
          </table:table-cell>
          <table:table-cell table:formula="of:=[.$B38]*1000000" office:value-type="float" office:value="0.0000340615914860548">
            <text:p>3.40615914860548E-005</text:p>
          </table:table-cell>
          <table:table-cell office:value-type="float" office:value="1021024">
            <text:p>1.02E+006</text:p>
          </table:table-cell>
        </table:table-row>
        <table:table-row table:style-name="ro1">
          <table:table-cell office:value-type="float" office:value="36.3">
            <text:p>36.3</text:p>
          </table:table-cell>
          <table:table-cell table:formula="of:=4.135667516E-015*299792458/([.$A39]*1000)" office:value-type="float" office:value="0.0000000000341554250714158">
            <text:p>3.41554250714158E-011</text:p>
          </table:table-cell>
          <table:table-cell table:formula="of:=[.$B39]*1000000" office:value-type="float" office:value="0.0000341554250714158">
            <text:p>3.41554250714158E-005</text:p>
          </table:table-cell>
          <table:table-cell office:value-type="float" office:value="1043412">
            <text:p>1.04E+006</text:p>
          </table:table-cell>
        </table:table-row>
        <table:table-row table:style-name="ro1">
          <table:table-cell office:value-type="float" office:value="36.2">
            <text:p>36.2</text:p>
          </table:table-cell>
          <table:table-cell table:formula="of:=4.135667516E-015*299792458/([.$A40]*1000)" office:value-type="float" office:value="0.0000000000342497770743755">
            <text:p>3.42497770743755E-011</text:p>
          </table:table-cell>
          <table:table-cell table:formula="of:=[.$B40]*1000000" office:value-type="float" office:value="0.0000342497770743755">
            <text:p>3.42497770743755E-005</text:p>
          </table:table-cell>
          <table:table-cell office:value-type="float" office:value="1067821">
            <text:p>1.07E+006</text:p>
          </table:table-cell>
        </table:table-row>
        <table:table-row table:style-name="ro1">
          <table:table-cell office:value-type="float" office:value="36.1">
            <text:p>36.1</text:p>
          </table:table-cell>
          <table:table-cell table:formula="of:=4.135667516E-015*299792458/([.$A41]*1000)" office:value-type="float" office:value="0.0000000000343446518031134">
            <text:p>3.43446518031134E-011</text:p>
          </table:table-cell>
          <table:table-cell table:formula="of:=[.$B41]*1000000" office:value-type="float" office:value="0.0000343446518031134">
            <text:p>3.43446518031134E-005</text:p>
          </table:table-cell>
          <table:table-cell office:value-type="float" office:value="1090847">
            <text:p>1.09E+0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4.135667516E-015*299792458/([.$A42]*1000)" office:value-type="float" office:value="0.0000000000344400536136776">
            <text:p>3.44400536136776E-011</text:p>
          </table:table-cell>
          <table:table-cell table:formula="of:=[.$B42]*1000000" office:value-type="float" office:value="0.0000344400536136776">
            <text:p>3.44400536136776E-005</text:p>
          </table:table-cell>
          <table:table-cell office:value-type="float" office:value="1112441">
            <text:p>1.11E+006</text:p>
          </table:table-cell>
        </table:table-row>
        <table:table-row table:style-name="ro1">
          <table:table-cell office:value-type="float" office:value="35.9">
            <text:p>35.9</text:p>
          </table:table-cell>
          <table:table-cell table:formula="of:=4.135667516E-015*299792458/([.$A43]*1000)" office:value-type="float" office:value="0.0000000000345359869106517">
            <text:p>3.45359869106517E-011</text:p>
          </table:table-cell>
          <table:table-cell table:formula="of:=[.$B43]*1000000" office:value-type="float" office:value="0.0000345359869106516">
            <text:p>0.000034536</text:p>
          </table:table-cell>
          <table:table-cell office:value-type="float" office:value="1134062">
            <text:p>1.13E+006</text:p>
          </table:table-cell>
        </table:table-row>
        <table:table-row table:style-name="ro1">
          <table:table-cell office:value-type="float" office:value="35.8">
            <text:p>35.8</text:p>
          </table:table-cell>
          <table:table-cell table:formula="of:=4.135667516E-015*299792458/([.$A44]*1000)" office:value-type="float" office:value="0.0000000000346324561478322">
            <text:p>3.46324561478322E-011</text:p>
          </table:table-cell>
          <table:table-cell table:formula="of:=[.$B44]*1000000" office:value-type="float" office:value="0.0000346324561478322">
            <text:p>3.46324561478322E-005</text:p>
          </table:table-cell>
          <table:table-cell office:value-type="float" office:value="1155898">
            <text:p>1.16E+006</text:p>
          </table:table-cell>
        </table:table-row>
        <table:table-row table:style-name="ro1">
          <table:table-cell office:value-type="float" office:value="35.7">
            <text:p>35.7</text:p>
          </table:table-cell>
          <table:table-cell table:formula="of:=4.135667516E-015*299792458/([.$A45]*1000)" office:value-type="float" office:value="0.0000000000347294658289186">
            <text:p>3.47294658289186E-011</text:p>
          </table:table-cell>
          <table:table-cell table:formula="of:=[.$B45]*1000000" office:value-type="float" office:value="0.0000347294658289186">
            <text:p>3.47294658289186E-005</text:p>
          </table:table-cell>
          <table:table-cell office:value-type="float" office:value="1177953">
            <text:p>1.18E+006</text:p>
          </table:table-cell>
        </table:table-row>
        <table:table-row table:style-name="ro1">
          <table:table-cell office:value-type="float" office:value="35.6">
            <text:p>35.6</text:p>
          </table:table-cell>
          <table:table-cell table:formula="of:=4.135667516E-015*299792458/([.$A46]*1000)" office:value-type="float" office:value="0.0000000000348270205082133">
            <text:p>3.48270205082133E-011</text:p>
          </table:table-cell>
          <table:table-cell table:formula="of:=[.$B46]*1000000" office:value-type="float" office:value="0.0000348270205082133">
            <text:p>0.000034827</text:p>
          </table:table-cell>
          <table:table-cell office:value-type="float" office:value="1200228">
            <text:p>1.20E+006</text:p>
          </table:table-cell>
        </table:table-row>
        <table:table-row table:style-name="ro1">
          <table:table-cell office:value-type="float" office:value="35.5">
            <text:p>35.5</text:p>
          </table:table-cell>
          <table:table-cell table:formula="of:=4.135667516E-015*299792458/([.$A47]*1000)" office:value-type="float" office:value="0.0000000000349251247913351">
            <text:p>3.49251247913351E-011</text:p>
          </table:table-cell>
          <table:table-cell table:formula="of:=[.$B47]*1000000" office:value-type="float" office:value="0.0000349251247913351">
            <text:p>3.49251247913351E-005</text:p>
          </table:table-cell>
          <table:table-cell office:value-type="float" office:value="1222726">
            <text:p>1.22E+006</text:p>
          </table:table-cell>
        </table:table-row>
        <table:table-row table:style-name="ro1">
          <table:table-cell office:value-type="float" office:value="35.4">
            <text:p>35.4</text:p>
          </table:table-cell>
          <table:table-cell table:formula="of:=4.135667516E-015*299792458/([.$A48]*1000)" office:value-type="float" office:value="0.0000000000350237833359433">
            <text:p>3.50237833359433E-011</text:p>
          </table:table-cell>
          <table:table-cell table:formula="of:=[.$B48]*1000000" office:value-type="float" office:value="0.0000350237833359433">
            <text:p>3.50237833359433E-005</text:p>
          </table:table-cell>
          <table:table-cell office:value-type="float" office:value="1247202">
            <text:p>1.25E+006</text:p>
          </table:table-cell>
        </table:table-row>
        <table:table-row table:style-name="ro1">
          <table:table-cell office:value-type="float" office:value="35.3">
            <text:p>35.3</text:p>
          </table:table-cell>
          <table:table-cell table:formula="of:=4.135667516E-015*299792458/([.$A49]*1000)" office:value-type="float" office:value="0.0000000000351230008524758">
            <text:p>3.51230008524758E-011</text:p>
          </table:table-cell>
          <table:table-cell table:formula="of:=[.$B49]*1000000" office:value-type="float" office:value="0.0000351230008524758">
            <text:p>0.000035123</text:p>
          </table:table-cell>
          <table:table-cell office:value-type="float" office:value="1270339">
            <text:p>1.27E+006</text:p>
          </table:table-cell>
        </table:table-row>
        <table:table-row table:style-name="ro1">
          <table:table-cell office:value-type="float" office:value="35.2">
            <text:p>35.2</text:p>
          </table:table-cell>
          <table:table-cell table:formula="of:=4.135667516E-015*299792458/([.$A50]*1000)" office:value-type="float" office:value="0.0000000000352227821048976">
            <text:p>3.52227821048976E-011</text:p>
          </table:table-cell>
          <table:table-cell table:formula="of:=[.$B50]*1000000" office:value-type="float" office:value="0.0000352227821048976">
            <text:p>3.52227821048976E-005</text:p>
          </table:table-cell>
          <table:table-cell office:value-type="float" office:value="1292069">
            <text:p>1.29E+006</text:p>
          </table:table-cell>
        </table:table-row>
        <table:table-row table:style-name="ro1">
          <table:table-cell office:value-type="float" office:value="35.1">
            <text:p>35.1</text:p>
          </table:table-cell>
          <table:table-cell table:formula="of:=4.135667516E-015*299792458/([.$A51]*1000)" office:value-type="float" office:value="0.0000000000353231319114642">
            <text:p>3.53231319114642E-011</text:p>
          </table:table-cell>
          <table:table-cell table:formula="of:=[.$B51]*1000000" office:value-type="float" office:value="0.0000353231319114642">
            <text:p>3.53231319114642E-005</text:p>
          </table:table-cell>
          <table:table-cell office:value-type="float" office:value="1313990">
            <text:p>1.31E+00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4.135667516E-015*299792458/([.$A52]*1000)" office:value-type="float" office:value="0.000000000035424055145497">
            <text:p>3.5424055145497E-011</text:p>
          </table:table-cell>
          <table:table-cell table:formula="of:=[.$B52]*1000000" office:value-type="float" office:value="0.000035424055145497">
            <text:p>3.5424055145497E-005</text:p>
          </table:table-cell>
          <table:table-cell office:value-type="float" office:value="1336132">
            <text:p>1.34E+006</text:p>
          </table:table-cell>
        </table:table-row>
        <table:table-row table:style-name="ro1">
          <table:table-cell office:value-type="float" office:value="34.9">
            <text:p>34.9</text:p>
          </table:table-cell>
          <table:table-cell table:formula="of:=4.135667516E-015*299792458/([.$A53]*1000)" office:value-type="float" office:value="0.0000000000355255567361718">
            <text:p>3.55255567361718E-011</text:p>
          </table:table-cell>
          <table:table-cell table:formula="of:=[.$B53]*1000000" office:value-type="float" office:value="0.0000355255567361718">
            <text:p>3.55255567361718E-005</text:p>
          </table:table-cell>
          <table:table-cell office:value-type="float" office:value="1358469">
            <text:p>1.36E+006</text:p>
          </table:table-cell>
        </table:table-row>
        <table:table-row table:style-name="ro1">
          <table:table-cell office:value-type="float" office:value="34.8">
            <text:p>34.8</text:p>
          </table:table-cell>
          <table:table-cell table:formula="of:=4.135667516E-015*299792458/([.$A54]*1000)" office:value-type="float" office:value="0.0000000000356276416693217">
            <text:p>3.56276416693217E-011</text:p>
          </table:table-cell>
          <table:table-cell table:formula="of:=[.$B54]*1000000" office:value-type="float" office:value="0.0000356276416693217">
            <text:p>3.56276416693217E-005</text:p>
          </table:table-cell>
          <table:table-cell office:value-type="float" office:value="1381030">
            <text:p>1.38E+006</text:p>
          </table:table-cell>
        </table:table-row>
        <table:table-row table:style-name="ro1">
          <table:table-cell office:value-type="float" office:value="34.7">
            <text:p>34.7</text:p>
          </table:table-cell>
          <table:table-cell table:formula="of:=4.135667516E-015*299792458/([.$A55]*1000)" office:value-type="float" office:value="0.0000000000357303149882534">
            <text:p>3.57303149882534E-011</text:p>
          </table:table-cell>
          <table:table-cell table:formula="of:=[.$B55]*1000000" office:value-type="float" office:value="0.0000357303149882534">
            <text:p>3.57303149882534E-005</text:p>
          </table:table-cell>
          <table:table-cell office:value-type="float" office:value="1403817">
            <text:p>1.40E+006</text:p>
          </table:table-cell>
        </table:table-row>
        <table:table-row table:style-name="ro1">
          <table:table-cell office:value-type="float" office:value="34.6">
            <text:p>34.6</text:p>
          </table:table-cell>
          <table:table-cell table:formula="of:=4.135667516E-015*299792458/([.$A56]*1000)" office:value-type="float" office:value="0.0000000000358335817945779">
            <text:p>3.58335817945779E-011</text:p>
          </table:table-cell>
          <table:table-cell table:formula="of:=[.$B56]*1000000" office:value-type="float" office:value="0.0000358335817945779">
            <text:p>3.58335817945779E-005</text:p>
          </table:table-cell>
          <table:table-cell office:value-type="float" office:value="1428556">
            <text:p>1.43E+006</text:p>
          </table:table-cell>
        </table:table-row>
        <table:table-row table:style-name="ro1">
          <table:table-cell office:value-type="float" office:value="34.5">
            <text:p>34.5</text:p>
          </table:table-cell>
          <table:table-cell table:formula="of:=4.135667516E-015*299792458/([.$A57]*1000)" office:value-type="float" office:value="0.0000000000359374472490549">
            <text:p>3.59374472490549E-011</text:p>
          </table:table-cell>
          <table:table-cell table:formula="of:=[.$B57]*1000000" office:value-type="float" office:value="0.0000359374472490549">
            <text:p>3.59374472490549E-005</text:p>
          </table:table-cell>
          <table:table-cell office:value-type="float" office:value="1451986">
            <text:p>1.45E+006</text:p>
          </table:table-cell>
        </table:table-row>
        <table:table-row table:style-name="ro1">
          <table:table-cell office:value-type="float" office:value="34.4">
            <text:p>34.4</text:p>
          </table:table-cell>
          <table:table-cell table:formula="of:=4.135667516E-015*299792458/([.$A58]*1000)" office:value-type="float" office:value="0.0000000000360419165724533">
            <text:p>3.60419165724533E-011</text:p>
          </table:table-cell>
          <table:table-cell table:formula="of:=[.$B58]*1000000" office:value-type="float" office:value="0.0000360419165724533">
            <text:p>3.60419165724533E-005</text:p>
          </table:table-cell>
          <table:table-cell office:value-type="float" office:value="1474020">
            <text:p>1.47E+006</text:p>
          </table:table-cell>
        </table:table-row>
        <table:table-row table:style-name="ro1">
          <table:table-cell office:value-type="float" office:value="34.3">
            <text:p>34.3</text:p>
          </table:table-cell>
          <table:table-cell table:formula="of:=4.135667516E-015*299792458/([.$A59]*1000)" office:value-type="float" office:value="0.0000000000361469950464255">
            <text:p>3.61469950464255E-011</text:p>
          </table:table-cell>
          <table:table-cell table:formula="of:=[.$B59]*1000000" office:value-type="float" office:value="0.0000361469950464255">
            <text:p>0.000036147</text:p>
          </table:table-cell>
          <table:table-cell office:value-type="float" office:value="1496376">
            <text:p>1.50E+006</text:p>
          </table:table-cell>
        </table:table-row>
        <table:table-row table:style-name="ro1">
          <table:table-cell office:value-type="float" office:value="34.2">
            <text:p>34.2</text:p>
          </table:table-cell>
          <table:table-cell table:formula="of:=4.135667516E-015*299792458/([.$A60]*1000)" office:value-type="float" office:value="0.0000000000362526880143975">
            <text:p>3.62526880143975E-011</text:p>
          </table:table-cell>
          <table:table-cell table:formula="of:=[.$B60]*1000000" office:value-type="float" office:value="0.0000362526880143975">
            <text:p>3.62526880143975E-005</text:p>
          </table:table-cell>
          <table:table-cell office:value-type="float" office:value="1518958">
            <text:p>1.52E+006</text:p>
          </table:table-cell>
        </table:table-row>
        <table:table-row table:style-name="ro1">
          <table:table-cell office:value-type="float" office:value="34.1">
            <text:p>34.1</text:p>
          </table:table-cell>
          <table:table-cell table:formula="of:=4.135667516E-015*299792458/([.$A61]*1000)" office:value-type="float" office:value="0.0000000000363590008824749">
            <text:p>3.63590008824749E-011</text:p>
          </table:table-cell>
          <table:table-cell table:formula="of:=[.$B61]*1000000" office:value-type="float" office:value="0.0000363590008824749">
            <text:p>0.000036359</text:p>
          </table:table-cell>
          <table:table-cell office:value-type="float" office:value="1541767">
            <text:p>1.54E+00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4.135667516E-015*299792458/([.$A62]*1000)" office:value-type="float" office:value="0.0000000000364659391203645">
            <text:p>3.64659391203645E-011</text:p>
          </table:table-cell>
          <table:table-cell table:formula="of:=[.$B62]*1000000" office:value-type="float" office:value="0.0000364659391203645">
            <text:p>3.64659391203645E-005</text:p>
          </table:table-cell>
          <table:table-cell office:value-type="float" office:value="1564806">
            <text:p>1.56E+006</text:p>
          </table:table-cell>
        </table:table-row>
        <table:table-row table:style-name="ro1">
          <table:table-cell office:value-type="float" office:value="33.9">
            <text:p>33.9</text:p>
          </table:table-cell>
          <table:table-cell table:formula="of:=4.135667516E-015*299792458/([.$A63]*1000)" office:value-type="float" office:value="0.0000000000365735082623125">
            <text:p>3.65735082623125E-011</text:p>
          </table:table-cell>
          <table:table-cell table:formula="of:=[.$B63]*1000000" office:value-type="float" office:value="0.0000365735082623125">
            <text:p>3.65735082623125E-005</text:p>
          </table:table-cell>
          <table:table-cell office:value-type="float" office:value="1588041">
            <text:p>1.59E+006</text:p>
          </table:table-cell>
        </table:table-row>
        <table:table-row table:style-name="ro1">
          <table:table-cell office:value-type="float" office:value="33.8">
            <text:p>33.8</text:p>
          </table:table-cell>
          <table:table-cell table:formula="of:=4.135667516E-015*299792458/([.$A64]*1000)" office:value-type="float" office:value="0.000000000036681713908059">
            <text:p>3.6681713908059E-011</text:p>
          </table:table-cell>
          <table:table-cell table:formula="of:=[.$B64]*1000000" office:value-type="float" office:value="0.000036681713908059">
            <text:p>3.6681713908059E-005</text:p>
          </table:table-cell>
          <table:table-cell office:value-type="float" office:value="1611511">
            <text:p>1.61E+006</text:p>
          </table:table-cell>
        </table:table-row>
        <table:table-row table:style-name="ro1">
          <table:table-cell office:value-type="float" office:value="33.7">
            <text:p>33.7</text:p>
          </table:table-cell>
          <table:table-cell table:formula="of:=4.135667516E-015*299792458/([.$A65]*1000)" office:value-type="float" office:value="0.0000000000367905617238099">
            <text:p>3.67905617238099E-011</text:p>
          </table:table-cell>
          <table:table-cell table:formula="of:=[.$B65]*1000000" office:value-type="float" office:value="0.0000367905617238099">
            <text:p>3.67905617238099E-005</text:p>
          </table:table-cell>
          <table:table-cell office:value-type="float" office:value="1637104">
            <text:p>1.64E+006</text:p>
          </table:table-cell>
        </table:table-row>
        <table:table-row table:style-name="ro1">
          <table:table-cell office:value-type="float" office:value="33.6">
            <text:p>33.6</text:p>
          </table:table-cell>
          <table:table-cell table:formula="of:=4.135667516E-015*299792458/([.$A66]*1000)" office:value-type="float" office:value="0.000000000036900057443226">
            <text:p>3.6900057443226E-011</text:p>
          </table:table-cell>
          <table:table-cell table:formula="of:=[.$B66]*1000000" office:value-type="float" office:value="0.000036900057443226">
            <text:p>3.6900057443226E-005</text:p>
          </table:table-cell>
          <table:table-cell office:value-type="float" office:value="1659596">
            <text:p>1.66E+006</text:p>
          </table:table-cell>
        </table:table-row>
        <table:table-row table:style-name="ro1">
          <table:table-cell office:value-type="float" office:value="33.5">
            <text:p>33.5</text:p>
          </table:table-cell>
          <table:table-cell table:formula="of:=4.135667516E-015*299792458/([.$A67]*1000)" office:value-type="float" office:value="0.0000000000370102068684297">
            <text:p>3.70102068684297E-011</text:p>
          </table:table-cell>
          <table:table-cell table:formula="of:=[.$B67]*1000000" office:value-type="float" office:value="0.0000370102068684297">
            <text:p>3.70102068684297E-005</text:p>
          </table:table-cell>
          <table:table-cell office:value-type="float" office:value="1682558">
            <text:p>1.68E+006</text:p>
          </table:table-cell>
        </table:table-row>
        <table:table-row table:style-name="ro1">
          <table:table-cell office:value-type="float" office:value="33.4">
            <text:p>33.4</text:p>
          </table:table-cell>
          <table:table-cell table:formula="of:=4.135667516E-015*299792458/([.$A68]*1000)" office:value-type="float" office:value="0.0000000000371210158710298">
            <text:p>3.71210158710298E-011</text:p>
          </table:table-cell>
          <table:table-cell table:formula="of:=[.$B68]*1000000" office:value-type="float" office:value="0.0000371210158710298">
            <text:p>0.000037121</text:p>
          </table:table-cell>
          <table:table-cell office:value-type="float" office:value="1705752">
            <text:p>1.71E+006</text:p>
          </table:table-cell>
        </table:table-row>
        <table:table-row table:style-name="ro1">
          <table:table-cell office:value-type="float" office:value="33.3">
            <text:p>33.3</text:p>
          </table:table-cell>
          <table:table-cell table:formula="of:=4.135667516E-015*299792458/([.$A69]*1000)" office:value-type="float" office:value="0.000000000037232490393165">
            <text:p>3.7232490393165E-011</text:p>
          </table:table-cell>
          <table:table-cell table:formula="of:=[.$B69]*1000000" office:value-type="float" office:value="0.000037232490393165">
            <text:p>3.7232490393165E-005</text:p>
          </table:table-cell>
          <table:table-cell office:value-type="float" office:value="1729180">
            <text:p>1.73E+006</text:p>
          </table:table-cell>
        </table:table-row>
        <table:table-row table:style-name="ro1">
          <table:table-cell office:value-type="float" office:value="33.2">
            <text:p>33.2</text:p>
          </table:table-cell>
          <table:table-cell table:formula="of:=4.135667516E-015*299792458/([.$A70]*1000)" office:value-type="float" office:value="0.0000000000373446364485661">
            <text:p>3.73446364485661E-011</text:p>
          </table:table-cell>
          <table:table-cell table:formula="of:=[.$B70]*1000000" office:value-type="float" office:value="0.0000373446364485661">
            <text:p>3.73446364485661E-005</text:p>
          </table:table-cell>
          <table:table-cell office:value-type="float" office:value="1752847">
            <text:p>1.75E+006</text:p>
          </table:table-cell>
        </table:table-row>
        <table:table-row table:style-name="ro1">
          <table:table-cell office:value-type="float" office:value="33.1">
            <text:p>33.1</text:p>
          </table:table-cell>
          <table:table-cell table:formula="of:=4.135667516E-015*299792458/([.$A71]*1000)" office:value-type="float" office:value="0.0000000000374574601236373">
            <text:p>3.74574601236373E-011</text:p>
          </table:table-cell>
          <table:table-cell table:formula="of:=[.$B71]*1000000" office:value-type="float" office:value="0.0000374574601236373">
            <text:p>3.74574601236373E-005</text:p>
          </table:table-cell>
          <table:table-cell office:value-type="float" office:value="1776755">
            <text:p>1.78E+0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4.135667516E-015*299792458/([.$A72]*1000)" office:value-type="float" office:value="0.0000000000375709675785574">
            <text:p>3.75709675785574E-011</text:p>
          </table:table-cell>
          <table:table-cell table:formula="of:=[.$B72]*1000000" office:value-type="float" office:value="0.0000375709675785574">
            <text:p>0.000037571</text:p>
          </table:table-cell>
          <table:table-cell office:value-type="float" office:value="1802611">
            <text:p>1.80E+006</text:p>
          </table:table-cell>
        </table:table-row>
        <table:table-row table:style-name="ro1">
          <table:table-cell office:value-type="float" office:value="32.9">
            <text:p>32.9</text:p>
          </table:table-cell>
          <table:table-cell table:formula="of:=4.135667516E-015*299792458/([.$A73]*1000)" office:value-type="float" office:value="0.000000000037685165048401">
            <text:p>3.7685165048401E-011</text:p>
          </table:table-cell>
          <table:table-cell table:formula="of:=[.$B73]*1000000" office:value-type="float" office:value="0.000037685165048401">
            <text:p>3.7685165048401E-005</text:p>
          </table:table-cell>
          <table:table-cell office:value-type="float" office:value="1827166">
            <text:p>1.83E+006</text:p>
          </table:table-cell>
        </table:table-row>
        <table:table-row table:style-name="ro1">
          <table:table-cell office:value-type="float" office:value="32.8">
            <text:p>32.8</text:p>
          </table:table-cell>
          <table:table-cell table:formula="of:=4.135667516E-015*299792458/([.$A74]*1000)" office:value-type="float" office:value="0.0000000000378000588442803">
            <text:p>3.78000588442803E-011</text:p>
          </table:table-cell>
          <table:table-cell table:formula="of:=[.$B74]*1000000" office:value-type="float" office:value="0.0000378000588442803">
            <text:p>3.78000588442803E-005</text:p>
          </table:table-cell>
          <table:table-cell office:value-type="float" office:value="1851971">
            <text:p>1.85E+006</text:p>
          </table:table-cell>
        </table:table-row>
        <table:table-row table:style-name="ro1">
          <table:table-cell office:value-type="float" office:value="32.7">
            <text:p>32.7</text:p>
          </table:table-cell>
          <table:table-cell table:formula="of:=4.135667516E-015*299792458/([.$A75]*1000)" office:value-type="float" office:value="0.0000000000379156553545075">
            <text:p>3.79156553545075E-011</text:p>
          </table:table-cell>
          <table:table-cell table:formula="of:=[.$B75]*1000000" office:value-type="float" office:value="0.0000379156553545075">
            <text:p>3.79156553545075E-005</text:p>
          </table:table-cell>
          <table:table-cell office:value-type="float" office:value="1873992">
            <text:p>1.87E+006</text:p>
          </table:table-cell>
        </table:table-row>
        <table:table-row table:style-name="ro1">
          <table:table-cell office:value-type="float" office:value="32.6">
            <text:p>32.6</text:p>
          </table:table-cell>
          <table:table-cell table:formula="of:=4.135667516E-015*299792458/([.$A76]*1000)" office:value-type="float" office:value="0.000000000038031961045779">
            <text:p>3.8031961045779E-011</text:p>
          </table:table-cell>
          <table:table-cell table:formula="of:=[.$B76]*1000000" office:value-type="float" office:value="0.000038031961045779">
            <text:p>0.000038032</text:p>
          </table:table-cell>
          <table:table-cell office:value-type="float" office:value="1897909">
            <text:p>1.90E+006</text:p>
          </table:table-cell>
        </table:table-row>
        <table:table-row table:style-name="ro1">
          <table:table-cell office:value-type="float" office:value="32.5">
            <text:p>32.5</text:p>
          </table:table-cell>
          <table:table-cell table:formula="of:=4.135667516E-015*299792458/([.$A77]*1000)" office:value-type="float" office:value="0.0000000000381489824643814">
            <text:p>3.81489824643814E-011</text:p>
          </table:table-cell>
          <table:table-cell table:formula="of:=[.$B77]*1000000" office:value-type="float" office:value="0.0000381489824643814">
            <text:p>0.000038149</text:p>
          </table:table-cell>
          <table:table-cell office:value-type="float" office:value="1922071">
            <text:p>1.92E+006</text:p>
          </table:table-cell>
        </table:table-row>
        <table:table-row table:style-name="ro1">
          <table:table-cell office:value-type="float" office:value="32.4">
            <text:p>32.4</text:p>
          </table:table-cell>
          <table:table-cell table:formula="of:=4.135667516E-015*299792458/([.$A78]*1000)" office:value-type="float" office:value="0.0000000000382667262374196">
            <text:p>3.82667262374196E-011</text:p>
          </table:table-cell>
          <table:table-cell table:formula="of:=[.$B78]*1000000" office:value-type="float" office:value="0.0000382667262374196">
            <text:p>3.82667262374196E-005</text:p>
          </table:table-cell>
          <table:table-cell office:value-type="float" office:value="1946480">
            <text:p>1.95E+006</text:p>
          </table:table-cell>
        </table:table-row>
        <table:table-row table:style-name="ro1">
          <table:table-cell office:value-type="float" office:value="32.3">
            <text:p>32.3</text:p>
          </table:table-cell>
          <table:table-cell table:formula="of:=4.135667516E-015*299792458/([.$A79]*1000)" office:value-type="float" office:value="0.0000000000383851990740679">
            <text:p>3.83851990740679E-011</text:p>
          </table:table-cell>
          <table:table-cell table:formula="of:=[.$B79]*1000000" office:value-type="float" office:value="0.0000383851990740679">
            <text:p>3.83851990740679E-005</text:p>
          </table:table-cell>
          <table:table-cell office:value-type="float" office:value="1971139">
            <text:p>1.97E+006</text:p>
          </table:table-cell>
        </table:table-row>
        <table:table-row table:style-name="ro1">
          <table:table-cell office:value-type="float" office:value="32.2">
            <text:p>32.2</text:p>
          </table:table-cell>
          <table:table-cell table:formula="of:=4.135667516E-015*299792458/([.$A80]*1000)" office:value-type="float" office:value="0.0000000000385044077668445">
            <text:p>3.85044077668445E-011</text:p>
          </table:table-cell>
          <table:table-cell table:formula="of:=[.$B80]*1000000" office:value-type="float" office:value="0.0000385044077668445">
            <text:p>3.85044077668445E-005</text:p>
          </table:table-cell>
          <table:table-cell office:value-type="float" office:value="1996053">
            <text:p>2.00E+006</text:p>
          </table:table-cell>
        </table:table-row>
        <table:table-row table:style-name="ro1">
          <table:table-cell office:value-type="float" office:value="32.1">
            <text:p>32.1</text:p>
          </table:table-cell>
          <table:table-cell table:formula="of:=4.135667516E-015*299792458/([.$A81]*1000)" office:value-type="float" office:value="0.0000000000386243591929095">
            <text:p>3.86243591929095E-011</text:p>
          </table:table-cell>
          <table:table-cell table:formula="of:=[.$B81]*1000000" office:value-type="float" office:value="0.0000386243591929095">
            <text:p>3.86243591929095E-005</text:p>
          </table:table-cell>
          <table:table-cell office:value-type="float" office:value="2023120">
            <text:p>2.02E+0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4.135667516E-015*299792458/([.$A82]*1000)" office:value-type="float" office:value="0.0000000000387450603153873">
            <text:p>3.87450603153873E-011</text:p>
          </table:table-cell>
          <table:table-cell table:formula="of:=[.$B82]*1000000" office:value-type="float" office:value="0.0000387450603153873">
            <text:p>3.87450603153873E-005</text:p>
          </table:table-cell>
          <table:table-cell office:value-type="float" office:value="2047054">
            <text:p>2.05E+006</text:p>
          </table:table-cell>
        </table:table-row>
        <table:table-row table:style-name="ro1">
          <table:table-cell office:value-type="float" office:value="31.9">
            <text:p>31.9</text:p>
          </table:table-cell>
          <table:table-cell table:formula="of:=4.135667516E-015*299792458/([.$A83]*1000)" office:value-type="float" office:value="0.0000000000388665181847146">
            <text:p>3.88665181847146E-011</text:p>
          </table:table-cell>
          <table:table-cell table:formula="of:=[.$B83]*1000000" office:value-type="float" office:value="0.0000388665181847146">
            <text:p>3.88665181847146E-005</text:p>
          </table:table-cell>
          <table:table-cell office:value-type="float" office:value="2071633">
            <text:p>2.07E+006</text:p>
          </table:table-cell>
        </table:table-row>
        <table:table-row table:style-name="ro1">
          <table:table-cell office:value-type="float" office:value="31.8">
            <text:p>31.8</text:p>
          </table:table-cell>
          <table:table-cell table:formula="of:=4.135667516E-015*299792458/([.$A84]*1000)" office:value-type="float" office:value="0.0000000000389887399400124">
            <text:p>3.89887399400124E-011</text:p>
          </table:table-cell>
          <table:table-cell table:formula="of:=[.$B84]*1000000" office:value-type="float" office:value="0.0000389887399400124">
            <text:p>3.89887399400124E-005</text:p>
          </table:table-cell>
          <table:table-cell office:value-type="float" office:value="2096464">
            <text:p>2.10E+006</text:p>
          </table:table-cell>
        </table:table-row>
        <table:table-row table:style-name="ro1">
          <table:table-cell office:value-type="float" office:value="31.7">
            <text:p>31.7</text:p>
          </table:table-cell>
          <table:table-cell table:formula="of:=4.135667516E-015*299792458/([.$A85]*1000)" office:value-type="float" office:value="0.0000000000391117328104856">
            <text:p>3.91117328104856E-011</text:p>
          </table:table-cell>
          <table:table-cell table:formula="of:=[.$B85]*1000000" office:value-type="float" office:value="0.0000391117328104856">
            <text:p>3.91117328104856E-005</text:p>
          </table:table-cell>
          <table:table-cell office:value-type="float" office:value="2121552">
            <text:p>2.12E+006</text:p>
          </table:table-cell>
        </table:table-row>
        <table:table-row table:style-name="ro1">
          <table:table-cell office:value-type="float" office:value="31.6">
            <text:p>31.6</text:p>
          </table:table-cell>
          <table:table-cell table:formula="of:=4.135667516E-015*299792458/([.$A86]*1000)" office:value-type="float" office:value="0.0000000000392355041168479">
            <text:p>3.92355041168479E-011</text:p>
          </table:table-cell>
          <table:table-cell table:formula="of:=[.$B86]*1000000" office:value-type="float" office:value="0.0000392355041168479">
            <text:p>3.92355041168479E-005</text:p>
          </table:table-cell>
          <table:table-cell office:value-type="float" office:value="2146898">
            <text:p>2.15E+006</text:p>
          </table:table-cell>
        </table:table-row>
        <table:table-row table:style-name="ro1">
          <table:table-cell office:value-type="float" office:value="31.5">
            <text:p>31.5</text:p>
          </table:table-cell>
          <table:table-cell table:formula="of:=4.135667516E-015*299792458/([.$A87]*1000)" office:value-type="float" office:value="0.0000000000393600612727744">
            <text:p>3.93600612727744E-011</text:p>
          </table:table-cell>
          <table:table-cell table:formula="of:=[.$B87]*1000000" office:value-type="float" office:value="0.0000393600612727744">
            <text:p>3.93600612727744E-005</text:p>
          </table:table-cell>
          <table:table-cell office:value-type="float" office:value="2172508">
            <text:p>2.17E+006</text:p>
          </table:table-cell>
        </table:table-row>
        <table:table-row table:style-name="ro1">
          <table:table-cell office:value-type="float" office:value="31.4">
            <text:p>31.4</text:p>
          </table:table-cell>
          <table:table-cell table:formula="of:=4.135667516E-015*299792458/([.$A88]*1000)" office:value-type="float" office:value="0.000000000039485411786382">
            <text:p>3.9485411786382E-011</text:p>
          </table:table-cell>
          <table:table-cell table:formula="of:=[.$B88]*1000000" office:value-type="float" office:value="0.000039485411786382">
            <text:p>3.9485411786382E-005</text:p>
          </table:table-cell>
          <table:table-cell office:value-type="float" office:value="2200117">
            <text:p>2.20E+006</text:p>
          </table:table-cell>
        </table:table-row>
        <table:table-row table:style-name="ro1">
          <table:table-cell office:value-type="float" office:value="31.3">
            <text:p>31.3</text:p>
          </table:table-cell>
          <table:table-cell table:formula="of:=4.135667516E-015*299792458/([.$A89]*1000)" office:value-type="float" office:value="0.0000000000396115632617378">
            <text:p>3.96115632617378E-011</text:p>
          </table:table-cell>
          <table:table-cell table:formula="of:=[.$B89]*1000000" office:value-type="float" office:value="0.0000396115632617378">
            <text:p>3.96115632617378E-005</text:p>
          </table:table-cell>
          <table:table-cell office:value-type="float" office:value="2226444">
            <text:p>2.23E+006</text:p>
          </table:table-cell>
        </table:table-row>
        <table:table-row table:style-name="ro1">
          <table:table-cell office:value-type="float" office:value="31.2">
            <text:p>31.2</text:p>
          </table:table-cell>
          <table:table-cell table:formula="of:=4.135667516E-015*299792458/([.$A90]*1000)" office:value-type="float" office:value="0.0000000000397385234003973">
            <text:p>3.97385234003973E-011</text:p>
          </table:table-cell>
          <table:table-cell table:formula="of:=[.$B90]*1000000" office:value-type="float" office:value="0.0000397385234003973">
            <text:p>3.97385234003973E-005</text:p>
          </table:table-cell>
          <table:table-cell office:value-type="float" office:value="2251329">
            <text:p>2.25E+006</text:p>
          </table:table-cell>
        </table:table-row>
        <table:table-row table:style-name="ro1">
          <table:table-cell office:value-type="float" office:value="31.1">
            <text:p>31.1</text:p>
          </table:table-cell>
          <table:table-cell table:formula="of:=4.135667516E-015*299792458/([.$A91]*1000)" office:value-type="float" office:value="0.0000000000398663000029709">
            <text:p>3.98663000029709E-011</text:p>
          </table:table-cell>
          <table:table-cell table:formula="of:=[.$B91]*1000000" office:value-type="float" office:value="0.0000398663000029709">
            <text:p>3.98663000029709E-005</text:p>
          </table:table-cell>
          <table:table-cell office:value-type="float" office:value="2276986">
            <text:p>2.28E+00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4.135667516E-015*299792458/([.$A92]*1000)" office:value-type="float" office:value="0.0000000000399949009707224">
            <text:p>3.99949009707224E-011</text:p>
          </table:table-cell>
          <table:table-cell table:formula="of:=[.$B92]*1000000" office:value-type="float" office:value="0.0000399949009707224">
            <text:p>3.99949009707224E-005</text:p>
          </table:table-cell>
          <table:table-cell office:value-type="float" office:value="2302909">
            <text:p>2.30E+006</text:p>
          </table:table-cell>
        </table:table-row>
        <table:table-row table:style-name="ro1">
          <table:table-cell office:value-type="float" office:value="30.9">
            <text:p>30.9</text:p>
          </table:table-cell>
          <table:table-cell table:formula="of:=4.135667516E-015*299792458/([.$A93]*1000)" office:value-type="float" office:value="0.0000000000401243343071972">
            <text:p>4.01243343071972E-011</text:p>
          </table:table-cell>
          <table:table-cell table:formula="of:=[.$B93]*1000000" office:value-type="float" office:value="0.0000401243343071972">
            <text:p>4.01243343071972E-005</text:p>
          </table:table-cell>
          <table:table-cell office:value-type="float" office:value="2329011">
            <text:p>2.33E+006</text:p>
          </table:table-cell>
        </table:table-row>
        <table:table-row table:style-name="ro1">
          <table:table-cell office:value-type="float" office:value="30.8">
            <text:p>30.8</text:p>
          </table:table-cell>
          <table:table-cell table:formula="of:=4.135667516E-015*299792458/([.$A94]*1000)" office:value-type="float" office:value="0.0000000000402546081198829">
            <text:p>4.02546081198829E-011</text:p>
          </table:table-cell>
          <table:table-cell table:formula="of:=[.$B94]*1000000" office:value-type="float" office:value="0.0000402546081198829">
            <text:p>4.02546081198829E-005</text:p>
          </table:table-cell>
          <table:table-cell office:value-type="float" office:value="2355384">
            <text:p>2.36E+006</text:p>
          </table:table-cell>
        </table:table-row>
        <table:table-row table:style-name="ro1">
          <table:table-cell office:value-type="float" office:value="30.7">
            <text:p>30.7</text:p>
          </table:table-cell>
          <table:table-cell table:formula="of:=4.135667516E-015*299792458/([.$A95]*1000)" office:value-type="float" office:value="0.0000000000403857306219021">
            <text:p>4.03857306219021E-011</text:p>
          </table:table-cell>
          <table:table-cell table:formula="of:=[.$B95]*1000000" office:value-type="float" office:value="0.0000403857306219021">
            <text:p>4.03857306219021E-005</text:p>
          </table:table-cell>
          <table:table-cell office:value-type="float" office:value="2382033">
            <text:p>2.38E+006</text:p>
          </table:table-cell>
        </table:table-row>
        <table:table-row table:style-name="ro1">
          <table:table-cell office:value-type="float" office:value="30.6">
            <text:p>30.6</text:p>
          </table:table-cell>
          <table:table-cell table:formula="of:=4.135667516E-015*299792458/([.$A96]*1000)" office:value-type="float" office:value="0.0000000000405177101337384">
            <text:p>4.05177101337384E-011</text:p>
          </table:table-cell>
          <table:table-cell table:formula="of:=[.$B96]*1000000" office:value-type="float" office:value="0.0000405177101337384">
            <text:p>4.05177101337384E-005</text:p>
          </table:table-cell>
          <table:table-cell office:value-type="float" office:value="2410726">
            <text:p>2.41E+006</text:p>
          </table:table-cell>
        </table:table-row>
        <table:table-row table:style-name="ro1">
          <table:table-cell office:value-type="float" office:value="30.5">
            <text:p>30.5</text:p>
          </table:table-cell>
          <table:table-cell table:formula="of:=4.135667516E-015*299792458/([.$A97]*1000)" office:value-type="float" office:value="0.0000000000406505550849965">
            <text:p>4.06505550849965E-011</text:p>
          </table:table-cell>
          <table:table-cell table:formula="of:=[.$B97]*1000000" office:value-type="float" office:value="0.0000406505550849965">
            <text:p>4.06505550849965E-005</text:p>
          </table:table-cell>
          <table:table-cell office:value-type="float" office:value="2438122">
            <text:p>2.44E+006</text:p>
          </table:table-cell>
        </table:table-row>
        <table:table-row table:style-name="ro1">
          <table:table-cell office:value-type="float" office:value="30.4">
            <text:p>30.4</text:p>
          </table:table-cell>
          <table:table-cell table:formula="of:=4.135667516E-015*299792458/([.$A98]*1000)" office:value-type="float" office:value="0.0000000000407842740161972">
            <text:p>4.07842740161972E-011</text:p>
          </table:table-cell>
          <table:table-cell table:formula="of:=[.$B98]*1000000" office:value-type="float" office:value="0.0000407842740161972">
            <text:p>4.07842740161972E-005</text:p>
          </table:table-cell>
          <table:table-cell office:value-type="float" office:value="2464041">
            <text:p>2.46E+006</text:p>
          </table:table-cell>
        </table:table-row>
        <table:table-row table:style-name="ro1">
          <table:table-cell office:value-type="float" office:value="30.3">
            <text:p>30.3</text:p>
          </table:table-cell>
          <table:table-cell table:formula="of:=4.135667516E-015*299792458/([.$A99]*1000)" office:value-type="float" office:value="0.0000000000409188755806071">
            <text:p>4.09188755806071E-011</text:p>
          </table:table-cell>
          <table:table-cell table:formula="of:=[.$B99]*1000000" office:value-type="float" office:value="0.0000409188755806071">
            <text:p>4.09188755806071E-005</text:p>
          </table:table-cell>
          <table:table-cell office:value-type="float" office:value="2490799">
            <text:p>2.49E+006</text:p>
          </table:table-cell>
        </table:table-row>
        <table:table-row table:style-name="ro1">
          <table:table-cell office:value-type="float" office:value="30.2">
            <text:p>30.2</text:p>
          </table:table-cell>
          <table:table-cell table:formula="of:=4.135667516E-015*299792458/([.$A100]*1000)" office:value-type="float" office:value="0.0000000000410543685461058">
            <text:p>4.10543685461058E-011</text:p>
          </table:table-cell>
          <table:table-cell table:formula="of:=[.$B100]*1000000" office:value-type="float" office:value="0.0000410543685461058">
            <text:p>4.10543685461058E-005</text:p>
          </table:table-cell>
          <table:table-cell office:value-type="float" office:value="2517837">
            <text:p>2.52E+006</text:p>
          </table:table-cell>
        </table:table-row>
        <table:table-row table:style-name="ro1">
          <table:table-cell office:value-type="float" office:value="30.1">
            <text:p>30.1</text:p>
          </table:table-cell>
          <table:table-cell table:formula="of:=4.135667516E-015*299792458/([.$A101]*1000)" office:value-type="float" office:value="0.0000000000411907617970895">
            <text:p>4.11907617970895E-011</text:p>
          </table:table-cell>
          <table:table-cell table:formula="of:=[.$B101]*1000000" office:value-type="float" office:value="0.0000411907617970895">
            <text:p>4.11907617970895E-005</text:p>
          </table:table-cell>
          <table:table-cell office:value-type="float" office:value="2545161">
            <text:p>2.55E+0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4.135667516E-015*299792458/([.$A102]*1000)" office:value-type="float" office:value="0.0000000000413280643364132">
            <text:p>4.13280643364132E-011</text:p>
          </table:table-cell>
          <table:table-cell table:formula="of:=[.$B102]*1000000" office:value-type="float" office:value="0.0000413280643364131">
            <text:p>4.13280643364131E-005</text:p>
          </table:table-cell>
          <table:table-cell office:value-type="float" office:value="2572772">
            <text:p>2.57E+006</text:p>
          </table:table-cell>
        </table:table-row>
        <table:table-row table:style-name="ro1">
          <table:table-cell office:value-type="float" office:value="29.9">
            <text:p>29.9</text:p>
          </table:table-cell>
          <table:table-cell table:formula="of:=4.135667516E-015*299792458/([.$A103]*1000)" office:value-type="float" office:value="0.0000000000414662852873711">
            <text:p>4.14662852873711E-011</text:p>
          </table:table-cell>
          <table:table-cell table:formula="of:=[.$B103]*1000000" office:value-type="float" office:value="0.000041466285287371">
            <text:p>4.1466285287371E-005</text:p>
          </table:table-cell>
          <table:table-cell office:value-type="float" office:value="2600600">
            <text:p>2.60E+006</text:p>
          </table:table-cell>
        </table:table-row>
        <table:table-row table:style-name="ro1">
          <table:table-cell office:value-type="float" office:value="29.8">
            <text:p>29.8</text:p>
          </table:table-cell>
          <table:table-cell table:formula="of:=4.135667516E-015*299792458/([.$A104]*1000)" office:value-type="float" office:value="0.0000000000416054338957179">
            <text:p>4.16054338957179E-011</text:p>
          </table:table-cell>
          <table:table-cell table:formula="of:=[.$B104]*1000000" office:value-type="float" office:value="0.0000416054338957179">
            <text:p>4.16054338957179E-005</text:p>
          </table:table-cell>
          <table:table-cell office:value-type="float" office:value="2630530">
            <text:p>2.63E+006</text:p>
          </table:table-cell>
        </table:table-row>
        <table:table-row table:style-name="ro1">
          <table:table-cell office:value-type="float" office:value="29.7">
            <text:p>29.7</text:p>
          </table:table-cell>
          <table:table-cell table:formula="of:=4.135667516E-015*299792458/([.$A105]*1000)" office:value-type="float" office:value="0.0000000000417455195317304">
            <text:p>4.17455195317304E-011</text:p>
          </table:table-cell>
          <table:table-cell table:formula="of:=[.$B105]*1000000" office:value-type="float" office:value="0.0000417455195317304">
            <text:p>4.17455195317304E-005</text:p>
          </table:table-cell>
          <table:table-cell office:value-type="float" office:value="2659140">
            <text:p>2.66E+006</text:p>
          </table:table-cell>
        </table:table-row>
        <table:table-row table:style-name="ro1">
          <table:table-cell office:value-type="float" office:value="29.6">
            <text:p>29.6</text:p>
          </table:table-cell>
          <table:table-cell table:formula="of:=4.135667516E-015*299792458/([.$A106]*1000)" office:value-type="float" office:value="0.0000000000418865516923106">
            <text:p>4.18865516923106E-011</text:p>
          </table:table-cell>
          <table:table-cell table:formula="of:=[.$B106]*1000000" office:value-type="float" office:value="0.0000418865516923106">
            <text:p>4.18865516923106E-005</text:p>
          </table:table-cell>
          <table:table-cell office:value-type="float" office:value="2686236">
            <text:p>2.69E+006</text:p>
          </table:table-cell>
        </table:table-row>
        <table:table-row table:style-name="ro1">
          <table:table-cell office:value-type="float" office:value="29.5">
            <text:p>29.5</text:p>
          </table:table-cell>
          <table:table-cell table:formula="of:=4.135667516E-015*299792458/([.$A107]*1000)" office:value-type="float" office:value="0.000000000042028540003132">
            <text:p>4.2028540003132E-011</text:p>
          </table:table-cell>
          <table:table-cell table:formula="of:=[.$B107]*1000000" office:value-type="float" office:value="0.000042028540003132">
            <text:p>4.2028540003132E-005</text:p>
          </table:table-cell>
          <table:table-cell office:value-type="float" office:value="2714237">
            <text:p>2.71E+006</text:p>
          </table:table-cell>
        </table:table-row>
        <table:table-row table:style-name="ro1">
          <table:table-cell office:value-type="float" office:value="29.4">
            <text:p>29.4</text:p>
          </table:table-cell>
          <table:table-cell table:formula="of:=4.135667516E-015*299792458/([.$A108]*1000)" office:value-type="float" office:value="0.0000000000421714942208298">
            <text:p>4.21714942208298E-011</text:p>
          </table:table-cell>
          <table:table-cell table:formula="of:=[.$B108]*1000000" office:value-type="float" office:value="0.0000421714942208297">
            <text:p>4.21714942208297E-005</text:p>
          </table:table-cell>
          <table:table-cell office:value-type="float" office:value="2742535">
            <text:p>2.74E+006</text:p>
          </table:table-cell>
        </table:table-row>
        <table:table-row table:style-name="ro1">
          <table:table-cell office:value-type="float" office:value="29.3">
            <text:p>29.3</text:p>
          </table:table-cell>
          <table:table-cell table:formula="of:=4.135667516E-015*299792458/([.$A109]*1000)" office:value-type="float" office:value="0.0000000000423154242352353">
            <text:p>4.23154242352353E-011</text:p>
          </table:table-cell>
          <table:table-cell table:formula="of:=[.$B109]*1000000" office:value-type="float" office:value="0.0000423154242352353">
            <text:p>4.23154242352353E-005</text:p>
          </table:table-cell>
          <table:table-cell office:value-type="float" office:value="2771133">
            <text:p>2.77E+006</text:p>
          </table:table-cell>
        </table:table-row>
        <table:table-row table:style-name="ro1">
          <table:table-cell office:value-type="float" office:value="29.2">
            <text:p>29.2</text:p>
          </table:table-cell>
          <table:table-cell table:formula="of:=4.135667516E-015*299792458/([.$A110]*1000)" office:value-type="float" office:value="0.0000000000424603400716573">
            <text:p>4.24603400716573E-011</text:p>
          </table:table-cell>
          <table:table-cell table:formula="of:=[.$B110]*1000000" office:value-type="float" office:value="0.0000424603400716573">
            <text:p>4.24603400716573E-005</text:p>
          </table:table-cell>
          <table:table-cell office:value-type="float" office:value="2800037">
            <text:p>2.80E+006</text:p>
          </table:table-cell>
        </table:table-row>
        <table:table-row table:style-name="ro1">
          <table:table-cell office:value-type="float" office:value="29.1">
            <text:p>29.1</text:p>
          </table:table-cell>
          <table:table-cell table:formula="of:=4.135667516E-015*299792458/([.$A111]*1000)" office:value-type="float" office:value="0.0000000000426062518932094">
            <text:p>4.26062518932094E-011</text:p>
          </table:table-cell>
          <table:table-cell table:formula="of:=[.$B111]*1000000" office:value-type="float" office:value="0.0000426062518932094">
            <text:p>4.26062518932094E-005</text:p>
          </table:table-cell>
          <table:table-cell office:value-type="float" office:value="2829250">
            <text:p>2.83E+0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4.135667516E-015*299792458/([.$A112]*1000)" office:value-type="float" office:value="0.000000000042753170003186">
            <text:p>4.2753170003186E-011</text:p>
          </table:table-cell>
          <table:table-cell table:formula="of:=[.$B112]*1000000" office:value-type="float" office:value="0.000042753170003186">
            <text:p>4.2753170003186E-005</text:p>
          </table:table-cell>
          <table:table-cell office:value-type="float" office:value="2860632">
            <text:p>2.86E+006</text:p>
          </table:table-cell>
        </table:table-row>
        <table:table-row table:style-name="ro1">
          <table:table-cell office:value-type="float" office:value="28.9">
            <text:p>28.9</text:p>
          </table:table-cell>
          <table:table-cell table:formula="of:=4.135667516E-015*299792458/([.$A113]*1000)" office:value-type="float" office:value="0.0000000000429011048474877">
            <text:p>4.29011048474877E-011</text:p>
          </table:table-cell>
          <table:table-cell table:formula="of:=[.$B113]*1000000" office:value-type="float" office:value="0.0000429011048474877">
            <text:p>4.29011048474877E-005</text:p>
          </table:table-cell>
          <table:table-cell office:value-type="float" office:value="2890543">
            <text:p>2.89E+006</text:p>
          </table:table-cell>
        </table:table-row>
        <table:table-row table:style-name="ro1">
          <table:table-cell office:value-type="float" office:value="28.8">
            <text:p>28.8</text:p>
          </table:table-cell>
          <table:table-cell table:formula="of:=4.135667516E-015*299792458/([.$A114]*1000)" office:value-type="float" office:value="0.000000000043050067017097">
            <text:p>4.3050067017097E-011</text:p>
          </table:table-cell>
          <table:table-cell table:formula="of:=[.$B114]*1000000" office:value-type="float" office:value="0.000043050067017097">
            <text:p>4.3050067017097E-005</text:p>
          </table:table-cell>
          <table:table-cell office:value-type="float" office:value="2918894">
            <text:p>2.92E+006</text:p>
          </table:table-cell>
        </table:table-row>
        <table:table-row table:style-name="ro1">
          <table:table-cell office:value-type="float" office:value="28.7">
            <text:p>28.7</text:p>
          </table:table-cell>
          <table:table-cell table:formula="of:=4.135667516E-015*299792458/([.$A115]*1000)" office:value-type="float" office:value="0.0000000000432000672506061">
            <text:p>4.32000672506061E-011</text:p>
          </table:table-cell>
          <table:table-cell table:formula="of:=[.$B115]*1000000" office:value-type="float" office:value="0.0000432000672506061">
            <text:p>4.32000672506061E-005</text:p>
          </table:table-cell>
          <table:table-cell office:value-type="float" office:value="2948242">
            <text:p>2.95E+006</text:p>
          </table:table-cell>
        </table:table-row>
        <table:table-row table:style-name="ro1">
          <table:table-cell office:value-type="float" office:value="28.6">
            <text:p>28.6</text:p>
          </table:table-cell>
          <table:table-cell table:formula="of:=4.135667516E-015*299792458/([.$A116]*1000)" office:value-type="float" office:value="0.000000000043351116436797">
            <text:p>4.3351116436797E-011</text:p>
          </table:table-cell>
          <table:table-cell table:formula="of:=[.$B116]*1000000" office:value-type="float" office:value="0.000043351116436797">
            <text:p>4.3351116436797E-005</text:p>
          </table:table-cell>
          <table:table-cell office:value-type="float" office:value="2977904">
            <text:p>2.98E+006</text:p>
          </table:table-cell>
        </table:table-row>
        <table:table-row table:style-name="ro1">
          <table:table-cell office:value-type="float" office:value="28.5">
            <text:p>28.5</text:p>
          </table:table-cell>
          <table:table-cell table:formula="of:=4.135667516E-015*299792458/([.$A117]*1000)" office:value-type="float" office:value="0.000000000043503225617277">
            <text:p>4.3503225617277E-011</text:p>
          </table:table-cell>
          <table:table-cell table:formula="of:=[.$B117]*1000000" office:value-type="float" office:value="0.000043503225617277">
            <text:p>4.3503225617277E-005</text:p>
          </table:table-cell>
          <table:table-cell office:value-type="float" office:value="3007885">
            <text:p>3.01E+006</text:p>
          </table:table-cell>
        </table:table-row>
        <table:table-row table:style-name="ro1">
          <table:table-cell office:value-type="float" office:value="28.4">
            <text:p>28.4</text:p>
          </table:table-cell>
          <table:table-cell table:formula="of:=4.135667516E-015*299792458/([.$A118]*1000)" office:value-type="float" office:value="0.0000000000436564059891688">
            <text:p>4.36564059891688E-011</text:p>
          </table:table-cell>
          <table:table-cell table:formula="of:=[.$B118]*1000000" office:value-type="float" office:value="0.0000436564059891688">
            <text:p>4.36564059891688E-005</text:p>
          </table:table-cell>
          <table:table-cell office:value-type="float" office:value="3038189">
            <text:p>3.04E+006</text:p>
          </table:table-cell>
        </table:table-row>
        <table:table-row table:style-name="ro1">
          <table:table-cell office:value-type="float" office:value="28.3">
            <text:p>28.3</text:p>
          </table:table-cell>
          <table:table-cell table:formula="of:=4.135667516E-015*299792458/([.$A119]*1000)" office:value-type="float" office:value="0.0000000000438106689078585">
            <text:p>4.38106689078585E-011</text:p>
          </table:table-cell>
          <table:table-cell table:formula="of:=[.$B119]*1000000" office:value-type="float" office:value="0.0000438106689078585">
            <text:p>4.38106689078585E-005</text:p>
          </table:table-cell>
          <table:table-cell office:value-type="float" office:value="3068820">
            <text:p>3.07E+006</text:p>
          </table:table-cell>
        </table:table-row>
        <table:table-row table:style-name="ro1">
          <table:table-cell office:value-type="float" office:value="28.2">
            <text:p>28.2</text:p>
          </table:table-cell>
          <table:table-cell table:formula="of:=4.135667516E-015*299792458/([.$A120]*1000)" office:value-type="float" office:value="0.0000000000439660258898012">
            <text:p>4.39660258898012E-011</text:p>
          </table:table-cell>
          <table:table-cell table:formula="of:=[.$B120]*1000000" office:value-type="float" office:value="0.0000439660258898012">
            <text:p>0.000043966</text:p>
          </table:table-cell>
          <table:table-cell office:value-type="float" office:value="3101694">
            <text:p>3.10E+006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table:formula="of:=4.135667516E-015*299792458/([.$A121]*1000)" office:value-type="float" office:value="0.0000000000441224886153877">
            <text:p>4.41224886153877E-011</text:p>
          </table:table-cell>
          <table:table-cell table:formula="of:=[.$B121]*1000000" office:value-type="float" office:value="0.0000441224886153877">
            <text:p>4.41224886153877E-005</text:p>
          </table:table-cell>
          <table:table-cell office:value-type="float" office:value="3133197">
            <text:p>3.13E+0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4.135667516E-015*299792458/([.$A122]*1000)" office:value-type="float" office:value="0.0000000000442800689318712">
            <text:p>4.42800689318712E-011</text:p>
          </table:table-cell>
          <table:table-cell table:formula="of:=[.$B122]*1000000" office:value-type="float" office:value="0.0000442800689318712">
            <text:p>4.42800689318712E-005</text:p>
          </table:table-cell>
          <table:table-cell office:value-type="float" office:value="3163095">
            <text:p>3.16E+006</text:p>
          </table:table-cell>
        </table:table-row>
        <table:table-row table:style-name="ro1">
          <table:table-cell office:value-type="float" office:value="27.9">
            <text:p>27.9</text:p>
          </table:table-cell>
          <table:table-cell table:formula="of:=4.135667516E-015*299792458/([.$A123]*1000)" office:value-type="float" office:value="0.0000000000444387788563582">
            <text:p>4.44387788563582E-011</text:p>
          </table:table-cell>
          <table:table-cell table:formula="of:=[.$B123]*1000000" office:value-type="float" office:value="0.0000444387788563582">
            <text:p>4.44387788563582E-005</text:p>
          </table:table-cell>
          <table:table-cell office:value-type="float" office:value="3193892">
            <text:p>3.19E+006</text:p>
          </table:table-cell>
        </table:table-row>
        <table:table-row table:style-name="ro1">
          <table:table-cell office:value-type="float" office:value="27.8">
            <text:p>27.8</text:p>
          </table:table-cell>
          <table:table-cell table:formula="of:=4.135667516E-015*299792458/([.$A124]*1000)" office:value-type="float" office:value="0.0000000000445986305788631">
            <text:p>4.45986305788631E-011</text:p>
          </table:table-cell>
          <table:table-cell table:formula="of:=[.$B124]*1000000" office:value-type="float" office:value="0.0000445986305788631">
            <text:p>4.45986305788631E-005</text:p>
          </table:table-cell>
          <table:table-cell office:value-type="float" office:value="3225022">
            <text:p>3.23E+006</text:p>
          </table:table-cell>
        </table:table-row>
        <table:table-row table:style-name="ro1">
          <table:table-cell office:value-type="float" office:value="27.7">
            <text:p>27.7</text:p>
          </table:table-cell>
          <table:table-cell table:formula="of:=4.135667516E-015*299792458/([.$A125]*1000)" office:value-type="float" office:value="0.0000000000447596364654294">
            <text:p>4.47596364654294E-011</text:p>
          </table:table-cell>
          <table:table-cell table:formula="of:=[.$B125]*1000000" office:value-type="float" office:value="0.0000447596364654294">
            <text:p>4.47596364654294E-005</text:p>
          </table:table-cell>
          <table:table-cell office:value-type="float" office:value="3256491">
            <text:p>3.26E+006</text:p>
          </table:table-cell>
        </table:table-row>
        <table:table-row table:style-name="ro1">
          <table:table-cell office:value-type="float" office:value="27.6">
            <text:p>27.6</text:p>
          </table:table-cell>
          <table:table-cell table:formula="of:=4.135667516E-015*299792458/([.$A126]*1000)" office:value-type="float" office:value="0.0000000000449218090613186">
            <text:p>4.49218090613186E-011</text:p>
          </table:table-cell>
          <table:table-cell table:formula="of:=[.$B126]*1000000" office:value-type="float" office:value="0.0000449218090613186">
            <text:p>4.49218090613186E-005</text:p>
          </table:table-cell>
          <table:table-cell office:value-type="float" office:value="3288303">
            <text:p>3.29E+006</text:p>
          </table:table-cell>
        </table:table-row>
        <table:table-row table:style-name="ro1">
          <table:table-cell office:value-type="float" office:value="27.5">
            <text:p>27.5</text:p>
          </table:table-cell>
          <table:table-cell table:formula="of:=4.135667516E-015*299792458/([.$A127]*1000)" office:value-type="float" office:value="0.0000000000450851610942689">
            <text:p>4.50851610942689E-011</text:p>
          </table:table-cell>
          <table:table-cell table:formula="of:=[.$B127]*1000000" office:value-type="float" office:value="0.0000450851610942689">
            <text:p>4.50851610942689E-005</text:p>
          </table:table-cell>
          <table:table-cell office:value-type="float" office:value="3320464">
            <text:p>3.32E+006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table:formula="of:=4.135667516E-015*299792458/([.$A128]*1000)" office:value-type="float" office:value="0.0000000000452497054778246">
            <text:p>4.52497054778246E-011</text:p>
          </table:table-cell>
          <table:table-cell table:formula="of:=[.$B128]*1000000" office:value-type="float" office:value="0.0000452497054778246">
            <text:p>4.52497054778246E-005</text:p>
          </table:table-cell>
          <table:table-cell office:value-type="float" office:value="3354950">
            <text:p>3.35E+006</text:p>
          </table:table-cell>
        </table:table-row>
        <table:table-row table:style-name="ro1">
          <table:table-cell office:value-type="float" office:value="27.3">
            <text:p>27.3</text:p>
          </table:table-cell>
          <table:table-cell table:formula="of:=4.135667516E-015*299792458/([.$A129]*1000)" office:value-type="float" office:value="0.0000000000454154553147397">
            <text:p>4.54154553147397E-011</text:p>
          </table:table-cell>
          <table:table-cell table:formula="of:=[.$B129]*1000000" office:value-type="float" office:value="0.0000454154553147397">
            <text:p>4.54154553147397E-005</text:p>
          </table:table-cell>
          <table:table-cell office:value-type="float" office:value="3388030">
            <text:p>3.39E+006</text:p>
          </table:table-cell>
        </table:table-row>
        <table:table-row table:style-name="ro1">
          <table:table-cell office:value-type="float" office:value="27.2">
            <text:p>27.2</text:p>
          </table:table-cell>
          <table:table-cell table:formula="of:=4.135667516E-015*299792458/([.$A130]*1000)" office:value-type="float" office:value="0.0000000000455824239004557">
            <text:p>4.55824239004557E-011</text:p>
          </table:table-cell>
          <table:table-cell table:formula="of:=[.$B130]*1000000" office:value-type="float" office:value="0.0000455824239004557">
            <text:p>4.55824239004557E-005</text:p>
          </table:table-cell>
          <table:table-cell office:value-type="float" office:value="3419454">
            <text:p>3.42E+006</text:p>
          </table:table-cell>
        </table:table-row>
        <table:table-row table:style-name="ro1">
          <table:table-cell office:value-type="float" office:value="27.1">
            <text:p>27.1</text:p>
          </table:table-cell>
          <table:table-cell table:formula="of:=4.135667516E-015*299792458/([.$A131]*1000)" office:value-type="float" office:value="0.0000000000457506247266566">
            <text:p>4.57506247266566E-011</text:p>
          </table:table-cell>
          <table:table-cell table:formula="of:=[.$B131]*1000000" office:value-type="float" office:value="0.0000457506247266566">
            <text:p>4.57506247266566E-005</text:p>
          </table:table-cell>
          <table:table-cell office:value-type="float" office:value="3452077">
            <text:p>3.45E+0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4.135667516E-015*299792458/([.$A132]*1000)" office:value-type="float" office:value="0.0000000000459200714849035">
            <text:p>4.59200714849035E-011</text:p>
          </table:table-cell>
          <table:table-cell table:formula="of:=[.$B132]*1000000" office:value-type="float" office:value="0.0000459200714849035">
            <text:p>4.59200714849035E-005</text:p>
          </table:table-cell>
          <table:table-cell office:value-type="float" office:value="3485061">
            <text:p>3.49E+006</text:p>
          </table:table-cell>
        </table:table-row>
        <table:table-row table:style-name="ro1">
          <table:table-cell office:value-type="float" office:value="26.9">
            <text:p>26.9</text:p>
          </table:table-cell>
          <table:table-cell table:formula="of:=4.135667516E-015*299792458/([.$A133]*1000)" office:value-type="float" office:value="0.0000000000460907780703492">
            <text:p>4.60907780703492E-011</text:p>
          </table:table-cell>
          <table:table-cell table:formula="of:=[.$B133]*1000000" office:value-type="float" office:value="0.0000460907780703492">
            <text:p>4.60907780703492E-005</text:p>
          </table:table-cell>
          <table:table-cell office:value-type="float" office:value="3518179">
            <text:p>3.52E+006</text:p>
          </table:table-cell>
        </table:table-row>
        <table:table-row table:style-name="ro1">
          <table:table-cell office:value-type="float" office:value="26.8">
            <text:p>26.8</text:p>
          </table:table-cell>
          <table:table-cell table:formula="of:=4.135667516E-015*299792458/([.$A134]*1000)" office:value-type="float" office:value="0.0000000000462627585855371">
            <text:p>4.62627585855371E-011</text:p>
          </table:table-cell>
          <table:table-cell table:formula="of:=[.$B134]*1000000" office:value-type="float" office:value="0.0000462627585855371">
            <text:p>4.62627585855371E-005</text:p>
          </table:table-cell>
          <table:table-cell office:value-type="float" office:value="3551663">
            <text:p>3.55E+006</text:p>
          </table:table-cell>
        </table:table-row>
        <table:table-row table:style-name="ro1">
          <table:table-cell office:value-type="float" office:value="26.7">
            <text:p>26.7</text:p>
          </table:table-cell>
          <table:table-cell table:formula="of:=4.135667516E-015*299792458/([.$A135]*1000)" office:value-type="float" office:value="0.0000000000464360273442844">
            <text:p>4.64360273442844E-011</text:p>
          </table:table-cell>
          <table:table-cell table:formula="of:=[.$B135]*1000000" office:value-type="float" office:value="0.0000464360273442844">
            <text:p>0.000046436</text:p>
          </table:table-cell>
          <table:table-cell office:value-type="float" office:value="3585518">
            <text:p>3.59E+006</text:p>
          </table:table-cell>
        </table:table-row>
        <table:table-row table:style-name="ro1">
          <table:table-cell office:value-type="float" office:value="26.6">
            <text:p>26.6</text:p>
          </table:table-cell>
          <table:table-cell table:formula="of:=4.135667516E-015*299792458/([.$A136]*1000)" office:value-type="float" office:value="0.0000000000466105988756539">
            <text:p>4.66105988756539E-011</text:p>
          </table:table-cell>
          <table:table-cell table:formula="of:=[.$B136]*1000000" office:value-type="float" office:value="0.0000466105988756539">
            <text:p>4.66105988756539E-005</text:p>
          </table:table-cell>
          <table:table-cell office:value-type="float" office:value="3619750">
            <text:p>3.62E+006</text:p>
          </table:table-cell>
        </table:table-row>
        <table:table-row table:style-name="ro1">
          <table:table-cell office:value-type="float" office:value="26.5">
            <text:p>26.5</text:p>
          </table:table-cell>
          <table:table-cell table:formula="of:=4.135667516E-015*299792458/([.$A137]*1000)" office:value-type="float" office:value="0.0000000000467864879280149">
            <text:p>4.67864879280149E-011</text:p>
          </table:table-cell>
          <table:table-cell table:formula="of:=[.$B137]*1000000" office:value-type="float" office:value="0.0000467864879280149">
            <text:p>4.67864879280149E-005</text:p>
          </table:table-cell>
          <table:table-cell office:value-type="float" office:value="3656618">
            <text:p>3.66E+006</text:p>
          </table:table-cell>
        </table:table-row>
        <table:table-row table:style-name="ro1">
          <table:table-cell office:value-type="float" office:value="26.4">
            <text:p>26.4</text:p>
          </table:table-cell>
          <table:table-cell table:formula="of:=4.135667516E-015*299792458/([.$A138]*1000)" office:value-type="float" office:value="0.0000000000469637094731968">
            <text:p>4.69637094731968E-011</text:p>
          </table:table-cell>
          <table:table-cell table:formula="of:=[.$B138]*1000000" office:value-type="float" office:value="0.0000469637094731968">
            <text:p>4.69637094731968E-005</text:p>
          </table:table-cell>
          <table:table-cell office:value-type="float" office:value="3689723">
            <text:p>3.69E+006</text:p>
          </table:table-cell>
        </table:table-row>
        <table:table-row table:style-name="ro1">
          <table:table-cell office:value-type="float" office:value="26.3">
            <text:p>26.3</text:p>
          </table:table-cell>
          <table:table-cell table:formula="of:=4.135667516E-015*299792458/([.$A139]*1000)" office:value-type="float" office:value="0.0000000000471422787107374">
            <text:p>4.71422787107374E-011</text:p>
          </table:table-cell>
          <table:table-cell table:formula="of:=[.$B139]*1000000" office:value-type="float" office:value="0.0000471422787107374">
            <text:p>4.71422787107374E-005</text:p>
          </table:table-cell>
          <table:table-cell office:value-type="float" office:value="3724099">
            <text:p>3.72E+006</text:p>
          </table:table-cell>
        </table:table-row>
        <table:table-row table:style-name="ro1">
          <table:table-cell office:value-type="float" office:value="26.2">
            <text:p>26.2</text:p>
          </table:table-cell>
          <table:table-cell table:formula="of:=4.135667516E-015*299792458/([.$A140]*1000)" office:value-type="float" office:value="0.0000000000473222110722288">
            <text:p>4.73222110722288E-011</text:p>
          </table:table-cell>
          <table:table-cell table:formula="of:=[.$B140]*1000000" office:value-type="float" office:value="0.0000473222110722288">
            <text:p>4.73222110722288E-005</text:p>
          </table:table-cell>
          <table:table-cell office:value-type="float" office:value="3758860">
            <text:p>3.76E+006</text:p>
          </table:table-cell>
        </table:table-row>
        <table:table-row table:style-name="ro1">
          <table:table-cell office:value-type="float" office:value="26.1">
            <text:p>26.1</text:p>
          </table:table-cell>
          <table:table-cell table:formula="of:=4.135667516E-015*299792458/([.$A141]*1000)" office:value-type="float" office:value="0.0000000000475035222257622">
            <text:p>4.75035222257622E-011</text:p>
          </table:table-cell>
          <table:table-cell table:formula="of:=[.$B141]*1000000" office:value-type="float" office:value="0.0000475035222257622">
            <text:p>4.75035222257622E-005</text:p>
          </table:table-cell>
          <table:table-cell office:value-type="float" office:value="3794011">
            <text:p>3.79E+00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4.135667516E-015*299792458/([.$A142]*1000)" office:value-type="float" office:value="0.0000000000476862280804767">
            <text:p>4.76862280804767E-011</text:p>
          </table:table-cell>
          <table:table-cell table:formula="of:=[.$B142]*1000000" office:value-type="float" office:value="0.0000476862280804767">
            <text:p>4.76862280804767E-005</text:p>
          </table:table-cell>
          <table:table-cell office:value-type="float" office:value="3829559">
            <text:p>3.83E+006</text:p>
          </table:table-cell>
        </table:table-row>
        <table:table-row table:style-name="ro1">
          <table:table-cell office:value-type="float" office:value="25.9">
            <text:p>25.9</text:p>
          </table:table-cell>
          <table:table-cell table:formula="of:=4.135667516E-015*299792458/([.$A143]*1000)" office:value-type="float" office:value="0.0000000000478703447912121">
            <text:p>4.78703447912121E-011</text:p>
          </table:table-cell>
          <table:table-cell table:formula="of:=[.$B143]*1000000" office:value-type="float" office:value="0.0000478703447912121">
            <text:p>4.78703447912121E-005</text:p>
          </table:table-cell>
          <table:table-cell office:value-type="float" office:value="3865206">
            <text:p>3.87E+006</text:p>
          </table:table-cell>
        </table:table-row>
        <table:table-row table:style-name="ro1">
          <table:table-cell office:value-type="float" office:value="25.8">
            <text:p>25.8</text:p>
          </table:table-cell>
          <table:table-cell table:formula="of:=4.135667516E-015*299792458/([.$A144]*1000)" office:value-type="float" office:value="0.0000000000480558887632711">
            <text:p>4.80558887632711E-011</text:p>
          </table:table-cell>
          <table:table-cell table:formula="of:=[.$B144]*1000000" office:value-type="float" office:value="0.0000480558887632711">
            <text:p>4.80558887632711E-005</text:p>
          </table:table-cell>
          <table:table-cell office:value-type="float" office:value="3903377">
            <text:p>3.90E+006</text:p>
          </table:table-cell>
        </table:table-row>
        <table:table-row table:style-name="ro1">
          <table:table-cell office:value-type="float" office:value="25.7">
            <text:p>25.7</text:p>
          </table:table-cell>
          <table:table-cell table:formula="of:=4.135667516E-015*299792458/([.$A145]*1000)" office:value-type="float" office:value="0.0000000000482428766572916">
            <text:p>4.82428766572916E-011</text:p>
          </table:table-cell>
          <table:table-cell table:formula="of:=[.$B145]*1000000" office:value-type="float" office:value="0.0000482428766572916">
            <text:p>4.82428766572916E-005</text:p>
          </table:table-cell>
          <table:table-cell office:value-type="float" office:value="3940058">
            <text:p>3.94E+006</text:p>
          </table:table-cell>
        </table:table-row>
        <table:table-row table:style-name="ro1">
          <table:table-cell office:value-type="float" office:value="25.6">
            <text:p>25.6</text:p>
          </table:table-cell>
          <table:table-cell table:formula="of:=4.135667516E-015*299792458/([.$A146]*1000)" office:value-type="float" office:value="0.0000000000484313253942342">
            <text:p>4.84313253942342E-011</text:p>
          </table:table-cell>
          <table:table-cell table:formula="of:=[.$B146]*1000000" office:value-type="float" office:value="0.0000484313253942342">
            <text:p>4.84313253942342E-005</text:p>
          </table:table-cell>
          <table:table-cell office:value-type="float" office:value="3974942">
            <text:p>3.97E+006</text:p>
          </table:table-cell>
        </table:table-row>
        <table:table-row table:style-name="ro1">
          <table:table-cell office:value-type="float" office:value="25.5">
            <text:p>25.5</text:p>
          </table:table-cell>
          <table:table-cell table:formula="of:=4.135667516E-015*299792458/([.$A147]*1000)" office:value-type="float" office:value="0.0000000000486212521604861">
            <text:p>4.86212521604861E-011</text:p>
          </table:table-cell>
          <table:table-cell table:formula="of:=[.$B147]*1000000" office:value-type="float" office:value="0.0000486212521604861">
            <text:p>4.86212521604861E-005</text:p>
          </table:table-cell>
          <table:table-cell office:value-type="float" office:value="4011232">
            <text:p>4.01E+006</text:p>
          </table:table-cell>
        </table:table-row>
        <table:table-row table:style-name="ro1">
          <table:table-cell office:value-type="float" office:value="25.4">
            <text:p>25.4</text:p>
          </table:table-cell>
          <table:table-cell table:formula="of:=4.135667516E-015*299792458/([.$A148]*1000)" office:value-type="float" office:value="0.0000000000488126744130864">
            <text:p>4.88126744130864E-011</text:p>
          </table:table-cell>
          <table:table-cell table:formula="of:=[.$B148]*1000000" office:value-type="float" office:value="0.0000488126744130864">
            <text:p>4.88126744130864E-005</text:p>
          </table:table-cell>
          <table:table-cell office:value-type="float" office:value="4047935">
            <text:p>4.05E+006</text:p>
          </table:table-cell>
        </table:table-row>
        <table:table-row table:style-name="ro1">
          <table:table-cell office:value-type="float" office:value="25.3">
            <text:p>25.3</text:p>
          </table:table-cell>
          <table:table-cell table:formula="of:=4.135667516E-015*299792458/([.$A149]*1000)" office:value-type="float" office:value="0.0000000000490056098850749">
            <text:p>4.90056098850749E-011</text:p>
          </table:table-cell>
          <table:table-cell table:formula="of:=[.$B149]*1000000" office:value-type="float" office:value="0.0000490056098850749">
            <text:p>4.90056098850749E-005</text:p>
          </table:table-cell>
          <table:table-cell office:value-type="float" office:value="4085056">
            <text:p>4.09E+006</text:p>
          </table:table-cell>
        </table:table-row>
        <table:table-row table:style-name="ro1">
          <table:table-cell office:value-type="float" office:value="25.2">
            <text:p>25.2</text:p>
          </table:table-cell>
          <table:table-cell table:formula="of:=4.135667516E-015*299792458/([.$A150]*1000)" office:value-type="float" office:value="0.000000000049200076590968">
            <text:p>4.9200076590968E-011</text:p>
          </table:table-cell>
          <table:table-cell table:formula="of:=[.$B150]*1000000" office:value-type="float" office:value="0.000049200076590968">
            <text:p>4.9200076590968E-005</text:p>
          </table:table-cell>
          <table:table-cell office:value-type="float" office:value="4122601">
            <text:p>4.12E+006</text:p>
          </table:table-cell>
        </table:table-row>
        <table:table-row table:style-name="ro1">
          <table:table-cell office:value-type="float" office:value="25.1">
            <text:p>25.1</text:p>
          </table:table-cell>
          <table:table-cell table:formula="of:=4.135667516E-015*299792458/([.$A151]*1000)" office:value-type="float" office:value="0.0000000000493960928323663">
            <text:p>4.93960928323663E-011</text:p>
          </table:table-cell>
          <table:table-cell table:formula="of:=[.$B151]*1000000" office:value-type="float" office:value="0.0000493960928323663">
            <text:p>4.93960928323663E-005</text:p>
          </table:table-cell>
          <table:table-cell office:value-type="float" office:value="4160578">
            <text:p>4.16E+00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4.135667516E-015*299792458/([.$A152]*1000)" office:value-type="float" office:value="0.0000000000495936772036958">
            <text:p>4.95936772036958E-011</text:p>
          </table:table-cell>
          <table:table-cell table:formula="of:=[.$B152]*1000000" office:value-type="float" office:value="0.0000495936772036958">
            <text:p>4.95936772036958E-005</text:p>
          </table:table-cell>
          <table:table-cell office:value-type="float" office:value="4201205">
            <text:p>4.20E+006</text:p>
          </table:table-cell>
        </table:table-row>
        <table:table-row table:style-name="ro1">
          <table:table-cell office:value-type="float" office:value="24.9">
            <text:p>24.9</text:p>
          </table:table-cell>
          <table:table-cell table:formula="of:=4.135667516E-015*299792458/([.$A153]*1000)" office:value-type="float" office:value="0.0000000000497928485980881">
            <text:p>4.97928485980881E-011</text:p>
          </table:table-cell>
          <table:table-cell table:formula="of:=[.$B153]*1000000" office:value-type="float" office:value="0.0000497928485980881">
            <text:p>4.97928485980881E-005</text:p>
          </table:table-cell>
          <table:table-cell office:value-type="float" office:value="4239939">
            <text:p>4.24E+006</text:p>
          </table:table-cell>
        </table:table-row>
        <table:table-row table:style-name="ro1">
          <table:table-cell office:value-type="float" office:value="24.8">
            <text:p>24.8</text:p>
          </table:table-cell>
          <table:table-cell table:formula="of:=4.135667516E-015*299792458/([.$A154]*1000)" office:value-type="float" office:value="0.000000000049993626213403">
            <text:p>4.9993626213403E-011</text:p>
          </table:table-cell>
          <table:table-cell table:formula="of:=[.$B154]*1000000" office:value-type="float" office:value="0.000049993626213403">
            <text:p>4.9993626213403E-005</text:p>
          </table:table-cell>
          <table:table-cell office:value-type="float" office:value="4276792">
            <text:p>4.28E+006</text:p>
          </table:table-cell>
        </table:table-row>
        <table:table-row table:style-name="ro1">
          <table:table-cell office:value-type="float" office:value="24.7">
            <text:p>24.7</text:p>
          </table:table-cell>
          <table:table-cell table:formula="of:=4.135667516E-015*299792458/([.$A155]*1000)" office:value-type="float" office:value="0.0000000000501960295583965">
            <text:p>5.01960295583965E-011</text:p>
          </table:table-cell>
          <table:table-cell table:formula="of:=[.$B155]*1000000" office:value-type="float" office:value="0.0000501960295583965">
            <text:p>0.000050196</text:p>
          </table:table-cell>
          <table:table-cell office:value-type="float" office:value="4315042">
            <text:p>4.32E+006</text:p>
          </table:table-cell>
        </table:table-row>
        <table:table-row table:style-name="ro1">
          <table:table-cell office:value-type="float" office:value="24.6">
            <text:p>24.6</text:p>
          </table:table-cell>
          <table:table-cell table:formula="of:=4.135667516E-015*299792458/([.$A156]*1000)" office:value-type="float" office:value="0.0000000000504000784590404">
            <text:p>5.04000784590404E-011</text:p>
          </table:table-cell>
          <table:table-cell table:formula="of:=[.$B156]*1000000" office:value-type="float" office:value="0.0000504000784590404">
            <text:p>5.04000784590404E-005</text:p>
          </table:table-cell>
          <table:table-cell office:value-type="float" office:value="4353734">
            <text:p>4.35E+006</text:p>
          </table:table-cell>
        </table:table-row>
        <table:table-row table:style-name="ro1">
          <table:table-cell office:value-type="float" office:value="24.5">
            <text:p>24.5</text:p>
          </table:table-cell>
          <table:table-cell table:formula="of:=4.135667516E-015*299792458/([.$A157]*1000)" office:value-type="float" office:value="0.0000000000506057930649957">
            <text:p>5.06057930649957E-011</text:p>
          </table:table-cell>
          <table:table-cell table:formula="of:=[.$B157]*1000000" office:value-type="float" office:value="0.0000506057930649957">
            <text:p>5.06057930649957E-005</text:p>
          </table:table-cell>
          <table:table-cell office:value-type="float" office:value="4392873">
            <text:p>4.39E+006</text:p>
          </table:table-cell>
        </table:table-row>
        <table:table-row table:style-name="ro1">
          <table:table-cell office:value-type="float" office:value="24.4">
            <text:p>24.4</text:p>
          </table:table-cell>
          <table:table-cell table:formula="of:=4.135667516E-015*299792458/([.$A158]*1000)" office:value-type="float" office:value="0.0000000000508131938562457">
            <text:p>5.08131938562457E-011</text:p>
          </table:table-cell>
          <table:table-cell table:formula="of:=[.$B158]*1000000" office:value-type="float" office:value="0.0000508131938562457">
            <text:p>5.08131938562457E-005</text:p>
          </table:table-cell>
          <table:table-cell office:value-type="float" office:value="4432467">
            <text:p>4.43E+006</text:p>
          </table:table-cell>
        </table:table-row>
        <table:table-row table:style-name="ro1">
          <table:table-cell office:value-type="float" office:value="24.3">
            <text:p>24.3</text:p>
          </table:table-cell>
          <table:table-cell table:formula="of:=4.135667516E-015*299792458/([.$A159]*1000)" office:value-type="float" office:value="0.0000000000510223016498928">
            <text:p>5.10223016498928E-011</text:p>
          </table:table-cell>
          <table:table-cell table:formula="of:=[.$B159]*1000000" office:value-type="float" office:value="0.0000510223016498928">
            <text:p>5.10223016498928E-005</text:p>
          </table:table-cell>
          <table:table-cell office:value-type="float" office:value="4472523">
            <text:p>4.47E+006</text:p>
          </table:table-cell>
        </table:table-row>
        <table:table-row table:style-name="ro1">
          <table:table-cell office:value-type="float" office:value="24.2">
            <text:p>24.2</text:p>
          </table:table-cell>
          <table:table-cell table:formula="of:=4.135667516E-015*299792458/([.$A160]*1000)" office:value-type="float" office:value="0.0000000000512331376071237">
            <text:p>5.12331376071237E-011</text:p>
          </table:table-cell>
          <table:table-cell table:formula="of:=[.$B160]*1000000" office:value-type="float" office:value="0.0000512331376071237">
            <text:p>5.12331376071237E-005</text:p>
          </table:table-cell>
          <table:table-cell office:value-type="float" office:value="4515365">
            <text:p>4.52E+006</text:p>
          </table:table-cell>
        </table:table-row>
        <table:table-row table:style-name="ro1">
          <table:table-cell office:value-type="float" office:value="24.1">
            <text:p>24.1</text:p>
          </table:table-cell>
          <table:table-cell table:formula="of:=4.135667516E-015*299792458/([.$A161]*1000)" office:value-type="float" office:value="0.0000000000514457232403483">
            <text:p>5.14457232403483E-011</text:p>
          </table:table-cell>
          <table:table-cell table:formula="of:=[.$B161]*1000000" office:value-type="float" office:value="0.0000514457232403483">
            <text:p>5.14457232403483E-005</text:p>
          </table:table-cell>
          <table:table-cell office:value-type="float" office:value="4556614">
            <text:p>4.56E+0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4.135667516E-015*299792458/([.$A162]*1000)" office:value-type="float" office:value="0.0000000000516600804205164">
            <text:p>5.16600804205164E-011</text:p>
          </table:table-cell>
          <table:table-cell table:formula="of:=[.$B162]*1000000" office:value-type="float" office:value="0.0000516600804205164">
            <text:p>5.16600804205164E-005</text:p>
          </table:table-cell>
          <table:table-cell office:value-type="float" office:value="4595913">
            <text:p>4.60E+006</text:p>
          </table:table-cell>
        </table:table-row>
        <table:table-row table:style-name="ro1">
          <table:table-cell office:value-type="float" office:value="23.9">
            <text:p>23.9</text:p>
          </table:table-cell>
          <table:table-cell table:formula="of:=4.135667516E-015*299792458/([.$A163]*1000)" office:value-type="float" office:value="0.000000000051876231384619">
            <text:p>5.1876231384619E-011</text:p>
          </table:table-cell>
          <table:table-cell table:formula="of:=[.$B163]*1000000" office:value-type="float" office:value="0.000051876231384619">
            <text:p>5.1876231384619E-005</text:p>
          </table:table-cell>
          <table:table-cell office:value-type="float" office:value="4636345">
            <text:p>4.64E+006</text:p>
          </table:table-cell>
        </table:table-row>
        <table:table-row table:style-name="ro1">
          <table:table-cell office:value-type="float" office:value="23.8">
            <text:p>23.8</text:p>
          </table:table-cell>
          <table:table-cell table:formula="of:=4.135667516E-015*299792458/([.$A164]*1000)" office:value-type="float" office:value="0.0000000000520941987433779">
            <text:p>5.20941987433779E-011</text:p>
          </table:table-cell>
          <table:table-cell table:formula="of:=[.$B164]*1000000" office:value-type="float" office:value="0.0000520941987433779">
            <text:p>5.20941987433779E-005</text:p>
          </table:table-cell>
          <table:table-cell office:value-type="float" office:value="4677251">
            <text:p>4.68E+006</text:p>
          </table:table-cell>
        </table:table-row>
        <table:table-row table:style-name="ro1">
          <table:table-cell office:value-type="float" office:value="23.7">
            <text:p>23.7</text:p>
          </table:table-cell>
          <table:table-cell table:formula="of:=4.135667516E-015*299792458/([.$A165]*1000)" office:value-type="float" office:value="0.0000000000523140054891306">
            <text:p>5.23140054891306E-011</text:p>
          </table:table-cell>
          <table:table-cell table:formula="of:=[.$B165]*1000000" office:value-type="float" office:value="0.0000523140054891306">
            <text:p>0.000052314</text:p>
          </table:table-cell>
          <table:table-cell office:value-type="float" office:value="4718638">
            <text:p>4.72E+006</text:p>
          </table:table-cell>
        </table:table-row>
        <table:table-row table:style-name="ro1">
          <table:table-cell office:value-type="float" office:value="23.6">
            <text:p>23.6</text:p>
          </table:table-cell>
          <table:table-cell table:formula="of:=4.135667516E-015*299792458/([.$A166]*1000)" office:value-type="float" office:value="0.000000000052535675003915">
            <text:p>5.2535675003915E-011</text:p>
          </table:table-cell>
          <table:table-cell table:formula="of:=[.$B166]*1000000" office:value-type="float" office:value="0.000052535675003915">
            <text:p>5.2535675003915E-005</text:p>
          </table:table-cell>
          <table:table-cell office:value-type="float" office:value="4760514">
            <text:p>4.76E+006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table:formula="of:=4.135667516E-015*299792458/([.$A167]*1000)" office:value-type="float" office:value="0.0000000000527592310677615">
            <text:p>5.27592310677615E-011</text:p>
          </table:table-cell>
          <table:table-cell table:formula="of:=[.$B167]*1000000" office:value-type="float" office:value="0.0000527592310677615">
            <text:p>5.27592310677615E-005</text:p>
          </table:table-cell>
          <table:table-cell office:value-type="float" office:value="4802887">
            <text:p>4.80E+006</text:p>
          </table:table-cell>
        </table:table-row>
        <table:table-row table:style-name="ro1">
          <table:table-cell office:value-type="float" office:value="23.4">
            <text:p>23.4</text:p>
          </table:table-cell>
          <table:table-cell table:formula="of:=4.135667516E-015*299792458/([.$A168]*1000)" office:value-type="float" office:value="0.0000000000529846978671963">
            <text:p>5.29846978671963E-011</text:p>
          </table:table-cell>
          <table:table-cell table:formula="of:=[.$B168]*1000000" office:value-type="float" office:value="0.0000529846978671963">
            <text:p>5.29846978671963E-005</text:p>
          </table:table-cell>
          <table:table-cell office:value-type="float" office:value="4848179">
            <text:p>4.85E+006</text:p>
          </table:table-cell>
        </table:table-row>
        <table:table-row table:style-name="ro1">
          <table:table-cell office:value-type="float" office:value="23.3">
            <text:p>23.3</text:p>
          </table:table-cell>
          <table:table-cell table:formula="of:=4.135667516E-015*299792458/([.$A169]*1000)" office:value-type="float" office:value="0.0000000000532121000039654">
            <text:p>5.32121000039654E-011</text:p>
          </table:table-cell>
          <table:table-cell table:formula="of:=[.$B169]*1000000" office:value-type="float" office:value="0.0000532121000039654">
            <text:p>5.32121000039654E-005</text:p>
          </table:table-cell>
          <table:table-cell office:value-type="float" office:value="4891827">
            <text:p>4.89E+006</text:p>
          </table:table-cell>
        </table:table-row>
        <table:table-row table:style-name="ro1">
          <table:table-cell office:value-type="float" office:value="23.2">
            <text:p>23.2</text:p>
          </table:table-cell>
          <table:table-cell table:formula="of:=4.135667516E-015*299792458/([.$A170]*1000)" office:value-type="float" office:value="0.0000000000534414625039825">
            <text:p>5.34414625039825E-011</text:p>
          </table:table-cell>
          <table:table-cell table:formula="of:=[.$B170]*1000000" office:value-type="float" office:value="0.0000534414625039825">
            <text:p>5.34414625039825E-005</text:p>
          </table:table-cell>
          <table:table-cell office:value-type="float" office:value="4933417">
            <text:p>4.93E+006</text:p>
          </table:table-cell>
        </table:table-row>
        <table:table-row table:style-name="ro1">
          <table:table-cell office:value-type="float" office:value="23.1">
            <text:p>23.1</text:p>
          </table:table-cell>
          <table:table-cell table:formula="of:=4.135667516E-015*299792458/([.$A171]*1000)" office:value-type="float" office:value="0.0000000000536728108265106">
            <text:p>5.36728108265106E-011</text:p>
          </table:table-cell>
          <table:table-cell table:formula="of:=[.$B171]*1000000" office:value-type="float" office:value="0.0000536728108265106">
            <text:p>5.36728108265106E-005</text:p>
          </table:table-cell>
          <table:table-cell office:value-type="float" office:value="4976722">
            <text:p>4.98E+0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4.135667516E-015*299792458/([.$A172]*1000)" office:value-type="float" office:value="0.0000000000539061708735824">
            <text:p>5.39061708735824E-011</text:p>
          </table:table-cell>
          <table:table-cell table:formula="of:=[.$B172]*1000000" office:value-type="float" office:value="0.0000539061708735824">
            <text:p>5.39061708735824E-005</text:p>
          </table:table-cell>
          <table:table-cell office:value-type="float" office:value="5020547">
            <text:p>5.02E+006</text:p>
          </table:table-cell>
        </table:table-row>
        <table:table-row table:style-name="ro1">
          <table:table-cell office:value-type="float" office:value="22.9">
            <text:p>22.9</text:p>
          </table:table-cell>
          <table:table-cell table:formula="of:=4.135667516E-015*299792458/([.$A173]*1000)" office:value-type="float" office:value="0.0000000000541415689996679">
            <text:p>5.41415689996679E-011</text:p>
          </table:table-cell>
          <table:table-cell table:formula="of:=[.$B173]*1000000" office:value-type="float" office:value="0.0000541415689996679">
            <text:p>5.41415689996679E-005</text:p>
          </table:table-cell>
          <table:table-cell office:value-type="float" office:value="5064187">
            <text:p>5.06E+006</text:p>
          </table:table-cell>
        </table:table-row>
        <table:table-row table:style-name="ro1">
          <table:table-cell office:value-type="float" office:value="22.8">
            <text:p>22.8</text:p>
          </table:table-cell>
          <table:table-cell table:formula="of:=4.135667516E-015*299792458/([.$A174]*1000)" office:value-type="float" office:value="0.0000000000543790320215962">
            <text:p>5.43790320215962E-011</text:p>
          </table:table-cell>
          <table:table-cell table:formula="of:=[.$B174]*1000000" office:value-type="float" office:value="0.0000543790320215962">
            <text:p>0.000054379</text:p>
          </table:table-cell>
          <table:table-cell office:value-type="float" office:value="5108351">
            <text:p>5.11E+006</text:p>
          </table:table-cell>
        </table:table-row>
        <table:table-row table:style-name="ro1">
          <table:table-cell office:value-type="float" office:value="22.7">
            <text:p>22.7</text:p>
          </table:table-cell>
          <table:table-cell table:formula="of:=4.135667516E-015*299792458/([.$A175]*1000)" office:value-type="float" office:value="0.0000000000546185872287398">
            <text:p>5.46185872287398E-011</text:p>
          </table:table-cell>
          <table:table-cell table:formula="of:=[.$B175]*1000000" office:value-type="float" office:value="0.0000546185872287398">
            <text:p>5.46185872287398E-005</text:p>
          </table:table-cell>
          <table:table-cell office:value-type="float" office:value="5153048">
            <text:p>5.15E+006</text:p>
          </table:table-cell>
        </table:table-row>
        <table:table-row table:style-name="ro1">
          <table:table-cell office:value-type="float" office:value="22.6">
            <text:p>22.6</text:p>
          </table:table-cell>
          <table:table-cell table:formula="of:=4.135667516E-015*299792458/([.$A176]*1000)" office:value-type="float" office:value="0.0000000000548602623934688">
            <text:p>5.48602623934688E-011</text:p>
          </table:table-cell>
          <table:table-cell table:formula="of:=[.$B176]*1000000" office:value-type="float" office:value="0.0000548602623934688">
            <text:p>5.48602623934688E-005</text:p>
          </table:table-cell>
          <table:table-cell office:value-type="float" office:value="5200834">
            <text:p>5.20E+006</text:p>
          </table:table-cell>
        </table:table-row>
        <table:table-row table:style-name="ro1">
          <table:table-cell office:value-type="float" office:value="22.5">
            <text:p>22.5</text:p>
          </table:table-cell>
          <table:table-cell table:formula="of:=4.135667516E-015*299792458/([.$A177]*1000)" office:value-type="float" office:value="0.0000000000551040857818842">
            <text:p>5.51040857818842E-011</text:p>
          </table:table-cell>
          <table:table-cell table:formula="of:=[.$B177]*1000000" office:value-type="float" office:value="0.0000551040857818842">
            <text:p>5.51040857818842E-005</text:p>
          </table:table-cell>
          <table:table-cell office:value-type="float" office:value="5246895">
            <text:p>5.25E+006</text:p>
          </table:table-cell>
        </table:table-row>
        <table:table-row table:style-name="ro1">
          <table:table-cell office:value-type="float" office:value="22.4">
            <text:p>22.4</text:p>
          </table:table-cell>
          <table:table-cell table:formula="of:=4.135667516E-015*299792458/([.$A178]*1000)" office:value-type="float" office:value="0.000000000055350086164839">
            <text:p>5.5350086164839E-011</text:p>
          </table:table-cell>
          <table:table-cell table:formula="of:=[.$B178]*1000000" office:value-type="float" office:value="0.000055350086164839">
            <text:p>5.5350086164839E-005</text:p>
          </table:table-cell>
          <table:table-cell office:value-type="float" office:value="5290792">
            <text:p>5.29E+006</text:p>
          </table:table-cell>
        </table:table-row>
        <table:table-row table:style-name="ro1">
          <table:table-cell office:value-type="float" office:value="22.3">
            <text:p>22.3</text:p>
          </table:table-cell>
          <table:table-cell table:formula="of:=4.135667516E-015*299792458/([.$A179]*1000)" office:value-type="float" office:value="0.0000000000555982928292554">
            <text:p>5.55982928292554E-011</text:p>
          </table:table-cell>
          <table:table-cell table:formula="of:=[.$B179]*1000000" office:value-type="float" office:value="0.0000555982928292554">
            <text:p>5.55982928292554E-005</text:p>
          </table:table-cell>
          <table:table-cell office:value-type="float" office:value="5336616">
            <text:p>5.34E+006</text:p>
          </table:table-cell>
        </table:table-row>
        <table:table-row table:style-name="ro1">
          <table:table-cell office:value-type="float" office:value="22.2">
            <text:p>22.2</text:p>
          </table:table-cell>
          <table:table-cell table:formula="of:=4.135667516E-015*299792458/([.$A180]*1000)" office:value-type="float" office:value="0.0000000000558487355897475">
            <text:p>5.58487355897475E-011</text:p>
          </table:table-cell>
          <table:table-cell table:formula="of:=[.$B180]*1000000" office:value-type="float" office:value="0.0000558487355897475">
            <text:p>5.58487355897475E-005</text:p>
          </table:table-cell>
          <table:table-cell office:value-type="float" office:value="5383001">
            <text:p>5.38E+006</text:p>
          </table:table-cell>
        </table:table-row>
        <table:table-row table:style-name="ro1">
          <table:table-cell office:value-type="float" office:value="22.1">
            <text:p>22.1</text:p>
          </table:table-cell>
          <table:table-cell table:formula="of:=4.135667516E-015*299792458/([.$A181]*1000)" office:value-type="float" office:value="0.0000000000561014448005608">
            <text:p>5.61014448005608E-011</text:p>
          </table:table-cell>
          <table:table-cell table:formula="of:=[.$B181]*1000000" office:value-type="float" office:value="0.0000561014448005608">
            <text:p>5.61014448005608E-005</text:p>
          </table:table-cell>
          <table:table-cell office:value-type="float" office:value="5429959">
            <text:p>5.43E+0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4.135667516E-015*299792458/([.$A182]*1000)" office:value-type="float" office:value="0.0000000000563564513678361">
            <text:p>5.63564513678361E-011</text:p>
          </table:table-cell>
          <table:table-cell table:formula="of:=[.$B182]*1000000" office:value-type="float" office:value="0.0000563564513678361">
            <text:p>5.63564513678361E-005</text:p>
          </table:table-cell>
          <table:table-cell office:value-type="float" office:value="5477498">
            <text:p>5.48E+006</text:p>
          </table:table-cell>
        </table:table-row>
        <table:table-row table:style-name="ro1">
          <table:table-cell office:value-type="float" office:value="21.9">
            <text:p>21.9</text:p>
          </table:table-cell>
          <table:table-cell table:formula="of:=4.135667516E-015*299792458/([.$A183]*1000)" office:value-type="float" office:value="0.0000000000566137867622098">
            <text:p>5.66137867622098E-011</text:p>
          </table:table-cell>
          <table:table-cell table:formula="of:=[.$B183]*1000000" office:value-type="float" office:value="0.0000566137867622098">
            <text:p>5.66137867622098E-005</text:p>
          </table:table-cell>
          <table:table-cell office:value-type="float" office:value="5524578">
            <text:p>5.52E+006</text:p>
          </table:table-cell>
        </table:table-row>
        <table:table-row table:style-name="ro1">
          <table:table-cell office:value-type="float" office:value="21.8">
            <text:p>21.8</text:p>
          </table:table-cell>
          <table:table-cell table:formula="of:=4.135667516E-015*299792458/([.$A184]*1000)" office:value-type="float" office:value="0.0000000000568734830317612">
            <text:p>5.68734830317612E-011</text:p>
          </table:table-cell>
          <table:table-cell table:formula="of:=[.$B184]*1000000" office:value-type="float" office:value="0.0000568734830317612">
            <text:p>5.68734830317612E-005</text:p>
          </table:table-cell>
          <table:table-cell office:value-type="float" office:value="5572240">
            <text:p>5.57E+006</text:p>
          </table:table-cell>
        </table:table-row>
        <table:table-row table:style-name="ro1">
          <table:table-cell office:value-type="float" office:value="21.7">
            <text:p>21.7</text:p>
          </table:table-cell>
          <table:table-cell table:formula="of:=4.135667516E-015*299792458/([.$A185]*1000)" office:value-type="float" office:value="0.0000000000571355728153177">
            <text:p>5.71355728153177E-011</text:p>
          </table:table-cell>
          <table:table-cell table:formula="of:=[.$B185]*1000000" office:value-type="float" office:value="0.0000571355728153177">
            <text:p>5.71355728153177E-005</text:p>
          </table:table-cell>
          <table:table-cell office:value-type="float" office:value="5623455">
            <text:p>5.62E+006</text:p>
          </table:table-cell>
        </table:table-row>
        <table:table-row table:style-name="ro1">
          <table:table-cell office:value-type="float" office:value="21.6">
            <text:p>21.6</text:p>
          </table:table-cell>
          <table:table-cell table:formula="of:=4.135667516E-015*299792458/([.$A186]*1000)" office:value-type="float" office:value="0.0000000000574000893561294">
            <text:p>5.74000893561294E-011</text:p>
          </table:table-cell>
          <table:table-cell table:formula="of:=[.$B186]*1000000" office:value-type="float" office:value="0.0000574000893561294">
            <text:p>5.74000893561294E-005</text:p>
          </table:table-cell>
          <table:table-cell office:value-type="float" office:value="5669697">
            <text:p>5.67E+006</text:p>
          </table:table-cell>
        </table:table-row>
        <table:table-row table:style-name="ro1">
          <table:table-cell office:value-type="float" office:value="21.5">
            <text:p>21.5</text:p>
          </table:table-cell>
          <table:table-cell table:formula="of:=4.135667516E-015*299792458/([.$A187]*1000)" office:value-type="float" office:value="0.0000000000576670665159253">
            <text:p>5.76670665159253E-011</text:p>
          </table:table-cell>
          <table:table-cell table:formula="of:=[.$B187]*1000000" office:value-type="float" office:value="0.0000576670665159253">
            <text:p>5.76670665159253E-005</text:p>
          </table:table-cell>
          <table:table-cell office:value-type="float" office:value="5717973">
            <text:p>5.72E+006</text:p>
          </table:table-cell>
        </table:table-row>
        <table:table-row table:style-name="ro1">
          <table:table-cell office:value-type="float" office:value="21.4">
            <text:p>21.4</text:p>
          </table:table-cell>
          <table:table-cell table:formula="of:=4.135667516E-015*299792458/([.$A188]*1000)" office:value-type="float" office:value="0.0000000000579365387893642">
            <text:p>5.79365387893642E-011</text:p>
          </table:table-cell>
          <table:table-cell table:formula="of:=[.$B188]*1000000" office:value-type="float" office:value="0.0000579365387893642">
            <text:p>5.79365387893642E-005</text:p>
          </table:table-cell>
          <table:table-cell office:value-type="float" office:value="5766852">
            <text:p>5.77E+006</text:p>
          </table:table-cell>
        </table:table-row>
        <table:table-row table:style-name="ro1">
          <table:table-cell office:value-type="float" office:value="21.3">
            <text:p>21.3</text:p>
          </table:table-cell>
          <table:table-cell table:formula="of:=4.135667516E-015*299792458/([.$A189]*1000)" office:value-type="float" office:value="0.0000000000582085413188918">
            <text:p>5.82085413188918E-011</text:p>
          </table:table-cell>
          <table:table-cell table:formula="of:=[.$B189]*1000000" office:value-type="float" office:value="0.0000582085413188918">
            <text:p>5.82085413188918E-005</text:p>
          </table:table-cell>
          <table:table-cell office:value-type="float" office:value="5816345">
            <text:p>5.82E+006</text:p>
          </table:table-cell>
        </table:table-row>
        <table:table-row table:style-name="ro1">
          <table:table-cell office:value-type="float" office:value="21.2">
            <text:p>21.2</text:p>
          </table:table-cell>
          <table:table-cell table:formula="of:=4.135667516E-015*299792458/([.$A190]*1000)" office:value-type="float" office:value="0.0000000000584831099100186">
            <text:p>5.84831099100186E-011</text:p>
          </table:table-cell>
          <table:table-cell table:formula="of:=[.$B190]*1000000" office:value-type="float" office:value="0.0000584831099100186">
            <text:p>5.84831099100186E-005</text:p>
          </table:table-cell>
          <table:table-cell office:value-type="float" office:value="5866463">
            <text:p>5.87E+006</text:p>
          </table:table-cell>
        </table:table-row>
        <table:table-row table:style-name="ro1">
          <table:table-cell office:value-type="float" office:value="21.1">
            <text:p>21.1</text:p>
          </table:table-cell>
          <table:table-cell table:formula="of:=4.135667516E-015*299792458/([.$A191]*1000)" office:value-type="float" office:value="0.0000000000587602810470329">
            <text:p>5.87602810470329E-011</text:p>
          </table:table-cell>
          <table:table-cell table:formula="of:=[.$B191]*1000000" office:value-type="float" office:value="0.0000587602810470329">
            <text:p>5.87602810470329E-005</text:p>
          </table:table-cell>
          <table:table-cell office:value-type="float" office:value="5917218">
            <text:p>5.92E+0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4.135667516E-015*299792458/([.$A192]*1000)" office:value-type="float" office:value="0.0000000000590400919091616">
            <text:p>5.90400919091616E-011</text:p>
          </table:table-cell>
          <table:table-cell table:formula="of:=[.$B192]*1000000" office:value-type="float" office:value="0.0000590400919091616">
            <text:p>5.90400919091616E-005</text:p>
          </table:table-cell>
          <table:table-cell office:value-type="float" office:value="5971454">
            <text:p>5.97E+006</text:p>
          </table:table-cell>
        </table:table-row>
        <table:table-row table:style-name="ro1">
          <table:table-cell office:value-type="float" office:value="20.9">
            <text:p>20.9</text:p>
          </table:table-cell>
          <table:table-cell table:formula="of:=4.135667516E-015*299792458/([.$A193]*1000)" office:value-type="float" office:value="0.0000000000593225803871959">
            <text:p>5.93225803871959E-011</text:p>
          </table:table-cell>
          <table:table-cell table:formula="of:=[.$B193]*1000000" office:value-type="float" office:value="0.0000593225803871959">
            <text:p>5.93225803871959E-005</text:p>
          </table:table-cell>
          <table:table-cell office:value-type="float" office:value="6022525">
            <text:p>6.02E+006</text:p>
          </table:table-cell>
        </table:table-row>
        <table:table-row table:style-name="ro1">
          <table:table-cell office:value-type="float" office:value="20.8">
            <text:p>20.8</text:p>
          </table:table-cell>
          <table:table-cell table:formula="of:=4.135667516E-015*299792458/([.$A194]*1000)" office:value-type="float" office:value="0.0000000000596077851005959">
            <text:p>5.96077851005959E-011</text:p>
          </table:table-cell>
          <table:table-cell table:formula="of:=[.$B194]*1000000" office:value-type="float" office:value="0.0000596077851005959">
            <text:p>5.96077851005959E-005</text:p>
          </table:table-cell>
          <table:table-cell office:value-type="float" office:value="6071163">
            <text:p>6.07E+006</text:p>
          </table:table-cell>
        </table:table-row>
        <table:table-row table:style-name="ro1">
          <table:table-cell office:value-type="float" office:value="20.7">
            <text:p>20.7</text:p>
          </table:table-cell>
          <table:table-cell table:formula="of:=4.135667516E-015*299792458/([.$A195]*1000)" office:value-type="float" office:value="0.0000000000598957454150915">
            <text:p>5.98957454150915E-011</text:p>
          </table:table-cell>
          <table:table-cell table:formula="of:=[.$B195]*1000000" office:value-type="float" office:value="0.0000598957454150915">
            <text:p>5.98957454150915E-005</text:p>
          </table:table-cell>
          <table:table-cell office:value-type="float" office:value="6122000">
            <text:p>6.12E+006</text:p>
          </table:table-cell>
        </table:table-row>
        <table:table-row table:style-name="ro1">
          <table:table-cell office:value-type="float" office:value="20.6">
            <text:p>20.6</text:p>
          </table:table-cell>
          <table:table-cell table:formula="of:=4.135667516E-015*299792458/([.$A196]*1000)" office:value-type="float" office:value="0.0000000000601865014607958">
            <text:p>6.01865014607958E-011</text:p>
          </table:table-cell>
          <table:table-cell table:formula="of:=[.$B196]*1000000" office:value-type="float" office:value="0.0000601865014607958">
            <text:p>6.01865014607958E-005</text:p>
          </table:table-cell>
          <table:table-cell office:value-type="float" office:value="6173487">
            <text:p>6.17E+006</text:p>
          </table:table-cell>
        </table:table-row>
        <table:table-row table:style-name="ro1">
          <table:table-cell office:value-type="float" office:value="20.5">
            <text:p>20.5</text:p>
          </table:table-cell>
          <table:table-cell table:formula="of:=4.135667516E-015*299792458/([.$A197]*1000)" office:value-type="float" office:value="0.0000000000604800941508485">
            <text:p>6.04800941508485E-011</text:p>
          </table:table-cell>
          <table:table-cell table:formula="of:=[.$B197]*1000000" office:value-type="float" office:value="0.0000604800941508485">
            <text:p>6.04800941508485E-005</text:p>
          </table:table-cell>
          <table:table-cell office:value-type="float" office:value="6225634">
            <text:p>6.23E+006</text:p>
          </table:table-cell>
        </table:table-row>
        <table:table-row table:style-name="ro1">
          <table:table-cell office:value-type="float" office:value="20.4">
            <text:p>20.4</text:p>
          </table:table-cell>
          <table:table-cell table:formula="of:=4.135667516E-015*299792458/([.$A198]*1000)" office:value-type="float" office:value="0.0000000000607765652006076">
            <text:p>6.07765652006076E-011</text:p>
          </table:table-cell>
          <table:table-cell table:formula="of:=[.$B198]*1000000" office:value-type="float" office:value="0.0000607765652006076">
            <text:p>6.07765652006076E-005</text:p>
          </table:table-cell>
          <table:table-cell office:value-type="float" office:value="6278455">
            <text:p>6.28E+006</text:p>
          </table:table-cell>
        </table:table-row>
        <table:table-row table:style-name="ro1">
          <table:table-cell office:value-type="float" office:value="20.3">
            <text:p>20.3</text:p>
          </table:table-cell>
          <table:table-cell table:formula="of:=4.135667516E-015*299792458/([.$A199]*1000)" office:value-type="float" office:value="0.0000000000610759571474086">
            <text:p>6.10759571474086E-011</text:p>
          </table:table-cell>
          <table:table-cell table:formula="of:=[.$B199]*1000000" office:value-type="float" office:value="0.0000610759571474086">
            <text:p>0.000061076</text:p>
          </table:table-cell>
          <table:table-cell office:value-type="float" office:value="6331961">
            <text:p>6.33E+006</text:p>
          </table:table-cell>
        </table:table-row>
        <table:table-row table:style-name="ro1">
          <table:table-cell office:value-type="float" office:value="20.2">
            <text:p>20.2</text:p>
          </table:table-cell>
          <table:table-cell table:formula="of:=4.135667516E-015*299792458/([.$A200]*1000)" office:value-type="float" office:value="0.0000000000613783133709106">
            <text:p>6.13783133709106E-011</text:p>
          </table:table-cell>
          <table:table-cell table:formula="of:=[.$B200]*1000000" office:value-type="float" office:value="0.0000613783133709106">
            <text:p>6.13783133709106E-005</text:p>
          </table:table-cell>
          <table:table-cell office:value-type="float" office:value="6389164">
            <text:p>6.39E+006</text:p>
          </table:table-cell>
        </table:table-row>
        <table:table-row table:style-name="ro1">
          <table:table-cell office:value-type="float" office:value="20.1">
            <text:p>20.1</text:p>
          </table:table-cell>
          <table:table-cell table:formula="of:=4.135667516E-015*299792458/([.$A201]*1000)" office:value-type="float" office:value="0.0000000000616836781140495">
            <text:p>6.16836781140495E-011</text:p>
          </table:table-cell>
          <table:table-cell table:formula="of:=[.$B201]*1000000" office:value-type="float" office:value="0.0000616836781140495">
            <text:p>6.16836781140495E-005</text:p>
          </table:table-cell>
          <table:table-cell office:value-type="float" office:value="6444399">
            <text:p>6.44E+0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4.135667516E-015*299792458/([.$A202]*1000)" office:value-type="float" office:value="0.0000000000619920965046197">
            <text:p>6.19920965046197E-011</text:p>
          </table:table-cell>
          <table:table-cell table:formula="of:=[.$B202]*1000000" office:value-type="float" office:value="0.0000619920965046197">
            <text:p>6.19920965046197E-005</text:p>
          </table:table-cell>
          <table:table-cell office:value-type="float" office:value="6497078">
            <text:p>6.50E+006</text:p>
          </table:table-cell>
        </table:table-row>
        <table:table-row table:style-name="ro1">
          <table:table-cell office:value-type="float" office:value="19.9">
            <text:p>19.9</text:p>
          </table:table-cell>
          <table:table-cell table:formula="of:=4.135667516E-015*299792458/([.$A203]*1000)" office:value-type="float" office:value="0.0000000000623036145775073">
            <text:p>6.23036145775073E-011</text:p>
          </table:table-cell>
          <table:table-cell table:formula="of:=[.$B203]*1000000" office:value-type="float" office:value="0.0000623036145775073">
            <text:p>6.23036145775073E-005</text:p>
          </table:table-cell>
          <table:table-cell office:value-type="float" office:value="6550435">
            <text:p>6.55E+006</text:p>
          </table:table-cell>
        </table:table-row>
        <table:table-row table:style-name="ro1">
          <table:table-cell office:value-type="float" office:value="19.8">
            <text:p>19.8</text:p>
          </table:table-cell>
          <table:table-cell table:formula="of:=4.135667516E-015*299792458/([.$A204]*1000)" office:value-type="float" office:value="0.0000000000626182792975957">
            <text:p>6.26182792975957E-011</text:p>
          </table:table-cell>
          <table:table-cell table:formula="of:=[.$B204]*1000000" office:value-type="float" office:value="0.0000626182792975957">
            <text:p>6.26182792975957E-005</text:p>
          </table:table-cell>
          <table:table-cell office:value-type="float" office:value="6604490">
            <text:p>6.60E+006</text:p>
          </table:table-cell>
        </table:table-row>
        <table:table-row table:style-name="ro1">
          <table:table-cell office:value-type="float" office:value="19.7">
            <text:p>19.7</text:p>
          </table:table-cell>
          <table:table-cell table:formula="of:=4.135667516E-015*299792458/([.$A205]*1000)" office:value-type="float" office:value="0.0000000000629361385833703">
            <text:p>6.29361385833703E-011</text:p>
          </table:table-cell>
          <table:table-cell table:formula="of:=[.$B205]*1000000" office:value-type="float" office:value="0.0000629361385833703">
            <text:p>6.29361385833703E-005</text:p>
          </table:table-cell>
          <table:table-cell office:value-type="float" office:value="6659257">
            <text:p>6.66E+006</text:p>
          </table:table-cell>
        </table:table-row>
        <table:table-row table:style-name="ro1">
          <table:table-cell office:value-type="float" office:value="19.6">
            <text:p>19.6</text:p>
          </table:table-cell>
          <table:table-cell table:formula="of:=4.135667516E-015*299792458/([.$A206]*1000)" office:value-type="float" office:value="0.0000000000632572413312446">
            <text:p>6.32572413312446E-011</text:p>
          </table:table-cell>
          <table:table-cell table:formula="of:=[.$B206]*1000000" office:value-type="float" office:value="0.0000632572413312446">
            <text:p>6.32572413312446E-005</text:p>
          </table:table-cell>
          <table:table-cell office:value-type="float" office:value="6714748">
            <text:p>6.71E+006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table:formula="of:=4.135667516E-015*299792458/([.$A207]*1000)" office:value-type="float" office:value="0.0000000000635816374406356">
            <text:p>6.35816374406356E-011</text:p>
          </table:table-cell>
          <table:table-cell table:formula="of:=[.$B207]*1000000" office:value-type="float" office:value="0.0000635816374406356">
            <text:p>6.35816374406356E-005</text:p>
          </table:table-cell>
          <table:table-cell office:value-type="float" office:value="6770977">
            <text:p>6.77E+006</text:p>
          </table:table-cell>
        </table:table-row>
        <table:table-row table:style-name="ro1">
          <table:table-cell office:value-type="float" office:value="19.4">
            <text:p>19.4</text:p>
          </table:table-cell>
          <table:table-cell table:formula="of:=4.135667516E-015*299792458/([.$A208]*1000)" office:value-type="float" office:value="0.0000000000639093778398141">
            <text:p>6.39093778398141E-011</text:p>
          </table:table-cell>
          <table:table-cell table:formula="of:=[.$B208]*1000000" office:value-type="float" office:value="0.0000639093778398141">
            <text:p>6.39093778398141E-005</text:p>
          </table:table-cell>
          <table:table-cell office:value-type="float" office:value="6831137">
            <text:p>6.83E+006</text:p>
          </table:table-cell>
        </table:table-row>
        <table:table-row table:style-name="ro1">
          <table:table-cell office:value-type="float" office:value="19.3">
            <text:p>19.3</text:p>
          </table:table-cell>
          <table:table-cell table:formula="of:=4.135667516E-015*299792458/([.$A209]*1000)" office:value-type="float" office:value="0.0000000000642405145125593">
            <text:p>6.42405145125593E-011</text:p>
          </table:table-cell>
          <table:table-cell table:formula="of:=[.$B209]*1000000" office:value-type="float" office:value="0.0000642405145125593">
            <text:p>6.42405145125593E-005</text:p>
          </table:table-cell>
          <table:table-cell office:value-type="float" office:value="6889223">
            <text:p>6.89E+006</text:p>
          </table:table-cell>
        </table:table-row>
        <table:table-row table:style-name="ro1">
          <table:table-cell office:value-type="float" office:value="19.2">
            <text:p>19.2</text:p>
          </table:table-cell>
          <table:table-cell table:formula="of:=4.135667516E-015*299792458/([.$A210]*1000)" office:value-type="float" office:value="0.0000000000645751005256455">
            <text:p>6.45751005256455E-011</text:p>
          </table:table-cell>
          <table:table-cell table:formula="of:=[.$B210]*1000000" office:value-type="float" office:value="0.0000645751005256455">
            <text:p>6.45751005256455E-005</text:p>
          </table:table-cell>
          <table:table-cell office:value-type="float" office:value="6944578">
            <text:p>6.94E+006</text:p>
          </table:table-cell>
        </table:table-row>
        <table:table-row table:style-name="ro1">
          <table:table-cell office:value-type="float" office:value="19.1">
            <text:p>19.1</text:p>
          </table:table-cell>
          <table:table-cell table:formula="of:=4.135667516E-015*299792458/([.$A211]*1000)" office:value-type="float" office:value="0.0000000000649131900571934">
            <text:p>6.49131900571934E-011</text:p>
          </table:table-cell>
          <table:table-cell table:formula="of:=[.$B211]*1000000" office:value-type="float" office:value="0.0000649131900571934">
            <text:p>6.49131900571934E-005</text:p>
          </table:table-cell>
          <table:table-cell office:value-type="float" office:value="7002535">
            <text:p>7.00E+0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4.135667516E-015*299792458/([.$A212]*1000)" office:value-type="float" office:value="0.0000000000652548384259155">
            <text:p>6.52548384259155E-011</text:p>
          </table:table-cell>
          <table:table-cell table:formula="of:=[.$B212]*1000000" office:value-type="float" office:value="0.0000652548384259155">
            <text:p>6.52548384259155E-005</text:p>
          </table:table-cell>
          <table:table-cell office:value-type="float" office:value="7061281">
            <text:p>7.06E+006</text:p>
          </table:table-cell>
        </table:table-row>
        <table:table-row table:style-name="ro1">
          <table:table-cell office:value-type="float" office:value="18.9">
            <text:p>18.9</text:p>
          </table:table-cell>
          <table:table-cell table:formula="of:=4.135667516E-015*299792458/([.$A213]*1000)" office:value-type="float" office:value="0.0000000000656001021212907">
            <text:p>6.56001021212907E-011</text:p>
          </table:table-cell>
          <table:table-cell table:formula="of:=[.$B213]*1000000" office:value-type="float" office:value="0.0000656001021212907">
            <text:p>6.56001021212907E-005</text:p>
          </table:table-cell>
          <table:table-cell office:value-type="float" office:value="7118415">
            <text:p>7.12E+006</text:p>
          </table:table-cell>
        </table:table-row>
        <table:table-row table:style-name="ro1">
          <table:table-cell office:value-type="float" office:value="18.8">
            <text:p>18.8</text:p>
          </table:table-cell>
          <table:table-cell table:formula="of:=4.135667516E-015*299792458/([.$A214]*1000)" office:value-type="float" office:value="0.0000000000659490388347018">
            <text:p>6.59490388347018E-011</text:p>
          </table:table-cell>
          <table:table-cell table:formula="of:=[.$B214]*1000000" office:value-type="float" office:value="0.0000659490388347018">
            <text:p>0.000065949</text:p>
          </table:table-cell>
          <table:table-cell office:value-type="float" office:value="7176326">
            <text:p>7.18E+006</text:p>
          </table:table-cell>
        </table:table-row>
        <table:table-row table:style-name="ro1">
          <table:table-cell office:value-type="float" office:value="18.7">
            <text:p>18.7</text:p>
          </table:table-cell>
          <table:table-cell table:formula="of:=4.135667516E-015*299792458/([.$A215]*1000)" office:value-type="float" office:value="0.0000000000663017074915719">
            <text:p>6.63017074915719E-011</text:p>
          </table:table-cell>
          <table:table-cell table:formula="of:=[.$B215]*1000000" office:value-type="float" office:value="0.0000663017074915719">
            <text:p>6.63017074915719E-005</text:p>
          </table:table-cell>
          <table:table-cell office:value-type="float" office:value="7235029">
            <text:p>7.24E+006</text:p>
          </table:table-cell>
        </table:table-row>
        <table:table-row table:style-name="ro1">
          <table:table-cell office:value-type="float" office:value="18.6">
            <text:p>18.6</text:p>
          </table:table-cell>
          <table:table-cell table:formula="of:=4.135667516E-015*299792458/([.$A216]*1000)" office:value-type="float" office:value="0.0000000000666581682845373">
            <text:p>6.66581682845373E-011</text:p>
          </table:table-cell>
          <table:table-cell table:formula="of:=[.$B216]*1000000" office:value-type="float" office:value="0.0000666581682845373">
            <text:p>6.66581682845373E-005</text:p>
          </table:table-cell>
          <table:table-cell office:value-type="float" office:value="7297927">
            <text:p>7.30E+006</text:p>
          </table:table-cell>
        </table:table-row>
        <table:table-row table:style-name="ro1">
          <table:table-cell office:value-type="float" office:value="18.5">
            <text:p>18.5</text:p>
          </table:table-cell>
          <table:table-cell table:formula="of:=4.135667516E-015*299792458/([.$A217]*1000)" office:value-type="float" office:value="0.000000000067018482707697">
            <text:p>6.7018482707697E-011</text:p>
          </table:table-cell>
          <table:table-cell table:formula="of:=[.$B217]*1000000" office:value-type="float" office:value="0.000067018482707697">
            <text:p>6.7018482707697E-005</text:p>
          </table:table-cell>
          <table:table-cell office:value-type="float" office:value="7358621">
            <text:p>7.36E+006</text:p>
          </table:table-cell>
        </table:table-row>
        <table:table-row table:style-name="ro1">
          <table:table-cell office:value-type="float" office:value="18.4">
            <text:p>18.4</text:p>
          </table:table-cell>
          <table:table-cell table:formula="of:=4.135667516E-015*299792458/([.$A218]*1000)" office:value-type="float" office:value="0.000000000067382713591978">
            <text:p>6.7382713591978E-011</text:p>
          </table:table-cell>
          <table:table-cell table:formula="of:=[.$B218]*1000000" office:value-type="float" office:value="0.000067382713591978">
            <text:p>6.7382713591978E-005</text:p>
          </table:table-cell>
          <table:table-cell office:value-type="float" office:value="7416400">
            <text:p>7.42E+006</text:p>
          </table:table-cell>
        </table:table-row>
        <table:table-row table:style-name="ro1">
          <table:table-cell office:value-type="float" office:value="18.3">
            <text:p>18.3</text:p>
          </table:table-cell>
          <table:table-cell table:formula="of:=4.135667516E-015*299792458/([.$A219]*1000)" office:value-type="float" office:value="0.0000000000677509251416609">
            <text:p>6.77509251416609E-011</text:p>
          </table:table-cell>
          <table:table-cell table:formula="of:=[.$B219]*1000000" office:value-type="float" office:value="0.0000677509251416609">
            <text:p>6.77509251416609E-005</text:p>
          </table:table-cell>
          <table:table-cell office:value-type="float" office:value="7477045">
            <text:p>7.48E+006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table:formula="of:=4.135667516E-015*299792458/([.$A220]*1000)" office:value-type="float" office:value="0.0000000000681231829721096">
            <text:p>6.81231829721096E-011</text:p>
          </table:table-cell>
          <table:table-cell table:formula="of:=[.$B220]*1000000" office:value-type="float" office:value="0.0000681231829721096">
            <text:p>6.81231829721096E-005</text:p>
          </table:table-cell>
          <table:table-cell office:value-type="float" office:value="7538539">
            <text:p>7.54E+006</text:p>
          </table:table-cell>
        </table:table-row>
        <table:table-row table:style-name="ro1">
          <table:table-cell office:value-type="float" office:value="18.1">
            <text:p>18.1</text:p>
          </table:table-cell>
          <table:table-cell table:formula="of:=4.135667516E-015*299792458/([.$A221]*1000)" office:value-type="float" office:value="0.0000000000684995541487511">
            <text:p>6.84995541487511E-011</text:p>
          </table:table-cell>
          <table:table-cell table:formula="of:=[.$B221]*1000000" office:value-type="float" office:value="0.0000684995541487511">
            <text:p>6.84995541487511E-005</text:p>
          </table:table-cell>
          <table:table-cell office:value-type="float" office:value="7600901">
            <text:p>7.60E+00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4.135667516E-015*299792458/([.$A222]*1000)" office:value-type="float" office:value="0.0000000000688801072273553">
            <text:p>6.88801072273553E-011</text:p>
          </table:table-cell>
          <table:table-cell table:formula="of:=[.$B222]*1000000" office:value-type="float" office:value="0.0000688801072273552">
            <text:p>6.88801072273552E-005</text:p>
          </table:table-cell>
          <table:table-cell office:value-type="float" office:value="7664148">
            <text:p>7.66E+006</text:p>
          </table:table-cell>
        </table:table-row>
        <table:table-row table:style-name="ro1">
          <table:table-cell office:value-type="float" office:value="17.9">
            <text:p>17.9</text:p>
          </table:table-cell>
          <table:table-cell table:formula="of:=4.135667516E-015*299792458/([.$A223]*1000)" office:value-type="float" office:value="0.0000000000692649122956645">
            <text:p>6.92649122956645E-011</text:p>
          </table:table-cell>
          <table:table-cell table:formula="of:=[.$B223]*1000000" office:value-type="float" office:value="0.0000692649122956645">
            <text:p>6.92649122956645E-005</text:p>
          </table:table-cell>
          <table:table-cell office:value-type="float" office:value="7724838">
            <text:p>7.72E+006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table:formula="of:=4.135667516E-015*299792458/([.$A224]*1000)" office:value-type="float" office:value="0.0000000000696540410164267">
            <text:p>6.96540410164267E-011</text:p>
          </table:table-cell>
          <table:table-cell table:formula="of:=[.$B224]*1000000" office:value-type="float" office:value="0.0000696540410164267">
            <text:p>0.000069654</text:p>
          </table:table-cell>
          <table:table-cell office:value-type="float" office:value="7786391">
            <text:p>7.79E+006</text:p>
          </table:table-cell>
        </table:table-row>
        <table:table-row table:style-name="ro1">
          <table:table-cell office:value-type="float" office:value="17.7">
            <text:p>17.7</text:p>
          </table:table-cell>
          <table:table-cell table:formula="of:=4.135667516E-015*299792458/([.$A225]*1000)" office:value-type="float" office:value="0.0000000000700475666718867">
            <text:p>7.00475666718867E-011</text:p>
          </table:table-cell>
          <table:table-cell table:formula="of:=[.$B225]*1000000" office:value-type="float" office:value="0.0000700475666718867">
            <text:p>7.00475666718867E-005</text:p>
          </table:table-cell>
          <table:table-cell office:value-type="float" office:value="7852808">
            <text:p>7.85E+006</text:p>
          </table:table-cell>
        </table:table-row>
        <table:table-row table:style-name="ro1">
          <table:table-cell office:value-type="float" office:value="17.6">
            <text:p>17.6</text:p>
          </table:table-cell>
          <table:table-cell table:formula="of:=4.135667516E-015*299792458/([.$A226]*1000)" office:value-type="float" office:value="0.0000000000704455642097951">
            <text:p>7.04455642097951E-011</text:p>
          </table:table-cell>
          <table:table-cell table:formula="of:=[.$B226]*1000000" office:value-type="float" office:value="0.0000704455642097951">
            <text:p>7.04455642097951E-005</text:p>
          </table:table-cell>
          <table:table-cell office:value-type="float" office:value="7912489">
            <text:p>7.91E+006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table:formula="of:=4.135667516E-015*299792458/([.$A227]*1000)" office:value-type="float" office:value="0.000000000070848110290994">
            <text:p>7.0848110290994E-011</text:p>
          </table:table-cell>
          <table:table-cell table:formula="of:=[.$B227]*1000000" office:value-type="float" office:value="0.000070848110290994">
            <text:p>7.0848110290994E-005</text:p>
          </table:table-cell>
          <table:table-cell office:value-type="float" office:value="7975302">
            <text:p>7.98E+006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table:formula="of:=4.135667516E-015*299792458/([.$A228]*1000)" office:value-type="float" office:value="0.0000000000712552833386434">
            <text:p>7.12552833386434E-011</text:p>
          </table:table-cell>
          <table:table-cell table:formula="of:=[.$B228]*1000000" office:value-type="float" office:value="0.0000712552833386433">
            <text:p>7.12552833386433E-005</text:p>
          </table:table-cell>
          <table:table-cell office:value-type="float" office:value="8039027">
            <text:p>8.04E+006</text:p>
          </table:table-cell>
        </table:table-row>
        <table:table-row table:style-name="ro1">
          <table:table-cell office:value-type="float" office:value="17.3">
            <text:p>17.3</text:p>
          </table:table-cell>
          <table:table-cell table:formula="of:=4.135667516E-015*299792458/([.$A229]*1000)" office:value-type="float" office:value="0.0000000000716671635891558">
            <text:p>7.16671635891558E-011</text:p>
          </table:table-cell>
          <table:table-cell table:formula="of:=[.$B229]*1000000" office:value-type="float" office:value="0.0000716671635891557">
            <text:p>7.16671635891557E-005</text:p>
          </table:table-cell>
          <table:table-cell office:value-type="float" office:value="8103683">
            <text:p>8.10E+006</text:p>
          </table:table-cell>
        </table:table-row>
        <table:table-row table:style-name="ro1">
          <table:table-cell office:value-type="float" office:value="17.2">
            <text:p>17.2</text:p>
          </table:table-cell>
          <table:table-cell table:formula="of:=4.135667516E-015*299792458/([.$A230]*1000)" office:value-type="float" office:value="0.0000000000720838331449067">
            <text:p>7.20838331449067E-011</text:p>
          </table:table-cell>
          <table:table-cell table:formula="of:=[.$B230]*1000000" office:value-type="float" office:value="0.0000720838331449066">
            <text:p>7.20838331449066E-005</text:p>
          </table:table-cell>
          <table:table-cell office:value-type="float" office:value="8169289">
            <text:p>8.17E+006</text:p>
          </table:table-cell>
        </table:table-row>
        <table:table-row table:style-name="ro1">
          <table:table-cell office:value-type="float" office:value="17.1">
            <text:p>17.1</text:p>
          </table:table-cell>
          <table:table-cell table:formula="of:=4.135667516E-015*299792458/([.$A231]*1000)" office:value-type="float" office:value="0.000000000072505376028795">
            <text:p>7.2505376028795E-011</text:p>
          </table:table-cell>
          <table:table-cell table:formula="of:=[.$B231]*1000000" office:value-type="float" office:value="0.000072505376028795">
            <text:p>7.2505376028795E-005</text:p>
          </table:table-cell>
          <table:table-cell office:value-type="float" office:value="8235866">
            <text:p>8.24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4.135667516E-015*299792458/([.$A232]*1000)" office:value-type="float" office:value="0.0000000000729318782407291">
            <text:p>7.29318782407291E-011</text:p>
          </table:table-cell>
          <table:table-cell table:formula="of:=[.$B232]*1000000" office:value-type="float" office:value="0.0000729318782407291">
            <text:p>7.29318782407291E-005</text:p>
          </table:table-cell>
          <table:table-cell office:value-type="float" office:value="8307282">
            <text:p>8.31E+006</text:p>
          </table:table-cell>
        </table:table-row>
        <table:table-row table:style-name="ro1">
          <table:table-cell office:value-type="float" office:value="16.9">
            <text:p>16.9</text:p>
          </table:table-cell>
          <table:table-cell table:formula="of:=4.135667516E-015*299792458/([.$A233]*1000)" office:value-type="float" office:value="0.000000000073363427816118">
            <text:p>7.3363427816118E-011</text:p>
          </table:table-cell>
          <table:table-cell table:formula="of:=[.$B233]*1000000" office:value-type="float" office:value="0.000073363427816118">
            <text:p>7.3363427816118E-005</text:p>
          </table:table-cell>
          <table:table-cell office:value-type="float" office:value="8371079">
            <text:p>8.37E+006</text:p>
          </table:table-cell>
        </table:table-row>
        <table:table-row table:style-name="ro1">
          <table:table-cell office:value-type="float" office:value="16.8">
            <text:p>16.8</text:p>
          </table:table-cell>
          <table:table-cell table:formula="of:=4.135667516E-015*299792458/([.$A234]*1000)" office:value-type="float" office:value="0.0000000000738001148864521">
            <text:p>7.38001148864521E-011</text:p>
          </table:table-cell>
          <table:table-cell table:formula="of:=[.$B234]*1000000" office:value-type="float" office:value="0.0000738001148864521">
            <text:p>7.38001148864521E-005</text:p>
          </table:table-cell>
          <table:table-cell office:value-type="float" office:value="8431486">
            <text:p>8.43E+006</text:p>
          </table:table-cell>
        </table:table-row>
        <table:table-row table:style-name="ro1">
          <table:table-cell office:value-type="float" office:value="16.7">
            <text:p>16.7</text:p>
          </table:table-cell>
          <table:table-cell table:formula="of:=4.135667516E-015*299792458/([.$A235]*1000)" office:value-type="float" office:value="0.0000000000742420317420596">
            <text:p>7.42420317420596E-011</text:p>
          </table:table-cell>
          <table:table-cell table:formula="of:=[.$B235]*1000000" office:value-type="float" office:value="0.0000742420317420596">
            <text:p>0.000074242</text:p>
          </table:table-cell>
          <table:table-cell office:value-type="float" office:value="8495311">
            <text:p>8.50E+006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table:formula="of:=4.135667516E-015*299792458/([.$A236]*1000)" office:value-type="float" office:value="0.0000000000746892728971322">
            <text:p>7.46892728971322E-011</text:p>
          </table:table-cell>
          <table:table-cell table:formula="of:=[.$B236]*1000000" office:value-type="float" office:value="0.0000746892728971322">
            <text:p>7.46892728971322E-005</text:p>
          </table:table-cell>
          <table:table-cell office:value-type="float" office:value="8560103">
            <text:p>8.56E+006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table:formula="of:=4.135667516E-015*299792458/([.$A237]*1000)" office:value-type="float" office:value="0.0000000000751419351571148">
            <text:p>7.51419351571148E-011</text:p>
          </table:table-cell>
          <table:table-cell table:formula="of:=[.$B237]*1000000" office:value-type="float" office:value="0.0000751419351571148">
            <text:p>7.51419351571148E-005</text:p>
          </table:table-cell>
          <table:table-cell office:value-type="float" office:value="8625885">
            <text:p>8.63E+006</text:p>
          </table:table-cell>
        </table:table-row>
        <table:table-row table:style-name="ro1">
          <table:table-cell office:value-type="float" office:value="16.4">
            <text:p>16.4</text:p>
          </table:table-cell>
          <table:table-cell table:formula="of:=4.135667516E-015*299792458/([.$A238]*1000)" office:value-type="float" office:value="0.0000000000756001176885606">
            <text:p>7.56001176885606E-011</text:p>
          </table:table-cell>
          <table:table-cell table:formula="of:=[.$B238]*1000000" office:value-type="float" office:value="0.0000756001176885606">
            <text:p>7.56001176885606E-005</text:p>
          </table:table-cell>
          <table:table-cell office:value-type="float" office:value="8692677">
            <text:p>8.69E+006</text:p>
          </table:table-cell>
        </table:table-row>
        <table:table-row table:style-name="ro1">
          <table:table-cell office:value-type="float" office:value="16.3">
            <text:p>16.3</text:p>
          </table:table-cell>
          <table:table-cell table:formula="of:=4.135667516E-015*299792458/([.$A239]*1000)" office:value-type="float" office:value="0.0000000000760639220915579">
            <text:p>7.60639220915579E-011</text:p>
          </table:table-cell>
          <table:table-cell table:formula="of:=[.$B239]*1000000" office:value-type="float" office:value="0.0000760639220915579">
            <text:p>7.60639220915579E-005</text:p>
          </table:table-cell>
          <table:table-cell office:value-type="float" office:value="8760501">
            <text:p>8.76E+006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table:formula="of:=4.135667516E-015*299792458/([.$A240]*1000)" office:value-type="float" office:value="0.0000000000765334524748392">
            <text:p>7.65334524748392E-011</text:p>
          </table:table-cell>
          <table:table-cell table:formula="of:=[.$B240]*1000000" office:value-type="float" office:value="0.0000765334524748392">
            <text:p>7.65334524748392E-005</text:p>
          </table:table-cell>
          <table:table-cell office:value-type="float" office:value="8833492">
            <text:p>8.83E+006</text:p>
          </table:table-cell>
        </table:table-row>
        <table:table-row table:style-name="ro1">
          <table:table-cell office:value-type="float" office:value="16.1">
            <text:p>16.1</text:p>
          </table:table-cell>
          <table:table-cell table:formula="of:=4.135667516E-015*299792458/([.$A241]*1000)" office:value-type="float" office:value="0.0000000000770088155336891">
            <text:p>7.70088155336891E-011</text:p>
          </table:table-cell>
          <table:table-cell table:formula="of:=[.$B241]*1000000" office:value-type="float" office:value="0.0000770088155336891">
            <text:p>7.70088155336891E-005</text:p>
          </table:table-cell>
          <table:table-cell office:value-type="float" office:value="8903887">
            <text:p>8.90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4.135667516E-015*299792458/([.$A242]*1000)" office:value-type="float" office:value="0.0000000000774901206307747">
            <text:p>7.74901206307747E-011</text:p>
          </table:table-cell>
          <table:table-cell table:formula="of:=[.$B242]*1000000" office:value-type="float" office:value="0.0000774901206307746">
            <text:p>7.74901206307746E-005</text:p>
          </table:table-cell>
          <table:table-cell office:value-type="float" office:value="8975389">
            <text:p>8.98E+006</text:p>
          </table:table-cell>
        </table:table-row>
        <table:table-row table:style-name="ro1">
          <table:table-cell office:value-type="float" office:value="15.9">
            <text:p>15.9</text:p>
          </table:table-cell>
          <table:table-cell table:formula="of:=4.135667516E-015*299792458/([.$A243]*1000)" office:value-type="float" office:value="0.0000000000779774798800248">
            <text:p>7.79774798800248E-011</text:p>
          </table:table-cell>
          <table:table-cell table:formula="of:=[.$B243]*1000000" office:value-type="float" office:value="0.0000779774798800248">
            <text:p>7.79774798800248E-005</text:p>
          </table:table-cell>
          <table:table-cell office:value-type="float" office:value="9033311">
            <text:p>9.03E+006</text:p>
          </table:table-cell>
        </table:table-row>
        <table:table-row table:style-name="ro1">
          <table:table-cell office:value-type="float" office:value="15.8">
            <text:p>15.8</text:p>
          </table:table-cell>
          <table:table-cell table:formula="of:=4.135667516E-015*299792458/([.$A244]*1000)" office:value-type="float" office:value="0.0000000000784710082336959">
            <text:p>7.84710082336959E-011</text:p>
          </table:table-cell>
          <table:table-cell table:formula="of:=[.$B244]*1000000" office:value-type="float" office:value="0.0000784710082336958">
            <text:p>0.000078471</text:p>
          </table:table-cell>
          <table:table-cell office:value-type="float" office:value="9096939">
            <text:p>9.10E+006</text:p>
          </table:table-cell>
        </table:table-row>
        <table:table-row table:style-name="ro1">
          <table:table-cell office:value-type="float" office:value="15.7">
            <text:p>15.7</text:p>
          </table:table-cell>
          <table:table-cell table:formula="of:=4.135667516E-015*299792458/([.$A245]*1000)" office:value-type="float" office:value="0.000000000078970823572764">
            <text:p>7.8970823572764E-011</text:p>
          </table:table-cell>
          <table:table-cell table:formula="of:=[.$B245]*1000000" office:value-type="float" office:value="0.000078970823572764">
            <text:p>7.8970823572764E-005</text:p>
          </table:table-cell>
          <table:table-cell office:value-type="float" office:value="9161601">
            <text:p>9.16E+006</text:p>
          </table:table-cell>
        </table:table-row>
        <table:table-row table:style-name="ro1">
          <table:table-cell office:value-type="float" office:value="15.6">
            <text:p>15.6</text:p>
          </table:table-cell>
          <table:table-cell table:formula="of:=4.135667516E-015*299792458/([.$A246]*1000)" office:value-type="float" office:value="0.0000000000794770468007945">
            <text:p>7.94770468007945E-011</text:p>
          </table:table-cell>
          <table:table-cell table:formula="of:=[.$B246]*1000000" office:value-type="float" office:value="0.0000794770468007945">
            <text:p>0.000079477</text:p>
          </table:table-cell>
          <table:table-cell office:value-type="float" office:value="9227322">
            <text:p>9.23E+006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table:formula="of:=4.135667516E-015*299792458/([.$A247]*1000)" office:value-type="float" office:value="0.0000000000799898019414448">
            <text:p>7.99898019414448E-011</text:p>
          </table:table-cell>
          <table:table-cell table:formula="of:=[.$B247]*1000000" office:value-type="float" office:value="0.0000799898019414448">
            <text:p>7.99898019414448E-005</text:p>
          </table:table-cell>
          <table:table-cell office:value-type="float" office:value="9294126">
            <text:p>9.29E+006</text:p>
          </table:table-cell>
        </table:table-row>
        <table:table-row table:style-name="ro1">
          <table:table-cell office:value-type="float" office:value="15.4">
            <text:p>15.4</text:p>
          </table:table-cell>
          <table:table-cell table:formula="of:=4.135667516E-015*299792458/([.$A248]*1000)" office:value-type="float" office:value="0.0000000000805092162397659">
            <text:p>8.05092162397659E-011</text:p>
          </table:table-cell>
          <table:table-cell table:formula="of:=[.$B248]*1000000" office:value-type="float" office:value="0.0000805092162397659">
            <text:p>8.05092162397659E-005</text:p>
          </table:table-cell>
          <table:table-cell office:value-type="float" office:value="9362037">
            <text:p>9.36E+006</text:p>
          </table:table-cell>
        </table:table-row>
        <table:table-row table:style-name="ro1">
          <table:table-cell office:value-type="float" office:value="15.3">
            <text:p>15.3</text:p>
          </table:table-cell>
          <table:table-cell table:formula="of:=4.135667516E-015*299792458/([.$A249]*1000)" office:value-type="float" office:value="0.0000000000810354202674768">
            <text:p>8.10354202674768E-011</text:p>
          </table:table-cell>
          <table:table-cell table:formula="of:=[.$B249]*1000000" office:value-type="float" office:value="0.0000810354202674768">
            <text:p>8.10354202674768E-005</text:p>
          </table:table-cell>
          <table:table-cell office:value-type="float" office:value="9435940">
            <text:p>9.44E+006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table:formula="of:=4.135667516E-015*299792458/([.$A250]*1000)" office:value-type="float" office:value="0.0000000000815685480323944">
            <text:p>8.15685480323944E-011</text:p>
          </table:table-cell>
          <table:table-cell table:formula="of:=[.$B250]*1000000" office:value-type="float" office:value="0.0000815685480323944">
            <text:p>8.15685480323944E-005</text:p>
          </table:table-cell>
          <table:table-cell office:value-type="float" office:value="9501550">
            <text:p>9.50E+006</text:p>
          </table:table-cell>
        </table:table-row>
        <table:table-row table:style-name="ro1">
          <table:table-cell office:value-type="float" office:value="15.1">
            <text:p>15.1</text:p>
          </table:table-cell>
          <table:table-cell table:formula="of:=4.135667516E-015*299792458/([.$A251]*1000)" office:value-type="float" office:value="0.0000000000821087370922116">
            <text:p>8.21087370922116E-011</text:p>
          </table:table-cell>
          <table:table-cell table:formula="of:=[.$B251]*1000000" office:value-type="float" office:value="0.0000821087370922115">
            <text:p>8.21087370922115E-005</text:p>
          </table:table-cell>
          <table:table-cell office:value-type="float" office:value="9571141">
            <text:p>9.57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4.135667516E-015*299792458/([.$A252]*1000)" office:value-type="float" office:value="0.0000000000826561286728263">
            <text:p>8.26561286728263E-011</text:p>
          </table:table-cell>
          <table:table-cell table:formula="of:=[.$B252]*1000000" office:value-type="float" office:value="0.0000826561286728263">
            <text:p>8.26561286728263E-005</text:p>
          </table:table-cell>
          <table:table-cell office:value-type="float" office:value="9641915">
            <text:p>9.64E+006</text:p>
          </table:table-cell>
        </table:table-row>
        <table:table-row table:style-name="ro1">
          <table:table-cell office:value-type="float" office:value="14.9">
            <text:p>14.9</text:p>
          </table:table-cell>
          <table:table-cell table:formula="of:=4.135667516E-015*299792458/([.$A253]*1000)" office:value-type="float" office:value="0.0000000000832108677914359">
            <text:p>8.32108677914359E-011</text:p>
          </table:table-cell>
          <table:table-cell table:formula="of:=[.$B253]*1000000" office:value-type="float" office:value="0.0000832108677914359">
            <text:p>8.32108677914359E-005</text:p>
          </table:table-cell>
          <table:table-cell office:value-type="float" office:value="9705877">
            <text:p>9.71E+006</text:p>
          </table:table-cell>
        </table:table-row>
        <table:table-row table:style-name="ro1">
          <table:table-cell office:value-type="float" office:value="14.8">
            <text:p>14.8</text:p>
          </table:table-cell>
          <table:table-cell table:formula="of:=4.135667516E-015*299792458/([.$A254]*1000)" office:value-type="float" office:value="0.0000000000837731033846212">
            <text:p>8.37731033846212E-011</text:p>
          </table:table-cell>
          <table:table-cell table:formula="of:=[.$B254]*1000000" office:value-type="float" office:value="0.0000837731033846212">
            <text:p>8.37731033846212E-005</text:p>
          </table:table-cell>
          <table:table-cell office:value-type="float" office:value="9770978">
            <text:p>9.77E+006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table:formula="of:=4.135667516E-015*299792458/([.$A255]*1000)" office:value-type="float" office:value="0.0000000000843429884416595">
            <text:p>8.43429884416595E-011</text:p>
          </table:table-cell>
          <table:table-cell table:formula="of:=[.$B255]*1000000" office:value-type="float" office:value="0.0000843429884416595">
            <text:p>0.000084343</text:p>
          </table:table-cell>
          <table:table-cell office:value-type="float" office:value="9837244">
            <text:p>9.84E+006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table:formula="of:=4.135667516E-015*299792458/([.$A256]*1000)" office:value-type="float" office:value="0.0000000000849206801433147">
            <text:p>8.49206801433147E-011</text:p>
          </table:table-cell>
          <table:table-cell table:formula="of:=[.$B256]*1000000" office:value-type="float" office:value="0.0000849206801433147">
            <text:p>8.49206801433147E-005</text:p>
          </table:table-cell>
          <table:table-cell office:value-type="float" office:value="9909414">
            <text:p>9.91E+006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table:formula="of:=4.135667516E-015*299792458/([.$A257]*1000)" office:value-type="float" office:value="0.000000000085506340006372">
            <text:p>8.5506340006372E-011</text:p>
          </table:table-cell>
          <table:table-cell table:formula="of:=[.$B257]*1000000" office:value-type="float" office:value="0.000085506340006372">
            <text:p>8.5506340006372E-005</text:p>
          </table:table-cell>
          <table:table-cell office:value-type="float" office:value="9978588">
            <text:p>9.98E+006</text:p>
          </table:table-cell>
        </table:table-row>
        <table:table-row table:style-name="ro1">
          <table:table-cell office:value-type="float" office:value="14.4">
            <text:p>14.4</text:p>
          </table:table-cell>
          <table:table-cell table:formula="of:=4.135667516E-015*299792458/([.$A258]*1000)" office:value-type="float" office:value="0.0000000000861001340341941">
            <text:p>8.61001340341941E-011</text:p>
          </table:table-cell>
          <table:table-cell table:formula="of:=[.$B258]*1000000" office:value-type="float" office:value="0.0000861001340341941">
            <text:p>8.61001340341941E-005</text:p>
          </table:table-cell>
          <table:table-cell office:value-type="float" office:value="10043590">
            <text:p>1.00E+007</text:p>
          </table:table-cell>
        </table:table-row>
        <table:table-row table:style-name="ro1">
          <table:table-cell office:value-type="float" office:value="14.3">
            <text:p>14.3</text:p>
          </table:table-cell>
          <table:table-cell table:formula="of:=4.135667516E-015*299792458/([.$A259]*1000)" office:value-type="float" office:value="0.000000000086702232873594">
            <text:p>8.6702232873594E-011</text:p>
          </table:table-cell>
          <table:table-cell table:formula="of:=[.$B259]*1000000" office:value-type="float" office:value="0.000086702232873594">
            <text:p>8.6702232873594E-005</text:p>
          </table:table-cell>
          <table:table-cell office:value-type="float" office:value="10113000">
            <text:p>1.01E+007</text:p>
          </table:table-cell>
        </table:table-row>
        <table:table-row table:style-name="ro1">
          <table:table-cell office:value-type="float" office:value="14.2">
            <text:p>14.2</text:p>
          </table:table-cell>
          <table:table-cell table:formula="of:=4.135667516E-015*299792458/([.$A260]*1000)" office:value-type="float" office:value="0.0000000000873128119783376">
            <text:p>8.73128119783376E-011</text:p>
          </table:table-cell>
          <table:table-cell table:formula="of:=[.$B260]*1000000" office:value-type="float" office:value="0.0000873128119783376">
            <text:p>8.73128119783376E-005</text:p>
          </table:table-cell>
          <table:table-cell office:value-type="float" office:value="10183700">
            <text:p>1.02E+007</text:p>
          </table:table-cell>
        </table:table-row>
        <table:table-row table:style-name="ro1">
          <table:table-cell office:value-type="float" office:value="14.1">
            <text:p>14.1</text:p>
          </table:table-cell>
          <table:table-cell table:formula="of:=4.135667516E-015*299792458/([.$A261]*1000)" office:value-type="float" office:value="0.0000000000879320517796024">
            <text:p>8.79320517796024E-011</text:p>
          </table:table-cell>
          <table:table-cell table:formula="of:=[.$B261]*1000000" office:value-type="float" office:value="0.0000879320517796024">
            <text:p>8.79320517796024E-005</text:p>
          </table:table-cell>
          <table:table-cell office:value-type="float" office:value="10255710">
            <text:p>1.03E+0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4.135667516E-015*299792458/([.$A262]*1000)" office:value-type="float" office:value="0.0000000000885601378637425">
            <text:p>8.85601378637425E-011</text:p>
          </table:table-cell>
          <table:table-cell table:formula="of:=[.$B262]*1000000" office:value-type="float" office:value="0.0000885601378637425">
            <text:p>8.85601378637425E-005</text:p>
          </table:table-cell>
          <table:table-cell office:value-type="float" office:value="10329070">
            <text:p>1.03E+007</text:p>
          </table:table-cell>
        </table:table-row>
        <table:table-row table:style-name="ro1">
          <table:table-cell office:value-type="float" office:value="13.9">
            <text:p>13.9</text:p>
          </table:table-cell>
          <table:table-cell table:formula="of:=4.135667516E-015*299792458/([.$A263]*1000)" office:value-type="float" office:value="0.0000000000891972611577262">
            <text:p>8.91972611577262E-011</text:p>
          </table:table-cell>
          <table:table-cell table:formula="of:=[.$B263]*1000000" office:value-type="float" office:value="0.0000891972611577262">
            <text:p>8.91972611577262E-005</text:p>
          </table:table-cell>
          <table:table-cell office:value-type="float" office:value="10388540">
            <text:p>1.04E+007</text:p>
          </table:table-cell>
        </table:table-row>
        <table:table-row table:style-name="ro1">
          <table:table-cell office:value-type="float" office:value="13.8">
            <text:p>13.8</text:p>
          </table:table-cell>
          <table:table-cell table:formula="of:=4.135667516E-015*299792458/([.$A264]*1000)" office:value-type="float" office:value="0.0000000000898436181226373">
            <text:p>8.98436181226373E-011</text:p>
          </table:table-cell>
          <table:table-cell table:formula="of:=[.$B264]*1000000" office:value-type="float" office:value="0.0000898436181226373">
            <text:p>8.98436181226373E-005</text:p>
          </table:table-cell>
          <table:table-cell office:value-type="float" office:value="10454280">
            <text:p>1.05E+007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table:formula="of:=4.135667516E-015*299792458/([.$A265]*1000)" office:value-type="float" office:value="0.0000000000904994109556492">
            <text:p>9.04994109556492E-011</text:p>
          </table:table-cell>
          <table:table-cell table:formula="of:=[.$B265]*1000000" office:value-type="float" office:value="0.0000904994109556492">
            <text:p>9.04994109556492E-005</text:p>
          </table:table-cell>
          <table:table-cell office:value-type="float" office:value="10516800">
            <text:p>1.05E+007</text:p>
          </table:table-cell>
        </table:table-row>
        <table:table-row table:style-name="ro1">
          <table:table-cell office:value-type="float" office:value="13.6">
            <text:p>13.6</text:p>
          </table:table-cell>
          <table:table-cell table:formula="of:=4.135667516E-015*299792458/([.$A266]*1000)" office:value-type="float" office:value="0.0000000000911648478009114">
            <text:p>9.11648478009114E-011</text:p>
          </table:table-cell>
          <table:table-cell table:formula="of:=[.$B266]*1000000" office:value-type="float" office:value="0.0000911648478009113">
            <text:p>9.11648478009113E-005</text:p>
          </table:table-cell>
          <table:table-cell office:value-type="float" office:value="10580650">
            <text:p>1.06E+007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table:formula="of:=4.135667516E-015*299792458/([.$A267]*1000)" office:value-type="float" office:value="0.000000000091840142969807">
            <text:p>9.1840142969807E-011</text:p>
          </table:table-cell>
          <table:table-cell table:formula="of:=[.$B267]*1000000" office:value-type="float" office:value="0.000091840142969807">
            <text:p>9.1840142969807E-005</text:p>
          </table:table-cell>
          <table:table-cell office:value-type="float" office:value="10637520">
            <text:p>1.06E+007</text:p>
          </table:table-cell>
        </table:table-row>
        <table:table-row table:style-name="ro1">
          <table:table-cell office:value-type="float" office:value="13.4">
            <text:p>13.4</text:p>
          </table:table-cell>
          <table:table-cell table:formula="of:=4.135667516E-015*299792458/([.$A268]*1000)" office:value-type="float" office:value="0.0000000000925255171710742">
            <text:p>9.25255171710742E-011</text:p>
          </table:table-cell>
          <table:table-cell table:formula="of:=[.$B268]*1000000" office:value-type="float" office:value="0.0000925255171710742">
            <text:p>9.25255171710742E-005</text:p>
          </table:table-cell>
          <table:table-cell office:value-type="float" office:value="10701580">
            <text:p>1.07E+007</text:p>
          </table:table-cell>
        </table:table-row>
        <table:table-row table:style-name="ro1">
          <table:table-cell office:value-type="float" office:value="13.3">
            <text:p>13.3</text:p>
          </table:table-cell>
          <table:table-cell table:formula="of:=4.135667516E-015*299792458/([.$A269]*1000)" office:value-type="float" office:value="0.0000000000932211977513079">
            <text:p>9.32211977513079E-011</text:p>
          </table:table-cell>
          <table:table-cell table:formula="of:=[.$B269]*1000000" office:value-type="float" office:value="0.0000932211977513078">
            <text:p>9.32211977513078E-005</text:p>
          </table:table-cell>
          <table:table-cell office:value-type="float" office:value="10767030">
            <text:p>1.08E+007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table:formula="of:=4.135667516E-015*299792458/([.$A270]*1000)" office:value-type="float" office:value="0.0000000000939274189463935">
            <text:p>9.39274189463935E-011</text:p>
          </table:table-cell>
          <table:table-cell table:formula="of:=[.$B270]*1000000" office:value-type="float" office:value="0.0000939274189463935">
            <text:p>9.39274189463935E-005</text:p>
          </table:table-cell>
          <table:table-cell office:value-type="float" office:value="10833900">
            <text:p>1.08E+007</text:p>
          </table:table-cell>
        </table:table-row>
        <table:table-row table:style-name="ro1">
          <table:table-cell office:value-type="float" office:value="13.1">
            <text:p>13.1</text:p>
          </table:table-cell>
          <table:table-cell table:formula="of:=4.135667516E-015*299792458/([.$A271]*1000)" office:value-type="float" office:value="0.0000000000946444221444576">
            <text:p>9.46444221444576E-011</text:p>
          </table:table-cell>
          <table:table-cell table:formula="of:=[.$B271]*1000000" office:value-type="float" office:value="0.0000946444221444576">
            <text:p>9.46444221444576E-005</text:p>
          </table:table-cell>
          <table:table-cell office:value-type="float" office:value="10902220">
            <text:p>1.09E+0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4.135667516E-015*299792458/([.$A272]*1000)" office:value-type="float" office:value="0.0000000000953724561609534">
            <text:p>9.53724561609534E-011</text:p>
          </table:table-cell>
          <table:table-cell table:formula="of:=[.$B272]*1000000" office:value-type="float" office:value="0.0000953724561609534">
            <text:p>9.53724561609534E-005</text:p>
          </table:table-cell>
          <table:table-cell office:value-type="float" office:value="10977390">
            <text:p>1.10E+007</text:p>
          </table:table-cell>
        </table:table-row>
        <table:table-row table:style-name="ro1">
          <table:table-cell office:value-type="float" office:value="12.9">
            <text:p>12.9</text:p>
          </table:table-cell>
          <table:table-cell table:formula="of:=4.135667516E-015*299792458/([.$A273]*1000)" office:value-type="float" office:value="0.0000000000961117775265422">
            <text:p>9.61117775265422E-011</text:p>
          </table:table-cell>
          <table:table-cell table:formula="of:=[.$B273]*1000000" office:value-type="float" office:value="0.0000961117775265422">
            <text:p>9.61117775265422E-005</text:p>
          </table:table-cell>
          <table:table-cell office:value-type="float" office:value="11080950">
            <text:p>1.11E+007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table:formula="of:=4.135667516E-015*299792458/([.$A274]*1000)" office:value-type="float" office:value="0.0000000000968626507884683">
            <text:p>9.68626507884683E-011</text:p>
          </table:table-cell>
          <table:table-cell table:formula="of:=[.$B274]*1000000" office:value-type="float" office:value="0.0000968626507884683">
            <text:p>9.68626507884683E-005</text:p>
          </table:table-cell>
          <table:table-cell office:value-type="float" office:value="11180190">
            <text:p>1.12E+007</text:p>
          </table:table-cell>
        </table:table-row>
        <table:table-row table:style-name="ro1">
          <table:table-cell office:value-type="float" office:value="12.7">
            <text:p>12.7</text:p>
          </table:table-cell>
          <table:table-cell table:formula="of:=4.135667516E-015*299792458/([.$A275]*1000)" office:value-type="float" office:value="0.0000000000976253488261728">
            <text:p>9.76253488261728E-011</text:p>
          </table:table-cell>
          <table:table-cell table:formula="of:=[.$B275]*1000000" office:value-type="float" office:value="0.0000976253488261728">
            <text:p>9.76253488261728E-005</text:p>
          </table:table-cell>
          <table:table-cell office:value-type="float" office:value="11285220">
            <text:p>1.13E+007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table:formula="of:=4.135667516E-015*299792458/([.$A276]*1000)" office:value-type="float" office:value="0.0000000000984001531819361">
            <text:p>9.84001531819361E-011</text:p>
          </table:table-cell>
          <table:table-cell table:formula="of:=[.$B276]*1000000" office:value-type="float" office:value="0.000098400153181936">
            <text:p>9.8400153181936E-005</text:p>
          </table:table-cell>
          <table:table-cell office:value-type="float" office:value="11392320">
            <text:p>1.14E+007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table:formula="of:=4.135667516E-015*299792458/([.$A277]*1000)" office:value-type="float" office:value="0.0000000000991873544073916">
            <text:p>9.91873544073916E-011</text:p>
          </table:table-cell>
          <table:table-cell table:formula="of:=[.$B277]*1000000" office:value-type="float" office:value="0.0000991873544073915">
            <text:p>9.91873544073915E-005</text:p>
          </table:table-cell>
          <table:table-cell office:value-type="float" office:value="11501540">
            <text:p>1.15E+007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table:formula="of:=4.135667516E-015*299792458/([.$A278]*1000)" office:value-type="float" office:value="0.000000000099987252426806">
            <text:p>9.9987252426806E-011</text:p>
          </table:table-cell>
          <table:table-cell table:formula="of:=[.$B278]*1000000" office:value-type="float" office:value="0.000099987252426806">
            <text:p>9.9987252426806E-005</text:p>
          </table:table-cell>
          <table:table-cell office:value-type="float" office:value="11612960">
            <text:p>1.16E+007</text:p>
          </table:table-cell>
        </table:table-row>
        <table:table-row table:style-name="ro1">
          <table:table-cell office:value-type="float" office:value="12.3">
            <text:p>12.3</text:p>
          </table:table-cell>
          <table:table-cell table:formula="of:=4.135667516E-015*299792458/([.$A279]*1000)" office:value-type="float" office:value="0.000000000100800156918081">
            <text:p>1.00800156918081E-010</text:p>
          </table:table-cell>
          <table:table-cell table:formula="of:=[.$B279]*1000000" office:value-type="float" office:value="0.000100800156918081">
            <text:p>0.0001008002</text:p>
          </table:table-cell>
          <table:table-cell office:value-type="float" office:value="11726620">
            <text:p>1.17E+007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table:formula="of:=4.135667516E-015*299792458/([.$A280]*1000)" office:value-type="float" office:value="0.000000000101626387712491">
            <text:p>1.01626387712491E-010</text:p>
          </table:table-cell>
          <table:table-cell table:formula="of:=[.$B280]*1000000" office:value-type="float" office:value="0.000101626387712491">
            <text:p>0.0001016264</text:p>
          </table:table-cell>
          <table:table-cell office:value-type="float" office:value="11848560">
            <text:p>1.18E+007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table:formula="of:=4.135667516E-015*299792458/([.$A281]*1000)" office:value-type="float" office:value="0.000000000102466275214247">
            <text:p>1.02466275214247E-010</text:p>
          </table:table-cell>
          <table:table-cell table:formula="of:=[.$B281]*1000000" office:value-type="float" office:value="0.000102466275214247">
            <text:p>0.0001024663</text:p>
          </table:table-cell>
          <table:table-cell office:value-type="float" office:value="11967580">
            <text:p>1.20E+0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4.135667516E-015*299792458/([.$A282]*1000)" office:value-type="float" office:value="0.000000000103320160841033">
            <text:p>1.03320160841033E-010</text:p>
          </table:table-cell>
          <table:table-cell table:formula="of:=[.$B282]*1000000" office:value-type="float" office:value="0.000103320160841033">
            <text:p>0.0001033202</text:p>
          </table:table-cell>
          <table:table-cell office:value-type="float" office:value="12081890">
            <text:p>1.21E+007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table:formula="of:=4.135667516E-015*299792458/([.$A283]*1000)" office:value-type="float" office:value="0.000000000104188397486756">
            <text:p>1.04188397486756E-010</text:p>
          </table:table-cell>
          <table:table-cell table:formula="of:=[.$B283]*1000000" office:value-type="float" office:value="0.000104188397486756">
            <text:p>0.0001041884</text:p>
          </table:table-cell>
          <table:table-cell office:value-type="float" office:value="12251700">
            <text:p>1.23E+007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table:formula="of:=4.135667516E-015*299792458/([.$A284]*1000)" office:value-type="float" office:value="0.00000000010507135000783">
            <text:p>1.0507135000783E-010</text:p>
          </table:table-cell>
          <table:table-cell table:formula="of:=[.$B284]*1000000" office:value-type="float" office:value="0.00010507135000783">
            <text:p>0.0001050714</text:p>
          </table:table-cell>
          <table:table-cell office:value-type="float" office:value="12425370">
            <text:p>1.24E+007</text:p>
          </table:table-cell>
        </table:table-row>
        <table:table-row table:style-name="ro1">
          <table:table-cell office:value-type="float" office:value="11.7">
            <text:p>11.7</text:p>
          </table:table-cell>
          <table:table-cell table:formula="of:=4.135667516E-015*299792458/([.$A285]*1000)" office:value-type="float" office:value="0.000000000105969395734393">
            <text:p>1.05969395734393E-010</text:p>
          </table:table-cell>
          <table:table-cell table:formula="of:=[.$B285]*1000000" office:value-type="float" office:value="0.000105969395734393">
            <text:p>0.0001059694</text:p>
          </table:table-cell>
          <table:table-cell office:value-type="float" office:value="12603040">
            <text:p>1.26E+007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table:formula="of:=4.135667516E-015*299792458/([.$A286]*1000)" office:value-type="float" office:value="0.000000000106882925007965">
            <text:p>1.06882925007965E-010</text:p>
          </table:table-cell>
          <table:table-cell table:formula="of:=[.$B286]*1000000" office:value-type="float" office:value="0.000106882925007965">
            <text:p>0.0001068829</text:p>
          </table:table-cell>
          <table:table-cell office:value-type="float" office:value="12784830">
            <text:p>1.28E+007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table:formula="of:=4.135667516E-015*299792458/([.$A287]*1000)" office:value-type="float" office:value="0.000000000107812341747165">
            <text:p>1.07812341747165E-010</text:p>
          </table:table-cell>
          <table:table-cell table:formula="of:=[.$B287]*1000000" office:value-type="float" office:value="0.000107812341747165">
            <text:p>0.0001078123</text:p>
          </table:table-cell>
          <table:table-cell office:value-type="float" office:value="12970870">
            <text:p>1.30E+007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table:formula="of:=4.135667516E-015*299792458/([.$A288]*1000)" office:value-type="float" office:value="0.000000000108758064043192">
            <text:p>1.08758064043192E-010</text:p>
          </table:table-cell>
          <table:table-cell table:formula="of:=[.$B288]*1000000" office:value-type="float" office:value="0.000108758064043192">
            <text:p>0.0001087581</text:p>
          </table:table-cell>
          <table:table-cell office:value-type="float" office:value="13168290">
            <text:p>1.32E+007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table:formula="of:=4.135667516E-015*299792458/([.$A289]*1000)" office:value-type="float" office:value="0.000000000109720524786938">
            <text:p>1.09720524786938E-010</text:p>
          </table:table-cell>
          <table:table-cell table:formula="of:=[.$B289]*1000000" office:value-type="float" office:value="0.000109720524786938">
            <text:p>0.0001097205</text:p>
          </table:table-cell>
          <table:table-cell office:value-type="float" office:value="13364080">
            <text:p>1.34E+007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table:formula="of:=4.135667516E-015*299792458/([.$A290]*1000)" office:value-type="float" office:value="0.000000000110700172329678">
            <text:p>1.10700172329678E-010</text:p>
          </table:table-cell>
          <table:table-cell table:formula="of:=[.$B290]*1000000" office:value-type="float" office:value="0.000110700172329678">
            <text:p>0.0001107002</text:p>
          </table:table-cell>
          <table:table-cell office:value-type="float" office:value="13564580">
            <text:p>1.36E+007</text:p>
          </table:table-cell>
        </table:table-row>
        <table:table-row table:style-name="ro1">
          <table:table-cell office:value-type="float" office:value="11.1">
            <text:p>11.1</text:p>
          </table:table-cell>
          <table:table-cell table:formula="of:=4.135667516E-015*299792458/([.$A291]*1000)" office:value-type="float" office:value="0.000000000111697471179495">
            <text:p>1.11697471179495E-010</text:p>
          </table:table-cell>
          <table:table-cell table:formula="of:=[.$B291]*1000000" office:value-type="float" office:value="0.000111697471179495">
            <text:p>0.0001116975</text:p>
          </table:table-cell>
          <table:table-cell office:value-type="float" office:value="13757740">
            <text:p>1.38E+0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4.135667516E-015*299792458/([.$A292]*1000)" office:value-type="float" office:value="0.000000000112712902735672">
            <text:p>1.12712902735672E-010</text:p>
          </table:table-cell>
          <table:table-cell table:formula="of:=[.$B292]*1000000" office:value-type="float" office:value="0.000112712902735672">
            <text:p>0.0001127129</text:p>
          </table:table-cell>
          <table:table-cell office:value-type="float" office:value="13964410">
            <text:p>1.40E+007</text:p>
          </table:table-cell>
        </table:table-row>
        <table:table-row table:style-name="ro1">
          <table:table-cell office:value-type="float" office:value="10.9">
            <text:p>10.9</text:p>
          </table:table-cell>
          <table:table-cell table:formula="of:=4.135667516E-015*299792458/([.$A293]*1000)" office:value-type="float" office:value="0.000000000113746966063522">
            <text:p>1.13746966063522E-010</text:p>
          </table:table-cell>
          <table:table-cell table:formula="of:=[.$B293]*1000000" office:value-type="float" office:value="0.000113746966063522">
            <text:p>0.000113747</text:p>
          </table:table-cell>
          <table:table-cell office:value-type="float" office:value="14328370">
            <text:p>1.43E+007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table:formula="of:=4.135667516E-015*299792458/([.$A294]*1000)" office:value-type="float" office:value="0.000000000114800178712259">
            <text:p>1.14800178712259E-010</text:p>
          </table:table-cell>
          <table:table-cell table:formula="of:=[.$B294]*1000000" office:value-type="float" office:value="0.000114800178712259">
            <text:p>0.0001148002</text:p>
          </table:table-cell>
          <table:table-cell office:value-type="float" office:value="14706010">
            <text:p>1.47E+007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table:formula="of:=4.135667516E-015*299792458/([.$A295]*1000)" office:value-type="float" office:value="0.000000000115873077578728">
            <text:p>1.15873077578728E-010</text:p>
          </table:table-cell>
          <table:table-cell table:formula="of:=[.$B295]*1000000" office:value-type="float" office:value="0.000115873077578728">
            <text:p>0.0001158731</text:p>
          </table:table-cell>
          <table:table-cell office:value-type="float" office:value="15097950">
            <text:p>1.51E+007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table:formula="of:=4.135667516E-015*299792458/([.$A296]*1000)" office:value-type="float" office:value="0.000000000116966219820037">
            <text:p>1.16966219820037E-010</text:p>
          </table:table-cell>
          <table:table-cell table:formula="of:=[.$B296]*1000000" office:value-type="float" office:value="0.000116966219820037">
            <text:p>0.0001169662</text:p>
          </table:table-cell>
          <table:table-cell office:value-type="float" office:value="15513850">
            <text:p>1.55E+007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table:formula="of:=4.135667516E-015*299792458/([.$A297]*1000)" office:value-type="float" office:value="0.000000000118080183818323">
            <text:p>1.18080183818323E-010</text:p>
          </table:table-cell>
          <table:table-cell table:formula="of:=[.$B297]*1000000" office:value-type="float" office:value="0.000118080183818323">
            <text:p>0.0001180802</text:p>
          </table:table-cell>
          <table:table-cell office:value-type="float" office:value="15937750">
            <text:p>1.59E+007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table:formula="of:=4.135667516E-015*299792458/([.$A298]*1000)" office:value-type="float" office:value="0.000000000119215570201192">
            <text:p>1.19215570201192E-010</text:p>
          </table:table-cell>
          <table:table-cell table:formula="of:=[.$B298]*1000000" office:value-type="float" office:value="0.000119215570201192">
            <text:p>0.0001192156</text:p>
          </table:table-cell>
          <table:table-cell office:value-type="float" office:value="16366650">
            <text:p>1.64E+007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table:formula="of:=4.135667516E-015*299792458/([.$A299]*1000)" office:value-type="float" office:value="0.000000000120373002921592">
            <text:p>1.20373002921592E-010</text:p>
          </table:table-cell>
          <table:table-cell table:formula="of:=[.$B299]*1000000" office:value-type="float" office:value="0.000120373002921592">
            <text:p>0.000120373</text:p>
          </table:table-cell>
          <table:table-cell office:value-type="float" office:value="16819630">
            <text:p>1.68E+007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table:formula="of:=4.135667516E-015*299792458/([.$A300]*1000)" office:value-type="float" office:value="0.000000000121553130401215">
            <text:p>1.21553130401215E-010</text:p>
          </table:table-cell>
          <table:table-cell table:formula="of:=[.$B300]*1000000" office:value-type="float" office:value="0.000121553130401215">
            <text:p>0.0001215531</text:p>
          </table:table-cell>
          <table:table-cell office:value-type="float" office:value="17290480">
            <text:p>1.73E+007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table:formula="of:=4.135667516E-015*299792458/([.$A301]*1000)" office:value-type="float" office:value="0.000000000122756626741821">
            <text:p>1.22756626741821E-010</text:p>
          </table:table-cell>
          <table:table-cell table:formula="of:=[.$B301]*1000000" office:value-type="float" office:value="0.000122756626741821">
            <text:p>0.0001227566</text:p>
          </table:table-cell>
          <table:table-cell office:value-type="float" office:value="17780090">
            <text:p>1.78E+0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4.135667516E-015*299792458/([.$A302]*1000)" office:value-type="float" office:value="0.000000000123984193009239">
            <text:p>1.23984193009239E-010</text:p>
          </table:table-cell>
          <table:table-cell table:formula="of:=[.$B302]*1000000" office:value-type="float" office:value="0.000123984193009239">
            <text:p>0.0001239842</text:p>
          </table:table-cell>
          <table:table-cell office:value-type="float" office:value="18289380">
            <text:p>1.83E+007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table:formula="of:=4.135667516E-015*299792458/([.$A303]*1000)" office:value-type="float" office:value="0.000000000125236558595191">
            <text:p>1.25236558595191E-010</text:p>
          </table:table-cell>
          <table:table-cell table:formula="of:=[.$B303]*1000000" office:value-type="float" office:value="0.000125236558595191">
            <text:p>0.0001252366</text:p>
          </table:table-cell>
          <table:table-cell office:value-type="float" office:value="18403270">
            <text:p>1.84E+007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table:formula="of:=4.135667516E-015*299792458/([.$A304]*1000)" office:value-type="float" office:value="0.000000000126514482662489">
            <text:p>1.26514482662489E-010</text:p>
          </table:table-cell>
          <table:table-cell table:formula="of:=[.$B304]*1000000" office:value-type="float" office:value="0.000126514482662489">
            <text:p>0.0001265145</text:p>
          </table:table-cell>
          <table:table-cell office:value-type="float" office:value="18532560">
            <text:p>1.85E+007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table:formula="of:=4.135667516E-015*299792458/([.$A305]*1000)" office:value-type="float" office:value="0.000000000127818755679628">
            <text:p>1.27818755679628E-010</text:p>
          </table:table-cell>
          <table:table-cell table:formula="of:=[.$B305]*1000000" office:value-type="float" office:value="0.000127818755679628">
            <text:p>0.0001278188</text:p>
          </table:table-cell>
          <table:table-cell office:value-type="float" office:value="18655140">
            <text:p>1.87E+007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table:formula="of:=4.135667516E-015*299792458/([.$A306]*1000)" office:value-type="float" office:value="0.000000000129150201051291">
            <text:p>1.29150201051291E-010</text:p>
          </table:table-cell>
          <table:table-cell table:formula="of:=[.$B306]*1000000" office:value-type="float" office:value="0.000129150201051291">
            <text:p>0.0001291502</text:p>
          </table:table-cell>
          <table:table-cell office:value-type="float" office:value="18767080">
            <text:p>1.88E+007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table:formula="of:=4.135667516E-015*299792458/([.$A307]*1000)" office:value-type="float" office:value="0.000000000130509676851831">
            <text:p>1.30509676851831E-010</text:p>
          </table:table-cell>
          <table:table-cell table:formula="of:=[.$B307]*1000000" office:value-type="float" office:value="0.000130509676851831">
            <text:p>0.0001305097</text:p>
          </table:table-cell>
          <table:table-cell office:value-type="float" office:value="18892140">
            <text:p>1.89E+007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table:formula="of:=4.135667516E-015*299792458/([.$A308]*1000)" office:value-type="float" office:value="0.000000000131898077669404">
            <text:p>1.31898077669404E-010</text:p>
          </table:table-cell>
          <table:table-cell table:formula="of:=[.$B308]*1000000" office:value-type="float" office:value="0.000131898077669404">
            <text:p>0.0001318981</text:p>
          </table:table-cell>
          <table:table-cell office:value-type="float" office:value="19021290">
            <text:p>1.90E+007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table:formula="of:=4.135667516E-015*299792458/([.$A309]*1000)" office:value-type="float" office:value="0.000000000133316336569075">
            <text:p>1.33316336569075E-010</text:p>
          </table:table-cell>
          <table:table-cell table:formula="of:=[.$B309]*1000000" office:value-type="float" office:value="0.000133316336569075">
            <text:p>0.0001333163</text:p>
          </table:table-cell>
          <table:table-cell office:value-type="float" office:value="19154670">
            <text:p>1.92E+007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table:formula="of:=4.135667516E-015*299792458/([.$A310]*1000)" office:value-type="float" office:value="0.000000000134765427183956">
            <text:p>1.34765427183956E-010</text:p>
          </table:table-cell>
          <table:table-cell table:formula="of:=[.$B310]*1000000" office:value-type="float" office:value="0.000134765427183956">
            <text:p>0.0001347654</text:p>
          </table:table-cell>
          <table:table-cell office:value-type="float" office:value="19292420">
            <text:p>1.93E+007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table:formula="of:=4.135667516E-015*299792458/([.$A311]*1000)" office:value-type="float" office:value="0.000000000136246365944219">
            <text:p>1.36246365944219E-010</text:p>
          </table:table-cell>
          <table:table-cell table:formula="of:=[.$B311]*1000000" office:value-type="float" office:value="0.000136246365944219">
            <text:p>0.0001362464</text:p>
          </table:table-cell>
          <table:table-cell office:value-type="float" office:value="19434690">
            <text:p>1.94E+00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.135667516E-015*299792458/([.$A312]*1000)" office:value-type="float" office:value="0.000000000137760214454711">
            <text:p>1.37760214454711E-010</text:p>
          </table:table-cell>
          <table:table-cell table:formula="of:=[.$B312]*1000000" office:value-type="float" office:value="0.00013776021445471">
            <text:p>0.0001377602</text:p>
          </table:table-cell>
          <table:table-cell office:value-type="float" office:value="19594820">
            <text:p>1.96E+007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table:formula="of:=4.135667516E-015*299792458/([.$A313]*1000)" office:value-type="float" office:value="0.000000000139308082032853">
            <text:p>1.39308082032853E-010</text:p>
          </table:table-cell>
          <table:table-cell table:formula="of:=[.$B313]*1000000" office:value-type="float" office:value="0.000139308082032853">
            <text:p>0.0001393081</text:p>
          </table:table-cell>
          <table:table-cell office:value-type="float" office:value="19646320">
            <text:p>1.96E+007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table:formula="of:=4.135667516E-015*299792458/([.$A314]*1000)" office:value-type="float" office:value="0.00000000014089112841959">
            <text:p>1.4089112841959E-010</text:p>
          </table:table-cell>
          <table:table-cell table:formula="of:=[.$B314]*1000000" office:value-type="float" office:value="0.00014089112841959">
            <text:p>0.0001408911</text:p>
          </table:table-cell>
          <table:table-cell office:value-type="float" office:value="19685620">
            <text:p>1.97E+007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table:formula="of:=4.135667516E-015*299792458/([.$A315]*1000)" office:value-type="float" office:value="0.000000000142510566677287">
            <text:p>1.42510566677287E-010</text:p>
          </table:table-cell>
          <table:table-cell table:formula="of:=[.$B315]*1000000" office:value-type="float" office:value="0.000142510566677287">
            <text:p>0.0001425106</text:p>
          </table:table-cell>
          <table:table-cell office:value-type="float" office:value="19739790">
            <text:p>1.97E+007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table:formula="of:=4.135667516E-015*299792458/([.$A316]*1000)" office:value-type="float" office:value="0.000000000144167666289813">
            <text:p>1.44167666289813E-010</text:p>
          </table:table-cell>
          <table:table-cell table:formula="of:=[.$B316]*1000000" office:value-type="float" office:value="0.000144167666289813">
            <text:p>0.0001441677</text:p>
          </table:table-cell>
          <table:table-cell office:value-type="float" office:value="19798340">
            <text:p>1.98E+007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table:formula="of:=4.135667516E-015*299792458/([.$A317]*1000)" office:value-type="float" office:value="0.000000000145863756481458">
            <text:p>1.45863756481458E-010</text:p>
          </table:table-cell>
          <table:table-cell table:formula="of:=[.$B317]*1000000" office:value-type="float" office:value="0.000145863756481458">
            <text:p>0.0001458638</text:p>
          </table:table-cell>
          <table:table-cell office:value-type="float" office:value="19861390">
            <text:p>1.99E+007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table:formula="of:=4.135667516E-015*299792458/([.$A318]*1000)" office:value-type="float" office:value="0.000000000147600229772904">
            <text:p>1.47600229772904E-010</text:p>
          </table:table-cell>
          <table:table-cell table:formula="of:=[.$B318]*1000000" office:value-type="float" office:value="0.000147600229772904">
            <text:p>0.0001476002</text:p>
          </table:table-cell>
          <table:table-cell office:value-type="float" office:value="19929070">
            <text:p>1.99E+007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table:formula="of:=4.135667516E-015*299792458/([.$A319]*1000)" office:value-type="float" office:value="0.000000000149378545794264">
            <text:p>1.49378545794264E-010</text:p>
          </table:table-cell>
          <table:table-cell table:formula="of:=[.$B319]*1000000" office:value-type="float" office:value="0.000149378545794264">
            <text:p>0.0001493785</text:p>
          </table:table-cell>
          <table:table-cell office:value-type="float" office:value="20001530">
            <text:p>2.00E+00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table:formula="of:=4.135667516E-015*299792458/([.$A320]*1000)" office:value-type="float" office:value="0.000000000151200235377121">
            <text:p>1.51200235377121E-010</text:p>
          </table:table-cell>
          <table:table-cell table:formula="of:=[.$B320]*1000000" office:value-type="float" office:value="0.000151200235377121">
            <text:p>0.0001512002</text:p>
          </table:table-cell>
          <table:table-cell office:value-type="float" office:value="20093270">
            <text:p>2.01E+007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table:formula="of:=4.135667516E-015*299792458/([.$A321]*1000)" office:value-type="float" office:value="0.000000000153066904949678">
            <text:p>1.53066904949678E-010</text:p>
          </table:table-cell>
          <table:table-cell table:formula="of:=[.$B321]*1000000" office:value-type="float" office:value="0.000153066904949678">
            <text:p>0.0001530669</text:p>
          </table:table-cell>
          <table:table-cell office:value-type="float" office:value="20177220">
            <text:p>2.02E+00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4.135667516E-015*299792458/([.$A322]*1000)" office:value-type="float" office:value="0.000000000154980241261549">
            <text:p>1.54980241261549E-010</text:p>
          </table:table-cell>
          <table:table-cell table:formula="of:=[.$B322]*1000000" office:value-type="float" office:value="0.000154980241261549">
            <text:p>0.0001549802</text:p>
          </table:table-cell>
          <table:table-cell office:value-type="float" office:value="20248100">
            <text:p>2.02E+007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table:formula="of:=4.135667516E-015*299792458/([.$A323]*1000)" office:value-type="float" office:value="0.000000000156942016467392">
            <text:p>1.56942016467392E-010</text:p>
          </table:table-cell>
          <table:table-cell table:formula="of:=[.$B323]*1000000" office:value-type="float" office:value="0.000156942016467392">
            <text:p>0.000156942</text:p>
          </table:table-cell>
          <table:table-cell office:value-type="float" office:value="20170400">
            <text:p>2.02E+007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table:formula="of:=4.135667516E-015*299792458/([.$A324]*1000)" office:value-type="float" office:value="0.000000000158954093601589">
            <text:p>1.58954093601589E-010</text:p>
          </table:table-cell>
          <table:table-cell table:formula="of:=[.$B324]*1000000" office:value-type="float" office:value="0.000158954093601589">
            <text:p>0.0001589541</text:p>
          </table:table-cell>
          <table:table-cell office:value-type="float" office:value="20098640">
            <text:p>2.01E+007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table:formula="of:=4.135667516E-015*299792458/([.$A325]*1000)" office:value-type="float" office:value="0.000000000161018432479532">
            <text:p>1.61018432479532E-010</text:p>
          </table:table-cell>
          <table:table-cell table:formula="of:=[.$B325]*1000000" office:value-type="float" office:value="0.000161018432479532">
            <text:p>0.0001610184</text:p>
          </table:table-cell>
          <table:table-cell office:value-type="float" office:value="20032870">
            <text:p>2.00E+007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table:formula="of:=4.135667516E-015*299792458/([.$A326]*1000)" office:value-type="float" office:value="0.000000000163137096064789">
            <text:p>1.63137096064789E-010</text:p>
          </table:table-cell>
          <table:table-cell table:formula="of:=[.$B326]*1000000" office:value-type="float" office:value="0.000163137096064789">
            <text:p>0.0001631371</text:p>
          </table:table-cell>
          <table:table-cell office:value-type="float" office:value="19973160">
            <text:p>2.00E+007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4.135667516E-015*299792458/([.$A327]*1000)" office:value-type="float" office:value="0.000000000165312257345653">
            <text:p>1.65312257345653E-010</text:p>
          </table:table-cell>
          <table:table-cell table:formula="of:=[.$B327]*1000000" office:value-type="float" office:value="0.000165312257345653">
            <text:p>0.0001653123</text:p>
          </table:table-cell>
          <table:table-cell office:value-type="float" office:value="19919580">
            <text:p>1.99E+007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table:formula="of:=4.135667516E-015*299792458/([.$A328]*1000)" office:value-type="float" office:value="0.000000000167546206769242">
            <text:p>1.67546206769242E-010</text:p>
          </table:table-cell>
          <table:table-cell table:formula="of:=[.$B328]*1000000" office:value-type="float" office:value="0.000167546206769242">
            <text:p>0.0001675462</text:p>
          </table:table-cell>
          <table:table-cell office:value-type="float" office:value="19887440">
            <text:p>1.99E+007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table:formula="of:=4.135667516E-015*299792458/([.$A329]*1000)" office:value-type="float" office:value="0.000000000169841360286629">
            <text:p>1.69841360286629E-010</text:p>
          </table:table-cell>
          <table:table-cell table:formula="of:=[.$B329]*1000000" office:value-type="float" office:value="0.000169841360286629">
            <text:p>0.0001698414</text:p>
          </table:table-cell>
          <table:table-cell office:value-type="float" office:value="19847790">
            <text:p>1.98E+007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table:formula="of:=4.135667516E-015*299792458/([.$A330]*1000)" office:value-type="float" office:value="0.000000000172200268068388">
            <text:p>1.72200268068388E-010</text:p>
          </table:table-cell>
          <table:table-cell table:formula="of:=[.$B330]*1000000" office:value-type="float" office:value="0.000172200268068388">
            <text:p>0.0001722003</text:p>
          </table:table-cell>
          <table:table-cell office:value-type="float" office:value="19814510">
            <text:p>1.98E+007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table:formula="of:=4.135667516E-015*299792458/([.$A331]*1000)" office:value-type="float" office:value="0.000000000174625623956675">
            <text:p>1.74625623956675E-010</text:p>
          </table:table-cell>
          <table:table-cell table:formula="of:=[.$B331]*1000000" office:value-type="float" office:value="0.000174625623956675">
            <text:p>0.0001746256</text:p>
          </table:table-cell>
          <table:table-cell office:value-type="float" office:value="19761800">
            <text:p>1.98E+00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4.135667516E-015*299792458/([.$A332]*1000)" office:value-type="float" office:value="0.000000000177120275727485">
            <text:p>1.77120275727485E-010</text:p>
          </table:table-cell>
          <table:table-cell table:formula="of:=[.$B332]*1000000" office:value-type="float" office:value="0.000177120275727485">
            <text:p>0.0001771203</text:p>
          </table:table-cell>
          <table:table-cell office:value-type="float" office:value="19735250">
            <text:p>1.97E+007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table:formula="of:=4.135667516E-015*299792458/([.$A333]*1000)" office:value-type="float" office:value="0.000000000179687236245275">
            <text:p>1.79687236245275E-010</text:p>
          </table:table-cell>
          <table:table-cell table:formula="of:=[.$B333]*1000000" office:value-type="float" office:value="0.000179687236245275">
            <text:p>0.0001796872</text:p>
          </table:table-cell>
          <table:table-cell office:value-type="float" office:value="19404970">
            <text:p>1.94E+00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table:formula="of:=4.135667516E-015*299792458/([.$A334]*1000)" office:value-type="float" office:value="0.000000000182329695601823">
            <text:p>1.82329695601823E-010</text:p>
          </table:table-cell>
          <table:table-cell table:formula="of:=[.$B334]*1000000" office:value-type="float" office:value="0.000182329695601823">
            <text:p>0.0001823297</text:p>
          </table:table-cell>
          <table:table-cell office:value-type="float" office:value="19088720">
            <text:p>1.91E+007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table:formula="of:=4.135667516E-015*299792458/([.$A335]*1000)" office:value-type="float" office:value="0.000000000185051034342148">
            <text:p>1.85051034342148E-010</text:p>
          </table:table-cell>
          <table:table-cell table:formula="of:=[.$B335]*1000000" office:value-type="float" office:value="0.000185051034342148">
            <text:p>0.000185051</text:p>
          </table:table-cell>
          <table:table-cell office:value-type="float" office:value="18786130">
            <text:p>1.88E+007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table:formula="of:=4.135667516E-015*299792458/([.$A336]*1000)" office:value-type="float" office:value="0.000000000187854837892787">
            <text:p>1.87854837892787E-010</text:p>
          </table:table-cell>
          <table:table-cell table:formula="of:=[.$B336]*1000000" office:value-type="float" office:value="0.000187854837892787">
            <text:p>0.0001878548</text:p>
          </table:table-cell>
          <table:table-cell office:value-type="float" office:value="18512190">
            <text:p>1.85E+007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table:formula="of:=4.135667516E-015*299792458/([.$A337]*1000)" office:value-type="float" office:value="0.000000000190744912321907">
            <text:p>1.90744912321907E-010</text:p>
          </table:table-cell>
          <table:table-cell table:formula="of:=[.$B337]*1000000" office:value-type="float" office:value="0.000190744912321907">
            <text:p>0.0001907449</text:p>
          </table:table-cell>
          <table:table-cell office:value-type="float" office:value="18237100">
            <text:p>1.82E+007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table:formula="of:=4.135667516E-015*299792458/([.$A338]*1000)" office:value-type="float" office:value="0.000000000193725301576937">
            <text:p>1.93725301576937E-010</text:p>
          </table:table-cell>
          <table:table-cell table:formula="of:=[.$B338]*1000000" office:value-type="float" office:value="0.000193725301576937">
            <text:p>0.0001937253</text:p>
          </table:table-cell>
          <table:table-cell office:value-type="float" office:value="17954920">
            <text:p>1.80E+007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formula="of:=4.135667516E-015*299792458/([.$A339]*1000)" office:value-type="float" office:value="0.000000000196800306363872">
            <text:p>1.96800306363872E-010</text:p>
          </table:table-cell>
          <table:table-cell table:formula="of:=[.$B339]*1000000" office:value-type="float" office:value="0.000196800306363872">
            <text:p>0.0001968003</text:p>
          </table:table-cell>
          <table:table-cell office:value-type="float" office:value="17699250">
            <text:p>1.77E+007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table:formula="of:=4.135667516E-015*299792458/([.$A340]*1000)" office:value-type="float" office:value="0.000000000199974504853612">
            <text:p>1.99974504853612E-010</text:p>
          </table:table-cell>
          <table:table-cell table:formula="of:=[.$B340]*1000000" office:value-type="float" office:value="0.000199974504853612">
            <text:p>0.0001999745</text:p>
          </table:table-cell>
          <table:table-cell office:value-type="float" office:value="17455800">
            <text:p>1.75E+007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table:formula="of:=4.135667516E-015*299792458/([.$A341]*1000)" office:value-type="float" office:value="0.000000000203252775424983">
            <text:p>2.03252775424983E-010</text:p>
          </table:table-cell>
          <table:table-cell table:formula="of:=[.$B341]*1000000" office:value-type="float" office:value="0.000203252775424983">
            <text:p>0.0002032528</text:p>
          </table:table-cell>
          <table:table-cell office:value-type="float" office:value="17224340">
            <text:p>1.72E+00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4.135667516E-015*299792458/([.$A342]*1000)" office:value-type="float" office:value="0.000000000206640321682066">
            <text:p>2.06640321682066E-010</text:p>
          </table:table-cell>
          <table:table-cell table:formula="of:=[.$B342]*1000000" office:value-type="float" office:value="0.000206640321682066">
            <text:p>0.0002066403</text:p>
          </table:table-cell>
          <table:table-cell office:value-type="float" office:value="17004630">
            <text:p>1.70E+007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table:formula="of:=4.135667516E-015*299792458/([.$A343]*1000)" office:value-type="float" office:value="0.00000000021014270001566">
            <text:p>2.1014270001566E-010</text:p>
          </table:table-cell>
          <table:table-cell table:formula="of:=[.$B343]*1000000" office:value-type="float" office:value="0.00021014270001566">
            <text:p>0.0002101427</text:p>
          </table:table-cell>
          <table:table-cell office:value-type="float" office:value="16265630">
            <text:p>1.63E+007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table:formula="of:=4.135667516E-015*299792458/([.$A344]*1000)" office:value-type="float" office:value="0.00000000021376585001593">
            <text:p>2.1376585001593E-010</text:p>
          </table:table-cell>
          <table:table-cell table:formula="of:=[.$B344]*1000000" office:value-type="float" office:value="0.00021376585001593">
            <text:p>0.0002137659</text:p>
          </table:table-cell>
          <table:table-cell office:value-type="float" office:value="15586020">
            <text:p>1.56E+007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table:formula="of:=4.135667516E-015*299792458/([.$A345]*1000)" office:value-type="float" office:value="0.000000000217516128086385">
            <text:p>2.17516128086385E-010</text:p>
          </table:table-cell>
          <table:table-cell table:formula="of:=[.$B345]*1000000" office:value-type="float" office:value="0.000217516128086385">
            <text:p>0.0002175161</text:p>
          </table:table-cell>
          <table:table-cell office:value-type="float" office:value="14935190">
            <text:p>1.49E+007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formula="of:=4.135667516E-015*299792458/([.$A346]*1000)" office:value-type="float" office:value="0.000000000221400344659356">
            <text:p>2.21400344659356E-010</text:p>
          </table:table-cell>
          <table:table-cell table:formula="of:=[.$B346]*1000000" office:value-type="float" office:value="0.000221400344659356">
            <text:p>0.0002214003</text:p>
          </table:table-cell>
          <table:table-cell office:value-type="float" office:value="14306000">
            <text:p>1.43E+007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table:formula="of:=4.135667516E-015*299792458/([.$A347]*1000)" office:value-type="float" office:value="0.000000000225425805471344">
            <text:p>2.25425805471344E-010</text:p>
          </table:table-cell>
          <table:table-cell table:formula="of:=[.$B347]*1000000" office:value-type="float" office:value="0.000225425805471344">
            <text:p>0.0002254258</text:p>
          </table:table-cell>
          <table:table-cell office:value-type="float" office:value="13727350">
            <text:p>1.37E+007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table:formula="of:=4.135667516E-015*299792458/([.$A348]*1000)" office:value-type="float" office:value="0.000000000229600357424517">
            <text:p>2.29600357424517E-010</text:p>
          </table:table-cell>
          <table:table-cell table:formula="of:=[.$B348]*1000000" office:value-type="float" office:value="0.000229600357424517">
            <text:p>0.0002296004</text:p>
          </table:table-cell>
          <table:table-cell office:value-type="float" office:value="13183480">
            <text:p>1.32E+007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table:formula="of:=4.135667516E-015*299792458/([.$A349]*1000)" office:value-type="float" office:value="0.000000000233932439640074">
            <text:p>2.33932439640074E-010</text:p>
          </table:table-cell>
          <table:table-cell table:formula="of:=[.$B349]*1000000" office:value-type="float" office:value="0.000233932439640074">
            <text:p>0.0002339324</text:p>
          </table:table-cell>
          <table:table-cell office:value-type="float" office:value="12672180">
            <text:p>1.27E+00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table:formula="of:=4.135667516E-015*299792458/([.$A350]*1000)" office:value-type="float" office:value="0.000000000238431140402384">
            <text:p>2.38431140402384E-010</text:p>
          </table:table-cell>
          <table:table-cell table:formula="of:=[.$B350]*1000000" office:value-type="float" office:value="0.000238431140402384">
            <text:p>0.0002384311</text:p>
          </table:table-cell>
          <table:table-cell office:value-type="float" office:value="12191400">
            <text:p>1.22E+007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table:formula="of:=4.135667516E-015*299792458/([.$A351]*1000)" office:value-type="float" office:value="0.00000000024310626080243">
            <text:p>2.4310626080243E-010</text:p>
          </table:table-cell>
          <table:table-cell table:formula="of:=[.$B351]*1000000" office:value-type="float" office:value="0.00024310626080243">
            <text:p>0.0002431063</text:p>
          </table:table-cell>
          <table:table-cell office:value-type="float" office:value="11739280">
            <text:p>1.17E+00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4.135667516E-015*299792458/([.$A352]*1000)" office:value-type="float" office:value="0.000000000247968386018479">
            <text:p>2.47968386018479E-010</text:p>
          </table:table-cell>
          <table:table-cell table:formula="of:=[.$B352]*1000000" office:value-type="float" office:value="0.000247968386018479">
            <text:p>0.0002479684</text:p>
          </table:table-cell>
          <table:table-cell office:value-type="float" office:value="11325490">
            <text:p>1.13E+007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table:formula="of:=4.135667516E-015*299792458/([.$A353]*1000)" office:value-type="float" office:value="0.000000000253028965324978">
            <text:p>2.53028965324978E-010</text:p>
          </table:table-cell>
          <table:table-cell table:formula="of:=[.$B353]*1000000" office:value-type="float" office:value="0.000253028965324978">
            <text:p>0.000253029</text:p>
          </table:table-cell>
          <table:table-cell office:value-type="float" office:value="10158740">
            <text:p>1.02E+007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table:formula="of:=4.135667516E-015*299792458/([.$A354]*1000)" office:value-type="float" office:value="0.000000000258300402102582">
            <text:p>2.58300402102582E-010</text:p>
          </table:table-cell>
          <table:table-cell table:formula="of:=[.$B354]*1000000" office:value-type="float" office:value="0.000258300402102582">
            <text:p>0.0002583004</text:p>
          </table:table-cell>
          <table:table-cell office:value-type="float" office:value="9117465">
            <text:p>9.12E+00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table:formula="of:=4.135667516E-015*299792458/([.$A355]*1000)" office:value-type="float" office:value="0.000000000263796155338807">
            <text:p>2.63796155338807E-010</text:p>
          </table:table-cell>
          <table:table-cell table:formula="of:=[.$B355]*1000000" office:value-type="float" office:value="0.000263796155338807">
            <text:p>0.0002637962</text:p>
          </table:table-cell>
          <table:table-cell office:value-type="float" office:value="8207829">
            <text:p>8.21E+006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table:formula="of:=4.135667516E-015*299792458/([.$A356]*1000)" office:value-type="float" office:value="0.000000000269530854367912">
            <text:p>2.69530854367912E-010</text:p>
          </table:table-cell>
          <table:table-cell table:formula="of:=[.$B356]*1000000" office:value-type="float" office:value="0.000269530854367912">
            <text:p>0.0002695309</text:p>
          </table:table-cell>
          <table:table-cell office:value-type="float" office:value="7403161">
            <text:p>7.40E+00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table:formula="of:=4.135667516E-015*299792458/([.$A357]*1000)" office:value-type="float" office:value="0.000000000275520428909421">
            <text:p>2.75520428909421E-010</text:p>
          </table:table-cell>
          <table:table-cell table:formula="of:=[.$B357]*1000000" office:value-type="float" office:value="0.000275520428909421">
            <text:p>0.0002755204</text:p>
          </table:table-cell>
          <table:table-cell office:value-type="float" office:value="6689988">
            <text:p>6.69E+006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table:formula="of:=4.135667516E-015*299792458/([.$A358]*1000)" office:value-type="float" office:value="0.000000000281782256839181">
            <text:p>2.81782256839181E-010</text:p>
          </table:table-cell>
          <table:table-cell table:formula="of:=[.$B358]*1000000" office:value-type="float" office:value="0.000281782256839181">
            <text:p>0.0002817823</text:p>
          </table:table-cell>
          <table:table-cell office:value-type="float" office:value="6056744">
            <text:p>6.06E+006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table:formula="of:=4.135667516E-015*299792458/([.$A359]*1000)" office:value-type="float" office:value="0.000000000288335332579627">
            <text:p>2.88335332579627E-010</text:p>
          </table:table-cell>
          <table:table-cell table:formula="of:=[.$B359]*1000000" office:value-type="float" office:value="0.000288335332579627">
            <text:p>0.0002883353</text:p>
          </table:table-cell>
          <table:table-cell office:value-type="float" office:value="5493482">
            <text:p>5.49E+006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table:formula="of:=4.135667516E-015*299792458/([.$A360]*1000)" office:value-type="float" office:value="0.000000000295200459545808">
            <text:p>2.95200459545808E-010</text:p>
          </table:table-cell>
          <table:table-cell table:formula="of:=[.$B360]*1000000" office:value-type="float" office:value="0.000295200459545808">
            <text:p>0.0002952005</text:p>
          </table:table-cell>
          <table:table-cell office:value-type="float" office:value="4997186">
            <text:p>5.00E+006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table:formula="of:=4.135667516E-015*299792458/([.$A361]*1000)" office:value-type="float" office:value="0.000000000302400470754243">
            <text:p>3.02400470754243E-010</text:p>
          </table:table-cell>
          <table:table-cell table:formula="of:=[.$B361]*1000000" office:value-type="float" office:value="0.000302400470754243">
            <text:p>0.0003024005</text:p>
          </table:table-cell>
          <table:table-cell office:value-type="float" office:value="4549269">
            <text:p>4.55E+00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4.135667516E-015*299792458/([.$A362]*1000)" office:value-type="float" office:value="0.000000000309960482523099">
            <text:p>3.09960482523099E-010</text:p>
          </table:table-cell>
          <table:table-cell table:formula="of:=[.$B362]*1000000" office:value-type="float" office:value="0.000309960482523099">
            <text:p>0.0003099605</text:p>
          </table:table-cell>
          <table:table-cell office:value-type="float" office:value="4141865">
            <text:p>4.14E+006</text:p>
          </table:table-cell>
        </table:table-row>
      </table:table>
      <table:table table:name="50kVp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>
            <text:p>Energy[keV]</text:p>
          </table:table-cell>
          <table:table-cell office:value-type="string">
            <text:p>Wavelength (m)</text:p>
          </table:table-cell>
          <table:table-cell office:value-type="string">
            <text:p>Wavelength (um)</text:p>
          </table:table-cell>
          <table:table-cell table:style-name="Default" office:value-type="string">
            <text:p>Count [keVcm^2mAs]^-1 at 1 m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4.135667516E-015*299792458/([.$A2]*1000)" office:value-type="float" office:value="0.0000000000247968386018479">
            <text:p>2.47968386018479E-011</text:p>
          </table:table-cell>
          <table:table-cell table:formula="of:=[.$B2]*1000000" office:value-type="float" office:value="0.0000247968386018479">
            <text:p>2.47968386018479E-00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table:formula="of:=4.135667516E-015*299792458/([.$A3]*1000)" office:value-type="float" office:value="0.0000000000248465316651782">
            <text:p>2.48465316651782E-011</text:p>
          </table:table-cell>
          <table:table-cell table:formula="of:=[.$B3]*1000000" office:value-type="float" office:value="0.0000248465316651782">
            <text:p>2.48465316651782E-005</text:p>
          </table:table-cell>
          <table:table-cell table:style-name="Default" office:value-type="float" office:value="32629.85">
            <text:p>32629.85</text:p>
          </table:table-cell>
        </table:table-row>
        <table:table-row table:style-name="ro1">
          <table:table-cell office:value-type="float" office:value="49.8">
            <text:p>49.8</text:p>
          </table:table-cell>
          <table:table-cell table:formula="of:=4.135667516E-015*299792458/([.$A4]*1000)" office:value-type="float" office:value="0.0000000000248964242990441">
            <text:p>2.48964242990441E-011</text:p>
          </table:table-cell>
          <table:table-cell table:formula="of:=[.$B4]*1000000" office:value-type="float" office:value="0.0000248964242990441">
            <text:p>2.48964242990441E-005</text:p>
          </table:table-cell>
          <table:table-cell table:style-name="Default" office:value-type="float" office:value="65519.13">
            <text:p>65519.13</text:p>
          </table:table-cell>
        </table:table-row>
        <table:table-row table:style-name="ro1">
          <table:table-cell office:value-type="float" office:value="49.7">
            <text:p>49.7</text:p>
          </table:table-cell>
          <table:table-cell table:formula="of:=4.135667516E-015*299792458/([.$A5]*1000)" office:value-type="float" office:value="0.0000000000249465177080965">
            <text:p>2.49465177080965E-011</text:p>
          </table:table-cell>
          <table:table-cell table:formula="of:=[.$B5]*1000000" office:value-type="float" office:value="0.0000249465177080965">
            <text:p>2.49465177080965E-005</text:p>
          </table:table-cell>
          <table:table-cell table:style-name="Default" office:value-type="float" office:value="98670.19">
            <text:p>98670.19</text:p>
          </table:table-cell>
        </table:table-row>
        <table:table-row table:style-name="ro1">
          <table:table-cell office:value-type="float" office:value="49.6">
            <text:p>49.6</text:p>
          </table:table-cell>
          <table:table-cell table:formula="of:=4.135667516E-015*299792458/([.$A6]*1000)" office:value-type="float" office:value="0.0000000000249968131067015">
            <text:p>2.49968131067015E-011</text:p>
          </table:table-cell>
          <table:table-cell table:formula="of:=[.$B6]*1000000" office:value-type="float" office:value="0.0000249968131067015">
            <text:p>2.49968131067015E-005</text:p>
          </table:table-cell>
          <table:table-cell table:style-name="Default" office:value-type="float" office:value="132085.4">
            <text:p>132085.4</text:p>
          </table:table-cell>
        </table:table-row>
        <table:table-row table:style-name="ro1">
          <table:table-cell office:value-type="float" office:value="49.5">
            <text:p>49.5</text:p>
          </table:table-cell>
          <table:table-cell table:formula="of:=4.135667516E-015*299792458/([.$A7]*1000)" office:value-type="float" office:value="0.0000000000250473117190383">
            <text:p>2.50473117190383E-011</text:p>
          </table:table-cell>
          <table:table-cell table:formula="of:=[.$B7]*1000000" office:value-type="float" office:value="0.0000250473117190383">
            <text:p>2.50473117190383E-005</text:p>
          </table:table-cell>
          <table:table-cell table:style-name="Default" office:value-type="float" office:value="165767.1">
            <text:p>165767.1</text:p>
          </table:table-cell>
        </table:table-row>
        <table:table-row table:style-name="ro1">
          <table:table-cell office:value-type="float" office:value="49.4">
            <text:p>49.4</text:p>
          </table:table-cell>
          <table:table-cell table:formula="of:=4.135667516E-015*299792458/([.$A8]*1000)" office:value-type="float" office:value="0.0000000000250980147791983">
            <text:p>2.50980147791983E-011</text:p>
          </table:table-cell>
          <table:table-cell table:formula="of:=[.$B8]*1000000" office:value-type="float" office:value="0.0000250980147791983">
            <text:p>0.000025098</text:p>
          </table:table-cell>
          <table:table-cell table:style-name="Default" office:value-type="float" office:value="199717.8">
            <text:p>199717.8</text:p>
          </table:table-cell>
        </table:table-row>
        <table:table-row table:style-name="ro1">
          <table:table-cell office:value-type="float" office:value="49.3">
            <text:p>49.3</text:p>
          </table:table-cell>
          <table:table-cell table:formula="of:=4.135667516E-015*299792458/([.$A9]*1000)" office:value-type="float" office:value="0.0000000000251489235312859">
            <text:p>2.51489235312859E-011</text:p>
          </table:table-cell>
          <table:table-cell table:formula="of:=[.$B9]*1000000" office:value-type="float" office:value="0.0000251489235312859">
            <text:p>2.51489235312859E-005</text:p>
          </table:table-cell>
          <table:table-cell table:style-name="Default" office:value-type="float" office:value="233939.9">
            <text:p>233939.9</text:p>
          </table:table-cell>
        </table:table-row>
        <table:table-row table:style-name="ro1">
          <table:table-cell office:value-type="float" office:value="49.2">
            <text:p>49.2</text:p>
          </table:table-cell>
          <table:table-cell table:formula="of:=4.135667516E-015*299792458/([.$A10]*1000)" office:value-type="float" office:value="0.0000000000252000392295202">
            <text:p>2.52000392295202E-011</text:p>
          </table:table-cell>
          <table:table-cell table:formula="of:=[.$B10]*1000000" office:value-type="float" office:value="0.0000252000392295202">
            <text:p>0.0000252</text:p>
          </table:table-cell>
          <table:table-cell table:style-name="Default" office:value-type="float" office:value="268435.8">
            <text:p>268435.8</text:p>
          </table:table-cell>
        </table:table-row>
        <table:table-row table:style-name="ro1">
          <table:table-cell office:value-type="float" office:value="49.1">
            <text:p>49.1</text:p>
          </table:table-cell>
          <table:table-cell table:formula="of:=4.135667516E-015*299792458/([.$A11]*1000)" office:value-type="float" office:value="0.000000000025251363138338">
            <text:p>2.5251363138338E-011</text:p>
          </table:table-cell>
          <table:table-cell table:formula="of:=[.$B11]*1000000" office:value-type="float" office:value="0.000025251363138338">
            <text:p>2.5251363138338E-005</text:p>
          </table:table-cell>
          <table:table-cell table:style-name="Default" office:value-type="float" office:value="303208.2">
            <text:p>303208.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4.135667516E-015*299792458/([.$A12]*1000)" office:value-type="float" office:value="0.0000000000253028965324978">
            <text:p>2.53028965324978E-011</text:p>
          </table:table-cell>
          <table:table-cell table:formula="of:=[.$B12]*1000000" office:value-type="float" office:value="0.0000253028965324978">
            <text:p>2.53028965324978E-005</text:p>
          </table:table-cell>
          <table:table-cell table:style-name="Default" office:value-type="float" office:value="334842.6">
            <text:p>334842.6</text:p>
          </table:table-cell>
        </table:table-row>
        <table:table-row table:style-name="ro1">
          <table:table-cell office:value-type="float" office:value="48.9">
            <text:p>48.9</text:p>
          </table:table-cell>
          <table:table-cell table:formula="of:=4.135667516E-015*299792458/([.$A13]*1000)" office:value-type="float" office:value="0.000000000025354640697186">
            <text:p>2.5354640697186E-011</text:p>
          </table:table-cell>
          <table:table-cell table:formula="of:=[.$B13]*1000000" office:value-type="float" office:value="0.000025354640697186">
            <text:p>2.5354640697186E-005</text:p>
          </table:table-cell>
          <table:table-cell table:style-name="Default" office:value-type="float" office:value="350926.3">
            <text:p>350926.3</text:p>
          </table:table-cell>
        </table:table-row>
        <table:table-row table:style-name="ro1">
          <table:table-cell office:value-type="float" office:value="48.8">
            <text:p>48.8</text:p>
          </table:table-cell>
          <table:table-cell table:formula="of:=4.135667516E-015*299792458/([.$A14]*1000)" office:value-type="float" office:value="0.0000000000254065969281228">
            <text:p>2.54065969281228E-011</text:p>
          </table:table-cell>
          <table:table-cell table:formula="of:=[.$B14]*1000000" office:value-type="float" office:value="0.0000254065969281228">
            <text:p>2.54065969281228E-005</text:p>
          </table:table-cell>
          <table:table-cell table:style-name="Default" office:value-type="float" office:value="367137">
            <text:p>367137</text:p>
          </table:table-cell>
        </table:table-row>
        <table:table-row table:style-name="ro1">
          <table:table-cell office:value-type="float" office:value="48.7">
            <text:p>48.7</text:p>
          </table:table-cell>
          <table:table-cell table:formula="of:=4.135667516E-015*299792458/([.$A15]*1000)" office:value-type="float" office:value="0.0000000000254587665316713">
            <text:p>2.54587665316713E-011</text:p>
          </table:table-cell>
          <table:table-cell table:formula="of:=[.$B15]*1000000" office:value-type="float" office:value="0.0000254587665316713">
            <text:p>2.54587665316713E-005</text:p>
          </table:table-cell>
          <table:table-cell table:style-name="Default" office:value-type="float" office:value="383476">
            <text:p>383476</text:p>
          </table:table-cell>
        </table:table-row>
        <table:table-row table:style-name="ro1">
          <table:table-cell office:value-type="float" office:value="48.6">
            <text:p>48.6</text:p>
          </table:table-cell>
          <table:table-cell table:formula="of:=4.135667516E-015*299792458/([.$A16]*1000)" office:value-type="float" office:value="0.0000000000255111508249464">
            <text:p>2.55111508249464E-011</text:p>
          </table:table-cell>
          <table:table-cell table:formula="of:=[.$B16]*1000000" office:value-type="float" office:value="0.0000255111508249464">
            <text:p>2.55111508249464E-005</text:p>
          </table:table-cell>
          <table:table-cell table:style-name="Default" office:value-type="float" office:value="399944.5">
            <text:p>399944.5</text:p>
          </table:table-cell>
        </table:table-row>
        <table:table-row table:style-name="ro1">
          <table:table-cell office:value-type="float" office:value="48.5">
            <text:p>48.5</text:p>
          </table:table-cell>
          <table:table-cell table:formula="of:=4.135667516E-015*299792458/([.$A17]*1000)" office:value-type="float" office:value="0.0000000000255637511359257">
            <text:p>2.55637511359257E-011</text:p>
          </table:table-cell>
          <table:table-cell table:formula="of:=[.$B17]*1000000" office:value-type="float" office:value="0.0000255637511359257">
            <text:p>2.55637511359257E-005</text:p>
          </table:table-cell>
          <table:table-cell table:style-name="Default" office:value-type="float" office:value="419605.5">
            <text:p>419605.5</text:p>
          </table:table-cell>
        </table:table-row>
        <table:table-row table:style-name="ro1">
          <table:table-cell office:value-type="float" office:value="48.4">
            <text:p>48.4</text:p>
          </table:table-cell>
          <table:table-cell table:formula="of:=4.135667516E-015*299792458/([.$A18]*1000)" office:value-type="float" office:value="0.0000000000256165688035619">
            <text:p>2.56165688035619E-011</text:p>
          </table:table-cell>
          <table:table-cell table:formula="of:=[.$B18]*1000000" office:value-type="float" office:value="0.0000256165688035619">
            <text:p>2.56165688035619E-005</text:p>
          </table:table-cell>
          <table:table-cell table:style-name="Default" office:value-type="float" office:value="436653.1">
            <text:p>436653.1</text:p>
          </table:table-cell>
        </table:table-row>
        <table:table-row table:style-name="ro1">
          <table:table-cell office:value-type="float" office:value="48.3">
            <text:p>48.3</text:p>
          </table:table-cell>
          <table:table-cell table:formula="of:=4.135667516E-015*299792458/([.$A19]*1000)" office:value-type="float" office:value="0.0000000000256696051778964">
            <text:p>2.56696051778964E-011</text:p>
          </table:table-cell>
          <table:table-cell table:formula="of:=[.$B19]*1000000" office:value-type="float" office:value="0.0000256696051778964">
            <text:p>2.56696051778964E-005</text:p>
          </table:table-cell>
          <table:table-cell table:style-name="Default" office:value-type="float" office:value="453835.8">
            <text:p>453835.8</text:p>
          </table:table-cell>
        </table:table-row>
        <table:table-row table:style-name="ro1">
          <table:table-cell office:value-type="float" office:value="48.2">
            <text:p>48.2</text:p>
          </table:table-cell>
          <table:table-cell table:formula="of:=4.135667516E-015*299792458/([.$A20]*1000)" office:value-type="float" office:value="0.0000000000257228616201742">
            <text:p>2.57228616201742E-011</text:p>
          </table:table-cell>
          <table:table-cell table:formula="of:=[.$B20]*1000000" office:value-type="float" office:value="0.0000257228616201742">
            <text:p>2.57228616201742E-005</text:p>
          </table:table-cell>
          <table:table-cell table:style-name="Default" office:value-type="float" office:value="471154.7">
            <text:p>471154.7</text:p>
          </table:table-cell>
        </table:table-row>
        <table:table-row table:style-name="ro1">
          <table:table-cell office:value-type="float" office:value="48.1">
            <text:p>48.1</text:p>
          </table:table-cell>
          <table:table-cell table:formula="of:=4.135667516E-015*299792458/([.$A21]*1000)" office:value-type="float" office:value="0.0000000000257763395029604">
            <text:p>2.57763395029604E-011</text:p>
          </table:table-cell>
          <table:table-cell table:formula="of:=[.$B21]*1000000" office:value-type="float" office:value="0.0000257763395029604">
            <text:p>2.57763395029604E-005</text:p>
          </table:table-cell>
          <table:table-cell table:style-name="Default" office:value-type="float" office:value="488611.1">
            <text:p>488611.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4.135667516E-015*299792458/([.$A22]*1000)" office:value-type="float" office:value="0.0000000000258300402102582">
            <text:p>2.58300402102582E-011</text:p>
          </table:table-cell>
          <table:table-cell table:formula="of:=[.$B22]*1000000" office:value-type="float" office:value="0.0000258300402102582">
            <text:p>0.00002583</text:p>
          </table:table-cell>
          <table:table-cell table:style-name="Default" office:value-type="float" office:value="504558">
            <text:p>504558</text:p>
          </table:table-cell>
        </table:table-row>
        <table:table-row table:style-name="ro1">
          <table:table-cell office:value-type="float" office:value="47.9">
            <text:p>47.9</text:p>
          </table:table-cell>
          <table:table-cell table:formula="of:=4.135667516E-015*299792458/([.$A23]*1000)" office:value-type="float" office:value="0.0000000000258839651376283">
            <text:p>2.58839651376283E-011</text:p>
          </table:table-cell>
          <table:table-cell table:formula="of:=[.$B23]*1000000" office:value-type="float" office:value="0.0000258839651376283">
            <text:p>0.000025884</text:p>
          </table:table-cell>
          <table:table-cell table:style-name="Default" office:value-type="float" office:value="521452.3">
            <text:p>521452.3</text:p>
          </table:table-cell>
        </table:table-row>
        <table:table-row table:style-name="ro1">
          <table:table-cell office:value-type="float" office:value="47.8">
            <text:p>47.8</text:p>
          </table:table-cell>
          <table:table-cell table:formula="of:=4.135667516E-015*299792458/([.$A24]*1000)" office:value-type="float" office:value="0.0000000000259381156923095">
            <text:p>2.59381156923095E-011</text:p>
          </table:table-cell>
          <table:table-cell table:formula="of:=[.$B24]*1000000" office:value-type="float" office:value="0.0000259381156923095">
            <text:p>2.59381156923095E-005</text:p>
          </table:table-cell>
          <table:table-cell table:style-name="Default" office:value-type="float" office:value="538480.4">
            <text:p>538480.4</text:p>
          </table:table-cell>
        </table:table-row>
        <table:table-row table:style-name="ro1">
          <table:table-cell office:value-type="float" office:value="47.7">
            <text:p>47.7</text:p>
          </table:table-cell>
          <table:table-cell table:formula="of:=4.135667516E-015*299792458/([.$A25]*1000)" office:value-type="float" office:value="0.0000000000259924932933416">
            <text:p>2.59924932933416E-011</text:p>
          </table:table-cell>
          <table:table-cell table:formula="of:=[.$B25]*1000000" office:value-type="float" office:value="0.0000259924932933416">
            <text:p>2.59924932933416E-005</text:p>
          </table:table-cell>
          <table:table-cell table:style-name="Default" office:value-type="float" office:value="555643.8">
            <text:p>555643.8</text:p>
          </table:table-cell>
        </table:table-row>
        <table:table-row table:style-name="ro1">
          <table:table-cell office:value-type="float" office:value="47.6">
            <text:p>47.6</text:p>
          </table:table-cell>
          <table:table-cell table:formula="of:=4.135667516E-015*299792458/([.$A26]*1000)" office:value-type="float" office:value="0.000000000026047099371689">
            <text:p>2.6047099371689E-011</text:p>
          </table:table-cell>
          <table:table-cell table:formula="of:=[.$B26]*1000000" office:value-type="float" office:value="0.000026047099371689">
            <text:p>2.6047099371689E-005</text:p>
          </table:table-cell>
          <table:table-cell table:style-name="Default" office:value-type="float" office:value="572943.5">
            <text:p>572943.5</text:p>
          </table:table-cell>
        </table:table-row>
        <table:table-row table:style-name="ro1">
          <table:table-cell office:value-type="float" office:value="47.5">
            <text:p>47.5</text:p>
          </table:table-cell>
          <table:table-cell table:formula="of:=4.135667516E-015*299792458/([.$A27]*1000)" office:value-type="float" office:value="0.0000000000261019353703662">
            <text:p>2.61019353703662E-011</text:p>
          </table:table-cell>
          <table:table-cell table:formula="of:=[.$B27]*1000000" office:value-type="float" office:value="0.0000261019353703662">
            <text:p>2.61019353703662E-005</text:p>
          </table:table-cell>
          <table:table-cell table:style-name="Default" office:value-type="float" office:value="591850.5">
            <text:p>591850.5</text:p>
          </table:table-cell>
        </table:table-row>
        <table:table-row table:style-name="ro1">
          <table:table-cell office:value-type="float" office:value="47.4">
            <text:p>47.4</text:p>
          </table:table-cell>
          <table:table-cell table:formula="of:=4.135667516E-015*299792458/([.$A28]*1000)" office:value-type="float" office:value="0.0000000000261570027445653">
            <text:p>2.61570027445653E-011</text:p>
          </table:table-cell>
          <table:table-cell table:formula="of:=[.$B28]*1000000" office:value-type="float" office:value="0.0000261570027445653">
            <text:p>0.000026157</text:p>
          </table:table-cell>
          <table:table-cell table:style-name="Default" office:value-type="float" office:value="609579">
            <text:p>609579</text:p>
          </table:table-cell>
        </table:table-row>
        <table:table-row table:style-name="ro1">
          <table:table-cell office:value-type="float" office:value="47.3">
            <text:p>47.3</text:p>
          </table:table-cell>
          <table:table-cell table:formula="of:=4.135667516E-015*299792458/([.$A29]*1000)" office:value-type="float" office:value="0.0000000000262123029617842">
            <text:p>2.62123029617842E-011</text:p>
          </table:table-cell>
          <table:table-cell table:formula="of:=[.$B29]*1000000" office:value-type="float" office:value="0.0000262123029617842">
            <text:p>2.62123029617842E-005</text:p>
          </table:table-cell>
          <table:table-cell table:style-name="Default" office:value-type="float" office:value="627448.7">
            <text:p>627448.7</text:p>
          </table:table-cell>
        </table:table-row>
        <table:table-row table:style-name="ro1">
          <table:table-cell office:value-type="float" office:value="47.2">
            <text:p>47.2</text:p>
          </table:table-cell>
          <table:table-cell table:formula="of:=4.135667516E-015*299792458/([.$A30]*1000)" office:value-type="float" office:value="0.0000000000262678375019575">
            <text:p>2.62678375019575E-011</text:p>
          </table:table-cell>
          <table:table-cell table:formula="of:=[.$B30]*1000000" office:value-type="float" office:value="0.0000262678375019575">
            <text:p>2.62678375019575E-005</text:p>
          </table:table-cell>
          <table:table-cell table:style-name="Default" office:value-type="float" office:value="645460.9">
            <text:p>645460.9</text:p>
          </table:table-cell>
        </table:table-row>
        <table:table-row table:style-name="ro1">
          <table:table-cell office:value-type="float" office:value="47.1">
            <text:p>47.1</text:p>
          </table:table-cell>
          <table:table-cell table:formula="of:=4.135667516E-015*299792458/([.$A31]*1000)" office:value-type="float" office:value="0.000000000026323607857588">
            <text:p>2.6323607857588E-011</text:p>
          </table:table-cell>
          <table:table-cell table:formula="of:=[.$B31]*1000000" office:value-type="float" office:value="0.000026323607857588">
            <text:p>2.6323607857588E-005</text:p>
          </table:table-cell>
          <table:table-cell table:style-name="Default" office:value-type="float" office:value="663617">
            <text:p>66361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4.135667516E-015*299792458/([.$A32]*1000)" office:value-type="float" office:value="0.0000000000263796155338807">
            <text:p>2.63796155338807E-011</text:p>
          </table:table-cell>
          <table:table-cell table:formula="of:=[.$B32]*1000000" office:value-type="float" office:value="0.0000263796155338807">
            <text:p>2.63796155338807E-005</text:p>
          </table:table-cell>
          <table:table-cell table:style-name="Default" office:value-type="float" office:value="680219.4">
            <text:p>680219.4</text:p>
          </table:table-cell>
        </table:table-row>
        <table:table-row table:style-name="ro1">
          <table:table-cell office:value-type="float" office:value="46.9">
            <text:p>46.9</text:p>
          </table:table-cell>
          <table:table-cell table:formula="of:=4.135667516E-015*299792458/([.$A33]*1000)" office:value-type="float" office:value="0.0000000000264358620488783">
            <text:p>2.64358620488783E-011</text:p>
          </table:table-cell>
          <table:table-cell table:formula="of:=[.$B33]*1000000" office:value-type="float" office:value="0.0000264358620488783">
            <text:p>2.64358620488783E-005</text:p>
          </table:table-cell>
          <table:table-cell table:style-name="Default" office:value-type="float" office:value="695847.7">
            <text:p>695847.7</text:p>
          </table:table-cell>
        </table:table-row>
        <table:table-row table:style-name="ro1">
          <table:table-cell office:value-type="float" office:value="46.8">
            <text:p>46.8</text:p>
          </table:table-cell>
          <table:table-cell table:formula="of:=4.135667516E-015*299792458/([.$A34]*1000)" office:value-type="float" office:value="0.0000000000264923489335982">
            <text:p>2.64923489335982E-011</text:p>
          </table:table-cell>
          <table:table-cell table:formula="of:=[.$B34]*1000000" office:value-type="float" office:value="0.0000264923489335982">
            <text:p>2.64923489335982E-005</text:p>
          </table:table-cell>
          <table:table-cell table:style-name="Default" office:value-type="float" office:value="711599.8">
            <text:p>711599.8</text:p>
          </table:table-cell>
        </table:table-row>
        <table:table-row table:style-name="ro1">
          <table:table-cell office:value-type="float" office:value="46.7">
            <text:p>46.7</text:p>
          </table:table-cell>
          <table:table-cell table:formula="of:=4.135667516E-015*299792458/([.$A35]*1000)" office:value-type="float" office:value="0.0000000000265490777321712">
            <text:p>2.65490777321712E-011</text:p>
          </table:table-cell>
          <table:table-cell table:formula="of:=[.$B35]*1000000" office:value-type="float" office:value="0.0000265490777321712">
            <text:p>2.65490777321712E-005</text:p>
          </table:table-cell>
          <table:table-cell table:style-name="Default" office:value-type="float" office:value="727477">
            <text:p>727477</text:p>
          </table:table-cell>
        </table:table-row>
        <table:table-row table:style-name="ro1">
          <table:table-cell office:value-type="float" office:value="46.6">
            <text:p>46.6</text:p>
          </table:table-cell>
          <table:table-cell table:formula="of:=4.135667516E-015*299792458/([.$A36]*1000)" office:value-type="float" office:value="0.0000000000266060500019827">
            <text:p>2.66060500019827E-011</text:p>
          </table:table-cell>
          <table:table-cell table:formula="of:=[.$B36]*1000000" office:value-type="float" office:value="0.0000266060500019827">
            <text:p>2.66060500019827E-005</text:p>
          </table:table-cell>
          <table:table-cell table:style-name="Default" office:value-type="float" office:value="743480.5">
            <text:p>743480.5</text:p>
          </table:table-cell>
        </table:table-row>
        <table:table-row table:style-name="ro1">
          <table:table-cell office:value-type="float" office:value="46.5">
            <text:p>46.5</text:p>
          </table:table-cell>
          <table:table-cell table:formula="of:=4.135667516E-015*299792458/([.$A37]*1000)" office:value-type="float" office:value="0.0000000000266632673138149">
            <text:p>2.66632673138149E-011</text:p>
          </table:table-cell>
          <table:table-cell table:formula="of:=[.$B37]*1000000" office:value-type="float" office:value="0.0000266632673138149">
            <text:p>2.66632673138149E-005</text:p>
          </table:table-cell>
          <table:table-cell table:style-name="Default" office:value-type="float" office:value="761118.4">
            <text:p>761118.4</text:p>
          </table:table-cell>
        </table:table-row>
        <table:table-row table:style-name="ro1">
          <table:table-cell office:value-type="float" office:value="46.4">
            <text:p>46.4</text:p>
          </table:table-cell>
          <table:table-cell table:formula="of:=4.135667516E-015*299792458/([.$A38]*1000)" office:value-type="float" office:value="0.0000000000267207312519913">
            <text:p>2.67207312519913E-011</text:p>
          </table:table-cell>
          <table:table-cell table:formula="of:=[.$B38]*1000000" office:value-type="float" office:value="0.0000267207312519913">
            <text:p>2.67207312519913E-005</text:p>
          </table:table-cell>
          <table:table-cell table:style-name="Default" office:value-type="float" office:value="777533.9">
            <text:p>777533.9</text:p>
          </table:table-cell>
        </table:table-row>
        <table:table-row table:style-name="ro1">
          <table:table-cell office:value-type="float" office:value="46.3">
            <text:p>46.3</text:p>
          </table:table-cell>
          <table:table-cell table:formula="of:=4.135667516E-015*299792458/([.$A39]*1000)" office:value-type="float" office:value="0.0000000000267784434145226">
            <text:p>2.67784434145226E-011</text:p>
          </table:table-cell>
          <table:table-cell table:formula="of:=[.$B39]*1000000" office:value-type="float" office:value="0.0000267784434145226">
            <text:p>2.67784434145226E-005</text:p>
          </table:table-cell>
          <table:table-cell table:style-name="Default" office:value-type="float" office:value="794080.3">
            <text:p>794080.3</text:p>
          </table:table-cell>
        </table:table-row>
        <table:table-row table:style-name="ro1">
          <table:table-cell office:value-type="float" office:value="46.2">
            <text:p>46.2</text:p>
          </table:table-cell>
          <table:table-cell table:formula="of:=4.135667516E-015*299792458/([.$A40]*1000)" office:value-type="float" office:value="0.0000000000268364054132553">
            <text:p>2.68364054132553E-011</text:p>
          </table:table-cell>
          <table:table-cell table:formula="of:=[.$B40]*1000000" office:value-type="float" office:value="0.0000268364054132553">
            <text:p>2.68364054132553E-005</text:p>
          </table:table-cell>
          <table:table-cell table:style-name="Default" office:value-type="float" office:value="810758.8">
            <text:p>810758.8</text:p>
          </table:table-cell>
        </table:table-row>
        <table:table-row table:style-name="ro1">
          <table:table-cell office:value-type="float" office:value="46.1">
            <text:p>46.1</text:p>
          </table:table-cell>
          <table:table-cell table:formula="of:=4.135667516E-015*299792458/([.$A41]*1000)" office:value-type="float" office:value="0.0000000000268946188740216">
            <text:p>2.68946188740216E-011</text:p>
          </table:table-cell>
          <table:table-cell table:formula="of:=[.$B41]*1000000" office:value-type="float" office:value="0.0000268946188740216">
            <text:p>2.68946188740216E-005</text:p>
          </table:table-cell>
          <table:table-cell table:style-name="Default" office:value-type="float" office:value="827570.7">
            <text:p>827570.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4.135667516E-015*299792458/([.$A42]*1000)" office:value-type="float" office:value="0.0000000000269530854367912">
            <text:p>2.69530854367912E-011</text:p>
          </table:table-cell>
          <table:table-cell table:formula="of:=[.$B42]*1000000" office:value-type="float" office:value="0.0000269530854367912">
            <text:p>2.69530854367912E-005</text:p>
          </table:table-cell>
          <table:table-cell table:style-name="Default" office:value-type="float" office:value="842982.8">
            <text:p>842982.8</text:p>
          </table:table-cell>
        </table:table-row>
        <table:table-row table:style-name="ro1">
          <table:table-cell office:value-type="float" office:value="45.9">
            <text:p>45.9</text:p>
          </table:table-cell>
          <table:table-cell table:formula="of:=4.135667516E-015*299792458/([.$A43]*1000)" office:value-type="float" office:value="0.0000000000270118067558256">
            <text:p>2.70118067558256E-011</text:p>
          </table:table-cell>
          <table:table-cell table:formula="of:=[.$B43]*1000000" office:value-type="float" office:value="0.0000270118067558256">
            <text:p>2.70118067558256E-005</text:p>
          </table:table-cell>
          <table:table-cell table:style-name="Default" office:value-type="float" office:value="858571.6">
            <text:p>858571.6</text:p>
          </table:table-cell>
        </table:table-row>
        <table:table-row table:style-name="ro1">
          <table:table-cell office:value-type="float" office:value="45.8">
            <text:p>45.8</text:p>
          </table:table-cell>
          <table:table-cell table:formula="of:=4.135667516E-015*299792458/([.$A44]*1000)" office:value-type="float" office:value="0.0000000000270707844998339">
            <text:p>2.70707844998339E-011</text:p>
          </table:table-cell>
          <table:table-cell table:formula="of:=[.$B44]*1000000" office:value-type="float" office:value="0.0000270707844998339">
            <text:p>2.70707844998339E-005</text:p>
          </table:table-cell>
          <table:table-cell table:style-name="Default" office:value-type="float" office:value="874284.5">
            <text:p>874284.5</text:p>
          </table:table-cell>
        </table:table-row>
        <table:table-row table:style-name="ro1">
          <table:table-cell office:value-type="float" office:value="45.7">
            <text:p>45.7</text:p>
          </table:table-cell>
          <table:table-cell table:formula="of:=4.135667516E-015*299792458/([.$A45]*1000)" office:value-type="float" office:value="0.0000000000271300203521312">
            <text:p>2.71300203521312E-011</text:p>
          </table:table-cell>
          <table:table-cell table:formula="of:=[.$B45]*1000000" office:value-type="float" office:value="0.0000271300203521312">
            <text:p>0.00002713</text:p>
          </table:table-cell>
          <table:table-cell table:style-name="Default" office:value-type="float" office:value="890122.7">
            <text:p>890122.7</text:p>
          </table:table-cell>
        </table:table-row>
        <table:table-row table:style-name="ro1">
          <table:table-cell office:value-type="float" office:value="45.6">
            <text:p>45.6</text:p>
          </table:table-cell>
          <table:table-cell table:formula="of:=4.135667516E-015*299792458/([.$A46]*1000)" office:value-type="float" office:value="0.0000000000271895160107981">
            <text:p>2.71895160107981E-011</text:p>
          </table:table-cell>
          <table:table-cell table:formula="of:=[.$B46]*1000000" office:value-type="float" office:value="0.0000271895160107981">
            <text:p>2.71895160107981E-005</text:p>
          </table:table-cell>
          <table:table-cell table:style-name="Default" office:value-type="float" office:value="906087.3">
            <text:p>906087.3</text:p>
          </table:table-cell>
        </table:table-row>
        <table:table-row table:style-name="ro1">
          <table:table-cell office:value-type="float" office:value="45.5">
            <text:p>45.5</text:p>
          </table:table-cell>
          <table:table-cell table:formula="of:=4.135667516E-015*299792458/([.$A47]*1000)" office:value-type="float" office:value="0.0000000000272492731888438">
            <text:p>2.72492731888438E-011</text:p>
          </table:table-cell>
          <table:table-cell table:formula="of:=[.$B47]*1000000" office:value-type="float" office:value="0.0000272492731888438">
            <text:p>2.72492731888438E-005</text:p>
          </table:table-cell>
          <table:table-cell table:style-name="Default" office:value-type="float" office:value="923533.7">
            <text:p>923533.7</text:p>
          </table:table-cell>
        </table:table-row>
        <table:table-row table:style-name="ro1">
          <table:table-cell office:value-type="float" office:value="45.4">
            <text:p>45.4</text:p>
          </table:table-cell>
          <table:table-cell table:formula="of:=4.135667516E-015*299792458/([.$A48]*1000)" office:value-type="float" office:value="0.0000000000273092936143699">
            <text:p>2.73092936143699E-011</text:p>
          </table:table-cell>
          <table:table-cell table:formula="of:=[.$B48]*1000000" office:value-type="float" office:value="0.0000273092936143699">
            <text:p>2.73092936143699E-005</text:p>
          </table:table-cell>
          <table:table-cell table:style-name="Default" office:value-type="float" office:value="939895.1">
            <text:p>939895.1</text:p>
          </table:table-cell>
        </table:table-row>
        <table:table-row table:style-name="ro1">
          <table:table-cell office:value-type="float" office:value="45.3">
            <text:p>45.3</text:p>
          </table:table-cell>
          <table:table-cell table:formula="of:=4.135667516E-015*299792458/([.$A49]*1000)" office:value-type="float" office:value="0.0000000000273695790307372">
            <text:p>2.73695790307372E-011</text:p>
          </table:table-cell>
          <table:table-cell table:formula="of:=[.$B49]*1000000" office:value-type="float" office:value="0.0000273695790307372">
            <text:p>2.73695790307372E-005</text:p>
          </table:table-cell>
          <table:table-cell table:style-name="Default" office:value-type="float" office:value="956387.5">
            <text:p>956387.5</text:p>
          </table:table-cell>
        </table:table-row>
        <table:table-row table:style-name="ro1">
          <table:table-cell office:value-type="float" office:value="45.2">
            <text:p>45.2</text:p>
          </table:table-cell>
          <table:table-cell table:formula="of:=4.135667516E-015*299792458/([.$A50]*1000)" office:value-type="float" office:value="0.0000000000274301311967344">
            <text:p>2.74301311967344E-011</text:p>
          </table:table-cell>
          <table:table-cell table:formula="of:=[.$B50]*1000000" office:value-type="float" office:value="0.0000274301311967344">
            <text:p>2.74301311967344E-005</text:p>
          </table:table-cell>
          <table:table-cell table:style-name="Default" office:value-type="float" office:value="973012.2">
            <text:p>973012.2</text:p>
          </table:table-cell>
        </table:table-row>
        <table:table-row table:style-name="ro1">
          <table:table-cell office:value-type="float" office:value="45.1">
            <text:p>45.1</text:p>
          </table:table-cell>
          <table:table-cell table:formula="of:=4.135667516E-015*299792458/([.$A51]*1000)" office:value-type="float" office:value="0.0000000000274909518867493">
            <text:p>2.74909518867493E-011</text:p>
          </table:table-cell>
          <table:table-cell table:formula="of:=[.$B51]*1000000" office:value-type="float" office:value="0.0000274909518867493">
            <text:p>0.000027491</text:p>
          </table:table-cell>
          <table:table-cell table:style-name="Default" office:value-type="float" office:value="989770.5">
            <text:p>989770.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4.135667516E-015*299792458/([.$A52]*1000)" office:value-type="float" office:value="0.0000000000275520428909421">
            <text:p>2.75520428909421E-011</text:p>
          </table:table-cell>
          <table:table-cell table:formula="of:=[.$B52]*1000000" office:value-type="float" office:value="0.0000275520428909421">
            <text:p>0.000027552</text:p>
          </table:table-cell>
          <table:table-cell office:value-type="float" office:value="1005161">
            <text:p>1.01E+006</text:p>
          </table:table-cell>
        </table:table-row>
        <table:table-row table:style-name="ro1">
          <table:table-cell office:value-type="float" office:value="44.9">
            <text:p>44.9</text:p>
          </table:table-cell>
          <table:table-cell table:formula="of:=4.135667516E-015*299792458/([.$A53]*1000)" office:value-type="float" office:value="0.0000000000276134060154208">
            <text:p>2.76134060154208E-011</text:p>
          </table:table-cell>
          <table:table-cell table:formula="of:=[.$B53]*1000000" office:value-type="float" office:value="0.0000276134060154208">
            <text:p>2.76134060154208E-005</text:p>
          </table:table-cell>
          <table:table-cell office:value-type="float" office:value="1020840">
            <text:p>1.02E+006</text:p>
          </table:table-cell>
        </table:table-row>
        <table:table-row table:style-name="ro1">
          <table:table-cell office:value-type="float" office:value="44.8">
            <text:p>44.8</text:p>
          </table:table-cell>
          <table:table-cell table:formula="of:=4.135667516E-015*299792458/([.$A54]*1000)" office:value-type="float" office:value="0.0000000000276750430824195">
            <text:p>2.76750430824195E-011</text:p>
          </table:table-cell>
          <table:table-cell table:formula="of:=[.$B54]*1000000" office:value-type="float" office:value="0.0000276750430824195">
            <text:p>0.000027675</text:p>
          </table:table-cell>
          <table:table-cell office:value-type="float" office:value="1036644">
            <text:p>1.04E+006</text:p>
          </table:table-cell>
        </table:table-row>
        <table:table-row table:style-name="ro1">
          <table:table-cell office:value-type="float" office:value="44.7">
            <text:p>44.7</text:p>
          </table:table-cell>
          <table:table-cell table:formula="of:=4.135667516E-015*299792458/([.$A55]*1000)" office:value-type="float" office:value="0.0000000000277369559304786">
            <text:p>2.77369559304786E-011</text:p>
          </table:table-cell>
          <table:table-cell table:formula="of:=[.$B55]*1000000" office:value-type="float" office:value="0.0000277369559304786">
            <text:p>0.000027737</text:p>
          </table:table-cell>
          <table:table-cell office:value-type="float" office:value="1052574">
            <text:p>1.05E+006</text:p>
          </table:table-cell>
        </table:table-row>
        <table:table-row table:style-name="ro1">
          <table:table-cell office:value-type="float" office:value="44.6">
            <text:p>44.6</text:p>
          </table:table-cell>
          <table:table-cell table:formula="of:=4.135667516E-015*299792458/([.$A56]*1000)" office:value-type="float" office:value="0.0000000000277991464146277">
            <text:p>2.77991464146277E-011</text:p>
          </table:table-cell>
          <table:table-cell table:formula="of:=[.$B56]*1000000" office:value-type="float" office:value="0.0000277991464146277">
            <text:p>2.77991464146277E-005</text:p>
          </table:table-cell>
          <table:table-cell office:value-type="float" office:value="1068632">
            <text:p>1.07E+006</text:p>
          </table:table-cell>
        </table:table-row>
        <table:table-row table:style-name="ro1">
          <table:table-cell office:value-type="float" office:value="44.5">
            <text:p>44.5</text:p>
          </table:table-cell>
          <table:table-cell table:formula="of:=4.135667516E-015*299792458/([.$A57]*1000)" office:value-type="float" office:value="0.0000000000278616164065707">
            <text:p>2.78616164065707E-011</text:p>
          </table:table-cell>
          <table:table-cell table:formula="of:=[.$B57]*1000000" office:value-type="float" office:value="0.0000278616164065707">
            <text:p>2.78616164065707E-005</text:p>
          </table:table-cell>
          <table:table-cell office:value-type="float" office:value="1086138">
            <text:p>1.09E+006</text:p>
          </table:table-cell>
        </table:table-row>
        <table:table-row table:style-name="ro1">
          <table:table-cell office:value-type="float" office:value="44.4">
            <text:p>44.4</text:p>
          </table:table-cell>
          <table:table-cell table:formula="of:=4.135667516E-015*299792458/([.$A58]*1000)" office:value-type="float" office:value="0.0000000000279243677948737">
            <text:p>2.79243677948737E-011</text:p>
          </table:table-cell>
          <table:table-cell table:formula="of:=[.$B58]*1000000" office:value-type="float" office:value="0.0000279243677948737">
            <text:p>2.79243677948737E-005</text:p>
          </table:table-cell>
          <table:table-cell office:value-type="float" office:value="1102592">
            <text:p>1.10E+006</text:p>
          </table:table-cell>
        </table:table-row>
        <table:table-row table:style-name="ro1">
          <table:table-cell office:value-type="float" office:value="44.3">
            <text:p>44.3</text:p>
          </table:table-cell>
          <table:table-cell table:formula="of:=4.135667516E-015*299792458/([.$A59]*1000)" office:value-type="float" office:value="0.0000000000279874024851556">
            <text:p>2.79874024851556E-011</text:p>
          </table:table-cell>
          <table:table-cell table:formula="of:=[.$B59]*1000000" office:value-type="float" office:value="0.0000279874024851556">
            <text:p>2.79874024851556E-005</text:p>
          </table:table-cell>
          <table:table-cell office:value-type="float" office:value="1119179">
            <text:p>1.12E+006</text:p>
          </table:table-cell>
        </table:table-row>
        <table:table-row table:style-name="ro1">
          <table:table-cell office:value-type="float" office:value="44.2">
            <text:p>44.2</text:p>
          </table:table-cell>
          <table:table-cell table:formula="of:=4.135667516E-015*299792458/([.$A60]*1000)" office:value-type="float" office:value="0.0000000000280507224002804">
            <text:p>2.80507224002804E-011</text:p>
          </table:table-cell>
          <table:table-cell table:formula="of:=[.$B60]*1000000" office:value-type="float" office:value="0.0000280507224002804">
            <text:p>2.80507224002804E-005</text:p>
          </table:table-cell>
          <table:table-cell office:value-type="float" office:value="1135899">
            <text:p>1.14E+006</text:p>
          </table:table-cell>
        </table:table-row>
        <table:table-row table:style-name="ro1">
          <table:table-cell office:value-type="float" office:value="44.1">
            <text:p>44.1</text:p>
          </table:table-cell>
          <table:table-cell table:formula="of:=4.135667516E-015*299792458/([.$A61]*1000)" office:value-type="float" office:value="0.0000000000281143294805532">
            <text:p>2.81143294805532E-011</text:p>
          </table:table-cell>
          <table:table-cell table:formula="of:=[.$B61]*1000000" office:value-type="float" office:value="0.0000281143294805532">
            <text:p>2.81143294805532E-005</text:p>
          </table:table-cell>
          <table:table-cell office:value-type="float" office:value="1152754">
            <text:p>1.15E+00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4.135667516E-015*299792458/([.$A62]*1000)" office:value-type="float" office:value="0.0000000000281782256839181">
            <text:p>2.81782256839181E-011</text:p>
          </table:table-cell>
          <table:table-cell table:formula="of:=[.$B62]*1000000" office:value-type="float" office:value="0.0000281782256839181">
            <text:p>2.81782256839181E-005</text:p>
          </table:table-cell>
          <table:table-cell office:value-type="float" office:value="1168262">
            <text:p>1.17E+006</text:p>
          </table:table-cell>
        </table:table-row>
        <table:table-row table:style-name="ro1">
          <table:table-cell office:value-type="float" office:value="43.9">
            <text:p>43.9</text:p>
          </table:table-cell>
          <table:table-cell table:formula="of:=4.135667516E-015*299792458/([.$A63]*1000)" office:value-type="float" office:value="0.0000000000282424129861593">
            <text:p>2.82424129861593E-011</text:p>
          </table:table-cell>
          <table:table-cell table:formula="of:=[.$B63]*1000000" office:value-type="float" office:value="0.0000282424129861593">
            <text:p>2.82424129861593E-005</text:p>
          </table:table-cell>
          <table:table-cell office:value-type="float" office:value="1184168">
            <text:p>1.18E+006</text:p>
          </table:table-cell>
        </table:table-row>
        <table:table-row table:style-name="ro1">
          <table:table-cell office:value-type="float" office:value="43.8">
            <text:p>43.8</text:p>
          </table:table-cell>
          <table:table-cell table:formula="of:=4.135667516E-015*299792458/([.$A64]*1000)" office:value-type="float" office:value="0.0000000000283068933811049">
            <text:p>2.83068933811049E-011</text:p>
          </table:table-cell>
          <table:table-cell table:formula="of:=[.$B64]*1000000" office:value-type="float" office:value="0.0000283068933811049">
            <text:p>2.83068933811049E-005</text:p>
          </table:table-cell>
          <table:table-cell office:value-type="float" office:value="1200201">
            <text:p>1.20E+006</text:p>
          </table:table-cell>
        </table:table-row>
        <table:table-row table:style-name="ro1">
          <table:table-cell office:value-type="float" office:value="43.7">
            <text:p>43.7</text:p>
          </table:table-cell>
          <table:table-cell table:formula="of:=4.135667516E-015*299792458/([.$A65]*1000)" office:value-type="float" office:value="0.0000000000283716688808328">
            <text:p>2.83716688808328E-011</text:p>
          </table:table-cell>
          <table:table-cell table:formula="of:=[.$B65]*1000000" office:value-type="float" office:value="0.0000283716688808328">
            <text:p>2.83716688808328E-005</text:p>
          </table:table-cell>
          <table:table-cell office:value-type="float" office:value="1216364">
            <text:p>1.22E+006</text:p>
          </table:table-cell>
        </table:table-row>
        <table:table-row table:style-name="ro1">
          <table:table-cell office:value-type="float" office:value="43.6">
            <text:p>43.6</text:p>
          </table:table-cell>
          <table:table-cell table:formula="of:=4.135667516E-015*299792458/([.$A66]*1000)" office:value-type="float" office:value="0.0000000000284367415158806">
            <text:p>2.84367415158806E-011</text:p>
          </table:table-cell>
          <table:table-cell table:formula="of:=[.$B66]*1000000" office:value-type="float" office:value="0.0000284367415158806">
            <text:p>2.84367415158806E-005</text:p>
          </table:table-cell>
          <table:table-cell office:value-type="float" office:value="1232656">
            <text:p>1.23E+006</text:p>
          </table:table-cell>
        </table:table-row>
        <table:table-row table:style-name="ro1">
          <table:table-cell office:value-type="float" office:value="43.5">
            <text:p>43.5</text:p>
          </table:table-cell>
          <table:table-cell table:formula="of:=4.135667516E-015*299792458/([.$A67]*1000)" office:value-type="float" office:value="0.0000000000285021133354573">
            <text:p>2.85021133354573E-011</text:p>
          </table:table-cell>
          <table:table-cell table:formula="of:=[.$B67]*1000000" office:value-type="float" office:value="0.0000285021133354573">
            <text:p>2.85021133354573E-005</text:p>
          </table:table-cell>
          <table:table-cell office:value-type="float" office:value="1250376">
            <text:p>1.25E+006</text:p>
          </table:table-cell>
        </table:table-row>
        <table:table-row table:style-name="ro1">
          <table:table-cell office:value-type="float" office:value="43.4">
            <text:p>43.4</text:p>
          </table:table-cell>
          <table:table-cell table:formula="of:=4.135667516E-015*299792458/([.$A68]*1000)" office:value-type="float" office:value="0.0000000000285677864076589">
            <text:p>2.85677864076589E-011</text:p>
          </table:table-cell>
          <table:table-cell table:formula="of:=[.$B68]*1000000" office:value-type="float" office:value="0.0000285677864076589">
            <text:p>2.85677864076589E-005</text:p>
          </table:table-cell>
          <table:table-cell office:value-type="float" office:value="1267067">
            <text:p>1.27E+006</text:p>
          </table:table-cell>
        </table:table-row>
        <table:table-row table:style-name="ro1">
          <table:table-cell office:value-type="float" office:value="43.3">
            <text:p>43.3</text:p>
          </table:table-cell>
          <table:table-cell table:formula="of:=4.135667516E-015*299792458/([.$A69]*1000)" office:value-type="float" office:value="0.0000000000286337628196858">
            <text:p>2.86337628196858E-011</text:p>
          </table:table-cell>
          <table:table-cell table:formula="of:=[.$B69]*1000000" office:value-type="float" office:value="0.0000286337628196858">
            <text:p>2.86337628196858E-005</text:p>
          </table:table-cell>
          <table:table-cell office:value-type="float" office:value="1283893">
            <text:p>1.28E+006</text:p>
          </table:table-cell>
        </table:table-row>
        <table:table-row table:style-name="ro1">
          <table:table-cell office:value-type="float" office:value="43.2">
            <text:p>43.2</text:p>
          </table:table-cell>
          <table:table-cell table:formula="of:=4.135667516E-015*299792458/([.$A70]*1000)" office:value-type="float" office:value="0.0000000000287000446780647">
            <text:p>2.87000446780647E-011</text:p>
          </table:table-cell>
          <table:table-cell table:formula="of:=[.$B70]*1000000" office:value-type="float" office:value="0.0000287000446780647">
            <text:p>0.0000287</text:p>
          </table:table-cell>
          <table:table-cell office:value-type="float" office:value="1300856">
            <text:p>1.30E+006</text:p>
          </table:table-cell>
        </table:table-row>
        <table:table-row table:style-name="ro1">
          <table:table-cell office:value-type="float" office:value="43.1">
            <text:p>43.1</text:p>
          </table:table-cell>
          <table:table-cell table:formula="of:=4.135667516E-015*299792458/([.$A71]*1000)" office:value-type="float" office:value="0.0000000000287666341088723">
            <text:p>2.87666341088723E-011</text:p>
          </table:table-cell>
          <table:table-cell table:formula="of:=[.$B71]*1000000" office:value-type="float" office:value="0.0000287666341088723">
            <text:p>2.87666341088723E-005</text:p>
          </table:table-cell>
          <table:table-cell office:value-type="float" office:value="1317957">
            <text:p>1.32E+00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4.135667516E-015*299792458/([.$A72]*1000)" office:value-type="float" office:value="0.0000000000288335332579627">
            <text:p>2.88335332579627E-011</text:p>
          </table:table-cell>
          <table:table-cell table:formula="of:=[.$B72]*1000000" office:value-type="float" office:value="0.0000288335332579627">
            <text:p>2.88335332579627E-005</text:p>
          </table:table-cell>
          <table:table-cell office:value-type="float" office:value="1333719">
            <text:p>1.33E+006</text:p>
          </table:table-cell>
        </table:table-row>
        <table:table-row table:style-name="ro1">
          <table:table-cell office:value-type="float" office:value="42.9">
            <text:p>42.9</text:p>
          </table:table-cell>
          <table:table-cell table:formula="of:=4.135667516E-015*299792458/([.$A73]*1000)" office:value-type="float" office:value="0.000000000028900744291198">
            <text:p>2.8900744291198E-011</text:p>
          </table:table-cell>
          <table:table-cell table:formula="of:=[.$B73]*1000000" office:value-type="float" office:value="0.000028900744291198">
            <text:p>2.8900744291198E-005</text:p>
          </table:table-cell>
          <table:table-cell office:value-type="float" office:value="1349974">
            <text:p>1.35E+006</text:p>
          </table:table-cell>
        </table:table-row>
        <table:table-row table:style-name="ro1">
          <table:table-cell office:value-type="float" office:value="42.8">
            <text:p>42.8</text:p>
          </table:table-cell>
          <table:table-cell table:formula="of:=4.135667516E-015*299792458/([.$A74]*1000)" office:value-type="float" office:value="0.0000000000289682693946821">
            <text:p>2.89682693946821E-011</text:p>
          </table:table-cell>
          <table:table-cell table:formula="of:=[.$B74]*1000000" office:value-type="float" office:value="0.0000289682693946821">
            <text:p>2.89682693946821E-005</text:p>
          </table:table-cell>
          <table:table-cell office:value-type="float" office:value="1366360">
            <text:p>1.37E+006</text:p>
          </table:table-cell>
        </table:table-row>
        <table:table-row table:style-name="ro1">
          <table:table-cell office:value-type="float" office:value="42.7">
            <text:p>42.7</text:p>
          </table:table-cell>
          <table:table-cell table:formula="of:=4.135667516E-015*299792458/([.$A75]*1000)" office:value-type="float" office:value="0.0000000000290361107749975">
            <text:p>2.90361107749975E-011</text:p>
          </table:table-cell>
          <table:table-cell table:formula="of:=[.$B75]*1000000" office:value-type="float" office:value="0.0000290361107749975">
            <text:p>2.90361107749975E-005</text:p>
          </table:table-cell>
          <table:table-cell office:value-type="float" office:value="1382879">
            <text:p>1.38E+006</text:p>
          </table:table-cell>
        </table:table-row>
        <table:table-row table:style-name="ro1">
          <table:table-cell office:value-type="float" office:value="42.6">
            <text:p>42.6</text:p>
          </table:table-cell>
          <table:table-cell table:formula="of:=4.135667516E-015*299792458/([.$A76]*1000)" office:value-type="float" office:value="0.0000000000291042706594459">
            <text:p>2.91042706594459E-011</text:p>
          </table:table-cell>
          <table:table-cell table:formula="of:=[.$B76]*1000000" office:value-type="float" office:value="0.0000291042706594459">
            <text:p>2.91042706594459E-005</text:p>
          </table:table-cell>
          <table:table-cell office:value-type="float" office:value="1399532">
            <text:p>1.40E+006</text:p>
          </table:table-cell>
        </table:table-row>
        <table:table-row table:style-name="ro1">
          <table:table-cell office:value-type="float" office:value="42.5">
            <text:p>42.5</text:p>
          </table:table-cell>
          <table:table-cell table:formula="of:=4.135667516E-015*299792458/([.$A77]*1000)" office:value-type="float" office:value="0.0000000000291727512962916">
            <text:p>2.91727512962916E-011</text:p>
          </table:table-cell>
          <table:table-cell table:formula="of:=[.$B77]*1000000" office:value-type="float" office:value="0.0000291727512962916">
            <text:p>2.91727512962916E-005</text:p>
          </table:table-cell>
          <table:table-cell office:value-type="float" office:value="1417605">
            <text:p>1.42E+006</text:p>
          </table:table-cell>
        </table:table-row>
        <table:table-row table:style-name="ro1">
          <table:table-cell office:value-type="float" office:value="42.4">
            <text:p>42.4</text:p>
          </table:table-cell>
          <table:table-cell table:formula="of:=4.135667516E-015*299792458/([.$A78]*1000)" office:value-type="float" office:value="0.0000000000292415549550093">
            <text:p>2.92415549550093E-011</text:p>
          </table:table-cell>
          <table:table-cell table:formula="of:=[.$B78]*1000000" office:value-type="float" office:value="0.0000292415549550093">
            <text:p>2.92415549550093E-005</text:p>
          </table:table-cell>
          <table:table-cell office:value-type="float" office:value="1434663">
            <text:p>1.43E+006</text:p>
          </table:table-cell>
        </table:table-row>
        <table:table-row table:style-name="ro1">
          <table:table-cell office:value-type="float" office:value="42.3">
            <text:p>42.3</text:p>
          </table:table-cell>
          <table:table-cell table:formula="of:=4.135667516E-015*299792458/([.$A79]*1000)" office:value-type="float" office:value="0.0000000000293106839265341">
            <text:p>2.93106839265341E-011</text:p>
          </table:table-cell>
          <table:table-cell table:formula="of:=[.$B79]*1000000" office:value-type="float" office:value="0.0000293106839265341">
            <text:p>2.93106839265341E-005</text:p>
          </table:table-cell>
          <table:table-cell office:value-type="float" office:value="1451860">
            <text:p>1.45E+006</text:p>
          </table:table-cell>
        </table:table-row>
        <table:table-row table:style-name="ro1">
          <table:table-cell office:value-type="float" office:value="42.2">
            <text:p>42.2</text:p>
          </table:table-cell>
          <table:table-cell table:formula="of:=4.135667516E-015*299792458/([.$A80]*1000)" office:value-type="float" office:value="0.0000000000293801405235165">
            <text:p>2.93801405235165E-011</text:p>
          </table:table-cell>
          <table:table-cell table:formula="of:=[.$B80]*1000000" office:value-type="float" office:value="0.0000293801405235165">
            <text:p>2.93801405235165E-005</text:p>
          </table:table-cell>
          <table:table-cell office:value-type="float" office:value="1469198">
            <text:p>1.47E+006</text:p>
          </table:table-cell>
        </table:table-row>
        <table:table-row table:style-name="ro1">
          <table:table-cell office:value-type="float" office:value="42.1">
            <text:p>42.1</text:p>
          </table:table-cell>
          <table:table-cell table:formula="of:=4.135667516E-015*299792458/([.$A81]*1000)" office:value-type="float" office:value="0.0000000000294499270805794">
            <text:p>2.94499270805794E-011</text:p>
          </table:table-cell>
          <table:table-cell table:formula="of:=[.$B81]*1000000" office:value-type="float" office:value="0.0000294499270805794">
            <text:p>2.94499270805794E-005</text:p>
          </table:table-cell>
          <table:table-cell office:value-type="float" office:value="1486677">
            <text:p>1.49E+00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4.135667516E-015*299792458/([.$A82]*1000)" office:value-type="float" office:value="0.0000000000295200459545808">
            <text:p>2.95200459545808E-011</text:p>
          </table:table-cell>
          <table:table-cell table:formula="of:=[.$B82]*1000000" office:value-type="float" office:value="0.0000295200459545808">
            <text:p>0.00002952</text:p>
          </table:table-cell>
          <table:table-cell office:value-type="float" office:value="1502817">
            <text:p>1.50E+006</text:p>
          </table:table-cell>
        </table:table-row>
        <table:table-row table:style-name="ro1">
          <table:table-cell office:value-type="float" office:value="41.9">
            <text:p>41.9</text:p>
          </table:table-cell>
          <table:table-cell table:formula="of:=4.135667516E-015*299792458/([.$A83]*1000)" office:value-type="float" office:value="0.0000000000295904995248782">
            <text:p>2.95904995248782E-011</text:p>
          </table:table-cell>
          <table:table-cell table:formula="of:=[.$B83]*1000000" office:value-type="float" office:value="0.0000295904995248781">
            <text:p>2.95904995248781E-005</text:p>
          </table:table-cell>
          <table:table-cell office:value-type="float" office:value="1519553">
            <text:p>1.52E+006</text:p>
          </table:table-cell>
        </table:table-row>
        <table:table-row table:style-name="ro1">
          <table:table-cell office:value-type="float" office:value="41.8">
            <text:p>41.8</text:p>
          </table:table-cell>
          <table:table-cell table:formula="of:=4.135667516E-015*299792458/([.$A84]*1000)" office:value-type="float" office:value="0.0000000000296612901935979">
            <text:p>2.96612901935979E-011</text:p>
          </table:table-cell>
          <table:table-cell table:formula="of:=[.$B84]*1000000" office:value-type="float" office:value="0.0000296612901935979">
            <text:p>2.96612901935979E-005</text:p>
          </table:table-cell>
          <table:table-cell office:value-type="float" office:value="1536425">
            <text:p>1.54E+006</text:p>
          </table:table-cell>
        </table:table-row>
        <table:table-row table:style-name="ro1">
          <table:table-cell office:value-type="float" office:value="41.7">
            <text:p>41.7</text:p>
          </table:table-cell>
          <table:table-cell table:formula="of:=4.135667516E-015*299792458/([.$A85]*1000)" office:value-type="float" office:value="0.0000000000297324203859087">
            <text:p>2.97324203859087E-011</text:p>
          </table:table-cell>
          <table:table-cell table:formula="of:=[.$B85]*1000000" office:value-type="float" office:value="0.0000297324203859087">
            <text:p>2.97324203859087E-005</text:p>
          </table:table-cell>
          <table:table-cell office:value-type="float" office:value="1553434">
            <text:p>1.55E+006</text:p>
          </table:table-cell>
        </table:table-row>
        <table:table-row table:style-name="ro1">
          <table:table-cell office:value-type="float" office:value="41.6">
            <text:p>41.6</text:p>
          </table:table-cell>
          <table:table-cell table:formula="of:=4.135667516E-015*299792458/([.$A86]*1000)" office:value-type="float" office:value="0.0000000000298038925502979">
            <text:p>2.98038925502979E-011</text:p>
          </table:table-cell>
          <table:table-cell table:formula="of:=[.$B86]*1000000" office:value-type="float" office:value="0.0000298038925502979">
            <text:p>2.98038925502979E-005</text:p>
          </table:table-cell>
          <table:table-cell office:value-type="float" office:value="1570582">
            <text:p>1.57E+006</text:p>
          </table:table-cell>
        </table:table-row>
        <table:table-row table:style-name="ro1">
          <table:table-cell office:value-type="float" office:value="41.5">
            <text:p>41.5</text:p>
          </table:table-cell>
          <table:table-cell table:formula="of:=4.135667516E-015*299792458/([.$A87]*1000)" office:value-type="float" office:value="0.0000000000298757091588529">
            <text:p>2.98757091588529E-011</text:p>
          </table:table-cell>
          <table:table-cell table:formula="of:=[.$B87]*1000000" office:value-type="float" office:value="0.0000298757091588529">
            <text:p>2.98757091588529E-005</text:p>
          </table:table-cell>
          <table:table-cell office:value-type="float" office:value="1589153">
            <text:p>1.59E+006</text:p>
          </table:table-cell>
        </table:table-row>
        <table:table-row table:style-name="ro1">
          <table:table-cell office:value-type="float" office:value="41.4">
            <text:p>41.4</text:p>
          </table:table-cell>
          <table:table-cell table:formula="of:=4.135667516E-015*299792458/([.$A88]*1000)" office:value-type="float" office:value="0.0000000000299478727075458">
            <text:p>2.99478727075458E-011</text:p>
          </table:table-cell>
          <table:table-cell table:formula="of:=[.$B88]*1000000" office:value-type="float" office:value="0.0000299478727075458">
            <text:p>2.99478727075458E-005</text:p>
          </table:table-cell>
          <table:table-cell office:value-type="float" office:value="1606716">
            <text:p>1.61E+006</text:p>
          </table:table-cell>
        </table:table-row>
        <table:table-row table:style-name="ro1">
          <table:table-cell office:value-type="float" office:value="41.3">
            <text:p>41.3</text:p>
          </table:table-cell>
          <table:table-cell table:formula="of:=4.135667516E-015*299792458/([.$A89]*1000)" office:value-type="float" office:value="0.0000000000300203857165229">
            <text:p>3.00203857165229E-011</text:p>
          </table:table-cell>
          <table:table-cell table:formula="of:=[.$B89]*1000000" office:value-type="float" office:value="0.0000300203857165229">
            <text:p>3.00203857165229E-005</text:p>
          </table:table-cell>
          <table:table-cell office:value-type="float" office:value="1624424">
            <text:p>1.62E+006</text:p>
          </table:table-cell>
        </table:table-row>
        <table:table-row table:style-name="ro1">
          <table:table-cell office:value-type="float" office:value="41.2">
            <text:p>41.2</text:p>
          </table:table-cell>
          <table:table-cell table:formula="of:=4.135667516E-015*299792458/([.$A90]*1000)" office:value-type="float" office:value="0.0000000000300932507303979">
            <text:p>3.00932507303979E-011</text:p>
          </table:table-cell>
          <table:table-cell table:formula="of:=[.$B90]*1000000" office:value-type="float" office:value="0.0000300932507303979">
            <text:p>3.00932507303979E-005</text:p>
          </table:table-cell>
          <table:table-cell office:value-type="float" office:value="1642277">
            <text:p>1.64E+006</text:p>
          </table:table-cell>
        </table:table-row>
        <table:table-row table:style-name="ro1">
          <table:table-cell office:value-type="float" office:value="41.1">
            <text:p>41.1</text:p>
          </table:table-cell>
          <table:table-cell table:formula="of:=4.135667516E-015*299792458/([.$A91]*1000)" office:value-type="float" office:value="0.0000000000301664703185497">
            <text:p>3.01664703185497E-011</text:p>
          </table:table-cell>
          <table:table-cell table:formula="of:=[.$B91]*1000000" office:value-type="float" office:value="0.0000301664703185497">
            <text:p>3.01664703185497E-005</text:p>
          </table:table-cell>
          <table:table-cell office:value-type="float" office:value="1660277">
            <text:p>1.66E+00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4.135667516E-015*299792458/([.$A92]*1000)" office:value-type="float" office:value="0.0000000000302400470754243">
            <text:p>3.02400470754243E-011</text:p>
          </table:table-cell>
          <table:table-cell table:formula="of:=[.$B92]*1000000" office:value-type="float" office:value="0.0000302400470754242">
            <text:p>0.00003024</text:p>
          </table:table-cell>
          <table:table-cell office:value-type="float" office:value="1676925">
            <text:p>1.68E+006</text:p>
          </table:table-cell>
        </table:table-row>
        <table:table-row table:style-name="ro1">
          <table:table-cell office:value-type="float" office:value="40.9">
            <text:p>40.9</text:p>
          </table:table-cell>
          <table:table-cell table:formula="of:=4.135667516E-015*299792458/([.$A93]*1000)" office:value-type="float" office:value="0.0000000000303139836208409">
            <text:p>3.03139836208409E-011</text:p>
          </table:table-cell>
          <table:table-cell table:formula="of:=[.$B93]*1000000" office:value-type="float" office:value="0.0000303139836208409">
            <text:p>0.000030314</text:p>
          </table:table-cell>
          <table:table-cell office:value-type="float" office:value="1694205">
            <text:p>1.69E+006</text:p>
          </table:table-cell>
        </table:table-row>
        <table:table-row table:style-name="ro1">
          <table:table-cell office:value-type="float" office:value="40.8">
            <text:p>40.8</text:p>
          </table:table-cell>
          <table:table-cell table:formula="of:=4.135667516E-015*299792458/([.$A94]*1000)" office:value-type="float" office:value="0.0000000000303882826003038">
            <text:p>3.03882826003038E-011</text:p>
          </table:table-cell>
          <table:table-cell table:formula="of:=[.$B94]*1000000" office:value-type="float" office:value="0.0000303882826003038">
            <text:p>3.03882826003038E-005</text:p>
          </table:table-cell>
          <table:table-cell office:value-type="float" office:value="1711627">
            <text:p>1.71E+006</text:p>
          </table:table-cell>
        </table:table-row>
        <table:table-row table:style-name="ro1">
          <table:table-cell office:value-type="float" office:value="40.7">
            <text:p>40.7</text:p>
          </table:table-cell>
          <table:table-cell table:formula="of:=4.135667516E-015*299792458/([.$A95]*1000)" office:value-type="float" office:value="0.0000000000304629466853168">
            <text:p>3.04629466853168E-011</text:p>
          </table:table-cell>
          <table:table-cell table:formula="of:=[.$B95]*1000000" office:value-type="float" office:value="0.0000304629466853168">
            <text:p>3.04629466853168E-005</text:p>
          </table:table-cell>
          <table:table-cell office:value-type="float" office:value="1729191">
            <text:p>1.73E+006</text:p>
          </table:table-cell>
        </table:table-row>
        <table:table-row table:style-name="ro1">
          <table:table-cell office:value-type="float" office:value="40.6">
            <text:p>40.6</text:p>
          </table:table-cell>
          <table:table-cell table:formula="of:=4.135667516E-015*299792458/([.$A96]*1000)" office:value-type="float" office:value="0.0000000000305379785737043">
            <text:p>3.05379785737043E-011</text:p>
          </table:table-cell>
          <table:table-cell table:formula="of:=[.$B96]*1000000" office:value-type="float" office:value="0.0000305379785737043">
            <text:p>0.000030538</text:p>
          </table:table-cell>
          <table:table-cell office:value-type="float" office:value="1746900">
            <text:p>1.75E+006</text:p>
          </table:table-cell>
        </table:table-row>
        <table:table-row table:style-name="ro1">
          <table:table-cell office:value-type="float" office:value="40.5">
            <text:p>40.5</text:p>
          </table:table-cell>
          <table:table-cell table:formula="of:=4.135667516E-015*299792458/([.$A97]*1000)" office:value-type="float" office:value="0.0000000000306133809899357">
            <text:p>3.06133809899357E-011</text:p>
          </table:table-cell>
          <table:table-cell table:formula="of:=[.$B97]*1000000" office:value-type="float" office:value="0.0000306133809899357">
            <text:p>3.06133809899357E-005</text:p>
          </table:table-cell>
          <table:table-cell office:value-type="float" office:value="1766046">
            <text:p>1.77E+006</text:p>
          </table:table-cell>
        </table:table-row>
        <table:table-row table:style-name="ro1">
          <table:table-cell office:value-type="float" office:value="40.4">
            <text:p>40.4</text:p>
          </table:table-cell>
          <table:table-cell table:formula="of:=4.135667516E-015*299792458/([.$A98]*1000)" office:value-type="float" office:value="0.0000000000306891566854553">
            <text:p>3.06891566854553E-011</text:p>
          </table:table-cell>
          <table:table-cell table:formula="of:=[.$B98]*1000000" office:value-type="float" office:value="0.0000306891566854553">
            <text:p>3.06891566854553E-005</text:p>
          </table:table-cell>
          <table:table-cell office:value-type="float" office:value="1784182">
            <text:p>1.78E+006</text:p>
          </table:table-cell>
        </table:table-row>
        <table:table-row table:style-name="ro1">
          <table:table-cell office:value-type="float" office:value="40.3">
            <text:p>40.3</text:p>
          </table:table-cell>
          <table:table-cell table:formula="of:=4.135667516E-015*299792458/([.$A99]*1000)" office:value-type="float" office:value="0.0000000000307653084390172">
            <text:p>3.07653084390172E-011</text:p>
          </table:table-cell>
          <table:table-cell table:formula="of:=[.$B99]*1000000" office:value-type="float" office:value="0.0000307653084390172">
            <text:p>3.07653084390172E-005</text:p>
          </table:table-cell>
          <table:table-cell office:value-type="float" office:value="1802469">
            <text:p>1.80E+006</text:p>
          </table:table-cell>
        </table:table-row>
        <table:table-row table:style-name="ro1">
          <table:table-cell office:value-type="float" office:value="40.2">
            <text:p>40.2</text:p>
          </table:table-cell>
          <table:table-cell table:formula="of:=4.135667516E-015*299792458/([.$A100]*1000)" office:value-type="float" office:value="0.0000000000308418390570247">
            <text:p>3.08418390570247E-011</text:p>
          </table:table-cell>
          <table:table-cell table:formula="of:=[.$B100]*1000000" office:value-type="float" office:value="0.0000308418390570247">
            <text:p>3.08418390570247E-005</text:p>
          </table:table-cell>
          <table:table-cell office:value-type="float" office:value="1820907">
            <text:p>1.82E+006</text:p>
          </table:table-cell>
        </table:table-row>
        <table:table-row table:style-name="ro1">
          <table:table-cell office:value-type="float" office:value="40.1">
            <text:p>40.1</text:p>
          </table:table-cell>
          <table:table-cell table:formula="of:=4.135667516E-015*299792458/([.$A101]*1000)" office:value-type="float" office:value="0.0000000000309187513738752">
            <text:p>3.09187513738752E-011</text:p>
          </table:table-cell>
          <table:table-cell table:formula="of:=[.$B101]*1000000" office:value-type="float" office:value="0.0000309187513738752">
            <text:p>3.09187513738752E-005</text:p>
          </table:table-cell>
          <table:table-cell office:value-type="float" office:value="1839498">
            <text:p>1.84E+0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4.135667516E-015*299792458/([.$A102]*1000)" office:value-type="float" office:value="0.0000000000309960482523099">
            <text:p>3.09960482523099E-011</text:p>
          </table:table-cell>
          <table:table-cell table:formula="of:=[.$B102]*1000000" office:value-type="float" office:value="0.0000309960482523099">
            <text:p>0.000030996</text:p>
          </table:table-cell>
          <table:table-cell office:value-type="float" office:value="1856721">
            <text:p>1.86E+006</text:p>
          </table:table-cell>
        </table:table-row>
        <table:table-row table:style-name="ro1">
          <table:table-cell office:value-type="float" office:value="39.9">
            <text:p>39.9</text:p>
          </table:table-cell>
          <table:table-cell table:formula="of:=4.135667516E-015*299792458/([.$A103]*1000)" office:value-type="float" office:value="0.0000000000310737325837693">
            <text:p>3.10737325837693E-011</text:p>
          </table:table-cell>
          <table:table-cell table:formula="of:=[.$B103]*1000000" office:value-type="float" office:value="0.0000310737325837693">
            <text:p>3.10737325837693E-005</text:p>
          </table:table-cell>
          <table:table-cell office:value-type="float" office:value="1874698">
            <text:p>1.87E+006</text:p>
          </table:table-cell>
        </table:table-row>
        <table:table-row table:style-name="ro1">
          <table:table-cell office:value-type="float" office:value="39.8">
            <text:p>39.8</text:p>
          </table:table-cell>
          <table:table-cell table:formula="of:=4.135667516E-015*299792458/([.$A104]*1000)" office:value-type="float" office:value="0.0000000000311518072887536">
            <text:p>3.11518072887536E-011</text:p>
          </table:table-cell>
          <table:table-cell table:formula="of:=[.$B104]*1000000" office:value-type="float" office:value="0.0000311518072887536">
            <text:p>3.11518072887536E-005</text:p>
          </table:table-cell>
          <table:table-cell office:value-type="float" office:value="1892825">
            <text:p>1.89E+006</text:p>
          </table:table-cell>
        </table:table-row>
        <table:table-row table:style-name="ro1">
          <table:table-cell office:value-type="float" office:value="39.7">
            <text:p>39.7</text:p>
          </table:table-cell>
          <table:table-cell table:formula="of:=4.135667516E-015*299792458/([.$A105]*1000)" office:value-type="float" office:value="0.0000000000312302753171888">
            <text:p>3.12302753171888E-011</text:p>
          </table:table-cell>
          <table:table-cell table:formula="of:=[.$B105]*1000000" office:value-type="float" office:value="0.0000312302753171888">
            <text:p>3.12302753171888E-005</text:p>
          </table:table-cell>
          <table:table-cell office:value-type="float" office:value="1911102">
            <text:p>1.91E+006</text:p>
          </table:table-cell>
        </table:table-row>
        <table:table-row table:style-name="ro1">
          <table:table-cell office:value-type="float" office:value="39.6">
            <text:p>39.6</text:p>
          </table:table-cell>
          <table:table-cell table:formula="of:=4.135667516E-015*299792458/([.$A106]*1000)" office:value-type="float" office:value="0.0000000000313091396487978">
            <text:p>3.13091396487978E-011</text:p>
          </table:table-cell>
          <table:table-cell table:formula="of:=[.$B106]*1000000" office:value-type="float" office:value="0.0000313091396487978">
            <text:p>3.13091396487978E-005</text:p>
          </table:table-cell>
          <table:table-cell office:value-type="float" office:value="1929531">
            <text:p>1.93E+006</text:p>
          </table:table-cell>
        </table:table-row>
        <table:table-row table:style-name="ro1">
          <table:table-cell office:value-type="float" office:value="39.5">
            <text:p>39.5</text:p>
          </table:table-cell>
          <table:table-cell table:formula="of:=4.135667516E-015*299792458/([.$A107]*1000)" office:value-type="float" office:value="0.0000000000313884032934783">
            <text:p>3.13884032934783E-011</text:p>
          </table:table-cell>
          <table:table-cell table:formula="of:=[.$B107]*1000000" office:value-type="float" office:value="0.0000313884032934783">
            <text:p>3.13884032934783E-005</text:p>
          </table:table-cell>
          <table:table-cell office:value-type="float" office:value="1949417">
            <text:p>1.95E+006</text:p>
          </table:table-cell>
        </table:table-row>
        <table:table-row table:style-name="ro1">
          <table:table-cell office:value-type="float" office:value="39.4">
            <text:p>39.4</text:p>
          </table:table-cell>
          <table:table-cell table:formula="of:=4.135667516E-015*299792458/([.$A108]*1000)" office:value-type="float" office:value="0.0000000000314680692916851">
            <text:p>3.14680692916851E-011</text:p>
          </table:table-cell>
          <table:table-cell table:formula="of:=[.$B108]*1000000" office:value-type="float" office:value="0.0000314680692916851">
            <text:p>3.14680692916851E-005</text:p>
          </table:table-cell>
          <table:table-cell office:value-type="float" office:value="1968291">
            <text:p>1.97E+006</text:p>
          </table:table-cell>
        </table:table-row>
        <table:table-row table:style-name="ro1">
          <table:table-cell office:value-type="float" office:value="39.3">
            <text:p>39.3</text:p>
          </table:table-cell>
          <table:table-cell table:formula="of:=4.135667516E-015*299792458/([.$A109]*1000)" office:value-type="float" office:value="0.0000000000315481407148192">
            <text:p>3.15481407148192E-011</text:p>
          </table:table-cell>
          <table:table-cell table:formula="of:=[.$B109]*1000000" office:value-type="float" office:value="0.0000315481407148192">
            <text:p>3.15481407148192E-005</text:p>
          </table:table-cell>
          <table:table-cell office:value-type="float" office:value="1987322">
            <text:p>1.99E+006</text:p>
          </table:table-cell>
        </table:table-row>
        <table:table-row table:style-name="ro1">
          <table:table-cell office:value-type="float" office:value="39.2">
            <text:p>39.2</text:p>
          </table:table-cell>
          <table:table-cell table:formula="of:=4.135667516E-015*299792458/([.$A110]*1000)" office:value-type="float" office:value="0.0000000000316286206656223">
            <text:p>3.16286206656223E-011</text:p>
          </table:table-cell>
          <table:table-cell table:formula="of:=[.$B110]*1000000" office:value-type="float" office:value="0.0000316286206656223">
            <text:p>3.16286206656223E-005</text:p>
          </table:table-cell>
          <table:table-cell office:value-type="float" office:value="2006513">
            <text:p>2.01E+006</text:p>
          </table:table-cell>
        </table:table-row>
        <table:table-row table:style-name="ro1">
          <table:table-cell office:value-type="float" office:value="39.1">
            <text:p>39.1</text:p>
          </table:table-cell>
          <table:table-cell table:formula="of:=4.135667516E-015*299792458/([.$A111]*1000)" office:value-type="float" office:value="0.0000000000317095122785779">
            <text:p>3.17095122785779E-011</text:p>
          </table:table-cell>
          <table:table-cell table:formula="of:=[.$B111]*1000000" office:value-type="float" office:value="0.0000317095122785779">
            <text:p>3.17095122785779E-005</text:p>
          </table:table-cell>
          <table:table-cell office:value-type="float" office:value="2025866">
            <text:p>2.03E+00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4.135667516E-015*299792458/([.$A112]*1000)" office:value-type="float" office:value="0.0000000000317908187203178">
            <text:p>3.17908187203178E-011</text:p>
          </table:table-cell>
          <table:table-cell table:formula="of:=[.$B112]*1000000" office:value-type="float" office:value="0.0000317908187203178">
            <text:p>3.17908187203178E-005</text:p>
          </table:table-cell>
          <table:table-cell office:value-type="float" office:value="2043821">
            <text:p>2.04E+006</text:p>
          </table:table-cell>
        </table:table-row>
        <table:table-row table:style-name="ro1">
          <table:table-cell office:value-type="float" office:value="38.9">
            <text:p>38.9</text:p>
          </table:table-cell>
          <table:table-cell table:formula="of:=4.135667516E-015*299792458/([.$A113]*1000)" office:value-type="float" office:value="0.0000000000318725431900358">
            <text:p>3.18725431900358E-011</text:p>
          </table:table-cell>
          <table:table-cell table:formula="of:=[.$B113]*1000000" office:value-type="float" office:value="0.0000318725431900358">
            <text:p>3.18725431900358E-005</text:p>
          </table:table-cell>
          <table:table-cell office:value-type="float" office:value="2062582">
            <text:p>2.06E+006</text:p>
          </table:table-cell>
        </table:table-row>
        <table:table-row table:style-name="ro1">
          <table:table-cell office:value-type="float" office:value="38.8">
            <text:p>38.8</text:p>
          </table:table-cell>
          <table:table-cell table:formula="of:=4.135667516E-015*299792458/([.$A114]*1000)" office:value-type="float" office:value="0.0000000000319546889199071">
            <text:p>3.19546889199071E-011</text:p>
          </table:table-cell>
          <table:table-cell table:formula="of:=[.$B114]*1000000" office:value-type="float" office:value="0.0000319546889199071">
            <text:p>3.19546889199071E-005</text:p>
          </table:table-cell>
          <table:table-cell office:value-type="float" office:value="2081499">
            <text:p>2.08E+006</text:p>
          </table:table-cell>
        </table:table-row>
        <table:table-row table:style-name="ro1">
          <table:table-cell office:value-type="float" office:value="38.7">
            <text:p>38.7</text:p>
          </table:table-cell>
          <table:table-cell table:formula="of:=4.135667516E-015*299792458/([.$A115]*1000)" office:value-type="float" office:value="0.0000000000320372591755141">
            <text:p>3.20372591755141E-011</text:p>
          </table:table-cell>
          <table:table-cell table:formula="of:=[.$B115]*1000000" office:value-type="float" office:value="0.0000320372591755141">
            <text:p>3.20372591755141E-005</text:p>
          </table:table-cell>
          <table:table-cell office:value-type="float" office:value="2100575">
            <text:p>2.10E+006</text:p>
          </table:table-cell>
        </table:table-row>
        <table:table-row table:style-name="ro1">
          <table:table-cell office:value-type="float" office:value="38.6">
            <text:p>38.6</text:p>
          </table:table-cell>
          <table:table-cell table:formula="of:=4.135667516E-015*299792458/([.$A116]*1000)" office:value-type="float" office:value="0.0000000000321202572562796">
            <text:p>3.21202572562796E-011</text:p>
          </table:table-cell>
          <table:table-cell table:formula="of:=[.$B116]*1000000" office:value-type="float" office:value="0.0000321202572562796">
            <text:p>3.21202572562796E-005</text:p>
          </table:table-cell>
          <table:table-cell office:value-type="float" office:value="2119811">
            <text:p>2.12E+006</text:p>
          </table:table-cell>
        </table:table-row>
        <table:table-row table:style-name="ro1">
          <table:table-cell office:value-type="float" office:value="38.5">
            <text:p>38.5</text:p>
          </table:table-cell>
          <table:table-cell table:formula="of:=4.135667516E-015*299792458/([.$A117]*1000)" office:value-type="float" office:value="0.0000000000322036864959064">
            <text:p>3.22036864959064E-011</text:p>
          </table:table-cell>
          <table:table-cell table:formula="of:=[.$B117]*1000000" office:value-type="float" office:value="0.0000322036864959063">
            <text:p>3.22036864959063E-005</text:p>
          </table:table-cell>
          <table:table-cell office:value-type="float" office:value="2140537">
            <text:p>2.14E+006</text:p>
          </table:table-cell>
        </table:table-row>
        <table:table-row table:style-name="ro1">
          <table:table-cell office:value-type="float" office:value="38.4">
            <text:p>38.4</text:p>
          </table:table-cell>
          <table:table-cell table:formula="of:=4.135667516E-015*299792458/([.$A118]*1000)" office:value-type="float" office:value="0.0000000000322875502628228">
            <text:p>3.22875502628228E-011</text:p>
          </table:table-cell>
          <table:table-cell table:formula="of:=[.$B118]*1000000" office:value-type="float" office:value="0.0000322875502628228">
            <text:p>3.22875502628228E-005</text:p>
          </table:table-cell>
          <table:table-cell office:value-type="float" office:value="2160237">
            <text:p>2.16E+006</text:p>
          </table:table-cell>
        </table:table-row>
        <table:table-row table:style-name="ro1">
          <table:table-cell office:value-type="float" office:value="38.3">
            <text:p>38.3</text:p>
          </table:table-cell>
          <table:table-cell table:formula="of:=4.135667516E-015*299792458/([.$A119]*1000)" office:value-type="float" office:value="0.0000000000323718519606369">
            <text:p>3.23718519606369E-011</text:p>
          </table:table-cell>
          <table:table-cell table:formula="of:=[.$B119]*1000000" office:value-type="float" office:value="0.0000323718519606369">
            <text:p>3.23718519606369E-005</text:p>
          </table:table-cell>
          <table:table-cell office:value-type="float" office:value="2180103">
            <text:p>2.18E+006</text:p>
          </table:table-cell>
        </table:table-row>
        <table:table-row table:style-name="ro1">
          <table:table-cell office:value-type="float" office:value="38.2">
            <text:p>38.2</text:p>
          </table:table-cell>
          <table:table-cell table:formula="of:=4.135667516E-015*299792458/([.$A120]*1000)" office:value-type="float" office:value="0.0000000000324565950285967">
            <text:p>3.24565950285967E-011</text:p>
          </table:table-cell>
          <table:table-cell table:formula="of:=[.$B120]*1000000" office:value-type="float" office:value="0.0000324565950285967">
            <text:p>3.24565950285967E-005</text:p>
          </table:table-cell>
          <table:table-cell office:value-type="float" office:value="2200137">
            <text:p>2.20E+006</text:p>
          </table:table-cell>
        </table:table-row>
        <table:table-row table:style-name="ro1">
          <table:table-cell office:value-type="float" office:value="38.1">
            <text:p>38.1</text:p>
          </table:table-cell>
          <table:table-cell table:formula="of:=4.135667516E-015*299792458/([.$A121]*1000)" office:value-type="float" office:value="0.0000000000325417829420576">
            <text:p>3.25417829420576E-011</text:p>
          </table:table-cell>
          <table:table-cell table:formula="of:=[.$B121]*1000000" office:value-type="float" office:value="0.0000325417829420576">
            <text:p>3.25417829420576E-005</text:p>
          </table:table-cell>
          <table:table-cell office:value-type="float" office:value="2220341">
            <text:p>2.22E+00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4.135667516E-015*299792458/([.$A122]*1000)" office:value-type="float" office:value="0.0000000000326274192129578">
            <text:p>3.26274192129578E-011</text:p>
          </table:table-cell>
          <table:table-cell table:formula="of:=[.$B122]*1000000" office:value-type="float" office:value="0.0000326274192129577">
            <text:p>3.26274192129577E-005</text:p>
          </table:table-cell>
          <table:table-cell office:value-type="float" office:value="2239112">
            <text:p>2.24E+006</text:p>
          </table:table-cell>
        </table:table-row>
        <table:table-row table:style-name="ro1">
          <table:table-cell office:value-type="float" office:value="37.9">
            <text:p>37.9</text:p>
          </table:table-cell>
          <table:table-cell table:formula="of:=4.135667516E-015*299792458/([.$A123]*1000)" office:value-type="float" office:value="0.0000000000327135073903006">
            <text:p>3.27135073903006E-011</text:p>
          </table:table-cell>
          <table:table-cell table:formula="of:=[.$B123]*1000000" office:value-type="float" office:value="0.0000327135073903006">
            <text:p>3.27135073903006E-005</text:p>
          </table:table-cell>
          <table:table-cell office:value-type="float" office:value="2258742">
            <text:p>2.26E+006</text:p>
          </table:table-cell>
        </table:table-row>
        <table:table-row table:style-name="ro1">
          <table:table-cell office:value-type="float" office:value="37.8">
            <text:p>37.8</text:p>
          </table:table-cell>
          <table:table-cell table:formula="of:=4.135667516E-015*299792458/([.$A124]*1000)" office:value-type="float" office:value="0.0000000000328000510606454">
            <text:p>3.28000510606454E-011</text:p>
          </table:table-cell>
          <table:table-cell table:formula="of:=[.$B124]*1000000" office:value-type="float" office:value="0.0000328000510606453">
            <text:p>3.28000510606453E-005</text:p>
          </table:table-cell>
          <table:table-cell office:value-type="float" office:value="2278538">
            <text:p>2.28E+006</text:p>
          </table:table-cell>
        </table:table-row>
        <table:table-row table:style-name="ro1">
          <table:table-cell office:value-type="float" office:value="37.7">
            <text:p>37.7</text:p>
          </table:table-cell>
          <table:table-cell table:formula="of:=4.135667516E-015*299792458/([.$A125]*1000)" office:value-type="float" office:value="0.0000000000328870538486046">
            <text:p>3.28870538486046E-011</text:p>
          </table:table-cell>
          <table:table-cell table:formula="of:=[.$B125]*1000000" office:value-type="float" office:value="0.0000328870538486046">
            <text:p>3.28870538486046E-005</text:p>
          </table:table-cell>
          <table:table-cell office:value-type="float" office:value="2298501">
            <text:p>2.30E+006</text:p>
          </table:table-cell>
        </table:table-row>
        <table:table-row table:style-name="ro1">
          <table:table-cell office:value-type="float" office:value="37.6">
            <text:p>37.6</text:p>
          </table:table-cell>
          <table:table-cell table:formula="of:=4.135667516E-015*299792458/([.$A126]*1000)" office:value-type="float" office:value="0.0000000000329745194173509">
            <text:p>3.29745194173509E-011</text:p>
          </table:table-cell>
          <table:table-cell table:formula="of:=[.$B126]*1000000" office:value-type="float" office:value="0.0000329745194173509">
            <text:p>3.29745194173509E-005</text:p>
          </table:table-cell>
          <table:table-cell office:value-type="float" office:value="2318633">
            <text:p>2.32E+006</text:p>
          </table:table-cell>
        </table:table-row>
        <table:table-row table:style-name="ro1">
          <table:table-cell office:value-type="float" office:value="37.5">
            <text:p>37.5</text:p>
          </table:table-cell>
          <table:table-cell table:formula="of:=4.135667516E-015*299792458/([.$A127]*1000)" office:value-type="float" office:value="0.0000000000330624514691305">
            <text:p>3.30624514691305E-011</text:p>
          </table:table-cell>
          <table:table-cell table:formula="of:=[.$B127]*1000000" office:value-type="float" office:value="0.0000330624514691305">
            <text:p>3.30624514691305E-005</text:p>
          </table:table-cell>
          <table:table-cell office:value-type="float" office:value="2340296">
            <text:p>2.34E+006</text:p>
          </table:table-cell>
        </table:table-row>
        <table:table-row table:style-name="ro1">
          <table:table-cell office:value-type="float" office:value="37.4">
            <text:p>37.4</text:p>
          </table:table-cell>
          <table:table-cell table:formula="of:=4.135667516E-015*299792458/([.$A128]*1000)" office:value-type="float" office:value="0.0000000000331508537457859">
            <text:p>3.31508537457859E-011</text:p>
          </table:table-cell>
          <table:table-cell table:formula="of:=[.$B128]*1000000" office:value-type="float" office:value="0.0000331508537457859">
            <text:p>3.31508537457859E-005</text:p>
          </table:table-cell>
          <table:table-cell office:value-type="float" office:value="2360914">
            <text:p>2.36E+006</text:p>
          </table:table-cell>
        </table:table-row>
        <table:table-row table:style-name="ro1">
          <table:table-cell office:value-type="float" office:value="37.3">
            <text:p>37.3</text:p>
          </table:table-cell>
          <table:table-cell table:formula="of:=4.135667516E-015*299792458/([.$A129]*1000)" office:value-type="float" office:value="0.0000000000332397300292867">
            <text:p>3.32397300292867E-011</text:p>
          </table:table-cell>
          <table:table-cell table:formula="of:=[.$B129]*1000000" office:value-type="float" office:value="0.0000332397300292867">
            <text:p>3.32397300292867E-005</text:p>
          </table:table-cell>
          <table:table-cell office:value-type="float" office:value="2381708">
            <text:p>2.38E+006</text:p>
          </table:table-cell>
        </table:table-row>
        <table:table-row table:style-name="ro1">
          <table:table-cell office:value-type="float" office:value="37.2">
            <text:p>37.2</text:p>
          </table:table-cell>
          <table:table-cell table:formula="of:=4.135667516E-015*299792458/([.$A130]*1000)" office:value-type="float" office:value="0.0000000000333290841422687">
            <text:p>3.33290841422687E-011</text:p>
          </table:table-cell>
          <table:table-cell table:formula="of:=[.$B130]*1000000" office:value-type="float" office:value="0.0000333290841422687">
            <text:p>3.33290841422687E-005</text:p>
          </table:table-cell>
          <table:table-cell office:value-type="float" office:value="2402680">
            <text:p>2.40E+006</text:p>
          </table:table-cell>
        </table:table-row>
        <table:table-row table:style-name="ro1">
          <table:table-cell office:value-type="float" office:value="37.1">
            <text:p>37.1</text:p>
          </table:table-cell>
          <table:table-cell table:formula="of:=4.135667516E-015*299792458/([.$A131]*1000)" office:value-type="float" office:value="0.0000000000334189199485821">
            <text:p>3.34189199485821E-011</text:p>
          </table:table-cell>
          <table:table-cell table:formula="of:=[.$B131]*1000000" office:value-type="float" office:value="0.0000334189199485821">
            <text:p>3.34189199485821E-005</text:p>
          </table:table-cell>
          <table:table-cell office:value-type="float" office:value="2423832">
            <text:p>2.42E+00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4.135667516E-015*299792458/([.$A132]*1000)" office:value-type="float" office:value="0.0000000000335092413538485">
            <text:p>3.35092413538485E-011</text:p>
          </table:table-cell>
          <table:table-cell table:formula="of:=[.$B132]*1000000" office:value-type="float" office:value="0.0000335092413538485">
            <text:p>3.35092413538485E-005</text:p>
          </table:table-cell>
          <table:table-cell office:value-type="float" office:value="2443510">
            <text:p>2.44E+006</text:p>
          </table:table-cell>
        </table:table-row>
        <table:table-row table:style-name="ro1">
          <table:table-cell office:value-type="float" office:value="36.9">
            <text:p>36.9</text:p>
          </table:table-cell>
          <table:table-cell table:formula="of:=4.135667516E-015*299792458/([.$A133]*1000)" office:value-type="float" office:value="0.0000000000336000523060269">
            <text:p>3.36000523060269E-011</text:p>
          </table:table-cell>
          <table:table-cell table:formula="of:=[.$B133]*1000000" office:value-type="float" office:value="0.0000336000523060269">
            <text:p>3.36000523060269E-005</text:p>
          </table:table-cell>
          <table:table-cell office:value-type="float" office:value="2464087">
            <text:p>2.46E+006</text:p>
          </table:table-cell>
        </table:table-row>
        <table:table-row table:style-name="ro1">
          <table:table-cell office:value-type="float" office:value="36.8">
            <text:p>36.8</text:p>
          </table:table-cell>
          <table:table-cell table:formula="of:=4.135667516E-015*299792458/([.$A134]*1000)" office:value-type="float" office:value="0.000000000033691356795989">
            <text:p>3.3691356795989E-011</text:p>
          </table:table-cell>
          <table:table-cell table:formula="of:=[.$B134]*1000000" office:value-type="float" office:value="0.000033691356795989">
            <text:p>3.3691356795989E-005</text:p>
          </table:table-cell>
          <table:table-cell office:value-type="float" office:value="2484839">
            <text:p>2.48E+006</text:p>
          </table:table-cell>
        </table:table-row>
        <table:table-row table:style-name="ro1">
          <table:table-cell office:value-type="float" office:value="36.7">
            <text:p>36.7</text:p>
          </table:table-cell>
          <table:table-cell table:formula="of:=4.135667516E-015*299792458/([.$A135]*1000)" office:value-type="float" office:value="0.0000000000337831588581034">
            <text:p>3.37831588581034E-011</text:p>
          </table:table-cell>
          <table:table-cell table:formula="of:=[.$B135]*1000000" office:value-type="float" office:value="0.0000337831588581034">
            <text:p>3.37831588581034E-005</text:p>
          </table:table-cell>
          <table:table-cell office:value-type="float" office:value="2505769">
            <text:p>2.51E+006</text:p>
          </table:table-cell>
        </table:table-row>
        <table:table-row table:style-name="ro1">
          <table:table-cell office:value-type="float" office:value="36.6">
            <text:p>36.6</text:p>
          </table:table-cell>
          <table:table-cell table:formula="of:=4.135667516E-015*299792458/([.$A136]*1000)" office:value-type="float" office:value="0.0000000000338754625708304">
            <text:p>3.38754625708304E-011</text:p>
          </table:table-cell>
          <table:table-cell table:formula="of:=[.$B136]*1000000" office:value-type="float" office:value="0.0000338754625708304">
            <text:p>3.38754625708304E-005</text:p>
          </table:table-cell>
          <table:table-cell office:value-type="float" office:value="2526878">
            <text:p>2.53E+006</text:p>
          </table:table-cell>
        </table:table-row>
        <table:table-row table:style-name="ro1">
          <table:table-cell office:value-type="float" office:value="36.5">
            <text:p>36.5</text:p>
          </table:table-cell>
          <table:table-cell table:formula="of:=4.135667516E-015*299792458/([.$A137]*1000)" office:value-type="float" office:value="0.0000000000339682720573259">
            <text:p>3.39682720573259E-011</text:p>
          </table:table-cell>
          <table:table-cell table:formula="of:=[.$B137]*1000000" office:value-type="float" office:value="0.0000339682720573259">
            <text:p>3.39682720573259E-005</text:p>
          </table:table-cell>
          <table:table-cell office:value-type="float" office:value="2549564">
            <text:p>2.55E+006</text:p>
          </table:table-cell>
        </table:table-row>
        <table:table-row table:style-name="ro1">
          <table:table-cell office:value-type="float" office:value="36.4">
            <text:p>36.4</text:p>
          </table:table-cell>
          <table:table-cell table:formula="of:=4.135667516E-015*299792458/([.$A138]*1000)" office:value-type="float" office:value="0.0000000000340615914860548">
            <text:p>3.40615914860548E-011</text:p>
          </table:table-cell>
          <table:table-cell table:formula="of:=[.$B138]*1000000" office:value-type="float" office:value="0.0000340615914860548">
            <text:p>3.40615914860548E-005</text:p>
          </table:table-cell>
          <table:table-cell office:value-type="float" office:value="2571184">
            <text:p>2.57E+006</text:p>
          </table:table-cell>
        </table:table-row>
        <table:table-row table:style-name="ro1">
          <table:table-cell office:value-type="float" office:value="36.3">
            <text:p>36.3</text:p>
          </table:table-cell>
          <table:table-cell table:formula="of:=4.135667516E-015*299792458/([.$A139]*1000)" office:value-type="float" office:value="0.0000000000341554250714158">
            <text:p>3.41554250714158E-011</text:p>
          </table:table-cell>
          <table:table-cell table:formula="of:=[.$B139]*1000000" office:value-type="float" office:value="0.0000341554250714158">
            <text:p>3.41554250714158E-005</text:p>
          </table:table-cell>
          <table:table-cell office:value-type="float" office:value="2592990">
            <text:p>2.59E+006</text:p>
          </table:table-cell>
        </table:table-row>
        <table:table-row table:style-name="ro1">
          <table:table-cell office:value-type="float" office:value="36.2">
            <text:p>36.2</text:p>
          </table:table-cell>
          <table:table-cell table:formula="of:=4.135667516E-015*299792458/([.$A140]*1000)" office:value-type="float" office:value="0.0000000000342497770743755">
            <text:p>3.42497770743755E-011</text:p>
          </table:table-cell>
          <table:table-cell table:formula="of:=[.$B140]*1000000" office:value-type="float" office:value="0.0000342497770743755">
            <text:p>3.42497770743755E-005</text:p>
          </table:table-cell>
          <table:table-cell office:value-type="float" office:value="2614985">
            <text:p>2.61E+006</text:p>
          </table:table-cell>
        </table:table-row>
        <table:table-row table:style-name="ro1">
          <table:table-cell office:value-type="float" office:value="36.1">
            <text:p>36.1</text:p>
          </table:table-cell>
          <table:table-cell table:formula="of:=4.135667516E-015*299792458/([.$A141]*1000)" office:value-type="float" office:value="0.0000000000343446518031134">
            <text:p>3.43446518031134E-011</text:p>
          </table:table-cell>
          <table:table-cell table:formula="of:=[.$B141]*1000000" office:value-type="float" office:value="0.0000343446518031134">
            <text:p>3.43446518031134E-005</text:p>
          </table:table-cell>
          <table:table-cell office:value-type="float" office:value="2637171">
            <text:p>2.64E+0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4.135667516E-015*299792458/([.$A142]*1000)" office:value-type="float" office:value="0.0000000000344400536136776">
            <text:p>3.44400536136776E-011</text:p>
          </table:table-cell>
          <table:table-cell table:formula="of:=[.$B142]*1000000" office:value-type="float" office:value="0.0000344400536136776">
            <text:p>3.44400536136776E-005</text:p>
          </table:table-cell>
          <table:table-cell office:value-type="float" office:value="2657837">
            <text:p>2.66E+006</text:p>
          </table:table-cell>
        </table:table-row>
        <table:table-row table:style-name="ro1">
          <table:table-cell office:value-type="float" office:value="35.9">
            <text:p>35.9</text:p>
          </table:table-cell>
          <table:table-cell table:formula="of:=4.135667516E-015*299792458/([.$A143]*1000)" office:value-type="float" office:value="0.0000000000345359869106517">
            <text:p>3.45359869106517E-011</text:p>
          </table:table-cell>
          <table:table-cell table:formula="of:=[.$B143]*1000000" office:value-type="float" office:value="0.0000345359869106516">
            <text:p>0.000034536</text:p>
          </table:table-cell>
          <table:table-cell office:value-type="float" office:value="2679534">
            <text:p>2.68E+006</text:p>
          </table:table-cell>
        </table:table-row>
        <table:table-row table:style-name="ro1">
          <table:table-cell office:value-type="float" office:value="35.8">
            <text:p>35.8</text:p>
          </table:table-cell>
          <table:table-cell table:formula="of:=4.135667516E-015*299792458/([.$A144]*1000)" office:value-type="float" office:value="0.0000000000346324561478322">
            <text:p>3.46324561478322E-011</text:p>
          </table:table-cell>
          <table:table-cell table:formula="of:=[.$B144]*1000000" office:value-type="float" office:value="0.0000346324561478322">
            <text:p>3.46324561478322E-005</text:p>
          </table:table-cell>
          <table:table-cell office:value-type="float" office:value="2701418">
            <text:p>2.70E+006</text:p>
          </table:table-cell>
        </table:table-row>
        <table:table-row table:style-name="ro1">
          <table:table-cell office:value-type="float" office:value="35.7">
            <text:p>35.7</text:p>
          </table:table-cell>
          <table:table-cell table:formula="of:=4.135667516E-015*299792458/([.$A145]*1000)" office:value-type="float" office:value="0.0000000000347294658289186">
            <text:p>3.47294658289186E-011</text:p>
          </table:table-cell>
          <table:table-cell table:formula="of:=[.$B145]*1000000" office:value-type="float" office:value="0.0000347294658289186">
            <text:p>3.47294658289186E-005</text:p>
          </table:table-cell>
          <table:table-cell office:value-type="float" office:value="2723493">
            <text:p>2.72E+006</text:p>
          </table:table-cell>
        </table:table-row>
        <table:table-row table:style-name="ro1">
          <table:table-cell office:value-type="float" office:value="35.6">
            <text:p>35.6</text:p>
          </table:table-cell>
          <table:table-cell table:formula="of:=4.135667516E-015*299792458/([.$A146]*1000)" office:value-type="float" office:value="0.0000000000348270205082133">
            <text:p>3.48270205082133E-011</text:p>
          </table:table-cell>
          <table:table-cell table:formula="of:=[.$B146]*1000000" office:value-type="float" office:value="0.0000348270205082133">
            <text:p>0.000034827</text:p>
          </table:table-cell>
          <table:table-cell office:value-type="float" office:value="2745760">
            <text:p>2.75E+006</text:p>
          </table:table-cell>
        </table:table-row>
        <table:table-row table:style-name="ro1">
          <table:table-cell office:value-type="float" office:value="35.5">
            <text:p>35.5</text:p>
          </table:table-cell>
          <table:table-cell table:formula="of:=4.135667516E-015*299792458/([.$A147]*1000)" office:value-type="float" office:value="0.0000000000349251247913351">
            <text:p>3.49251247913351E-011</text:p>
          </table:table-cell>
          <table:table-cell table:formula="of:=[.$B147]*1000000" office:value-type="float" office:value="0.0000349251247913351">
            <text:p>3.49251247913351E-005</text:p>
          </table:table-cell>
          <table:table-cell office:value-type="float" office:value="2769657">
            <text:p>2.77E+006</text:p>
          </table:table-cell>
        </table:table-row>
        <table:table-row table:style-name="ro1">
          <table:table-cell office:value-type="float" office:value="35.4">
            <text:p>35.4</text:p>
          </table:table-cell>
          <table:table-cell table:formula="of:=4.135667516E-015*299792458/([.$A148]*1000)" office:value-type="float" office:value="0.0000000000350237833359433">
            <text:p>3.50237833359433E-011</text:p>
          </table:table-cell>
          <table:table-cell table:formula="of:=[.$B148]*1000000" office:value-type="float" office:value="0.0000350237833359433">
            <text:p>3.50237833359433E-005</text:p>
          </table:table-cell>
          <table:table-cell office:value-type="float" office:value="2792465">
            <text:p>2.79E+006</text:p>
          </table:table-cell>
        </table:table-row>
        <table:table-row table:style-name="ro1">
          <table:table-cell office:value-type="float" office:value="35.3">
            <text:p>35.3</text:p>
          </table:table-cell>
          <table:table-cell table:formula="of:=4.135667516E-015*299792458/([.$A149]*1000)" office:value-type="float" office:value="0.0000000000351230008524758">
            <text:p>3.51230008524758E-011</text:p>
          </table:table-cell>
          <table:table-cell table:formula="of:=[.$B149]*1000000" office:value-type="float" office:value="0.0000351230008524758">
            <text:p>0.000035123</text:p>
          </table:table-cell>
          <table:table-cell office:value-type="float" office:value="2815473">
            <text:p>2.82E+006</text:p>
          </table:table-cell>
        </table:table-row>
        <table:table-row table:style-name="ro1">
          <table:table-cell office:value-type="float" office:value="35.2">
            <text:p>35.2</text:p>
          </table:table-cell>
          <table:table-cell table:formula="of:=4.135667516E-015*299792458/([.$A150]*1000)" office:value-type="float" office:value="0.0000000000352227821048976">
            <text:p>3.52227821048976E-011</text:p>
          </table:table-cell>
          <table:table-cell table:formula="of:=[.$B150]*1000000" office:value-type="float" office:value="0.0000352227821048976">
            <text:p>3.52227821048976E-005</text:p>
          </table:table-cell>
          <table:table-cell office:value-type="float" office:value="2838684">
            <text:p>2.84E+006</text:p>
          </table:table-cell>
        </table:table-row>
        <table:table-row table:style-name="ro1">
          <table:table-cell office:value-type="float" office:value="35.1">
            <text:p>35.1</text:p>
          </table:table-cell>
          <table:table-cell table:formula="of:=4.135667516E-015*299792458/([.$A151]*1000)" office:value-type="float" office:value="0.0000000000353231319114642">
            <text:p>3.53231319114642E-011</text:p>
          </table:table-cell>
          <table:table-cell table:formula="of:=[.$B151]*1000000" office:value-type="float" office:value="0.0000353231319114642">
            <text:p>3.53231319114642E-005</text:p>
          </table:table-cell>
          <table:table-cell office:value-type="float" office:value="2862100">
            <text:p>2.86E+00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4.135667516E-015*299792458/([.$A152]*1000)" office:value-type="float" office:value="0.000000000035424055145497">
            <text:p>3.5424055145497E-011</text:p>
          </table:table-cell>
          <table:table-cell table:formula="of:=[.$B152]*1000000" office:value-type="float" office:value="0.000035424055145497">
            <text:p>3.5424055145497E-005</text:p>
          </table:table-cell>
          <table:table-cell office:value-type="float" office:value="2883945">
            <text:p>2.88E+006</text:p>
          </table:table-cell>
        </table:table-row>
        <table:table-row table:style-name="ro1">
          <table:table-cell office:value-type="float" office:value="34.9">
            <text:p>34.9</text:p>
          </table:table-cell>
          <table:table-cell table:formula="of:=4.135667516E-015*299792458/([.$A153]*1000)" office:value-type="float" office:value="0.0000000000355255567361718">
            <text:p>3.55255567361718E-011</text:p>
          </table:table-cell>
          <table:table-cell table:formula="of:=[.$B153]*1000000" office:value-type="float" office:value="0.0000355255567361718">
            <text:p>3.55255567361718E-005</text:p>
          </table:table-cell>
          <table:table-cell office:value-type="float" office:value="2906754">
            <text:p>2.91E+006</text:p>
          </table:table-cell>
        </table:table-row>
        <table:table-row table:style-name="ro1">
          <table:table-cell office:value-type="float" office:value="34.8">
            <text:p>34.8</text:p>
          </table:table-cell>
          <table:table-cell table:formula="of:=4.135667516E-015*299792458/([.$A154]*1000)" office:value-type="float" office:value="0.0000000000356276416693217">
            <text:p>3.56276416693217E-011</text:p>
          </table:table-cell>
          <table:table-cell table:formula="of:=[.$B154]*1000000" office:value-type="float" office:value="0.0000356276416693217">
            <text:p>3.56276416693217E-005</text:p>
          </table:table-cell>
          <table:table-cell office:value-type="float" office:value="2929764">
            <text:p>2.93E+006</text:p>
          </table:table-cell>
        </table:table-row>
        <table:table-row table:style-name="ro1">
          <table:table-cell office:value-type="float" office:value="34.7">
            <text:p>34.7</text:p>
          </table:table-cell>
          <table:table-cell table:formula="of:=4.135667516E-015*299792458/([.$A155]*1000)" office:value-type="float" office:value="0.0000000000357303149882534">
            <text:p>3.57303149882534E-011</text:p>
          </table:table-cell>
          <table:table-cell table:formula="of:=[.$B155]*1000000" office:value-type="float" office:value="0.0000357303149882534">
            <text:p>3.57303149882534E-005</text:p>
          </table:table-cell>
          <table:table-cell office:value-type="float" office:value="2952975">
            <text:p>2.95E+006</text:p>
          </table:table-cell>
        </table:table-row>
        <table:table-row table:style-name="ro1">
          <table:table-cell office:value-type="float" office:value="34.6">
            <text:p>34.6</text:p>
          </table:table-cell>
          <table:table-cell table:formula="of:=4.135667516E-015*299792458/([.$A156]*1000)" office:value-type="float" office:value="0.0000000000358335817945779">
            <text:p>3.58335817945779E-011</text:p>
          </table:table-cell>
          <table:table-cell table:formula="of:=[.$B156]*1000000" office:value-type="float" office:value="0.0000358335817945779">
            <text:p>3.58335817945779E-005</text:p>
          </table:table-cell>
          <table:table-cell office:value-type="float" office:value="2976391">
            <text:p>2.98E+006</text:p>
          </table:table-cell>
        </table:table-row>
        <table:table-row table:style-name="ro1">
          <table:table-cell office:value-type="float" office:value="34.5">
            <text:p>34.5</text:p>
          </table:table-cell>
          <table:table-cell table:formula="of:=4.135667516E-015*299792458/([.$A157]*1000)" office:value-type="float" office:value="0.0000000000359374472490549">
            <text:p>3.59374472490549E-011</text:p>
          </table:table-cell>
          <table:table-cell table:formula="of:=[.$B157]*1000000" office:value-type="float" office:value="0.0000359374472490549">
            <text:p>3.59374472490549E-005</text:p>
          </table:table-cell>
          <table:table-cell office:value-type="float" office:value="3001496">
            <text:p>3.00E+006</text:p>
          </table:table-cell>
        </table:table-row>
        <table:table-row table:style-name="ro1">
          <table:table-cell office:value-type="float" office:value="34.4">
            <text:p>34.4</text:p>
          </table:table-cell>
          <table:table-cell table:formula="of:=4.135667516E-015*299792458/([.$A158]*1000)" office:value-type="float" office:value="0.0000000000360419165724533">
            <text:p>3.60419165724533E-011</text:p>
          </table:table-cell>
          <table:table-cell table:formula="of:=[.$B158]*1000000" office:value-type="float" office:value="0.0000360419165724533">
            <text:p>3.60419165724533E-005</text:p>
          </table:table-cell>
          <table:table-cell office:value-type="float" office:value="3025483">
            <text:p>3.03E+006</text:p>
          </table:table-cell>
        </table:table-row>
        <table:table-row table:style-name="ro1">
          <table:table-cell office:value-type="float" office:value="34.3">
            <text:p>34.3</text:p>
          </table:table-cell>
          <table:table-cell table:formula="of:=4.135667516E-015*299792458/([.$A159]*1000)" office:value-type="float" office:value="0.0000000000361469950464255">
            <text:p>3.61469950464255E-011</text:p>
          </table:table-cell>
          <table:table-cell table:formula="of:=[.$B159]*1000000" office:value-type="float" office:value="0.0000361469950464255">
            <text:p>0.000036147</text:p>
          </table:table-cell>
          <table:table-cell office:value-type="float" office:value="3049683">
            <text:p>3.05E+006</text:p>
          </table:table-cell>
        </table:table-row>
        <table:table-row table:style-name="ro1">
          <table:table-cell office:value-type="float" office:value="34.2">
            <text:p>34.2</text:p>
          </table:table-cell>
          <table:table-cell table:formula="of:=4.135667516E-015*299792458/([.$A160]*1000)" office:value-type="float" office:value="0.0000000000362526880143975">
            <text:p>3.62526880143975E-011</text:p>
          </table:table-cell>
          <table:table-cell table:formula="of:=[.$B160]*1000000" office:value-type="float" office:value="0.0000362526880143975">
            <text:p>3.62526880143975E-005</text:p>
          </table:table-cell>
          <table:table-cell office:value-type="float" office:value="3074098">
            <text:p>3.07E+006</text:p>
          </table:table-cell>
        </table:table-row>
        <table:table-row table:style-name="ro1">
          <table:table-cell office:value-type="float" office:value="34.1">
            <text:p>34.1</text:p>
          </table:table-cell>
          <table:table-cell table:formula="of:=4.135667516E-015*299792458/([.$A161]*1000)" office:value-type="float" office:value="0.0000000000363590008824749">
            <text:p>3.63590008824749E-011</text:p>
          </table:table-cell>
          <table:table-cell table:formula="of:=[.$B161]*1000000" office:value-type="float" office:value="0.0000363590008824749">
            <text:p>0.000036359</text:p>
          </table:table-cell>
          <table:table-cell office:value-type="float" office:value="3098731">
            <text:p>3.10E+00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4.135667516E-015*299792458/([.$A162]*1000)" office:value-type="float" office:value="0.0000000000364659391203645">
            <text:p>3.64659391203645E-011</text:p>
          </table:table-cell>
          <table:table-cell table:formula="of:=[.$B162]*1000000" office:value-type="float" office:value="0.0000364659391203645">
            <text:p>3.64659391203645E-005</text:p>
          </table:table-cell>
          <table:table-cell office:value-type="float" office:value="3121735">
            <text:p>3.12E+006</text:p>
          </table:table-cell>
        </table:table-row>
        <table:table-row table:style-name="ro1">
          <table:table-cell office:value-type="float" office:value="33.9">
            <text:p>33.9</text:p>
          </table:table-cell>
          <table:table-cell table:formula="of:=4.135667516E-015*299792458/([.$A163]*1000)" office:value-type="float" office:value="0.0000000000365735082623125">
            <text:p>3.65735082623125E-011</text:p>
          </table:table-cell>
          <table:table-cell table:formula="of:=[.$B163]*1000000" office:value-type="float" office:value="0.0000365735082623125">
            <text:p>3.65735082623125E-005</text:p>
          </table:table-cell>
          <table:table-cell office:value-type="float" office:value="3145808">
            <text:p>3.15E+006</text:p>
          </table:table-cell>
        </table:table-row>
        <table:table-row table:style-name="ro1">
          <table:table-cell office:value-type="float" office:value="33.8">
            <text:p>33.8</text:p>
          </table:table-cell>
          <table:table-cell table:formula="of:=4.135667516E-015*299792458/([.$A164]*1000)" office:value-type="float" office:value="0.000000000036681713908059">
            <text:p>3.6681713908059E-011</text:p>
          </table:table-cell>
          <table:table-cell table:formula="of:=[.$B164]*1000000" office:value-type="float" office:value="0.000036681713908059">
            <text:p>3.6681713908059E-005</text:p>
          </table:table-cell>
          <table:table-cell office:value-type="float" office:value="3170095">
            <text:p>3.17E+006</text:p>
          </table:table-cell>
        </table:table-row>
        <table:table-row table:style-name="ro1">
          <table:table-cell office:value-type="float" office:value="33.7">
            <text:p>33.7</text:p>
          </table:table-cell>
          <table:table-cell table:formula="of:=4.135667516E-015*299792458/([.$A165]*1000)" office:value-type="float" office:value="0.0000000000367905617238099">
            <text:p>3.67905617238099E-011</text:p>
          </table:table-cell>
          <table:table-cell table:formula="of:=[.$B165]*1000000" office:value-type="float" office:value="0.0000367905617238099">
            <text:p>3.67905617238099E-005</text:p>
          </table:table-cell>
          <table:table-cell office:value-type="float" office:value="3194597">
            <text:p>3.19E+006</text:p>
          </table:table-cell>
        </table:table-row>
        <table:table-row table:style-name="ro1">
          <table:table-cell office:value-type="float" office:value="33.6">
            <text:p>33.6</text:p>
          </table:table-cell>
          <table:table-cell table:formula="of:=4.135667516E-015*299792458/([.$A166]*1000)" office:value-type="float" office:value="0.000000000036900057443226">
            <text:p>3.6900057443226E-011</text:p>
          </table:table-cell>
          <table:table-cell table:formula="of:=[.$B166]*1000000" office:value-type="float" office:value="0.000036900057443226">
            <text:p>3.6900057443226E-005</text:p>
          </table:table-cell>
          <table:table-cell office:value-type="float" office:value="3219319">
            <text:p>3.22E+006</text:p>
          </table:table-cell>
        </table:table-row>
        <table:table-row table:style-name="ro1">
          <table:table-cell office:value-type="float" office:value="33.5">
            <text:p>33.5</text:p>
          </table:table-cell>
          <table:table-cell table:formula="of:=4.135667516E-015*299792458/([.$A167]*1000)" office:value-type="float" office:value="0.0000000000370102068684297">
            <text:p>3.70102068684297E-011</text:p>
          </table:table-cell>
          <table:table-cell table:formula="of:=[.$B167]*1000000" office:value-type="float" office:value="0.0000370102068684297">
            <text:p>3.70102068684297E-005</text:p>
          </table:table-cell>
          <table:table-cell office:value-type="float" office:value="3245794">
            <text:p>3.25E+006</text:p>
          </table:table-cell>
        </table:table-row>
        <table:table-row table:style-name="ro1">
          <table:table-cell office:value-type="float" office:value="33.4">
            <text:p>33.4</text:p>
          </table:table-cell>
          <table:table-cell table:formula="of:=4.135667516E-015*299792458/([.$A168]*1000)" office:value-type="float" office:value="0.0000000000371210158710298">
            <text:p>3.71210158710298E-011</text:p>
          </table:table-cell>
          <table:table-cell table:formula="of:=[.$B168]*1000000" office:value-type="float" office:value="0.0000371210158710298">
            <text:p>0.000037121</text:p>
          </table:table-cell>
          <table:table-cell office:value-type="float" office:value="3271121">
            <text:p>3.27E+006</text:p>
          </table:table-cell>
        </table:table-row>
        <table:table-row table:style-name="ro1">
          <table:table-cell office:value-type="float" office:value="33.3">
            <text:p>33.3</text:p>
          </table:table-cell>
          <table:table-cell table:formula="of:=4.135667516E-015*299792458/([.$A169]*1000)" office:value-type="float" office:value="0.000000000037232490393165">
            <text:p>3.7232490393165E-011</text:p>
          </table:table-cell>
          <table:table-cell table:formula="of:=[.$B169]*1000000" office:value-type="float" office:value="0.000037232490393165">
            <text:p>3.7232490393165E-005</text:p>
          </table:table-cell>
          <table:table-cell office:value-type="float" office:value="3296675">
            <text:p>3.30E+006</text:p>
          </table:table-cell>
        </table:table-row>
        <table:table-row table:style-name="ro1">
          <table:table-cell office:value-type="float" office:value="33.2">
            <text:p>33.2</text:p>
          </table:table-cell>
          <table:table-cell table:formula="of:=4.135667516E-015*299792458/([.$A170]*1000)" office:value-type="float" office:value="0.0000000000373446364485661">
            <text:p>3.73446364485661E-011</text:p>
          </table:table-cell>
          <table:table-cell table:formula="of:=[.$B170]*1000000" office:value-type="float" office:value="0.0000373446364485661">
            <text:p>3.73446364485661E-005</text:p>
          </table:table-cell>
          <table:table-cell office:value-type="float" office:value="3322459">
            <text:p>3.32E+006</text:p>
          </table:table-cell>
        </table:table-row>
        <table:table-row table:style-name="ro1">
          <table:table-cell office:value-type="float" office:value="33.1">
            <text:p>33.1</text:p>
          </table:table-cell>
          <table:table-cell table:formula="of:=4.135667516E-015*299792458/([.$A171]*1000)" office:value-type="float" office:value="0.0000000000374574601236373">
            <text:p>3.74574601236373E-011</text:p>
          </table:table-cell>
          <table:table-cell table:formula="of:=[.$B171]*1000000" office:value-type="float" office:value="0.0000374574601236373">
            <text:p>3.74574601236373E-005</text:p>
          </table:table-cell>
          <table:table-cell office:value-type="float" office:value="3348477">
            <text:p>3.35E+0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4.135667516E-015*299792458/([.$A172]*1000)" office:value-type="float" office:value="0.0000000000375709675785574">
            <text:p>3.75709675785574E-011</text:p>
          </table:table-cell>
          <table:table-cell table:formula="of:=[.$B172]*1000000" office:value-type="float" office:value="0.0000375709675785574">
            <text:p>0.000037571</text:p>
          </table:table-cell>
          <table:table-cell office:value-type="float" office:value="3372796">
            <text:p>3.37E+006</text:p>
          </table:table-cell>
        </table:table-row>
        <table:table-row table:style-name="ro1">
          <table:table-cell office:value-type="float" office:value="32.9">
            <text:p>32.9</text:p>
          </table:table-cell>
          <table:table-cell table:formula="of:=4.135667516E-015*299792458/([.$A173]*1000)" office:value-type="float" office:value="0.000000000037685165048401">
            <text:p>3.7685165048401E-011</text:p>
          </table:table-cell>
          <table:table-cell table:formula="of:=[.$B173]*1000000" office:value-type="float" office:value="0.000037685165048401">
            <text:p>3.7685165048401E-005</text:p>
          </table:table-cell>
          <table:table-cell office:value-type="float" office:value="3398311">
            <text:p>3.40E+006</text:p>
          </table:table-cell>
        </table:table-row>
        <table:table-row table:style-name="ro1">
          <table:table-cell office:value-type="float" office:value="32.8">
            <text:p>32.8</text:p>
          </table:table-cell>
          <table:table-cell table:formula="of:=4.135667516E-015*299792458/([.$A174]*1000)" office:value-type="float" office:value="0.0000000000378000588442803">
            <text:p>3.78000588442803E-011</text:p>
          </table:table-cell>
          <table:table-cell table:formula="of:=[.$B174]*1000000" office:value-type="float" office:value="0.0000378000588442803">
            <text:p>3.78000588442803E-005</text:p>
          </table:table-cell>
          <table:table-cell office:value-type="float" office:value="3424056">
            <text:p>3.42E+006</text:p>
          </table:table-cell>
        </table:table-row>
        <table:table-row table:style-name="ro1">
          <table:table-cell office:value-type="float" office:value="32.7">
            <text:p>32.7</text:p>
          </table:table-cell>
          <table:table-cell table:formula="of:=4.135667516E-015*299792458/([.$A175]*1000)" office:value-type="float" office:value="0.0000000000379156553545075">
            <text:p>3.79156553545075E-011</text:p>
          </table:table-cell>
          <table:table-cell table:formula="of:=[.$B175]*1000000" office:value-type="float" office:value="0.0000379156553545075">
            <text:p>3.79156553545075E-005</text:p>
          </table:table-cell>
          <table:table-cell office:value-type="float" office:value="3450034">
            <text:p>3.45E+006</text:p>
          </table:table-cell>
        </table:table-row>
        <table:table-row table:style-name="ro1">
          <table:table-cell office:value-type="float" office:value="32.6">
            <text:p>32.6</text:p>
          </table:table-cell>
          <table:table-cell table:formula="of:=4.135667516E-015*299792458/([.$A176]*1000)" office:value-type="float" office:value="0.000000000038031961045779">
            <text:p>3.8031961045779E-011</text:p>
          </table:table-cell>
          <table:table-cell table:formula="of:=[.$B176]*1000000" office:value-type="float" office:value="0.000038031961045779">
            <text:p>0.000038032</text:p>
          </table:table-cell>
          <table:table-cell office:value-type="float" office:value="3476247">
            <text:p>3.48E+006</text:p>
          </table:table-cell>
        </table:table-row>
        <table:table-row table:style-name="ro1">
          <table:table-cell office:value-type="float" office:value="32.5">
            <text:p>32.5</text:p>
          </table:table-cell>
          <table:table-cell table:formula="of:=4.135667516E-015*299792458/([.$A177]*1000)" office:value-type="float" office:value="0.0000000000381489824643814">
            <text:p>3.81489824643814E-011</text:p>
          </table:table-cell>
          <table:table-cell table:formula="of:=[.$B177]*1000000" office:value-type="float" office:value="0.0000381489824643814">
            <text:p>0.000038149</text:p>
          </table:table-cell>
          <table:table-cell office:value-type="float" office:value="3504297">
            <text:p>3.50E+006</text:p>
          </table:table-cell>
        </table:table-row>
        <table:table-row table:style-name="ro1">
          <table:table-cell office:value-type="float" office:value="32.4">
            <text:p>32.4</text:p>
          </table:table-cell>
          <table:table-cell table:formula="of:=4.135667516E-015*299792458/([.$A178]*1000)" office:value-type="float" office:value="0.0000000000382667262374196">
            <text:p>3.82667262374196E-011</text:p>
          </table:table-cell>
          <table:table-cell table:formula="of:=[.$B178]*1000000" office:value-type="float" office:value="0.0000382667262374196">
            <text:p>3.82667262374196E-005</text:p>
          </table:table-cell>
          <table:table-cell office:value-type="float" office:value="3531157">
            <text:p>3.53E+006</text:p>
          </table:table-cell>
        </table:table-row>
        <table:table-row table:style-name="ro1">
          <table:table-cell office:value-type="float" office:value="32.3">
            <text:p>32.3</text:p>
          </table:table-cell>
          <table:table-cell table:formula="of:=4.135667516E-015*299792458/([.$A179]*1000)" office:value-type="float" office:value="0.0000000000383851990740679">
            <text:p>3.83851990740679E-011</text:p>
          </table:table-cell>
          <table:table-cell table:formula="of:=[.$B179]*1000000" office:value-type="float" office:value="0.0000383851990740679">
            <text:p>3.83851990740679E-005</text:p>
          </table:table-cell>
          <table:table-cell office:value-type="float" office:value="3558264">
            <text:p>3.56E+006</text:p>
          </table:table-cell>
        </table:table-row>
        <table:table-row table:style-name="ro1">
          <table:table-cell office:value-type="float" office:value="32.2">
            <text:p>32.2</text:p>
          </table:table-cell>
          <table:table-cell table:formula="of:=4.135667516E-015*299792458/([.$A180]*1000)" office:value-type="float" office:value="0.0000000000385044077668445">
            <text:p>3.85044077668445E-011</text:p>
          </table:table-cell>
          <table:table-cell table:formula="of:=[.$B180]*1000000" office:value-type="float" office:value="0.0000385044077668445">
            <text:p>3.85044077668445E-005</text:p>
          </table:table-cell>
          <table:table-cell office:value-type="float" office:value="3585620">
            <text:p>3.59E+006</text:p>
          </table:table-cell>
        </table:table-row>
        <table:table-row table:style-name="ro1">
          <table:table-cell office:value-type="float" office:value="32.1">
            <text:p>32.1</text:p>
          </table:table-cell>
          <table:table-cell table:formula="of:=4.135667516E-015*299792458/([.$A181]*1000)" office:value-type="float" office:value="0.0000000000386243591929095">
            <text:p>3.86243591929095E-011</text:p>
          </table:table-cell>
          <table:table-cell table:formula="of:=[.$B181]*1000000" office:value-type="float" office:value="0.0000386243591929095">
            <text:p>3.86243591929095E-005</text:p>
          </table:table-cell>
          <table:table-cell office:value-type="float" office:value="3613228">
            <text:p>3.61E+0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4.135667516E-015*299792458/([.$A182]*1000)" office:value-type="float" office:value="0.0000000000387450603153873">
            <text:p>3.87450603153873E-011</text:p>
          </table:table-cell>
          <table:table-cell table:formula="of:=[.$B182]*1000000" office:value-type="float" office:value="0.0000387450603153873">
            <text:p>3.87450603153873E-005</text:p>
          </table:table-cell>
          <table:table-cell office:value-type="float" office:value="3639062">
            <text:p>3.64E+006</text:p>
          </table:table-cell>
        </table:table-row>
        <table:table-row table:style-name="ro1">
          <table:table-cell office:value-type="float" office:value="31.9">
            <text:p>31.9</text:p>
          </table:table-cell>
          <table:table-cell table:formula="of:=4.135667516E-015*299792458/([.$A183]*1000)" office:value-type="float" office:value="0.0000000000388665181847146">
            <text:p>3.88665181847146E-011</text:p>
          </table:table-cell>
          <table:table-cell table:formula="of:=[.$B183]*1000000" office:value-type="float" office:value="0.0000388665181847146">
            <text:p>3.88665181847146E-005</text:p>
          </table:table-cell>
          <table:table-cell office:value-type="float" office:value="3666195">
            <text:p>3.67E+006</text:p>
          </table:table-cell>
        </table:table-row>
        <table:table-row table:style-name="ro1">
          <table:table-cell office:value-type="float" office:value="31.8">
            <text:p>31.8</text:p>
          </table:table-cell>
          <table:table-cell table:formula="of:=4.135667516E-015*299792458/([.$A184]*1000)" office:value-type="float" office:value="0.0000000000389887399400124">
            <text:p>3.89887399400124E-011</text:p>
          </table:table-cell>
          <table:table-cell table:formula="of:=[.$B184]*1000000" office:value-type="float" office:value="0.0000389887399400124">
            <text:p>3.89887399400124E-005</text:p>
          </table:table-cell>
          <table:table-cell office:value-type="float" office:value="3693578">
            <text:p>3.69E+006</text:p>
          </table:table-cell>
        </table:table-row>
        <table:table-row table:style-name="ro1">
          <table:table-cell office:value-type="float" office:value="31.7">
            <text:p>31.7</text:p>
          </table:table-cell>
          <table:table-cell table:formula="of:=4.135667516E-015*299792458/([.$A185]*1000)" office:value-type="float" office:value="0.0000000000391117328104856">
            <text:p>3.91117328104856E-011</text:p>
          </table:table-cell>
          <table:table-cell table:formula="of:=[.$B185]*1000000" office:value-type="float" office:value="0.0000391117328104856">
            <text:p>3.91117328104856E-005</text:p>
          </table:table-cell>
          <table:table-cell office:value-type="float" office:value="3721213">
            <text:p>3.72E+006</text:p>
          </table:table-cell>
        </table:table-row>
        <table:table-row table:style-name="ro1">
          <table:table-cell office:value-type="float" office:value="31.6">
            <text:p>31.6</text:p>
          </table:table-cell>
          <table:table-cell table:formula="of:=4.135667516E-015*299792458/([.$A186]*1000)" office:value-type="float" office:value="0.0000000000392355041168479">
            <text:p>3.92355041168479E-011</text:p>
          </table:table-cell>
          <table:table-cell table:formula="of:=[.$B186]*1000000" office:value-type="float" office:value="0.0000392355041168479">
            <text:p>3.92355041168479E-005</text:p>
          </table:table-cell>
          <table:table-cell office:value-type="float" office:value="3749104">
            <text:p>3.75E+006</text:p>
          </table:table-cell>
        </table:table-row>
        <table:table-row table:style-name="ro1">
          <table:table-cell office:value-type="float" office:value="31.5">
            <text:p>31.5</text:p>
          </table:table-cell>
          <table:table-cell table:formula="of:=4.135667516E-015*299792458/([.$A187]*1000)" office:value-type="float" office:value="0.0000000000393600612727744">
            <text:p>3.93600612727744E-011</text:p>
          </table:table-cell>
          <table:table-cell table:formula="of:=[.$B187]*1000000" office:value-type="float" office:value="0.0000393600612727744">
            <text:p>3.93600612727744E-005</text:p>
          </table:table-cell>
          <table:table-cell office:value-type="float" office:value="3778919">
            <text:p>3.78E+006</text:p>
          </table:table-cell>
        </table:table-row>
        <table:table-row table:style-name="ro1">
          <table:table-cell office:value-type="float" office:value="31.4">
            <text:p>31.4</text:p>
          </table:table-cell>
          <table:table-cell table:formula="of:=4.135667516E-015*299792458/([.$A188]*1000)" office:value-type="float" office:value="0.000000000039485411786382">
            <text:p>3.9485411786382E-011</text:p>
          </table:table-cell>
          <table:table-cell table:formula="of:=[.$B188]*1000000" office:value-type="float" office:value="0.000039485411786382">
            <text:p>3.9485411786382E-005</text:p>
          </table:table-cell>
          <table:table-cell office:value-type="float" office:value="3807505">
            <text:p>3.81E+006</text:p>
          </table:table-cell>
        </table:table-row>
        <table:table-row table:style-name="ro1">
          <table:table-cell office:value-type="float" office:value="31.3">
            <text:p>31.3</text:p>
          </table:table-cell>
          <table:table-cell table:formula="of:=4.135667516E-015*299792458/([.$A189]*1000)" office:value-type="float" office:value="0.0000000000396115632617378">
            <text:p>3.96115632617378E-011</text:p>
          </table:table-cell>
          <table:table-cell table:formula="of:=[.$B189]*1000000" office:value-type="float" office:value="0.0000396115632617378">
            <text:p>3.96115632617378E-005</text:p>
          </table:table-cell>
          <table:table-cell office:value-type="float" office:value="3836357">
            <text:p>3.84E+006</text:p>
          </table:table-cell>
        </table:table-row>
        <table:table-row table:style-name="ro1">
          <table:table-cell office:value-type="float" office:value="31.2">
            <text:p>31.2</text:p>
          </table:table-cell>
          <table:table-cell table:formula="of:=4.135667516E-015*299792458/([.$A190]*1000)" office:value-type="float" office:value="0.0000000000397385234003973">
            <text:p>3.97385234003973E-011</text:p>
          </table:table-cell>
          <table:table-cell table:formula="of:=[.$B190]*1000000" office:value-type="float" office:value="0.0000397385234003973">
            <text:p>3.97385234003973E-005</text:p>
          </table:table-cell>
          <table:table-cell office:value-type="float" office:value="3865480">
            <text:p>3.87E+006</text:p>
          </table:table-cell>
        </table:table-row>
        <table:table-row table:style-name="ro1">
          <table:table-cell office:value-type="float" office:value="31.1">
            <text:p>31.1</text:p>
          </table:table-cell>
          <table:table-cell table:formula="of:=4.135667516E-015*299792458/([.$A191]*1000)" office:value-type="float" office:value="0.0000000000398663000029709">
            <text:p>3.98663000029709E-011</text:p>
          </table:table-cell>
          <table:table-cell table:formula="of:=[.$B191]*1000000" office:value-type="float" office:value="0.0000398663000029709">
            <text:p>3.98663000029709E-005</text:p>
          </table:table-cell>
          <table:table-cell office:value-type="float" office:value="3894877">
            <text:p>3.89E+00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4.135667516E-015*299792458/([.$A192]*1000)" office:value-type="float" office:value="0.0000000000399949009707224">
            <text:p>3.99949009707224E-011</text:p>
          </table:table-cell>
          <table:table-cell table:formula="of:=[.$B192]*1000000" office:value-type="float" office:value="0.0000399949009707224">
            <text:p>3.99949009707224E-005</text:p>
          </table:table-cell>
          <table:table-cell office:value-type="float" office:value="3922412">
            <text:p>3.92E+006</text:p>
          </table:table-cell>
        </table:table-row>
        <table:table-row table:style-name="ro1">
          <table:table-cell office:value-type="float" office:value="30.9">
            <text:p>30.9</text:p>
          </table:table-cell>
          <table:table-cell table:formula="of:=4.135667516E-015*299792458/([.$A193]*1000)" office:value-type="float" office:value="0.0000000000401243343071972">
            <text:p>4.01243343071972E-011</text:p>
          </table:table-cell>
          <table:table-cell table:formula="of:=[.$B193]*1000000" office:value-type="float" office:value="0.0000401243343071972">
            <text:p>4.01243343071972E-005</text:p>
          </table:table-cell>
          <table:table-cell office:value-type="float" office:value="3951096">
            <text:p>3.95E+006</text:p>
          </table:table-cell>
        </table:table-row>
        <table:table-row table:style-name="ro1">
          <table:table-cell office:value-type="float" office:value="30.8">
            <text:p>30.8</text:p>
          </table:table-cell>
          <table:table-cell table:formula="of:=4.135667516E-015*299792458/([.$A194]*1000)" office:value-type="float" office:value="0.0000000000402546081198829">
            <text:p>4.02546081198829E-011</text:p>
          </table:table-cell>
          <table:table-cell table:formula="of:=[.$B194]*1000000" office:value-type="float" office:value="0.0000402546081198829">
            <text:p>4.02546081198829E-005</text:p>
          </table:table-cell>
          <table:table-cell office:value-type="float" office:value="3980048">
            <text:p>3.98E+006</text:p>
          </table:table-cell>
        </table:table-row>
        <table:table-row table:style-name="ro1">
          <table:table-cell office:value-type="float" office:value="30.7">
            <text:p>30.7</text:p>
          </table:table-cell>
          <table:table-cell table:formula="of:=4.135667516E-015*299792458/([.$A195]*1000)" office:value-type="float" office:value="0.0000000000403857306219021">
            <text:p>4.03857306219021E-011</text:p>
          </table:table-cell>
          <table:table-cell table:formula="of:=[.$B195]*1000000" office:value-type="float" office:value="0.0000403857306219021">
            <text:p>4.03857306219021E-005</text:p>
          </table:table-cell>
          <table:table-cell office:value-type="float" office:value="4009270">
            <text:p>4.01E+006</text:p>
          </table:table-cell>
        </table:table-row>
        <table:table-row table:style-name="ro1">
          <table:table-cell office:value-type="float" office:value="30.6">
            <text:p>30.6</text:p>
          </table:table-cell>
          <table:table-cell table:formula="of:=4.135667516E-015*299792458/([.$A196]*1000)" office:value-type="float" office:value="0.0000000000405177101337384">
            <text:p>4.05177101337384E-011</text:p>
          </table:table-cell>
          <table:table-cell table:formula="of:=[.$B196]*1000000" office:value-type="float" office:value="0.0000405177101337384">
            <text:p>4.05177101337384E-005</text:p>
          </table:table-cell>
          <table:table-cell office:value-type="float" office:value="4038767">
            <text:p>4.04E+006</text:p>
          </table:table-cell>
        </table:table-row>
        <table:table-row table:style-name="ro1">
          <table:table-cell office:value-type="float" office:value="30.5">
            <text:p>30.5</text:p>
          </table:table-cell>
          <table:table-cell table:formula="of:=4.135667516E-015*299792458/([.$A197]*1000)" office:value-type="float" office:value="0.0000000000406505550849965">
            <text:p>4.06505550849965E-011</text:p>
          </table:table-cell>
          <table:table-cell table:formula="of:=[.$B197]*1000000" office:value-type="float" office:value="0.0000406505550849965">
            <text:p>4.06505550849965E-005</text:p>
          </table:table-cell>
          <table:table-cell office:value-type="float" office:value="4070287">
            <text:p>4.07E+006</text:p>
          </table:table-cell>
        </table:table-row>
        <table:table-row table:style-name="ro1">
          <table:table-cell office:value-type="float" office:value="30.4">
            <text:p>30.4</text:p>
          </table:table-cell>
          <table:table-cell table:formula="of:=4.135667516E-015*299792458/([.$A198]*1000)" office:value-type="float" office:value="0.0000000000407842740161972">
            <text:p>4.07842740161972E-011</text:p>
          </table:table-cell>
          <table:table-cell table:formula="of:=[.$B198]*1000000" office:value-type="float" office:value="0.0000407842740161972">
            <text:p>4.07842740161972E-005</text:p>
          </table:table-cell>
          <table:table-cell office:value-type="float" office:value="4100525">
            <text:p>4.10E+006</text:p>
          </table:table-cell>
        </table:table-row>
        <table:table-row table:style-name="ro1">
          <table:table-cell office:value-type="float" office:value="30.3">
            <text:p>30.3</text:p>
          </table:table-cell>
          <table:table-cell table:formula="of:=4.135667516E-015*299792458/([.$A199]*1000)" office:value-type="float" office:value="0.0000000000409188755806071">
            <text:p>4.09188755806071E-011</text:p>
          </table:table-cell>
          <table:table-cell table:formula="of:=[.$B199]*1000000" office:value-type="float" office:value="0.0000409188755806071">
            <text:p>4.09188755806071E-005</text:p>
          </table:table-cell>
          <table:table-cell office:value-type="float" office:value="4131050">
            <text:p>4.13E+006</text:p>
          </table:table-cell>
        </table:table-row>
        <table:table-row table:style-name="ro1">
          <table:table-cell office:value-type="float" office:value="30.2">
            <text:p>30.2</text:p>
          </table:table-cell>
          <table:table-cell table:formula="of:=4.135667516E-015*299792458/([.$A200]*1000)" office:value-type="float" office:value="0.0000000000410543685461058">
            <text:p>4.10543685461058E-011</text:p>
          </table:table-cell>
          <table:table-cell table:formula="of:=[.$B200]*1000000" office:value-type="float" office:value="0.0000410543685461058">
            <text:p>4.10543685461058E-005</text:p>
          </table:table-cell>
          <table:table-cell office:value-type="float" office:value="4161866">
            <text:p>4.16E+006</text:p>
          </table:table-cell>
        </table:table-row>
        <table:table-row table:style-name="ro1">
          <table:table-cell office:value-type="float" office:value="30.1">
            <text:p>30.1</text:p>
          </table:table-cell>
          <table:table-cell table:formula="of:=4.135667516E-015*299792458/([.$A201]*1000)" office:value-type="float" office:value="0.0000000000411907617970895">
            <text:p>4.11907617970895E-011</text:p>
          </table:table-cell>
          <table:table-cell table:formula="of:=[.$B201]*1000000" office:value-type="float" office:value="0.0000411907617970895">
            <text:p>4.11907617970895E-005</text:p>
          </table:table-cell>
          <table:table-cell office:value-type="float" office:value="4192975">
            <text:p>4.19E+0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4.135667516E-015*299792458/([.$A202]*1000)" office:value-type="float" office:value="0.0000000000413280643364132">
            <text:p>4.13280643364132E-011</text:p>
          </table:table-cell>
          <table:table-cell table:formula="of:=[.$B202]*1000000" office:value-type="float" office:value="0.0000413280643364131">
            <text:p>4.13280643364131E-005</text:p>
          </table:table-cell>
          <table:table-cell office:value-type="float" office:value="4222138">
            <text:p>4.22E+006</text:p>
          </table:table-cell>
        </table:table-row>
        <table:table-row table:style-name="ro1">
          <table:table-cell office:value-type="float" office:value="29.9">
            <text:p>29.9</text:p>
          </table:table-cell>
          <table:table-cell table:formula="of:=4.135667516E-015*299792458/([.$A203]*1000)" office:value-type="float" office:value="0.0000000000414662852873711">
            <text:p>4.14662852873711E-011</text:p>
          </table:table-cell>
          <table:table-cell table:formula="of:=[.$B203]*1000000" office:value-type="float" office:value="0.000041466285287371">
            <text:p>4.1466285287371E-005</text:p>
          </table:table-cell>
          <table:table-cell office:value-type="float" office:value="4252734">
            <text:p>4.25E+006</text:p>
          </table:table-cell>
        </table:table-row>
        <table:table-row table:style-name="ro1">
          <table:table-cell office:value-type="float" office:value="29.8">
            <text:p>29.8</text:p>
          </table:table-cell>
          <table:table-cell table:formula="of:=4.135667516E-015*299792458/([.$A204]*1000)" office:value-type="float" office:value="0.0000000000416054338957179">
            <text:p>4.16054338957179E-011</text:p>
          </table:table-cell>
          <table:table-cell table:formula="of:=[.$B204]*1000000" office:value-type="float" office:value="0.0000416054338957179">
            <text:p>4.16054338957179E-005</text:p>
          </table:table-cell>
          <table:table-cell office:value-type="float" office:value="4283621">
            <text:p>4.28E+006</text:p>
          </table:table-cell>
        </table:table-row>
        <table:table-row table:style-name="ro1">
          <table:table-cell office:value-type="float" office:value="29.7">
            <text:p>29.7</text:p>
          </table:table-cell>
          <table:table-cell table:formula="of:=4.135667516E-015*299792458/([.$A205]*1000)" office:value-type="float" office:value="0.0000000000417455195317304">
            <text:p>4.17455195317304E-011</text:p>
          </table:table-cell>
          <table:table-cell table:formula="of:=[.$B205]*1000000" office:value-type="float" office:value="0.0000417455195317304">
            <text:p>4.17455195317304E-005</text:p>
          </table:table-cell>
          <table:table-cell office:value-type="float" office:value="4314802">
            <text:p>4.31E+006</text:p>
          </table:table-cell>
        </table:table-row>
        <table:table-row table:style-name="ro1">
          <table:table-cell office:value-type="float" office:value="29.6">
            <text:p>29.6</text:p>
          </table:table-cell>
          <table:table-cell table:formula="of:=4.135667516E-015*299792458/([.$A206]*1000)" office:value-type="float" office:value="0.0000000000418865516923106">
            <text:p>4.18865516923106E-011</text:p>
          </table:table-cell>
          <table:table-cell table:formula="of:=[.$B206]*1000000" office:value-type="float" office:value="0.0000418865516923106">
            <text:p>4.18865516923106E-005</text:p>
          </table:table-cell>
          <table:table-cell office:value-type="float" office:value="4346282">
            <text:p>4.35E+006</text:p>
          </table:table-cell>
        </table:table-row>
        <table:table-row table:style-name="ro1">
          <table:table-cell office:value-type="float" office:value="29.5">
            <text:p>29.5</text:p>
          </table:table-cell>
          <table:table-cell table:formula="of:=4.135667516E-015*299792458/([.$A207]*1000)" office:value-type="float" office:value="0.000000000042028540003132">
            <text:p>4.2028540003132E-011</text:p>
          </table:table-cell>
          <table:table-cell table:formula="of:=[.$B207]*1000000" office:value-type="float" office:value="0.000042028540003132">
            <text:p>4.2028540003132E-005</text:p>
          </table:table-cell>
          <table:table-cell office:value-type="float" office:value="4379886">
            <text:p>4.38E+006</text:p>
          </table:table-cell>
        </table:table-row>
        <table:table-row table:style-name="ro1">
          <table:table-cell office:value-type="float" office:value="29.4">
            <text:p>29.4</text:p>
          </table:table-cell>
          <table:table-cell table:formula="of:=4.135667516E-015*299792458/([.$A208]*1000)" office:value-type="float" office:value="0.0000000000421714942208298">
            <text:p>4.21714942208298E-011</text:p>
          </table:table-cell>
          <table:table-cell table:formula="of:=[.$B208]*1000000" office:value-type="float" office:value="0.0000421714942208297">
            <text:p>4.21714942208297E-005</text:p>
          </table:table-cell>
          <table:table-cell office:value-type="float" office:value="4412166">
            <text:p>4.41E+006</text:p>
          </table:table-cell>
        </table:table-row>
        <table:table-row table:style-name="ro1">
          <table:table-cell office:value-type="float" office:value="29.3">
            <text:p>29.3</text:p>
          </table:table-cell>
          <table:table-cell table:formula="of:=4.135667516E-015*299792458/([.$A209]*1000)" office:value-type="float" office:value="0.0000000000423154242352353">
            <text:p>4.23154242352353E-011</text:p>
          </table:table-cell>
          <table:table-cell table:formula="of:=[.$B209]*1000000" office:value-type="float" office:value="0.0000423154242352353">
            <text:p>4.23154242352353E-005</text:p>
          </table:table-cell>
          <table:table-cell office:value-type="float" office:value="4444759">
            <text:p>4.44E+006</text:p>
          </table:table-cell>
        </table:table-row>
        <table:table-row table:style-name="ro1">
          <table:table-cell office:value-type="float" office:value="29.2">
            <text:p>29.2</text:p>
          </table:table-cell>
          <table:table-cell table:formula="of:=4.135667516E-015*299792458/([.$A210]*1000)" office:value-type="float" office:value="0.0000000000424603400716573">
            <text:p>4.24603400716573E-011</text:p>
          </table:table-cell>
          <table:table-cell table:formula="of:=[.$B210]*1000000" office:value-type="float" office:value="0.0000424603400716573">
            <text:p>4.24603400716573E-005</text:p>
          </table:table-cell>
          <table:table-cell office:value-type="float" office:value="4477667">
            <text:p>4.48E+006</text:p>
          </table:table-cell>
        </table:table-row>
        <table:table-row table:style-name="ro1">
          <table:table-cell office:value-type="float" office:value="29.1">
            <text:p>29.1</text:p>
          </table:table-cell>
          <table:table-cell table:formula="of:=4.135667516E-015*299792458/([.$A211]*1000)" office:value-type="float" office:value="0.0000000000426062518932094">
            <text:p>4.26062518932094E-011</text:p>
          </table:table-cell>
          <table:table-cell table:formula="of:=[.$B211]*1000000" office:value-type="float" office:value="0.0000426062518932094">
            <text:p>4.26062518932094E-005</text:p>
          </table:table-cell>
          <table:table-cell office:value-type="float" office:value="4510897">
            <text:p>4.51E+0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4.135667516E-015*299792458/([.$A212]*1000)" office:value-type="float" office:value="0.000000000042753170003186">
            <text:p>4.2753170003186E-011</text:p>
          </table:table-cell>
          <table:table-cell table:formula="of:=[.$B212]*1000000" office:value-type="float" office:value="0.000042753170003186">
            <text:p>4.2753170003186E-005</text:p>
          </table:table-cell>
          <table:table-cell office:value-type="float" office:value="4542069">
            <text:p>4.54E+006</text:p>
          </table:table-cell>
        </table:table-row>
        <table:table-row table:style-name="ro1">
          <table:table-cell office:value-type="float" office:value="28.9">
            <text:p>28.9</text:p>
          </table:table-cell>
          <table:table-cell table:formula="of:=4.135667516E-015*299792458/([.$A213]*1000)" office:value-type="float" office:value="0.0000000000429011048474877">
            <text:p>4.29011048474877E-011</text:p>
          </table:table-cell>
          <table:table-cell table:formula="of:=[.$B213]*1000000" office:value-type="float" office:value="0.0000429011048474877">
            <text:p>4.29011048474877E-005</text:p>
          </table:table-cell>
          <table:table-cell office:value-type="float" office:value="4574605">
            <text:p>4.57E+006</text:p>
          </table:table-cell>
        </table:table-row>
        <table:table-row table:style-name="ro1">
          <table:table-cell office:value-type="float" office:value="28.8">
            <text:p>28.8</text:p>
          </table:table-cell>
          <table:table-cell table:formula="of:=4.135667516E-015*299792458/([.$A214]*1000)" office:value-type="float" office:value="0.000000000043050067017097">
            <text:p>4.3050067017097E-011</text:p>
          </table:table-cell>
          <table:table-cell table:formula="of:=[.$B214]*1000000" office:value-type="float" office:value="0.000043050067017097">
            <text:p>4.3050067017097E-005</text:p>
          </table:table-cell>
          <table:table-cell office:value-type="float" office:value="4607457">
            <text:p>4.61E+006</text:p>
          </table:table-cell>
        </table:table-row>
        <table:table-row table:style-name="ro1">
          <table:table-cell office:value-type="float" office:value="28.7">
            <text:p>28.7</text:p>
          </table:table-cell>
          <table:table-cell table:formula="of:=4.135667516E-015*299792458/([.$A215]*1000)" office:value-type="float" office:value="0.0000000000432000672506061">
            <text:p>4.32000672506061E-011</text:p>
          </table:table-cell>
          <table:table-cell table:formula="of:=[.$B215]*1000000" office:value-type="float" office:value="0.0000432000672506061">
            <text:p>4.32000672506061E-005</text:p>
          </table:table-cell>
          <table:table-cell office:value-type="float" office:value="4640628">
            <text:p>4.64E+006</text:p>
          </table:table-cell>
        </table:table-row>
        <table:table-row table:style-name="ro1">
          <table:table-cell office:value-type="float" office:value="28.6">
            <text:p>28.6</text:p>
          </table:table-cell>
          <table:table-cell table:formula="of:=4.135667516E-015*299792458/([.$A216]*1000)" office:value-type="float" office:value="0.000000000043351116436797">
            <text:p>4.3351116436797E-011</text:p>
          </table:table-cell>
          <table:table-cell table:formula="of:=[.$B216]*1000000" office:value-type="float" office:value="0.000043351116436797">
            <text:p>4.3351116436797E-005</text:p>
          </table:table-cell>
          <table:table-cell office:value-type="float" office:value="4674124">
            <text:p>4.67E+006</text:p>
          </table:table-cell>
        </table:table-row>
        <table:table-row table:style-name="ro1">
          <table:table-cell office:value-type="float" office:value="28.5">
            <text:p>28.5</text:p>
          </table:table-cell>
          <table:table-cell table:formula="of:=4.135667516E-015*299792458/([.$A217]*1000)" office:value-type="float" office:value="0.000000000043503225617277">
            <text:p>4.3503225617277E-011</text:p>
          </table:table-cell>
          <table:table-cell table:formula="of:=[.$B217]*1000000" office:value-type="float" office:value="0.000043503225617277">
            <text:p>4.3503225617277E-005</text:p>
          </table:table-cell>
          <table:table-cell office:value-type="float" office:value="4709871">
            <text:p>4.71E+006</text:p>
          </table:table-cell>
        </table:table-row>
        <table:table-row table:style-name="ro1">
          <table:table-cell office:value-type="float" office:value="28.4">
            <text:p>28.4</text:p>
          </table:table-cell>
          <table:table-cell table:formula="of:=4.135667516E-015*299792458/([.$A218]*1000)" office:value-type="float" office:value="0.0000000000436564059891688">
            <text:p>4.36564059891688E-011</text:p>
          </table:table-cell>
          <table:table-cell table:formula="of:=[.$B218]*1000000" office:value-type="float" office:value="0.0000436564059891688">
            <text:p>4.36564059891688E-005</text:p>
          </table:table-cell>
          <table:table-cell office:value-type="float" office:value="4744229">
            <text:p>4.74E+006</text:p>
          </table:table-cell>
        </table:table-row>
        <table:table-row table:style-name="ro1">
          <table:table-cell office:value-type="float" office:value="28.3">
            <text:p>28.3</text:p>
          </table:table-cell>
          <table:table-cell table:formula="of:=4.135667516E-015*299792458/([.$A219]*1000)" office:value-type="float" office:value="0.0000000000438106689078585">
            <text:p>4.38106689078585E-011</text:p>
          </table:table-cell>
          <table:table-cell table:formula="of:=[.$B219]*1000000" office:value-type="float" office:value="0.0000438106689078585">
            <text:p>4.38106689078585E-005</text:p>
          </table:table-cell>
          <table:table-cell office:value-type="float" office:value="4778927">
            <text:p>4.78E+006</text:p>
          </table:table-cell>
        </table:table-row>
        <table:table-row table:style-name="ro1">
          <table:table-cell office:value-type="float" office:value="28.2">
            <text:p>28.2</text:p>
          </table:table-cell>
          <table:table-cell table:formula="of:=4.135667516E-015*299792458/([.$A220]*1000)" office:value-type="float" office:value="0.0000000000439660258898012">
            <text:p>4.39660258898012E-011</text:p>
          </table:table-cell>
          <table:table-cell table:formula="of:=[.$B220]*1000000" office:value-type="float" office:value="0.0000439660258898012">
            <text:p>0.000043966</text:p>
          </table:table-cell>
          <table:table-cell office:value-type="float" office:value="4813967">
            <text:p>4.81E+006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table:formula="of:=4.135667516E-015*299792458/([.$A221]*1000)" office:value-type="float" office:value="0.0000000000441224886153877">
            <text:p>4.41224886153877E-011</text:p>
          </table:table-cell>
          <table:table-cell table:formula="of:=[.$B221]*1000000" office:value-type="float" office:value="0.0000441224886153877">
            <text:p>4.41224886153877E-005</text:p>
          </table:table-cell>
          <table:table-cell office:value-type="float" office:value="4849357">
            <text:p>4.85E+0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4.135667516E-015*299792458/([.$A222]*1000)" office:value-type="float" office:value="0.0000000000442800689318712">
            <text:p>4.42800689318712E-011</text:p>
          </table:table-cell>
          <table:table-cell table:formula="of:=[.$B222]*1000000" office:value-type="float" office:value="0.0000442800689318712">
            <text:p>4.42800689318712E-005</text:p>
          </table:table-cell>
          <table:table-cell office:value-type="float" office:value="4885099">
            <text:p>4.89E+006</text:p>
          </table:table-cell>
        </table:table-row>
        <table:table-row table:style-name="ro1">
          <table:table-cell office:value-type="float" office:value="27.9">
            <text:p>27.9</text:p>
          </table:table-cell>
          <table:table-cell table:formula="of:=4.135667516E-015*299792458/([.$A223]*1000)" office:value-type="float" office:value="0.0000000000444387788563582">
            <text:p>4.44387788563582E-011</text:p>
          </table:table-cell>
          <table:table-cell table:formula="of:=[.$B223]*1000000" office:value-type="float" office:value="0.0000444387788563582">
            <text:p>4.44387788563582E-005</text:p>
          </table:table-cell>
          <table:table-cell office:value-type="float" office:value="4917317">
            <text:p>4.92E+006</text:p>
          </table:table-cell>
        </table:table-row>
        <table:table-row table:style-name="ro1">
          <table:table-cell office:value-type="float" office:value="27.8">
            <text:p>27.8</text:p>
          </table:table-cell>
          <table:table-cell table:formula="of:=4.135667516E-015*299792458/([.$A224]*1000)" office:value-type="float" office:value="0.0000000000445986305788631">
            <text:p>4.45986305788631E-011</text:p>
          </table:table-cell>
          <table:table-cell table:formula="of:=[.$B224]*1000000" office:value-type="float" office:value="0.0000445986305788631">
            <text:p>4.45986305788631E-005</text:p>
          </table:table-cell>
          <table:table-cell office:value-type="float" office:value="4952403">
            <text:p>4.95E+006</text:p>
          </table:table-cell>
        </table:table-row>
        <table:table-row table:style-name="ro1">
          <table:table-cell office:value-type="float" office:value="27.7">
            <text:p>27.7</text:p>
          </table:table-cell>
          <table:table-cell table:formula="of:=4.135667516E-015*299792458/([.$A225]*1000)" office:value-type="float" office:value="0.0000000000447596364654294">
            <text:p>4.47596364654294E-011</text:p>
          </table:table-cell>
          <table:table-cell table:formula="of:=[.$B225]*1000000" office:value-type="float" office:value="0.0000447596364654294">
            <text:p>4.47596364654294E-005</text:p>
          </table:table-cell>
          <table:table-cell office:value-type="float" office:value="4987838">
            <text:p>4.99E+006</text:p>
          </table:table-cell>
        </table:table-row>
        <table:table-row table:style-name="ro1">
          <table:table-cell office:value-type="float" office:value="27.6">
            <text:p>27.6</text:p>
          </table:table-cell>
          <table:table-cell table:formula="of:=4.135667516E-015*299792458/([.$A226]*1000)" office:value-type="float" office:value="0.0000000000449218090613186">
            <text:p>4.49218090613186E-011</text:p>
          </table:table-cell>
          <table:table-cell table:formula="of:=[.$B226]*1000000" office:value-type="float" office:value="0.0000449218090613186">
            <text:p>4.49218090613186E-005</text:p>
          </table:table-cell>
          <table:table-cell office:value-type="float" office:value="5023627">
            <text:p>5.02E+006</text:p>
          </table:table-cell>
        </table:table-row>
        <table:table-row table:style-name="ro1">
          <table:table-cell office:value-type="float" office:value="27.5">
            <text:p>27.5</text:p>
          </table:table-cell>
          <table:table-cell table:formula="of:=4.135667516E-015*299792458/([.$A227]*1000)" office:value-type="float" office:value="0.0000000000450851610942689">
            <text:p>4.50851610942689E-011</text:p>
          </table:table-cell>
          <table:table-cell table:formula="of:=[.$B227]*1000000" office:value-type="float" office:value="0.0000450851610942689">
            <text:p>4.50851610942689E-005</text:p>
          </table:table-cell>
          <table:table-cell office:value-type="float" office:value="5059774">
            <text:p>5.06E+006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table:formula="of:=4.135667516E-015*299792458/([.$A228]*1000)" office:value-type="float" office:value="0.0000000000452497054778246">
            <text:p>4.52497054778246E-011</text:p>
          </table:table-cell>
          <table:table-cell table:formula="of:=[.$B228]*1000000" office:value-type="float" office:value="0.0000452497054778246">
            <text:p>4.52497054778246E-005</text:p>
          </table:table-cell>
          <table:table-cell office:value-type="float" office:value="5098526">
            <text:p>5.10E+006</text:p>
          </table:table-cell>
        </table:table-row>
        <table:table-row table:style-name="ro1">
          <table:table-cell office:value-type="float" office:value="27.3">
            <text:p>27.3</text:p>
          </table:table-cell>
          <table:table-cell table:formula="of:=4.135667516E-015*299792458/([.$A229]*1000)" office:value-type="float" office:value="0.0000000000454154553147397">
            <text:p>4.54154553147397E-011</text:p>
          </table:table-cell>
          <table:table-cell table:formula="of:=[.$B229]*1000000" office:value-type="float" office:value="0.0000454154553147397">
            <text:p>4.54154553147397E-005</text:p>
          </table:table-cell>
          <table:table-cell office:value-type="float" office:value="5135620">
            <text:p>5.14E+006</text:p>
          </table:table-cell>
        </table:table-row>
        <table:table-row table:style-name="ro1">
          <table:table-cell office:value-type="float" office:value="27.2">
            <text:p>27.2</text:p>
          </table:table-cell>
          <table:table-cell table:formula="of:=4.135667516E-015*299792458/([.$A230]*1000)" office:value-type="float" office:value="0.0000000000455824239004557">
            <text:p>4.55824239004557E-011</text:p>
          </table:table-cell>
          <table:table-cell table:formula="of:=[.$B230]*1000000" office:value-type="float" office:value="0.0000455824239004557">
            <text:p>4.55824239004557E-005</text:p>
          </table:table-cell>
          <table:table-cell office:value-type="float" office:value="5173091">
            <text:p>5.17E+006</text:p>
          </table:table-cell>
        </table:table-row>
        <table:table-row table:style-name="ro1">
          <table:table-cell office:value-type="float" office:value="27.1">
            <text:p>27.1</text:p>
          </table:table-cell>
          <table:table-cell table:formula="of:=4.135667516E-015*299792458/([.$A231]*1000)" office:value-type="float" office:value="0.0000000000457506247266566">
            <text:p>4.57506247266566E-011</text:p>
          </table:table-cell>
          <table:table-cell table:formula="of:=[.$B231]*1000000" office:value-type="float" office:value="0.0000457506247266566">
            <text:p>4.57506247266566E-005</text:p>
          </table:table-cell>
          <table:table-cell office:value-type="float" office:value="5210943">
            <text:p>5.21E+0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4.135667516E-015*299792458/([.$A232]*1000)" office:value-type="float" office:value="0.0000000000459200714849035">
            <text:p>4.59200714849035E-011</text:p>
          </table:table-cell>
          <table:table-cell table:formula="of:=[.$B232]*1000000" office:value-type="float" office:value="0.0000459200714849035">
            <text:p>4.59200714849035E-005</text:p>
          </table:table-cell>
          <table:table-cell office:value-type="float" office:value="5246490">
            <text:p>5.25E+006</text:p>
          </table:table-cell>
        </table:table-row>
        <table:table-row table:style-name="ro1">
          <table:table-cell office:value-type="float" office:value="26.9">
            <text:p>26.9</text:p>
          </table:table-cell>
          <table:table-cell table:formula="of:=4.135667516E-015*299792458/([.$A233]*1000)" office:value-type="float" office:value="0.0000000000460907780703492">
            <text:p>4.60907780703492E-011</text:p>
          </table:table-cell>
          <table:table-cell table:formula="of:=[.$B233]*1000000" office:value-type="float" office:value="0.0000460907780703492">
            <text:p>4.60907780703492E-005</text:p>
          </table:table-cell>
          <table:table-cell office:value-type="float" office:value="5283513">
            <text:p>5.28E+006</text:p>
          </table:table-cell>
        </table:table-row>
        <table:table-row table:style-name="ro1">
          <table:table-cell office:value-type="float" office:value="26.8">
            <text:p>26.8</text:p>
          </table:table-cell>
          <table:table-cell table:formula="of:=4.135667516E-015*299792458/([.$A234]*1000)" office:value-type="float" office:value="0.0000000000462627585855371">
            <text:p>4.62627585855371E-011</text:p>
          </table:table-cell>
          <table:table-cell table:formula="of:=[.$B234]*1000000" office:value-type="float" office:value="0.0000462627585855371">
            <text:p>4.62627585855371E-005</text:p>
          </table:table-cell>
          <table:table-cell office:value-type="float" office:value="5320911">
            <text:p>5.32E+006</text:p>
          </table:table-cell>
        </table:table-row>
        <table:table-row table:style-name="ro1">
          <table:table-cell office:value-type="float" office:value="26.7">
            <text:p>26.7</text:p>
          </table:table-cell>
          <table:table-cell table:formula="of:=4.135667516E-015*299792458/([.$A235]*1000)" office:value-type="float" office:value="0.0000000000464360273442844">
            <text:p>4.64360273442844E-011</text:p>
          </table:table-cell>
          <table:table-cell table:formula="of:=[.$B235]*1000000" office:value-type="float" office:value="0.0000464360273442844">
            <text:p>0.000046436</text:p>
          </table:table-cell>
          <table:table-cell office:value-type="float" office:value="5358688">
            <text:p>5.36E+006</text:p>
          </table:table-cell>
        </table:table-row>
        <table:table-row table:style-name="ro1">
          <table:table-cell office:value-type="float" office:value="26.6">
            <text:p>26.6</text:p>
          </table:table-cell>
          <table:table-cell table:formula="of:=4.135667516E-015*299792458/([.$A236]*1000)" office:value-type="float" office:value="0.0000000000466105988756539">
            <text:p>4.66105988756539E-011</text:p>
          </table:table-cell>
          <table:table-cell table:formula="of:=[.$B236]*1000000" office:value-type="float" office:value="0.0000466105988756539">
            <text:p>4.66105988756539E-005</text:p>
          </table:table-cell>
          <table:table-cell office:value-type="float" office:value="5396852">
            <text:p>5.40E+006</text:p>
          </table:table-cell>
        </table:table-row>
        <table:table-row table:style-name="ro1">
          <table:table-cell office:value-type="float" office:value="26.5">
            <text:p>26.5</text:p>
          </table:table-cell>
          <table:table-cell table:formula="of:=4.135667516E-015*299792458/([.$A237]*1000)" office:value-type="float" office:value="0.0000000000467864879280149">
            <text:p>4.67864879280149E-011</text:p>
          </table:table-cell>
          <table:table-cell table:formula="of:=[.$B237]*1000000" office:value-type="float" office:value="0.0000467864879280149">
            <text:p>4.67864879280149E-005</text:p>
          </table:table-cell>
          <table:table-cell office:value-type="float" office:value="5437556">
            <text:p>5.44E+006</text:p>
          </table:table-cell>
        </table:table-row>
        <table:table-row table:style-name="ro1">
          <table:table-cell office:value-type="float" office:value="26.4">
            <text:p>26.4</text:p>
          </table:table-cell>
          <table:table-cell table:formula="of:=4.135667516E-015*299792458/([.$A238]*1000)" office:value-type="float" office:value="0.0000000000469637094731968">
            <text:p>4.69637094731968E-011</text:p>
          </table:table-cell>
          <table:table-cell table:formula="of:=[.$B238]*1000000" office:value-type="float" office:value="0.0000469637094731968">
            <text:p>4.69637094731968E-005</text:p>
          </table:table-cell>
          <table:table-cell office:value-type="float" office:value="5476734">
            <text:p>5.48E+006</text:p>
          </table:table-cell>
        </table:table-row>
        <table:table-row table:style-name="ro1">
          <table:table-cell office:value-type="float" office:value="26.3">
            <text:p>26.3</text:p>
          </table:table-cell>
          <table:table-cell table:formula="of:=4.135667516E-015*299792458/([.$A239]*1000)" office:value-type="float" office:value="0.0000000000471422787107374">
            <text:p>4.71422787107374E-011</text:p>
          </table:table-cell>
          <table:table-cell table:formula="of:=[.$B239]*1000000" office:value-type="float" office:value="0.0000471422787107374">
            <text:p>4.71422787107374E-005</text:p>
          </table:table-cell>
          <table:table-cell office:value-type="float" office:value="5516316">
            <text:p>5.52E+006</text:p>
          </table:table-cell>
        </table:table-row>
        <table:table-row table:style-name="ro1">
          <table:table-cell office:value-type="float" office:value="26.2">
            <text:p>26.2</text:p>
          </table:table-cell>
          <table:table-cell table:formula="of:=4.135667516E-015*299792458/([.$A240]*1000)" office:value-type="float" office:value="0.0000000000473222110722288">
            <text:p>4.73222110722288E-011</text:p>
          </table:table-cell>
          <table:table-cell table:formula="of:=[.$B240]*1000000" office:value-type="float" office:value="0.0000473222110722288">
            <text:p>4.73222110722288E-005</text:p>
          </table:table-cell>
          <table:table-cell office:value-type="float" office:value="5556308">
            <text:p>5.56E+006</text:p>
          </table:table-cell>
        </table:table-row>
        <table:table-row table:style-name="ro1">
          <table:table-cell office:value-type="float" office:value="26.1">
            <text:p>26.1</text:p>
          </table:table-cell>
          <table:table-cell table:formula="of:=4.135667516E-015*299792458/([.$A241]*1000)" office:value-type="float" office:value="0.0000000000475035222257622">
            <text:p>4.75035222257622E-011</text:p>
          </table:table-cell>
          <table:table-cell table:formula="of:=[.$B241]*1000000" office:value-type="float" office:value="0.0000475035222257622">
            <text:p>4.75035222257622E-005</text:p>
          </table:table-cell>
          <table:table-cell office:value-type="float" office:value="5596717">
            <text:p>5.60E+00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4.135667516E-015*299792458/([.$A242]*1000)" office:value-type="float" office:value="0.0000000000476862280804767">
            <text:p>4.76862280804767E-011</text:p>
          </table:table-cell>
          <table:table-cell table:formula="of:=[.$B242]*1000000" office:value-type="float" office:value="0.0000476862280804767">
            <text:p>4.76862280804767E-005</text:p>
          </table:table-cell>
          <table:table-cell office:value-type="float" office:value="5634677">
            <text:p>5.63E+006</text:p>
          </table:table-cell>
        </table:table-row>
        <table:table-row table:style-name="ro1">
          <table:table-cell office:value-type="float" office:value="25.9">
            <text:p>25.9</text:p>
          </table:table-cell>
          <table:table-cell table:formula="of:=4.135667516E-015*299792458/([.$A243]*1000)" office:value-type="float" office:value="0.0000000000478703447912121">
            <text:p>4.78703447912121E-011</text:p>
          </table:table-cell>
          <table:table-cell table:formula="of:=[.$B243]*1000000" office:value-type="float" office:value="0.0000478703447912121">
            <text:p>4.78703447912121E-005</text:p>
          </table:table-cell>
          <table:table-cell office:value-type="float" office:value="5674128">
            <text:p>5.67E+006</text:p>
          </table:table-cell>
        </table:table-row>
        <table:table-row table:style-name="ro1">
          <table:table-cell office:value-type="float" office:value="25.8">
            <text:p>25.8</text:p>
          </table:table-cell>
          <table:table-cell table:formula="of:=4.135667516E-015*299792458/([.$A244]*1000)" office:value-type="float" office:value="0.0000000000480558887632711">
            <text:p>4.80558887632711E-011</text:p>
          </table:table-cell>
          <table:table-cell table:formula="of:=[.$B244]*1000000" office:value-type="float" office:value="0.0000480558887632711">
            <text:p>4.80558887632711E-005</text:p>
          </table:table-cell>
          <table:table-cell office:value-type="float" office:value="5713987">
            <text:p>5.71E+006</text:p>
          </table:table-cell>
        </table:table-row>
        <table:table-row table:style-name="ro1">
          <table:table-cell office:value-type="float" office:value="25.7">
            <text:p>25.7</text:p>
          </table:table-cell>
          <table:table-cell table:formula="of:=4.135667516E-015*299792458/([.$A245]*1000)" office:value-type="float" office:value="0.0000000000482428766572916">
            <text:p>4.82428766572916E-011</text:p>
          </table:table-cell>
          <table:table-cell table:formula="of:=[.$B245]*1000000" office:value-type="float" office:value="0.0000482428766572916">
            <text:p>4.82428766572916E-005</text:p>
          </table:table-cell>
          <table:table-cell office:value-type="float" office:value="5754261">
            <text:p>5.75E+006</text:p>
          </table:table-cell>
        </table:table-row>
        <table:table-row table:style-name="ro1">
          <table:table-cell office:value-type="float" office:value="25.6">
            <text:p>25.6</text:p>
          </table:table-cell>
          <table:table-cell table:formula="of:=4.135667516E-015*299792458/([.$A246]*1000)" office:value-type="float" office:value="0.0000000000484313253942342">
            <text:p>4.84313253942342E-011</text:p>
          </table:table-cell>
          <table:table-cell table:formula="of:=[.$B246]*1000000" office:value-type="float" office:value="0.0000484313253942342">
            <text:p>4.84313253942342E-005</text:p>
          </table:table-cell>
          <table:table-cell office:value-type="float" office:value="5794956">
            <text:p>5.79E+006</text:p>
          </table:table-cell>
        </table:table-row>
        <table:table-row table:style-name="ro1">
          <table:table-cell office:value-type="float" office:value="25.5">
            <text:p>25.5</text:p>
          </table:table-cell>
          <table:table-cell table:formula="of:=4.135667516E-015*299792458/([.$A247]*1000)" office:value-type="float" office:value="0.0000000000486212521604861">
            <text:p>4.86212521604861E-011</text:p>
          </table:table-cell>
          <table:table-cell table:formula="of:=[.$B247]*1000000" office:value-type="float" office:value="0.0000486212521604861">
            <text:p>4.86212521604861E-005</text:p>
          </table:table-cell>
          <table:table-cell office:value-type="float" office:value="5838359">
            <text:p>5.84E+006</text:p>
          </table:table-cell>
        </table:table-row>
        <table:table-row table:style-name="ro1">
          <table:table-cell office:value-type="float" office:value="25.4">
            <text:p>25.4</text:p>
          </table:table-cell>
          <table:table-cell table:formula="of:=4.135667516E-015*299792458/([.$A248]*1000)" office:value-type="float" office:value="0.0000000000488126744130864">
            <text:p>4.88126744130864E-011</text:p>
          </table:table-cell>
          <table:table-cell table:formula="of:=[.$B248]*1000000" office:value-type="float" office:value="0.0000488126744130864">
            <text:p>4.88126744130864E-005</text:p>
          </table:table-cell>
          <table:table-cell office:value-type="float" office:value="5880155">
            <text:p>5.88E+006</text:p>
          </table:table-cell>
        </table:table-row>
        <table:table-row table:style-name="ro1">
          <table:table-cell office:value-type="float" office:value="25.3">
            <text:p>25.3</text:p>
          </table:table-cell>
          <table:table-cell table:formula="of:=4.135667516E-015*299792458/([.$A249]*1000)" office:value-type="float" office:value="0.0000000000490056098850749">
            <text:p>4.90056098850749E-011</text:p>
          </table:table-cell>
          <table:table-cell table:formula="of:=[.$B249]*1000000" office:value-type="float" office:value="0.0000490056098850749">
            <text:p>4.90056098850749E-005</text:p>
          </table:table-cell>
          <table:table-cell office:value-type="float" office:value="5922393">
            <text:p>5.92E+006</text:p>
          </table:table-cell>
        </table:table-row>
        <table:table-row table:style-name="ro1">
          <table:table-cell office:value-type="float" office:value="25.2">
            <text:p>25.2</text:p>
          </table:table-cell>
          <table:table-cell table:formula="of:=4.135667516E-015*299792458/([.$A250]*1000)" office:value-type="float" office:value="0.000000000049200076590968">
            <text:p>4.9200076590968E-011</text:p>
          </table:table-cell>
          <table:table-cell table:formula="of:=[.$B250]*1000000" office:value-type="float" office:value="0.000049200076590968">
            <text:p>4.9200076590968E-005</text:p>
          </table:table-cell>
          <table:table-cell office:value-type="float" office:value="5965080">
            <text:p>5.97E+006</text:p>
          </table:table-cell>
        </table:table-row>
        <table:table-row table:style-name="ro1">
          <table:table-cell office:value-type="float" office:value="25.1">
            <text:p>25.1</text:p>
          </table:table-cell>
          <table:table-cell table:formula="of:=4.135667516E-015*299792458/([.$A251]*1000)" office:value-type="float" office:value="0.0000000000493960928323663">
            <text:p>4.93960928323663E-011</text:p>
          </table:table-cell>
          <table:table-cell table:formula="of:=[.$B251]*1000000" office:value-type="float" office:value="0.0000493960928323663">
            <text:p>4.93960928323663E-005</text:p>
          </table:table-cell>
          <table:table-cell office:value-type="float" office:value="6008222">
            <text:p>6.01E+00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4.135667516E-015*299792458/([.$A252]*1000)" office:value-type="float" office:value="0.0000000000495936772036958">
            <text:p>4.95936772036958E-011</text:p>
          </table:table-cell>
          <table:table-cell table:formula="of:=[.$B252]*1000000" office:value-type="float" office:value="0.0000495936772036958">
            <text:p>4.95936772036958E-005</text:p>
          </table:table-cell>
          <table:table-cell office:value-type="float" office:value="6048755">
            <text:p>6.05E+006</text:p>
          </table:table-cell>
        </table:table-row>
        <table:table-row table:style-name="ro1">
          <table:table-cell office:value-type="float" office:value="24.9">
            <text:p>24.9</text:p>
          </table:table-cell>
          <table:table-cell table:formula="of:=4.135667516E-015*299792458/([.$A253]*1000)" office:value-type="float" office:value="0.0000000000497928485980881">
            <text:p>4.97928485980881E-011</text:p>
          </table:table-cell>
          <table:table-cell table:formula="of:=[.$B253]*1000000" office:value-type="float" office:value="0.0000497928485980881">
            <text:p>4.97928485980881E-005</text:p>
          </table:table-cell>
          <table:table-cell office:value-type="float" office:value="6090925">
            <text:p>6.09E+006</text:p>
          </table:table-cell>
        </table:table-row>
        <table:table-row table:style-name="ro1">
          <table:table-cell office:value-type="float" office:value="24.8">
            <text:p>24.8</text:p>
          </table:table-cell>
          <table:table-cell table:formula="of:=4.135667516E-015*299792458/([.$A254]*1000)" office:value-type="float" office:value="0.000000000049993626213403">
            <text:p>4.9993626213403E-011</text:p>
          </table:table-cell>
          <table:table-cell table:formula="of:=[.$B254]*1000000" office:value-type="float" office:value="0.000049993626213403">
            <text:p>4.9993626213403E-005</text:p>
          </table:table-cell>
          <table:table-cell office:value-type="float" office:value="6133544">
            <text:p>6.13E+006</text:p>
          </table:table-cell>
        </table:table-row>
        <table:table-row table:style-name="ro1">
          <table:table-cell office:value-type="float" office:value="24.7">
            <text:p>24.7</text:p>
          </table:table-cell>
          <table:table-cell table:formula="of:=4.135667516E-015*299792458/([.$A255]*1000)" office:value-type="float" office:value="0.0000000000501960295583965">
            <text:p>5.01960295583965E-011</text:p>
          </table:table-cell>
          <table:table-cell table:formula="of:=[.$B255]*1000000" office:value-type="float" office:value="0.0000501960295583965">
            <text:p>0.000050196</text:p>
          </table:table-cell>
          <table:table-cell office:value-type="float" office:value="6176619">
            <text:p>6.18E+006</text:p>
          </table:table-cell>
        </table:table-row>
        <table:table-row table:style-name="ro1">
          <table:table-cell office:value-type="float" office:value="24.6">
            <text:p>24.6</text:p>
          </table:table-cell>
          <table:table-cell table:formula="of:=4.135667516E-015*299792458/([.$A256]*1000)" office:value-type="float" office:value="0.0000000000504000784590404">
            <text:p>5.04000784590404E-011</text:p>
          </table:table-cell>
          <table:table-cell table:formula="of:=[.$B256]*1000000" office:value-type="float" office:value="0.0000504000784590404">
            <text:p>5.04000784590404E-005</text:p>
          </table:table-cell>
          <table:table-cell office:value-type="float" office:value="6220157">
            <text:p>6.22E+006</text:p>
          </table:table-cell>
        </table:table-row>
        <table:table-row table:style-name="ro1">
          <table:table-cell office:value-type="float" office:value="24.5">
            <text:p>24.5</text:p>
          </table:table-cell>
          <table:table-cell table:formula="of:=4.135667516E-015*299792458/([.$A257]*1000)" office:value-type="float" office:value="0.0000000000506057930649957">
            <text:p>5.06057930649957E-011</text:p>
          </table:table-cell>
          <table:table-cell table:formula="of:=[.$B257]*1000000" office:value-type="float" office:value="0.0000506057930649957">
            <text:p>5.06057930649957E-005</text:p>
          </table:table-cell>
          <table:table-cell office:value-type="float" office:value="6266589">
            <text:p>6.27E+006</text:p>
          </table:table-cell>
        </table:table-row>
        <table:table-row table:style-name="ro1">
          <table:table-cell office:value-type="float" office:value="24.4">
            <text:p>24.4</text:p>
          </table:table-cell>
          <table:table-cell table:formula="of:=4.135667516E-015*299792458/([.$A258]*1000)" office:value-type="float" office:value="0.0000000000508131938562457">
            <text:p>5.08131938562457E-011</text:p>
          </table:table-cell>
          <table:table-cell table:formula="of:=[.$B258]*1000000" office:value-type="float" office:value="0.0000508131938562457">
            <text:p>5.08131938562457E-005</text:p>
          </table:table-cell>
          <table:table-cell office:value-type="float" office:value="6311329">
            <text:p>6.31E+006</text:p>
          </table:table-cell>
        </table:table-row>
        <table:table-row table:style-name="ro1">
          <table:table-cell office:value-type="float" office:value="24.3">
            <text:p>24.3</text:p>
          </table:table-cell>
          <table:table-cell table:formula="of:=4.135667516E-015*299792458/([.$A259]*1000)" office:value-type="float" office:value="0.0000000000510223016498928">
            <text:p>5.10223016498928E-011</text:p>
          </table:table-cell>
          <table:table-cell table:formula="of:=[.$B259]*1000000" office:value-type="float" office:value="0.0000510223016498928">
            <text:p>5.10223016498928E-005</text:p>
          </table:table-cell>
          <table:table-cell office:value-type="float" office:value="6356555">
            <text:p>6.36E+006</text:p>
          </table:table-cell>
        </table:table-row>
        <table:table-row table:style-name="ro1">
          <table:table-cell office:value-type="float" office:value="24.2">
            <text:p>24.2</text:p>
          </table:table-cell>
          <table:table-cell table:formula="of:=4.135667516E-015*299792458/([.$A260]*1000)" office:value-type="float" office:value="0.0000000000512331376071237">
            <text:p>5.12331376071237E-011</text:p>
          </table:table-cell>
          <table:table-cell table:formula="of:=[.$B260]*1000000" office:value-type="float" office:value="0.0000512331376071237">
            <text:p>5.12331376071237E-005</text:p>
          </table:table-cell>
          <table:table-cell office:value-type="float" office:value="6402275">
            <text:p>6.40E+006</text:p>
          </table:table-cell>
        </table:table-row>
        <table:table-row table:style-name="ro1">
          <table:table-cell office:value-type="float" office:value="24.1">
            <text:p>24.1</text:p>
          </table:table-cell>
          <table:table-cell table:formula="of:=4.135667516E-015*299792458/([.$A261]*1000)" office:value-type="float" office:value="0.0000000000514457232403483">
            <text:p>5.14457232403483E-011</text:p>
          </table:table-cell>
          <table:table-cell table:formula="of:=[.$B261]*1000000" office:value-type="float" office:value="0.0000514457232403483">
            <text:p>5.14457232403483E-005</text:p>
          </table:table-cell>
          <table:table-cell office:value-type="float" office:value="6448498">
            <text:p>6.45E+0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4.135667516E-015*299792458/([.$A262]*1000)" office:value-type="float" office:value="0.0000000000516600804205164">
            <text:p>5.16600804205164E-011</text:p>
          </table:table-cell>
          <table:table-cell table:formula="of:=[.$B262]*1000000" office:value-type="float" office:value="0.0000516600804205164">
            <text:p>5.16600804205164E-005</text:p>
          </table:table-cell>
          <table:table-cell office:value-type="float" office:value="6491923">
            <text:p>6.49E+006</text:p>
          </table:table-cell>
        </table:table-row>
        <table:table-row table:style-name="ro1">
          <table:table-cell office:value-type="float" office:value="23.9">
            <text:p>23.9</text:p>
          </table:table-cell>
          <table:table-cell table:formula="of:=4.135667516E-015*299792458/([.$A263]*1000)" office:value-type="float" office:value="0.000000000051876231384619">
            <text:p>5.1876231384619E-011</text:p>
          </table:table-cell>
          <table:table-cell table:formula="of:=[.$B263]*1000000" office:value-type="float" office:value="0.000051876231384619">
            <text:p>5.1876231384619E-005</text:p>
          </table:table-cell>
          <table:table-cell office:value-type="float" office:value="6536781">
            <text:p>6.54E+006</text:p>
          </table:table-cell>
        </table:table-row>
        <table:table-row table:style-name="ro1">
          <table:table-cell office:value-type="float" office:value="23.8">
            <text:p>23.8</text:p>
          </table:table-cell>
          <table:table-cell table:formula="of:=4.135667516E-015*299792458/([.$A264]*1000)" office:value-type="float" office:value="0.0000000000520941987433779">
            <text:p>5.20941987433779E-011</text:p>
          </table:table-cell>
          <table:table-cell table:formula="of:=[.$B264]*1000000" office:value-type="float" office:value="0.0000520941987433779">
            <text:p>5.20941987433779E-005</text:p>
          </table:table-cell>
          <table:table-cell office:value-type="float" office:value="6582129">
            <text:p>6.58E+006</text:p>
          </table:table-cell>
        </table:table-row>
        <table:table-row table:style-name="ro1">
          <table:table-cell office:value-type="float" office:value="23.7">
            <text:p>23.7</text:p>
          </table:table-cell>
          <table:table-cell table:formula="of:=4.135667516E-015*299792458/([.$A265]*1000)" office:value-type="float" office:value="0.0000000000523140054891306">
            <text:p>5.23140054891306E-011</text:p>
          </table:table-cell>
          <table:table-cell table:formula="of:=[.$B265]*1000000" office:value-type="float" office:value="0.0000523140054891306">
            <text:p>0.000052314</text:p>
          </table:table-cell>
          <table:table-cell office:value-type="float" office:value="6627976">
            <text:p>6.63E+006</text:p>
          </table:table-cell>
        </table:table-row>
        <table:table-row table:style-name="ro1">
          <table:table-cell office:value-type="float" office:value="23.6">
            <text:p>23.6</text:p>
          </table:table-cell>
          <table:table-cell table:formula="of:=4.135667516E-015*299792458/([.$A266]*1000)" office:value-type="float" office:value="0.000000000052535675003915">
            <text:p>5.2535675003915E-011</text:p>
          </table:table-cell>
          <table:table-cell table:formula="of:=[.$B266]*1000000" office:value-type="float" office:value="0.000052535675003915">
            <text:p>5.2535675003915E-005</text:p>
          </table:table-cell>
          <table:table-cell office:value-type="float" office:value="6674328">
            <text:p>6.67E+006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table:formula="of:=4.135667516E-015*299792458/([.$A267]*1000)" office:value-type="float" office:value="0.0000000000527592310677615">
            <text:p>5.27592310677615E-011</text:p>
          </table:table-cell>
          <table:table-cell table:formula="of:=[.$B267]*1000000" office:value-type="float" office:value="0.0000527592310677615">
            <text:p>5.27592310677615E-005</text:p>
          </table:table-cell>
          <table:table-cell office:value-type="float" office:value="6723791">
            <text:p>6.72E+006</text:p>
          </table:table-cell>
        </table:table-row>
        <table:table-row table:style-name="ro1">
          <table:table-cell office:value-type="float" office:value="23.4">
            <text:p>23.4</text:p>
          </table:table-cell>
          <table:table-cell table:formula="of:=4.135667516E-015*299792458/([.$A268]*1000)" office:value-type="float" office:value="0.0000000000529846978671963">
            <text:p>5.29846978671963E-011</text:p>
          </table:table-cell>
          <table:table-cell table:formula="of:=[.$B268]*1000000" office:value-type="float" office:value="0.0000529846978671963">
            <text:p>5.29846978671963E-005</text:p>
          </table:table-cell>
          <table:table-cell office:value-type="float" office:value="6771454">
            <text:p>6.77E+006</text:p>
          </table:table-cell>
        </table:table-row>
        <table:table-row table:style-name="ro1">
          <table:table-cell office:value-type="float" office:value="23.3">
            <text:p>23.3</text:p>
          </table:table-cell>
          <table:table-cell table:formula="of:=4.135667516E-015*299792458/([.$A269]*1000)" office:value-type="float" office:value="0.0000000000532121000039654">
            <text:p>5.32121000039654E-011</text:p>
          </table:table-cell>
          <table:table-cell table:formula="of:=[.$B269]*1000000" office:value-type="float" office:value="0.0000532121000039654">
            <text:p>5.32121000039654E-005</text:p>
          </table:table-cell>
          <table:table-cell office:value-type="float" office:value="6819650">
            <text:p>6.82E+006</text:p>
          </table:table-cell>
        </table:table-row>
        <table:table-row table:style-name="ro1">
          <table:table-cell office:value-type="float" office:value="23.2">
            <text:p>23.2</text:p>
          </table:table-cell>
          <table:table-cell table:formula="of:=4.135667516E-015*299792458/([.$A270]*1000)" office:value-type="float" office:value="0.0000000000534414625039825">
            <text:p>5.34414625039825E-011</text:p>
          </table:table-cell>
          <table:table-cell table:formula="of:=[.$B270]*1000000" office:value-type="float" office:value="0.0000534414625039825">
            <text:p>5.34414625039825E-005</text:p>
          </table:table-cell>
          <table:table-cell office:value-type="float" office:value="6868388">
            <text:p>6.87E+006</text:p>
          </table:table-cell>
        </table:table-row>
        <table:table-row table:style-name="ro1">
          <table:table-cell office:value-type="float" office:value="23.1">
            <text:p>23.1</text:p>
          </table:table-cell>
          <table:table-cell table:formula="of:=4.135667516E-015*299792458/([.$A271]*1000)" office:value-type="float" office:value="0.0000000000536728108265106">
            <text:p>5.36728108265106E-011</text:p>
          </table:table-cell>
          <table:table-cell table:formula="of:=[.$B271]*1000000" office:value-type="float" office:value="0.0000536728108265106">
            <text:p>5.36728108265106E-005</text:p>
          </table:table-cell>
          <table:table-cell office:value-type="float" office:value="6917676">
            <text:p>6.92E+0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4.135667516E-015*299792458/([.$A272]*1000)" office:value-type="float" office:value="0.0000000000539061708735824">
            <text:p>5.39061708735824E-011</text:p>
          </table:table-cell>
          <table:table-cell table:formula="of:=[.$B272]*1000000" office:value-type="float" office:value="0.0000539061708735824">
            <text:p>5.39061708735824E-005</text:p>
          </table:table-cell>
          <table:table-cell office:value-type="float" office:value="6963970">
            <text:p>6.96E+006</text:p>
          </table:table-cell>
        </table:table-row>
        <table:table-row table:style-name="ro1">
          <table:table-cell office:value-type="float" office:value="22.9">
            <text:p>22.9</text:p>
          </table:table-cell>
          <table:table-cell table:formula="of:=4.135667516E-015*299792458/([.$A273]*1000)" office:value-type="float" office:value="0.0000000000541415689996679">
            <text:p>5.41415689996679E-011</text:p>
          </table:table-cell>
          <table:table-cell table:formula="of:=[.$B273]*1000000" office:value-type="float" office:value="0.0000541415689996679">
            <text:p>5.41415689996679E-005</text:p>
          </table:table-cell>
          <table:table-cell office:value-type="float" office:value="7011666">
            <text:p>7.01E+006</text:p>
          </table:table-cell>
        </table:table-row>
        <table:table-row table:style-name="ro1">
          <table:table-cell office:value-type="float" office:value="22.8">
            <text:p>22.8</text:p>
          </table:table-cell>
          <table:table-cell table:formula="of:=4.135667516E-015*299792458/([.$A274]*1000)" office:value-type="float" office:value="0.0000000000543790320215962">
            <text:p>5.43790320215962E-011</text:p>
          </table:table-cell>
          <table:table-cell table:formula="of:=[.$B274]*1000000" office:value-type="float" office:value="0.0000543790320215962">
            <text:p>0.000054379</text:p>
          </table:table-cell>
          <table:table-cell office:value-type="float" office:value="7059900">
            <text:p>7.06E+006</text:p>
          </table:table-cell>
        </table:table-row>
        <table:table-row table:style-name="ro1">
          <table:table-cell office:value-type="float" office:value="22.7">
            <text:p>22.7</text:p>
          </table:table-cell>
          <table:table-cell table:formula="of:=4.135667516E-015*299792458/([.$A275]*1000)" office:value-type="float" office:value="0.0000000000546185872287398">
            <text:p>5.46185872287398E-011</text:p>
          </table:table-cell>
          <table:table-cell table:formula="of:=[.$B275]*1000000" office:value-type="float" office:value="0.0000546185872287398">
            <text:p>5.46185872287398E-005</text:p>
          </table:table-cell>
          <table:table-cell office:value-type="float" office:value="7108681">
            <text:p>7.11E+006</text:p>
          </table:table-cell>
        </table:table-row>
        <table:table-row table:style-name="ro1">
          <table:table-cell office:value-type="float" office:value="22.6">
            <text:p>22.6</text:p>
          </table:table-cell>
          <table:table-cell table:formula="of:=4.135667516E-015*299792458/([.$A276]*1000)" office:value-type="float" office:value="0.0000000000548602623934688">
            <text:p>5.48602623934688E-011</text:p>
          </table:table-cell>
          <table:table-cell table:formula="of:=[.$B276]*1000000" office:value-type="float" office:value="0.0000548602623934688">
            <text:p>5.48602623934688E-005</text:p>
          </table:table-cell>
          <table:table-cell office:value-type="float" office:value="7158017">
            <text:p>7.16E+006</text:p>
          </table:table-cell>
        </table:table-row>
        <table:table-row table:style-name="ro1">
          <table:table-cell office:value-type="float" office:value="22.5">
            <text:p>22.5</text:p>
          </table:table-cell>
          <table:table-cell table:formula="of:=4.135667516E-015*299792458/([.$A277]*1000)" office:value-type="float" office:value="0.0000000000551040857818842">
            <text:p>5.51040857818842E-011</text:p>
          </table:table-cell>
          <table:table-cell table:formula="of:=[.$B277]*1000000" office:value-type="float" office:value="0.0000551040857818842">
            <text:p>5.51040857818842E-005</text:p>
          </table:table-cell>
          <table:table-cell office:value-type="float" office:value="7210691">
            <text:p>7.21E+006</text:p>
          </table:table-cell>
        </table:table-row>
        <table:table-row table:style-name="ro1">
          <table:table-cell office:value-type="float" office:value="22.4">
            <text:p>22.4</text:p>
          </table:table-cell>
          <table:table-cell table:formula="of:=4.135667516E-015*299792458/([.$A278]*1000)" office:value-type="float" office:value="0.000000000055350086164839">
            <text:p>5.5350086164839E-011</text:p>
          </table:table-cell>
          <table:table-cell table:formula="of:=[.$B278]*1000000" office:value-type="float" office:value="0.000055350086164839">
            <text:p>5.5350086164839E-005</text:p>
          </table:table-cell>
          <table:table-cell office:value-type="float" office:value="7261458">
            <text:p>7.26E+006</text:p>
          </table:table-cell>
        </table:table-row>
        <table:table-row table:style-name="ro1">
          <table:table-cell office:value-type="float" office:value="22.3">
            <text:p>22.3</text:p>
          </table:table-cell>
          <table:table-cell table:formula="of:=4.135667516E-015*299792458/([.$A279]*1000)" office:value-type="float" office:value="0.0000000000555982928292554">
            <text:p>5.55982928292554E-011</text:p>
          </table:table-cell>
          <table:table-cell table:formula="of:=[.$B279]*1000000" office:value-type="float" office:value="0.0000555982928292554">
            <text:p>5.55982928292554E-005</text:p>
          </table:table-cell>
          <table:table-cell office:value-type="float" office:value="7312811">
            <text:p>7.31E+006</text:p>
          </table:table-cell>
        </table:table-row>
        <table:table-row table:style-name="ro1">
          <table:table-cell office:value-type="float" office:value="22.2">
            <text:p>22.2</text:p>
          </table:table-cell>
          <table:table-cell table:formula="of:=4.135667516E-015*299792458/([.$A280]*1000)" office:value-type="float" office:value="0.0000000000558487355897475">
            <text:p>5.58487355897475E-011</text:p>
          </table:table-cell>
          <table:table-cell table:formula="of:=[.$B280]*1000000" office:value-type="float" office:value="0.0000558487355897475">
            <text:p>5.58487355897475E-005</text:p>
          </table:table-cell>
          <table:table-cell office:value-type="float" office:value="7364760">
            <text:p>7.36E+006</text:p>
          </table:table-cell>
        </table:table-row>
        <table:table-row table:style-name="ro1">
          <table:table-cell office:value-type="float" office:value="22.1">
            <text:p>22.1</text:p>
          </table:table-cell>
          <table:table-cell table:formula="of:=4.135667516E-015*299792458/([.$A281]*1000)" office:value-type="float" office:value="0.0000000000561014448005608">
            <text:p>5.61014448005608E-011</text:p>
          </table:table-cell>
          <table:table-cell table:formula="of:=[.$B281]*1000000" office:value-type="float" office:value="0.0000561014448005608">
            <text:p>5.61014448005608E-005</text:p>
          </table:table-cell>
          <table:table-cell office:value-type="float" office:value="7417315">
            <text:p>7.42E+0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4.135667516E-015*299792458/([.$A282]*1000)" office:value-type="float" office:value="0.0000000000563564513678361">
            <text:p>5.63564513678361E-011</text:p>
          </table:table-cell>
          <table:table-cell table:formula="of:=[.$B282]*1000000" office:value-type="float" office:value="0.0000563564513678361">
            <text:p>5.63564513678361E-005</text:p>
          </table:table-cell>
          <table:table-cell office:value-type="float" office:value="7466647">
            <text:p>7.47E+006</text:p>
          </table:table-cell>
        </table:table-row>
        <table:table-row table:style-name="ro1">
          <table:table-cell office:value-type="float" office:value="21.9">
            <text:p>21.9</text:p>
          </table:table-cell>
          <table:table-cell table:formula="of:=4.135667516E-015*299792458/([.$A283]*1000)" office:value-type="float" office:value="0.0000000000566137867622098">
            <text:p>5.66137867622098E-011</text:p>
          </table:table-cell>
          <table:table-cell table:formula="of:=[.$B283]*1000000" office:value-type="float" office:value="0.0000566137867622098">
            <text:p>5.66137867622098E-005</text:p>
          </table:table-cell>
          <table:table-cell office:value-type="float" office:value="7517041">
            <text:p>7.52E+006</text:p>
          </table:table-cell>
        </table:table-row>
        <table:table-row table:style-name="ro1">
          <table:table-cell office:value-type="float" office:value="21.8">
            <text:p>21.8</text:p>
          </table:table-cell>
          <table:table-cell table:formula="of:=4.135667516E-015*299792458/([.$A284]*1000)" office:value-type="float" office:value="0.0000000000568734830317612">
            <text:p>5.68734830317612E-011</text:p>
          </table:table-cell>
          <table:table-cell table:formula="of:=[.$B284]*1000000" office:value-type="float" office:value="0.0000568734830317612">
            <text:p>5.68734830317612E-005</text:p>
          </table:table-cell>
          <table:table-cell office:value-type="float" office:value="7568022">
            <text:p>7.57E+006</text:p>
          </table:table-cell>
        </table:table-row>
        <table:table-row table:style-name="ro1">
          <table:table-cell office:value-type="float" office:value="21.7">
            <text:p>21.7</text:p>
          </table:table-cell>
          <table:table-cell table:formula="of:=4.135667516E-015*299792458/([.$A285]*1000)" office:value-type="float" office:value="0.0000000000571355728153177">
            <text:p>5.71355728153177E-011</text:p>
          </table:table-cell>
          <table:table-cell table:formula="of:=[.$B285]*1000000" office:value-type="float" office:value="0.0000571355728153177">
            <text:p>5.71355728153177E-005</text:p>
          </table:table-cell>
          <table:table-cell office:value-type="float" office:value="7619601">
            <text:p>7.62E+006</text:p>
          </table:table-cell>
        </table:table-row>
        <table:table-row table:style-name="ro1">
          <table:table-cell office:value-type="float" office:value="21.6">
            <text:p>21.6</text:p>
          </table:table-cell>
          <table:table-cell table:formula="of:=4.135667516E-015*299792458/([.$A286]*1000)" office:value-type="float" office:value="0.0000000000574000893561294">
            <text:p>5.74000893561294E-011</text:p>
          </table:table-cell>
          <table:table-cell table:formula="of:=[.$B286]*1000000" office:value-type="float" office:value="0.0000574000893561294">
            <text:p>5.74000893561294E-005</text:p>
          </table:table-cell>
          <table:table-cell office:value-type="float" office:value="7671787">
            <text:p>7.67E+006</text:p>
          </table:table-cell>
        </table:table-row>
        <table:table-row table:style-name="ro1">
          <table:table-cell office:value-type="float" office:value="21.5">
            <text:p>21.5</text:p>
          </table:table-cell>
          <table:table-cell table:formula="of:=4.135667516E-015*299792458/([.$A287]*1000)" office:value-type="float" office:value="0.0000000000576670665159253">
            <text:p>5.76670665159253E-011</text:p>
          </table:table-cell>
          <table:table-cell table:formula="of:=[.$B287]*1000000" office:value-type="float" office:value="0.0000576670665159253">
            <text:p>5.76670665159253E-005</text:p>
          </table:table-cell>
          <table:table-cell office:value-type="float" office:value="7727568">
            <text:p>7.73E+006</text:p>
          </table:table-cell>
        </table:table-row>
        <table:table-row table:style-name="ro1">
          <table:table-cell office:value-type="float" office:value="21.4">
            <text:p>21.4</text:p>
          </table:table-cell>
          <table:table-cell table:formula="of:=4.135667516E-015*299792458/([.$A288]*1000)" office:value-type="float" office:value="0.0000000000579365387893642">
            <text:p>5.79365387893642E-011</text:p>
          </table:table-cell>
          <table:table-cell table:formula="of:=[.$B288]*1000000" office:value-type="float" office:value="0.0000579365387893642">
            <text:p>5.79365387893642E-005</text:p>
          </table:table-cell>
          <table:table-cell office:value-type="float" office:value="7781314">
            <text:p>7.78E+006</text:p>
          </table:table-cell>
        </table:table-row>
        <table:table-row table:style-name="ro1">
          <table:table-cell office:value-type="float" office:value="21.3">
            <text:p>21.3</text:p>
          </table:table-cell>
          <table:table-cell table:formula="of:=4.135667516E-015*299792458/([.$A289]*1000)" office:value-type="float" office:value="0.0000000000582085413188918">
            <text:p>5.82085413188918E-011</text:p>
          </table:table-cell>
          <table:table-cell table:formula="of:=[.$B289]*1000000" office:value-type="float" office:value="0.0000582085413188918">
            <text:p>5.82085413188918E-005</text:p>
          </table:table-cell>
          <table:table-cell office:value-type="float" office:value="7835702">
            <text:p>7.84E+006</text:p>
          </table:table-cell>
        </table:table-row>
        <table:table-row table:style-name="ro1">
          <table:table-cell office:value-type="float" office:value="21.2">
            <text:p>21.2</text:p>
          </table:table-cell>
          <table:table-cell table:formula="of:=4.135667516E-015*299792458/([.$A290]*1000)" office:value-type="float" office:value="0.0000000000584831099100186">
            <text:p>5.84831099100186E-011</text:p>
          </table:table-cell>
          <table:table-cell table:formula="of:=[.$B290]*1000000" office:value-type="float" office:value="0.0000584831099100186">
            <text:p>5.84831099100186E-005</text:p>
          </table:table-cell>
          <table:table-cell office:value-type="float" office:value="7890743">
            <text:p>7.89E+006</text:p>
          </table:table-cell>
        </table:table-row>
        <table:table-row table:style-name="ro1">
          <table:table-cell office:value-type="float" office:value="21.1">
            <text:p>21.1</text:p>
          </table:table-cell>
          <table:table-cell table:formula="of:=4.135667516E-015*299792458/([.$A291]*1000)" office:value-type="float" office:value="0.0000000000587602810470329">
            <text:p>5.87602810470329E-011</text:p>
          </table:table-cell>
          <table:table-cell table:formula="of:=[.$B291]*1000000" office:value-type="float" office:value="0.0000587602810470329">
            <text:p>5.87602810470329E-005</text:p>
          </table:table-cell>
          <table:table-cell office:value-type="float" office:value="7946449">
            <text:p>7.95E+0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4.135667516E-015*299792458/([.$A292]*1000)" office:value-type="float" office:value="0.0000000000590400919091616">
            <text:p>5.90400919091616E-011</text:p>
          </table:table-cell>
          <table:table-cell table:formula="of:=[.$B292]*1000000" office:value-type="float" office:value="0.0000590400919091616">
            <text:p>5.90400919091616E-005</text:p>
          </table:table-cell>
          <table:table-cell office:value-type="float" office:value="7998671">
            <text:p>8.00E+006</text:p>
          </table:table-cell>
        </table:table-row>
        <table:table-row table:style-name="ro1">
          <table:table-cell office:value-type="float" office:value="20.9">
            <text:p>20.9</text:p>
          </table:table-cell>
          <table:table-cell table:formula="of:=4.135667516E-015*299792458/([.$A293]*1000)" office:value-type="float" office:value="0.0000000000593225803871959">
            <text:p>5.93225803871959E-011</text:p>
          </table:table-cell>
          <table:table-cell table:formula="of:=[.$B293]*1000000" office:value-type="float" office:value="0.0000593225803871959">
            <text:p>5.93225803871959E-005</text:p>
          </table:table-cell>
          <table:table-cell office:value-type="float" office:value="8051886">
            <text:p>8.05E+006</text:p>
          </table:table-cell>
        </table:table-row>
        <table:table-row table:style-name="ro1">
          <table:table-cell office:value-type="float" office:value="20.8">
            <text:p>20.8</text:p>
          </table:table-cell>
          <table:table-cell table:formula="of:=4.135667516E-015*299792458/([.$A294]*1000)" office:value-type="float" office:value="0.0000000000596077851005959">
            <text:p>5.96077851005959E-011</text:p>
          </table:table-cell>
          <table:table-cell table:formula="of:=[.$B294]*1000000" office:value-type="float" office:value="0.0000596077851005959">
            <text:p>5.96077851005959E-005</text:p>
          </table:table-cell>
          <table:table-cell office:value-type="float" office:value="8105746">
            <text:p>8.11E+006</text:p>
          </table:table-cell>
        </table:table-row>
        <table:table-row table:style-name="ro1">
          <table:table-cell office:value-type="float" office:value="20.7">
            <text:p>20.7</text:p>
          </table:table-cell>
          <table:table-cell table:formula="of:=4.135667516E-015*299792458/([.$A295]*1000)" office:value-type="float" office:value="0.0000000000598957454150915">
            <text:p>5.98957454150915E-011</text:p>
          </table:table-cell>
          <table:table-cell table:formula="of:=[.$B295]*1000000" office:value-type="float" office:value="0.0000598957454150915">
            <text:p>5.98957454150915E-005</text:p>
          </table:table-cell>
          <table:table-cell office:value-type="float" office:value="8160262">
            <text:p>8.16E+006</text:p>
          </table:table-cell>
        </table:table-row>
        <table:table-row table:style-name="ro1">
          <table:table-cell office:value-type="float" office:value="20.6">
            <text:p>20.6</text:p>
          </table:table-cell>
          <table:table-cell table:formula="of:=4.135667516E-015*299792458/([.$A296]*1000)" office:value-type="float" office:value="0.0000000000601865014607958">
            <text:p>6.01865014607958E-011</text:p>
          </table:table-cell>
          <table:table-cell table:formula="of:=[.$B296]*1000000" office:value-type="float" office:value="0.0000601865014607958">
            <text:p>6.01865014607958E-005</text:p>
          </table:table-cell>
          <table:table-cell office:value-type="float" office:value="8215446">
            <text:p>8.22E+006</text:p>
          </table:table-cell>
        </table:table-row>
        <table:table-row table:style-name="ro1">
          <table:table-cell office:value-type="float" office:value="20.5">
            <text:p>20.5</text:p>
          </table:table-cell>
          <table:table-cell table:formula="of:=4.135667516E-015*299792458/([.$A297]*1000)" office:value-type="float" office:value="0.0000000000604800941508485">
            <text:p>6.04800941508485E-011</text:p>
          </table:table-cell>
          <table:table-cell table:formula="of:=[.$B297]*1000000" office:value-type="float" office:value="0.0000604800941508485">
            <text:p>6.04800941508485E-005</text:p>
          </table:table-cell>
          <table:table-cell office:value-type="float" office:value="8274513">
            <text:p>8.27E+006</text:p>
          </table:table-cell>
        </table:table-row>
        <table:table-row table:style-name="ro1">
          <table:table-cell office:value-type="float" office:value="20.4">
            <text:p>20.4</text:p>
          </table:table-cell>
          <table:table-cell table:formula="of:=4.135667516E-015*299792458/([.$A298]*1000)" office:value-type="float" office:value="0.0000000000607765652006076">
            <text:p>6.07765652006076E-011</text:p>
          </table:table-cell>
          <table:table-cell table:formula="of:=[.$B298]*1000000" office:value-type="float" office:value="0.0000607765652006076">
            <text:p>6.07765652006076E-005</text:p>
          </table:table-cell>
          <table:table-cell office:value-type="float" office:value="8331406">
            <text:p>8.33E+006</text:p>
          </table:table-cell>
        </table:table-row>
        <table:table-row table:style-name="ro1">
          <table:table-cell office:value-type="float" office:value="20.3">
            <text:p>20.3</text:p>
          </table:table-cell>
          <table:table-cell table:formula="of:=4.135667516E-015*299792458/([.$A299]*1000)" office:value-type="float" office:value="0.0000000000610759571474086">
            <text:p>6.10759571474086E-011</text:p>
          </table:table-cell>
          <table:table-cell table:formula="of:=[.$B299]*1000000" office:value-type="float" office:value="0.0000610759571474086">
            <text:p>0.000061076</text:p>
          </table:table-cell>
          <table:table-cell office:value-type="float" office:value="8389006">
            <text:p>8.39E+006</text:p>
          </table:table-cell>
        </table:table-row>
        <table:table-row table:style-name="ro1">
          <table:table-cell office:value-type="float" office:value="20.2">
            <text:p>20.2</text:p>
          </table:table-cell>
          <table:table-cell table:formula="of:=4.135667516E-015*299792458/([.$A300]*1000)" office:value-type="float" office:value="0.0000000000613783133709106">
            <text:p>6.13783133709106E-011</text:p>
          </table:table-cell>
          <table:table-cell table:formula="of:=[.$B300]*1000000" office:value-type="float" office:value="0.0000613783133709106">
            <text:p>6.13783133709106E-005</text:p>
          </table:table-cell>
          <table:table-cell office:value-type="float" office:value="8447325">
            <text:p>8.45E+006</text:p>
          </table:table-cell>
        </table:table-row>
        <table:table-row table:style-name="ro1">
          <table:table-cell office:value-type="float" office:value="20.1">
            <text:p>20.1</text:p>
          </table:table-cell>
          <table:table-cell table:formula="of:=4.135667516E-015*299792458/([.$A301]*1000)" office:value-type="float" office:value="0.0000000000616836781140495">
            <text:p>6.16836781140495E-011</text:p>
          </table:table-cell>
          <table:table-cell table:formula="of:=[.$B301]*1000000" office:value-type="float" office:value="0.0000616836781140495">
            <text:p>6.16836781140495E-005</text:p>
          </table:table-cell>
          <table:table-cell office:value-type="float" office:value="8506378">
            <text:p>8.51E+0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4.135667516E-015*299792458/([.$A302]*1000)" office:value-type="float" office:value="0.0000000000619920965046197">
            <text:p>6.19920965046197E-011</text:p>
          </table:table-cell>
          <table:table-cell table:formula="of:=[.$B302]*1000000" office:value-type="float" office:value="0.0000619920965046197">
            <text:p>6.19920965046197E-005</text:p>
          </table:table-cell>
          <table:table-cell office:value-type="float" office:value="8561652">
            <text:p>8.56E+006</text:p>
          </table:table-cell>
        </table:table-row>
        <table:table-row table:style-name="ro1">
          <table:table-cell office:value-type="float" office:value="19.9">
            <text:p>19.9</text:p>
          </table:table-cell>
          <table:table-cell table:formula="of:=4.135667516E-015*299792458/([.$A303]*1000)" office:value-type="float" office:value="0.0000000000623036145775073">
            <text:p>6.23036145775073E-011</text:p>
          </table:table-cell>
          <table:table-cell table:formula="of:=[.$B303]*1000000" office:value-type="float" office:value="0.0000623036145775073">
            <text:p>6.23036145775073E-005</text:p>
          </table:table-cell>
          <table:table-cell office:value-type="float" office:value="8617437">
            <text:p>8.62E+006</text:p>
          </table:table-cell>
        </table:table-row>
        <table:table-row table:style-name="ro1">
          <table:table-cell office:value-type="float" office:value="19.8">
            <text:p>19.8</text:p>
          </table:table-cell>
          <table:table-cell table:formula="of:=4.135667516E-015*299792458/([.$A304]*1000)" office:value-type="float" office:value="0.0000000000626182792975957">
            <text:p>6.26182792975957E-011</text:p>
          </table:table-cell>
          <table:table-cell table:formula="of:=[.$B304]*1000000" office:value-type="float" office:value="0.0000626182792975957">
            <text:p>6.26182792975957E-005</text:p>
          </table:table-cell>
          <table:table-cell office:value-type="float" office:value="8673930">
            <text:p>8.67E+006</text:p>
          </table:table-cell>
        </table:table-row>
        <table:table-row table:style-name="ro1">
          <table:table-cell office:value-type="float" office:value="19.7">
            <text:p>19.7</text:p>
          </table:table-cell>
          <table:table-cell table:formula="of:=4.135667516E-015*299792458/([.$A305]*1000)" office:value-type="float" office:value="0.0000000000629361385833703">
            <text:p>6.29361385833703E-011</text:p>
          </table:table-cell>
          <table:table-cell table:formula="of:=[.$B305]*1000000" office:value-type="float" office:value="0.0000629361385833703">
            <text:p>6.29361385833703E-005</text:p>
          </table:table-cell>
          <table:table-cell office:value-type="float" office:value="8731143">
            <text:p>8.73E+006</text:p>
          </table:table-cell>
        </table:table-row>
        <table:table-row table:style-name="ro1">
          <table:table-cell office:value-type="float" office:value="19.6">
            <text:p>19.6</text:p>
          </table:table-cell>
          <table:table-cell table:formula="of:=4.135667516E-015*299792458/([.$A306]*1000)" office:value-type="float" office:value="0.0000000000632572413312446">
            <text:p>6.32572413312446E-011</text:p>
          </table:table-cell>
          <table:table-cell table:formula="of:=[.$B306]*1000000" office:value-type="float" office:value="0.0000632572413312446">
            <text:p>6.32572413312446E-005</text:p>
          </table:table-cell>
          <table:table-cell office:value-type="float" office:value="8789090">
            <text:p>8.79E+006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table:formula="of:=4.135667516E-015*299792458/([.$A307]*1000)" office:value-type="float" office:value="0.0000000000635816374406356">
            <text:p>6.35816374406356E-011</text:p>
          </table:table-cell>
          <table:table-cell table:formula="of:=[.$B307]*1000000" office:value-type="float" office:value="0.0000635816374406356">
            <text:p>6.35816374406356E-005</text:p>
          </table:table-cell>
          <table:table-cell office:value-type="float" office:value="8851245">
            <text:p>8.85E+006</text:p>
          </table:table-cell>
        </table:table-row>
        <table:table-row table:style-name="ro1">
          <table:table-cell office:value-type="float" office:value="19.4">
            <text:p>19.4</text:p>
          </table:table-cell>
          <table:table-cell table:formula="of:=4.135667516E-015*299792458/([.$A308]*1000)" office:value-type="float" office:value="0.0000000000639093778398141">
            <text:p>6.39093778398141E-011</text:p>
          </table:table-cell>
          <table:table-cell table:formula="of:=[.$B308]*1000000" office:value-type="float" office:value="0.0000639093778398141">
            <text:p>6.39093778398141E-005</text:p>
          </table:table-cell>
          <table:table-cell office:value-type="float" office:value="8911064">
            <text:p>8.91E+006</text:p>
          </table:table-cell>
        </table:table-row>
        <table:table-row table:style-name="ro1">
          <table:table-cell office:value-type="float" office:value="19.3">
            <text:p>19.3</text:p>
          </table:table-cell>
          <table:table-cell table:formula="of:=4.135667516E-015*299792458/([.$A309]*1000)" office:value-type="float" office:value="0.0000000000642405145125593">
            <text:p>6.42405145125593E-011</text:p>
          </table:table-cell>
          <table:table-cell table:formula="of:=[.$B309]*1000000" office:value-type="float" office:value="0.0000642405145125593">
            <text:p>6.42405145125593E-005</text:p>
          </table:table-cell>
          <table:table-cell office:value-type="float" office:value="8971661">
            <text:p>8.97E+006</text:p>
          </table:table-cell>
        </table:table-row>
        <table:table-row table:style-name="ro1">
          <table:table-cell office:value-type="float" office:value="19.2">
            <text:p>19.2</text:p>
          </table:table-cell>
          <table:table-cell table:formula="of:=4.135667516E-015*299792458/([.$A310]*1000)" office:value-type="float" office:value="0.0000000000645751005256455">
            <text:p>6.45751005256455E-011</text:p>
          </table:table-cell>
          <table:table-cell table:formula="of:=[.$B310]*1000000" office:value-type="float" office:value="0.0000645751005256455">
            <text:p>6.45751005256455E-005</text:p>
          </table:table-cell>
          <table:table-cell office:value-type="float" office:value="9033052">
            <text:p>9.03E+006</text:p>
          </table:table-cell>
        </table:table-row>
        <table:table-row table:style-name="ro1">
          <table:table-cell office:value-type="float" office:value="19.1">
            <text:p>19.1</text:p>
          </table:table-cell>
          <table:table-cell table:formula="of:=4.135667516E-015*299792458/([.$A311]*1000)" office:value-type="float" office:value="0.0000000000649131900571934">
            <text:p>6.49131900571934E-011</text:p>
          </table:table-cell>
          <table:table-cell table:formula="of:=[.$B311]*1000000" office:value-type="float" office:value="0.0000649131900571934">
            <text:p>6.49131900571934E-005</text:p>
          </table:table-cell>
          <table:table-cell office:value-type="float" office:value="9095251">
            <text:p>9.10E+0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4.135667516E-015*299792458/([.$A312]*1000)" office:value-type="float" office:value="0.0000000000652548384259155">
            <text:p>6.52548384259155E-011</text:p>
          </table:table-cell>
          <table:table-cell table:formula="of:=[.$B312]*1000000" office:value-type="float" office:value="0.0000652548384259155">
            <text:p>6.52548384259155E-005</text:p>
          </table:table-cell>
          <table:table-cell office:value-type="float" office:value="9153335">
            <text:p>9.15E+006</text:p>
          </table:table-cell>
        </table:table-row>
        <table:table-row table:style-name="ro1">
          <table:table-cell office:value-type="float" office:value="18.9">
            <text:p>18.9</text:p>
          </table:table-cell>
          <table:table-cell table:formula="of:=4.135667516E-015*299792458/([.$A313]*1000)" office:value-type="float" office:value="0.0000000000656001021212907">
            <text:p>6.56001021212907E-011</text:p>
          </table:table-cell>
          <table:table-cell table:formula="of:=[.$B313]*1000000" office:value-type="float" office:value="0.0000656001021212907">
            <text:p>6.56001021212907E-005</text:p>
          </table:table-cell>
          <table:table-cell office:value-type="float" office:value="9211132">
            <text:p>9.21E+006</text:p>
          </table:table-cell>
        </table:table-row>
        <table:table-row table:style-name="ro1">
          <table:table-cell office:value-type="float" office:value="18.8">
            <text:p>18.8</text:p>
          </table:table-cell>
          <table:table-cell table:formula="of:=4.135667516E-015*299792458/([.$A314]*1000)" office:value-type="float" office:value="0.0000000000659490388347018">
            <text:p>6.59490388347018E-011</text:p>
          </table:table-cell>
          <table:table-cell table:formula="of:=[.$B314]*1000000" office:value-type="float" office:value="0.0000659490388347018">
            <text:p>0.000065949</text:p>
          </table:table-cell>
          <table:table-cell office:value-type="float" office:value="9269704">
            <text:p>9.27E+006</text:p>
          </table:table-cell>
        </table:table-row>
        <table:table-row table:style-name="ro1">
          <table:table-cell office:value-type="float" office:value="18.7">
            <text:p>18.7</text:p>
          </table:table-cell>
          <table:table-cell table:formula="of:=4.135667516E-015*299792458/([.$A315]*1000)" office:value-type="float" office:value="0.0000000000663017074915719">
            <text:p>6.63017074915719E-011</text:p>
          </table:table-cell>
          <table:table-cell table:formula="of:=[.$B315]*1000000" office:value-type="float" office:value="0.0000663017074915719">
            <text:p>6.63017074915719E-005</text:p>
          </table:table-cell>
          <table:table-cell office:value-type="float" office:value="9329065">
            <text:p>9.33E+006</text:p>
          </table:table-cell>
        </table:table-row>
        <table:table-row table:style-name="ro1">
          <table:table-cell office:value-type="float" office:value="18.6">
            <text:p>18.6</text:p>
          </table:table-cell>
          <table:table-cell table:formula="of:=4.135667516E-015*299792458/([.$A316]*1000)" office:value-type="float" office:value="0.0000000000666581682845373">
            <text:p>6.66581682845373E-011</text:p>
          </table:table-cell>
          <table:table-cell table:formula="of:=[.$B316]*1000000" office:value-type="float" office:value="0.0000666581682845373">
            <text:p>6.66581682845373E-005</text:p>
          </table:table-cell>
          <table:table-cell office:value-type="float" office:value="9389231">
            <text:p>9.39E+006</text:p>
          </table:table-cell>
        </table:table-row>
        <table:table-row table:style-name="ro1">
          <table:table-cell office:value-type="float" office:value="18.5">
            <text:p>18.5</text:p>
          </table:table-cell>
          <table:table-cell table:formula="of:=4.135667516E-015*299792458/([.$A317]*1000)" office:value-type="float" office:value="0.000000000067018482707697">
            <text:p>6.7018482707697E-011</text:p>
          </table:table-cell>
          <table:table-cell table:formula="of:=[.$B317]*1000000" office:value-type="float" office:value="0.000067018482707697">
            <text:p>6.7018482707697E-005</text:p>
          </table:table-cell>
          <table:table-cell office:value-type="float" office:value="9453966">
            <text:p>9.45E+006</text:p>
          </table:table-cell>
        </table:table-row>
        <table:table-row table:style-name="ro1">
          <table:table-cell office:value-type="float" office:value="18.4">
            <text:p>18.4</text:p>
          </table:table-cell>
          <table:table-cell table:formula="of:=4.135667516E-015*299792458/([.$A318]*1000)" office:value-type="float" office:value="0.000000000067382713591978">
            <text:p>6.7382713591978E-011</text:p>
          </table:table-cell>
          <table:table-cell table:formula="of:=[.$B318]*1000000" office:value-type="float" office:value="0.000067382713591978">
            <text:p>6.7382713591978E-005</text:p>
          </table:table-cell>
          <table:table-cell office:value-type="float" office:value="9516182">
            <text:p>9.52E+006</text:p>
          </table:table-cell>
        </table:table-row>
        <table:table-row table:style-name="ro1">
          <table:table-cell office:value-type="float" office:value="18.3">
            <text:p>18.3</text:p>
          </table:table-cell>
          <table:table-cell table:formula="of:=4.135667516E-015*299792458/([.$A319]*1000)" office:value-type="float" office:value="0.0000000000677509251416609">
            <text:p>6.77509251416609E-011</text:p>
          </table:table-cell>
          <table:table-cell table:formula="of:=[.$B319]*1000000" office:value-type="float" office:value="0.0000677509251416609">
            <text:p>6.77509251416609E-005</text:p>
          </table:table-cell>
          <table:table-cell office:value-type="float" office:value="9579253">
            <text:p>9.58E+006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table:formula="of:=4.135667516E-015*299792458/([.$A320]*1000)" office:value-type="float" office:value="0.0000000000681231829721096">
            <text:p>6.81231829721096E-011</text:p>
          </table:table-cell>
          <table:table-cell table:formula="of:=[.$B320]*1000000" office:value-type="float" office:value="0.0000681231829721096">
            <text:p>6.81231829721096E-005</text:p>
          </table:table-cell>
          <table:table-cell office:value-type="float" office:value="9643197">
            <text:p>9.64E+006</text:p>
          </table:table-cell>
        </table:table-row>
        <table:table-row table:style-name="ro1">
          <table:table-cell office:value-type="float" office:value="18.1">
            <text:p>18.1</text:p>
          </table:table-cell>
          <table:table-cell table:formula="of:=4.135667516E-015*299792458/([.$A321]*1000)" office:value-type="float" office:value="0.0000000000684995541487511">
            <text:p>6.84995541487511E-011</text:p>
          </table:table-cell>
          <table:table-cell table:formula="of:=[.$B321]*1000000" office:value-type="float" office:value="0.0000684995541487511">
            <text:p>6.84995541487511E-005</text:p>
          </table:table-cell>
          <table:table-cell office:value-type="float" office:value="9708030">
            <text:p>9.71E+00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4.135667516E-015*299792458/([.$A322]*1000)" office:value-type="float" office:value="0.0000000000688801072273553">
            <text:p>6.88801072273553E-011</text:p>
          </table:table-cell>
          <table:table-cell table:formula="of:=[.$B322]*1000000" office:value-type="float" office:value="0.0000688801072273552">
            <text:p>6.88801072273552E-005</text:p>
          </table:table-cell>
          <table:table-cell office:value-type="float" office:value="9768410">
            <text:p>9.77E+006</text:p>
          </table:table-cell>
        </table:table-row>
        <table:table-row table:style-name="ro1">
          <table:table-cell office:value-type="float" office:value="17.9">
            <text:p>17.9</text:p>
          </table:table-cell>
          <table:table-cell table:formula="of:=4.135667516E-015*299792458/([.$A323]*1000)" office:value-type="float" office:value="0.0000000000692649122956645">
            <text:p>6.92649122956645E-011</text:p>
          </table:table-cell>
          <table:table-cell table:formula="of:=[.$B323]*1000000" office:value-type="float" office:value="0.0000692649122956645">
            <text:p>6.92649122956645E-005</text:p>
          </table:table-cell>
          <table:table-cell office:value-type="float" office:value="9827392">
            <text:p>9.83E+006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table:formula="of:=4.135667516E-015*299792458/([.$A324]*1000)" office:value-type="float" office:value="0.0000000000696540410164267">
            <text:p>6.96540410164267E-011</text:p>
          </table:table-cell>
          <table:table-cell table:formula="of:=[.$B324]*1000000" office:value-type="float" office:value="0.0000696540410164267">
            <text:p>0.000069654</text:p>
          </table:table-cell>
          <table:table-cell office:value-type="float" office:value="9887222">
            <text:p>9.89E+006</text:p>
          </table:table-cell>
        </table:table-row>
        <table:table-row table:style-name="ro1">
          <table:table-cell office:value-type="float" office:value="17.7">
            <text:p>17.7</text:p>
          </table:table-cell>
          <table:table-cell table:formula="of:=4.135667516E-015*299792458/([.$A325]*1000)" office:value-type="float" office:value="0.0000000000700475666718867">
            <text:p>7.00475666718867E-011</text:p>
          </table:table-cell>
          <table:table-cell table:formula="of:=[.$B325]*1000000" office:value-type="float" office:value="0.0000700475666718867">
            <text:p>7.00475666718867E-005</text:p>
          </table:table-cell>
          <table:table-cell office:value-type="float" office:value="9947918">
            <text:p>9.95E+006</text:p>
          </table:table-cell>
        </table:table-row>
        <table:table-row table:style-name="ro1">
          <table:table-cell office:value-type="float" office:value="17.6">
            <text:p>17.6</text:p>
          </table:table-cell>
          <table:table-cell table:formula="of:=4.135667516E-015*299792458/([.$A326]*1000)" office:value-type="float" office:value="0.0000000000704455642097951">
            <text:p>7.04455642097951E-011</text:p>
          </table:table-cell>
          <table:table-cell table:formula="of:=[.$B326]*1000000" office:value-type="float" office:value="0.0000704455642097951">
            <text:p>7.04455642097951E-005</text:p>
          </table:table-cell>
          <table:table-cell office:value-type="float" office:value="10009500">
            <text:p>1.00E+007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table:formula="of:=4.135667516E-015*299792458/([.$A327]*1000)" office:value-type="float" office:value="0.000000000070848110290994">
            <text:p>7.0848110290994E-011</text:p>
          </table:table-cell>
          <table:table-cell table:formula="of:=[.$B327]*1000000" office:value-type="float" office:value="0.000070848110290994">
            <text:p>7.0848110290994E-005</text:p>
          </table:table-cell>
          <table:table-cell office:value-type="float" office:value="10076010">
            <text:p>1.01E+007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table:formula="of:=4.135667516E-015*299792458/([.$A328]*1000)" office:value-type="float" office:value="0.0000000000712552833386434">
            <text:p>7.12552833386434E-011</text:p>
          </table:table-cell>
          <table:table-cell table:formula="of:=[.$B328]*1000000" office:value-type="float" office:value="0.0000712552833386433">
            <text:p>7.12552833386433E-005</text:p>
          </table:table-cell>
          <table:table-cell office:value-type="float" office:value="10139830">
            <text:p>1.01E+007</text:p>
          </table:table-cell>
        </table:table-row>
        <table:table-row table:style-name="ro1">
          <table:table-cell office:value-type="float" office:value="17.3">
            <text:p>17.3</text:p>
          </table:table-cell>
          <table:table-cell table:formula="of:=4.135667516E-015*299792458/([.$A329]*1000)" office:value-type="float" office:value="0.0000000000716671635891558">
            <text:p>7.16671635891558E-011</text:p>
          </table:table-cell>
          <table:table-cell table:formula="of:=[.$B329]*1000000" office:value-type="float" office:value="0.0000716671635891557">
            <text:p>7.16671635891557E-005</text:p>
          </table:table-cell>
          <table:table-cell office:value-type="float" office:value="10204590">
            <text:p>1.02E+007</text:p>
          </table:table-cell>
        </table:table-row>
        <table:table-row table:style-name="ro1">
          <table:table-cell office:value-type="float" office:value="17.2">
            <text:p>17.2</text:p>
          </table:table-cell>
          <table:table-cell table:formula="of:=4.135667516E-015*299792458/([.$A330]*1000)" office:value-type="float" office:value="0.0000000000720838331449067">
            <text:p>7.20838331449067E-011</text:p>
          </table:table-cell>
          <table:table-cell table:formula="of:=[.$B330]*1000000" office:value-type="float" office:value="0.0000720838331449066">
            <text:p>7.20838331449066E-005</text:p>
          </table:table-cell>
          <table:table-cell office:value-type="float" office:value="10270310">
            <text:p>1.03E+007</text:p>
          </table:table-cell>
        </table:table-row>
        <table:table-row table:style-name="ro1">
          <table:table-cell office:value-type="float" office:value="17.1">
            <text:p>17.1</text:p>
          </table:table-cell>
          <table:table-cell table:formula="of:=4.135667516E-015*299792458/([.$A331]*1000)" office:value-type="float" office:value="0.000000000072505376028795">
            <text:p>7.2505376028795E-011</text:p>
          </table:table-cell>
          <table:table-cell table:formula="of:=[.$B331]*1000000" office:value-type="float" office:value="0.000072505376028795">
            <text:p>7.2505376028795E-005</text:p>
          </table:table-cell>
          <table:table-cell office:value-type="float" office:value="10337010">
            <text:p>1.03E+0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4.135667516E-015*299792458/([.$A332]*1000)" office:value-type="float" office:value="0.0000000000729318782407291">
            <text:p>7.29318782407291E-011</text:p>
          </table:table-cell>
          <table:table-cell table:formula="of:=[.$B332]*1000000" office:value-type="float" office:value="0.0000729318782407291">
            <text:p>7.29318782407291E-005</text:p>
          </table:table-cell>
          <table:table-cell office:value-type="float" office:value="10398860">
            <text:p>1.04E+007</text:p>
          </table:table-cell>
        </table:table-row>
        <table:table-row table:style-name="ro1">
          <table:table-cell office:value-type="float" office:value="16.9">
            <text:p>16.9</text:p>
          </table:table-cell>
          <table:table-cell table:formula="of:=4.135667516E-015*299792458/([.$A333]*1000)" office:value-type="float" office:value="0.000000000073363427816118">
            <text:p>7.3363427816118E-011</text:p>
          </table:table-cell>
          <table:table-cell table:formula="of:=[.$B333]*1000000" office:value-type="float" office:value="0.000073363427816118">
            <text:p>7.3363427816118E-005</text:p>
          </table:table-cell>
          <table:table-cell office:value-type="float" office:value="10456870">
            <text:p>1.05E+007</text:p>
          </table:table-cell>
        </table:table-row>
        <table:table-row table:style-name="ro1">
          <table:table-cell office:value-type="float" office:value="16.8">
            <text:p>16.8</text:p>
          </table:table-cell>
          <table:table-cell table:formula="of:=4.135667516E-015*299792458/([.$A334]*1000)" office:value-type="float" office:value="0.0000000000738001148864521">
            <text:p>7.38001148864521E-011</text:p>
          </table:table-cell>
          <table:table-cell table:formula="of:=[.$B334]*1000000" office:value-type="float" office:value="0.0000738001148864521">
            <text:p>7.38001148864521E-005</text:p>
          </table:table-cell>
          <table:table-cell office:value-type="float" office:value="10515810">
            <text:p>1.05E+007</text:p>
          </table:table-cell>
        </table:table-row>
        <table:table-row table:style-name="ro1">
          <table:table-cell office:value-type="float" office:value="16.7">
            <text:p>16.7</text:p>
          </table:table-cell>
          <table:table-cell table:formula="of:=4.135667516E-015*299792458/([.$A335]*1000)" office:value-type="float" office:value="0.0000000000742420317420596">
            <text:p>7.42420317420596E-011</text:p>
          </table:table-cell>
          <table:table-cell table:formula="of:=[.$B335]*1000000" office:value-type="float" office:value="0.0000742420317420596">
            <text:p>0.000074242</text:p>
          </table:table-cell>
          <table:table-cell office:value-type="float" office:value="10575690">
            <text:p>1.06E+007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table:formula="of:=4.135667516E-015*299792458/([.$A336]*1000)" office:value-type="float" office:value="0.0000000000746892728971322">
            <text:p>7.46892728971322E-011</text:p>
          </table:table-cell>
          <table:table-cell table:formula="of:=[.$B336]*1000000" office:value-type="float" office:value="0.0000746892728971322">
            <text:p>7.46892728971322E-005</text:p>
          </table:table-cell>
          <table:table-cell office:value-type="float" office:value="10636530">
            <text:p>1.06E+007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table:formula="of:=4.135667516E-015*299792458/([.$A337]*1000)" office:value-type="float" office:value="0.0000000000751419351571148">
            <text:p>7.51419351571148E-011</text:p>
          </table:table-cell>
          <table:table-cell table:formula="of:=[.$B337]*1000000" office:value-type="float" office:value="0.0000751419351571148">
            <text:p>7.51419351571148E-005</text:p>
          </table:table-cell>
          <table:table-cell office:value-type="float" office:value="10702710">
            <text:p>1.07E+007</text:p>
          </table:table-cell>
        </table:table-row>
        <table:table-row table:style-name="ro1">
          <table:table-cell office:value-type="float" office:value="16.4">
            <text:p>16.4</text:p>
          </table:table-cell>
          <table:table-cell table:formula="of:=4.135667516E-015*299792458/([.$A338]*1000)" office:value-type="float" office:value="0.0000000000756001176885606">
            <text:p>7.56001176885606E-011</text:p>
          </table:table-cell>
          <table:table-cell table:formula="of:=[.$B338]*1000000" office:value-type="float" office:value="0.0000756001176885606">
            <text:p>7.56001176885606E-005</text:p>
          </table:table-cell>
          <table:table-cell office:value-type="float" office:value="10765990">
            <text:p>1.08E+007</text:p>
          </table:table-cell>
        </table:table-row>
        <table:table-row table:style-name="ro1">
          <table:table-cell office:value-type="float" office:value="16.3">
            <text:p>16.3</text:p>
          </table:table-cell>
          <table:table-cell table:formula="of:=4.135667516E-015*299792458/([.$A339]*1000)" office:value-type="float" office:value="0.0000000000760639220915579">
            <text:p>7.60639220915579E-011</text:p>
          </table:table-cell>
          <table:table-cell table:formula="of:=[.$B339]*1000000" office:value-type="float" office:value="0.0000760639220915579">
            <text:p>7.60639220915579E-005</text:p>
          </table:table-cell>
          <table:table-cell office:value-type="float" office:value="10830290">
            <text:p>1.08E+007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table:formula="of:=4.135667516E-015*299792458/([.$A340]*1000)" office:value-type="float" office:value="0.0000000000765334524748392">
            <text:p>7.65334524748392E-011</text:p>
          </table:table-cell>
          <table:table-cell table:formula="of:=[.$B340]*1000000" office:value-type="float" office:value="0.0000765334524748392">
            <text:p>7.65334524748392E-005</text:p>
          </table:table-cell>
          <table:table-cell office:value-type="float" office:value="10895650">
            <text:p>1.09E+007</text:p>
          </table:table-cell>
        </table:table-row>
        <table:table-row table:style-name="ro1">
          <table:table-cell office:value-type="float" office:value="16.1">
            <text:p>16.1</text:p>
          </table:table-cell>
          <table:table-cell table:formula="of:=4.135667516E-015*299792458/([.$A341]*1000)" office:value-type="float" office:value="0.0000000000770088155336891">
            <text:p>7.70088155336891E-011</text:p>
          </table:table-cell>
          <table:table-cell table:formula="of:=[.$B341]*1000000" office:value-type="float" office:value="0.0000770088155336891">
            <text:p>7.70088155336891E-005</text:p>
          </table:table-cell>
          <table:table-cell office:value-type="float" office:value="10962070">
            <text:p>1.10E+0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4.135667516E-015*299792458/([.$A342]*1000)" office:value-type="float" office:value="0.0000000000774901206307747">
            <text:p>7.74901206307747E-011</text:p>
          </table:table-cell>
          <table:table-cell table:formula="of:=[.$B342]*1000000" office:value-type="float" office:value="0.0000774901206307746">
            <text:p>7.74901206307746E-005</text:p>
          </table:table-cell>
          <table:table-cell office:value-type="float" office:value="11023230">
            <text:p>1.10E+007</text:p>
          </table:table-cell>
        </table:table-row>
        <table:table-row table:style-name="ro1">
          <table:table-cell office:value-type="float" office:value="15.9">
            <text:p>15.9</text:p>
          </table:table-cell>
          <table:table-cell table:formula="of:=4.135667516E-015*299792458/([.$A343]*1000)" office:value-type="float" office:value="0.0000000000779774798800248">
            <text:p>7.79774798800248E-011</text:p>
          </table:table-cell>
          <table:table-cell table:formula="of:=[.$B343]*1000000" office:value-type="float" office:value="0.0000779774798800248">
            <text:p>7.79774798800248E-005</text:p>
          </table:table-cell>
          <table:table-cell office:value-type="float" office:value="11076620">
            <text:p>1.11E+007</text:p>
          </table:table-cell>
        </table:table-row>
        <table:table-row table:style-name="ro1">
          <table:table-cell office:value-type="float" office:value="15.8">
            <text:p>15.8</text:p>
          </table:table-cell>
          <table:table-cell table:formula="of:=4.135667516E-015*299792458/([.$A344]*1000)" office:value-type="float" office:value="0.0000000000784710082336959">
            <text:p>7.84710082336959E-011</text:p>
          </table:table-cell>
          <table:table-cell table:formula="of:=[.$B344]*1000000" office:value-type="float" office:value="0.0000784710082336958">
            <text:p>0.000078471</text:p>
          </table:table-cell>
          <table:table-cell office:value-type="float" office:value="11131010">
            <text:p>1.11E+007</text:p>
          </table:table-cell>
        </table:table-row>
        <table:table-row table:style-name="ro1">
          <table:table-cell office:value-type="float" office:value="15.7">
            <text:p>15.7</text:p>
          </table:table-cell>
          <table:table-cell table:formula="of:=4.135667516E-015*299792458/([.$A345]*1000)" office:value-type="float" office:value="0.000000000078970823572764">
            <text:p>7.8970823572764E-011</text:p>
          </table:table-cell>
          <table:table-cell table:formula="of:=[.$B345]*1000000" office:value-type="float" office:value="0.000078970823572764">
            <text:p>7.8970823572764E-005</text:p>
          </table:table-cell>
          <table:table-cell office:value-type="float" office:value="11186430">
            <text:p>1.12E+007</text:p>
          </table:table-cell>
        </table:table-row>
        <table:table-row table:style-name="ro1">
          <table:table-cell office:value-type="float" office:value="15.6">
            <text:p>15.6</text:p>
          </table:table-cell>
          <table:table-cell table:formula="of:=4.135667516E-015*299792458/([.$A346]*1000)" office:value-type="float" office:value="0.0000000000794770468007945">
            <text:p>7.94770468007945E-011</text:p>
          </table:table-cell>
          <table:table-cell table:formula="of:=[.$B346]*1000000" office:value-type="float" office:value="0.0000794770468007945">
            <text:p>0.000079477</text:p>
          </table:table-cell>
          <table:table-cell office:value-type="float" office:value="11242900">
            <text:p>1.12E+007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table:formula="of:=4.135667516E-015*299792458/([.$A347]*1000)" office:value-type="float" office:value="0.0000000000799898019414448">
            <text:p>7.99898019414448E-011</text:p>
          </table:table-cell>
          <table:table-cell table:formula="of:=[.$B347]*1000000" office:value-type="float" office:value="0.0000799898019414448">
            <text:p>7.99898019414448E-005</text:p>
          </table:table-cell>
          <table:table-cell office:value-type="float" office:value="11300440">
            <text:p>1.13E+007</text:p>
          </table:table-cell>
        </table:table-row>
        <table:table-row table:style-name="ro1">
          <table:table-cell office:value-type="float" office:value="15.4">
            <text:p>15.4</text:p>
          </table:table-cell>
          <table:table-cell table:formula="of:=4.135667516E-015*299792458/([.$A348]*1000)" office:value-type="float" office:value="0.0000000000805092162397659">
            <text:p>8.05092162397659E-011</text:p>
          </table:table-cell>
          <table:table-cell table:formula="of:=[.$B348]*1000000" office:value-type="float" office:value="0.0000805092162397659">
            <text:p>8.05092162397659E-005</text:p>
          </table:table-cell>
          <table:table-cell office:value-type="float" office:value="11364240">
            <text:p>1.14E+007</text:p>
          </table:table-cell>
        </table:table-row>
        <table:table-row table:style-name="ro1">
          <table:table-cell office:value-type="float" office:value="15.3">
            <text:p>15.3</text:p>
          </table:table-cell>
          <table:table-cell table:formula="of:=4.135667516E-015*299792458/([.$A349]*1000)" office:value-type="float" office:value="0.0000000000810354202674768">
            <text:p>8.10354202674768E-011</text:p>
          </table:table-cell>
          <table:table-cell table:formula="of:=[.$B349]*1000000" office:value-type="float" office:value="0.0000810354202674768">
            <text:p>8.10354202674768E-005</text:p>
          </table:table-cell>
          <table:table-cell office:value-type="float" office:value="11424480">
            <text:p>1.14E+007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table:formula="of:=4.135667516E-015*299792458/([.$A350]*1000)" office:value-type="float" office:value="0.0000000000815685480323944">
            <text:p>8.15685480323944E-011</text:p>
          </table:table-cell>
          <table:table-cell table:formula="of:=[.$B350]*1000000" office:value-type="float" office:value="0.0000815685480323944">
            <text:p>8.15685480323944E-005</text:p>
          </table:table-cell>
          <table:table-cell office:value-type="float" office:value="11485860">
            <text:p>1.15E+007</text:p>
          </table:table-cell>
        </table:table-row>
        <table:table-row table:style-name="ro1">
          <table:table-cell office:value-type="float" office:value="15.1">
            <text:p>15.1</text:p>
          </table:table-cell>
          <table:table-cell table:formula="of:=4.135667516E-015*299792458/([.$A351]*1000)" office:value-type="float" office:value="0.0000000000821087370922116">
            <text:p>8.21087370922116E-011</text:p>
          </table:table-cell>
          <table:table-cell table:formula="of:=[.$B351]*1000000" office:value-type="float" office:value="0.0000821087370922115">
            <text:p>8.21087370922115E-005</text:p>
          </table:table-cell>
          <table:table-cell office:value-type="float" office:value="11548400">
            <text:p>1.15E+0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4.135667516E-015*299792458/([.$A352]*1000)" office:value-type="float" office:value="0.0000000000826561286728263">
            <text:p>8.26561286728263E-011</text:p>
          </table:table-cell>
          <table:table-cell table:formula="of:=[.$B352]*1000000" office:value-type="float" office:value="0.0000826561286728263">
            <text:p>8.26561286728263E-005</text:p>
          </table:table-cell>
          <table:table-cell office:value-type="float" office:value="11612140">
            <text:p>1.16E+007</text:p>
          </table:table-cell>
        </table:table-row>
        <table:table-row table:style-name="ro1">
          <table:table-cell office:value-type="float" office:value="14.9">
            <text:p>14.9</text:p>
          </table:table-cell>
          <table:table-cell table:formula="of:=4.135667516E-015*299792458/([.$A353]*1000)" office:value-type="float" office:value="0.0000000000832108677914359">
            <text:p>8.32108677914359E-011</text:p>
          </table:table-cell>
          <table:table-cell table:formula="of:=[.$B353]*1000000" office:value-type="float" office:value="0.0000832108677914359">
            <text:p>8.32108677914359E-005</text:p>
          </table:table-cell>
          <table:table-cell office:value-type="float" office:value="11655730">
            <text:p>1.17E+007</text:p>
          </table:table-cell>
        </table:table-row>
        <table:table-row table:style-name="ro1">
          <table:table-cell office:value-type="float" office:value="14.8">
            <text:p>14.8</text:p>
          </table:table-cell>
          <table:table-cell table:formula="of:=4.135667516E-015*299792458/([.$A354]*1000)" office:value-type="float" office:value="0.0000000000837731033846212">
            <text:p>8.37731033846212E-011</text:p>
          </table:table-cell>
          <table:table-cell table:formula="of:=[.$B354]*1000000" office:value-type="float" office:value="0.0000837731033846212">
            <text:p>8.37731033846212E-005</text:p>
          </table:table-cell>
          <table:table-cell office:value-type="float" office:value="11707360">
            <text:p>1.17E+007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table:formula="of:=4.135667516E-015*299792458/([.$A355]*1000)" office:value-type="float" office:value="0.0000000000843429884416595">
            <text:p>8.43429884416595E-011</text:p>
          </table:table-cell>
          <table:table-cell table:formula="of:=[.$B355]*1000000" office:value-type="float" office:value="0.0000843429884416595">
            <text:p>0.000084343</text:p>
          </table:table-cell>
          <table:table-cell office:value-type="float" office:value="11760150">
            <text:p>1.18E+007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table:formula="of:=4.135667516E-015*299792458/([.$A356]*1000)" office:value-type="float" office:value="0.0000000000849206801433147">
            <text:p>8.49206801433147E-011</text:p>
          </table:table-cell>
          <table:table-cell table:formula="of:=[.$B356]*1000000" office:value-type="float" office:value="0.0000849206801433147">
            <text:p>8.49206801433147E-005</text:p>
          </table:table-cell>
          <table:table-cell office:value-type="float" office:value="11814130">
            <text:p>1.18E+007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table:formula="of:=4.135667516E-015*299792458/([.$A357]*1000)" office:value-type="float" office:value="0.000000000085506340006372">
            <text:p>8.5506340006372E-011</text:p>
          </table:table-cell>
          <table:table-cell table:formula="of:=[.$B357]*1000000" office:value-type="float" office:value="0.000085506340006372">
            <text:p>8.5506340006372E-005</text:p>
          </table:table-cell>
          <table:table-cell office:value-type="float" office:value="11869320">
            <text:p>1.19E+007</text:p>
          </table:table-cell>
        </table:table-row>
        <table:table-row table:style-name="ro1">
          <table:table-cell office:value-type="float" office:value="14.4">
            <text:p>14.4</text:p>
          </table:table-cell>
          <table:table-cell table:formula="of:=4.135667516E-015*299792458/([.$A358]*1000)" office:value-type="float" office:value="0.0000000000861001340341941">
            <text:p>8.61001340341941E-011</text:p>
          </table:table-cell>
          <table:table-cell table:formula="of:=[.$B358]*1000000" office:value-type="float" office:value="0.0000861001340341941">
            <text:p>8.61001340341941E-005</text:p>
          </table:table-cell>
          <table:table-cell office:value-type="float" office:value="11931320">
            <text:p>1.19E+007</text:p>
          </table:table-cell>
        </table:table-row>
        <table:table-row table:style-name="ro1">
          <table:table-cell office:value-type="float" office:value="14.3">
            <text:p>14.3</text:p>
          </table:table-cell>
          <table:table-cell table:formula="of:=4.135667516E-015*299792458/([.$A359]*1000)" office:value-type="float" office:value="0.000000000086702232873594">
            <text:p>8.6702232873594E-011</text:p>
          </table:table-cell>
          <table:table-cell table:formula="of:=[.$B359]*1000000" office:value-type="float" office:value="0.000086702232873594">
            <text:p>8.6702232873594E-005</text:p>
          </table:table-cell>
          <table:table-cell office:value-type="float" office:value="11989540">
            <text:p>1.20E+007</text:p>
          </table:table-cell>
        </table:table-row>
        <table:table-row table:style-name="ro1">
          <table:table-cell office:value-type="float" office:value="14.2">
            <text:p>14.2</text:p>
          </table:table-cell>
          <table:table-cell table:formula="of:=4.135667516E-015*299792458/([.$A360]*1000)" office:value-type="float" office:value="0.0000000000873128119783376">
            <text:p>8.73128119783376E-011</text:p>
          </table:table-cell>
          <table:table-cell table:formula="of:=[.$B360]*1000000" office:value-type="float" office:value="0.0000873128119783376">
            <text:p>8.73128119783376E-005</text:p>
          </table:table-cell>
          <table:table-cell office:value-type="float" office:value="12049060">
            <text:p>1.20E+007</text:p>
          </table:table-cell>
        </table:table-row>
        <table:table-row table:style-name="ro1">
          <table:table-cell office:value-type="float" office:value="14.1">
            <text:p>14.1</text:p>
          </table:table-cell>
          <table:table-cell table:formula="of:=4.135667516E-015*299792458/([.$A361]*1000)" office:value-type="float" office:value="0.0000000000879320517796024">
            <text:p>8.79320517796024E-011</text:p>
          </table:table-cell>
          <table:table-cell table:formula="of:=[.$B361]*1000000" office:value-type="float" office:value="0.0000879320517796024">
            <text:p>8.79320517796024E-005</text:p>
          </table:table-cell>
          <table:table-cell office:value-type="float" office:value="12109910">
            <text:p>1.21E+0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4.135667516E-015*299792458/([.$A362]*1000)" office:value-type="float" office:value="0.0000000000885601378637425">
            <text:p>8.85601378637425E-011</text:p>
          </table:table-cell>
          <table:table-cell table:formula="of:=[.$B362]*1000000" office:value-type="float" office:value="0.0000885601378637425">
            <text:p>8.85601378637425E-005</text:p>
          </table:table-cell>
          <table:table-cell office:value-type="float" office:value="12172120">
            <text:p>1.22E+007</text:p>
          </table:table-cell>
        </table:table-row>
        <table:table-row table:style-name="ro1">
          <table:table-cell office:value-type="float" office:value="13.9">
            <text:p>13.9</text:p>
          </table:table-cell>
          <table:table-cell table:formula="of:=4.135667516E-015*299792458/([.$A363]*1000)" office:value-type="float" office:value="0.0000000000891972611577262">
            <text:p>8.91972611577262E-011</text:p>
          </table:table-cell>
          <table:table-cell table:formula="of:=[.$B363]*1000000" office:value-type="float" office:value="0.0000891972611577262">
            <text:p>8.91972611577262E-005</text:p>
          </table:table-cell>
          <table:table-cell office:value-type="float" office:value="12202690">
            <text:p>1.22E+007</text:p>
          </table:table-cell>
        </table:table-row>
        <table:table-row table:style-name="ro1">
          <table:table-cell office:value-type="float" office:value="13.8">
            <text:p>13.8</text:p>
          </table:table-cell>
          <table:table-cell table:formula="of:=4.135667516E-015*299792458/([.$A364]*1000)" office:value-type="float" office:value="0.0000000000898436181226373">
            <text:p>8.98436181226373E-011</text:p>
          </table:table-cell>
          <table:table-cell table:formula="of:=[.$B364]*1000000" office:value-type="float" office:value="0.0000898436181226373">
            <text:p>8.98436181226373E-005</text:p>
          </table:table-cell>
          <table:table-cell office:value-type="float" office:value="12242070">
            <text:p>1.22E+007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table:formula="of:=4.135667516E-015*299792458/([.$A365]*1000)" office:value-type="float" office:value="0.0000000000904994109556492">
            <text:p>9.04994109556492E-011</text:p>
          </table:table-cell>
          <table:table-cell table:formula="of:=[.$B365]*1000000" office:value-type="float" office:value="0.0000904994109556492">
            <text:p>9.04994109556492E-005</text:p>
          </table:table-cell>
          <table:table-cell office:value-type="float" office:value="12282790">
            <text:p>1.23E+007</text:p>
          </table:table-cell>
        </table:table-row>
        <table:table-row table:style-name="ro1">
          <table:table-cell office:value-type="float" office:value="13.6">
            <text:p>13.6</text:p>
          </table:table-cell>
          <table:table-cell table:formula="of:=4.135667516E-015*299792458/([.$A366]*1000)" office:value-type="float" office:value="0.0000000000911648478009114">
            <text:p>9.11648478009114E-011</text:p>
          </table:table-cell>
          <table:table-cell table:formula="of:=[.$B366]*1000000" office:value-type="float" office:value="0.0000911648478009113">
            <text:p>9.11648478009113E-005</text:p>
          </table:table-cell>
          <table:table-cell office:value-type="float" office:value="12324890">
            <text:p>1.23E+007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table:formula="of:=4.135667516E-015*299792458/([.$A367]*1000)" office:value-type="float" office:value="0.000000000091840142969807">
            <text:p>9.1840142969807E-011</text:p>
          </table:table-cell>
          <table:table-cell table:formula="of:=[.$B367]*1000000" office:value-type="float" office:value="0.000091840142969807">
            <text:p>9.1840142969807E-005</text:p>
          </table:table-cell>
          <table:table-cell office:value-type="float" office:value="12368370">
            <text:p>1.24E+007</text:p>
          </table:table-cell>
        </table:table-row>
        <table:table-row table:style-name="ro1">
          <table:table-cell office:value-type="float" office:value="13.4">
            <text:p>13.4</text:p>
          </table:table-cell>
          <table:table-cell table:formula="of:=4.135667516E-015*299792458/([.$A368]*1000)" office:value-type="float" office:value="0.0000000000925255171710742">
            <text:p>9.25255171710742E-011</text:p>
          </table:table-cell>
          <table:table-cell table:formula="of:=[.$B368]*1000000" office:value-type="float" office:value="0.0000925255171710742">
            <text:p>9.25255171710742E-005</text:p>
          </table:table-cell>
          <table:table-cell office:value-type="float" office:value="12419210">
            <text:p>1.24E+007</text:p>
          </table:table-cell>
        </table:table-row>
        <table:table-row table:style-name="ro1">
          <table:table-cell office:value-type="float" office:value="13.3">
            <text:p>13.3</text:p>
          </table:table-cell>
          <table:table-cell table:formula="of:=4.135667516E-015*299792458/([.$A369]*1000)" office:value-type="float" office:value="0.0000000000932211977513079">
            <text:p>9.32211977513079E-011</text:p>
          </table:table-cell>
          <table:table-cell table:formula="of:=[.$B369]*1000000" office:value-type="float" office:value="0.0000932211977513078">
            <text:p>9.32211977513078E-005</text:p>
          </table:table-cell>
          <table:table-cell office:value-type="float" office:value="12466110">
            <text:p>1.25E+007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table:formula="of:=4.135667516E-015*299792458/([.$A370]*1000)" office:value-type="float" office:value="0.0000000000939274189463935">
            <text:p>9.39274189463935E-011</text:p>
          </table:table-cell>
          <table:table-cell table:formula="of:=[.$B370]*1000000" office:value-type="float" office:value="0.0000939274189463935">
            <text:p>9.39274189463935E-005</text:p>
          </table:table-cell>
          <table:table-cell office:value-type="float" office:value="12514490">
            <text:p>1.25E+007</text:p>
          </table:table-cell>
        </table:table-row>
        <table:table-row table:style-name="ro1">
          <table:table-cell office:value-type="float" office:value="13.1">
            <text:p>13.1</text:p>
          </table:table-cell>
          <table:table-cell table:formula="of:=4.135667516E-015*299792458/([.$A371]*1000)" office:value-type="float" office:value="0.0000000000946444221444576">
            <text:p>9.46444221444576E-011</text:p>
          </table:table-cell>
          <table:table-cell table:formula="of:=[.$B371]*1000000" office:value-type="float" office:value="0.0000946444221444576">
            <text:p>9.46444221444576E-005</text:p>
          </table:table-cell>
          <table:table-cell office:value-type="float" office:value="12564380">
            <text:p>1.26E+0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4.135667516E-015*299792458/([.$A372]*1000)" office:value-type="float" office:value="0.0000000000953724561609534">
            <text:p>9.53724561609534E-011</text:p>
          </table:table-cell>
          <table:table-cell table:formula="of:=[.$B372]*1000000" office:value-type="float" office:value="0.0000953724561609534">
            <text:p>9.53724561609534E-005</text:p>
          </table:table-cell>
          <table:table-cell office:value-type="float" office:value="12607760">
            <text:p>1.26E+007</text:p>
          </table:table-cell>
        </table:table-row>
        <table:table-row table:style-name="ro1">
          <table:table-cell office:value-type="float" office:value="12.9">
            <text:p>12.9</text:p>
          </table:table-cell>
          <table:table-cell table:formula="of:=4.135667516E-015*299792458/([.$A373]*1000)" office:value-type="float" office:value="0.0000000000961117775265422">
            <text:p>9.61117775265422E-011</text:p>
          </table:table-cell>
          <table:table-cell table:formula="of:=[.$B373]*1000000" office:value-type="float" office:value="0.0000961117775265422">
            <text:p>9.61117775265422E-005</text:p>
          </table:table-cell>
          <table:table-cell office:value-type="float" office:value="12708430">
            <text:p>1.27E+007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table:formula="of:=4.135667516E-015*299792458/([.$A374]*1000)" office:value-type="float" office:value="0.0000000000968626507884683">
            <text:p>9.68626507884683E-011</text:p>
          </table:table-cell>
          <table:table-cell table:formula="of:=[.$B374]*1000000" office:value-type="float" office:value="0.0000968626507884683">
            <text:p>9.68626507884683E-005</text:p>
          </table:table-cell>
          <table:table-cell office:value-type="float" office:value="12811050">
            <text:p>1.28E+007</text:p>
          </table:table-cell>
        </table:table-row>
        <table:table-row table:style-name="ro1">
          <table:table-cell office:value-type="float" office:value="12.7">
            <text:p>12.7</text:p>
          </table:table-cell>
          <table:table-cell table:formula="of:=4.135667516E-015*299792458/([.$A375]*1000)" office:value-type="float" office:value="0.0000000000976253488261728">
            <text:p>9.76253488261728E-011</text:p>
          </table:table-cell>
          <table:table-cell table:formula="of:=[.$B375]*1000000" office:value-type="float" office:value="0.0000976253488261728">
            <text:p>9.76253488261728E-005</text:p>
          </table:table-cell>
          <table:table-cell office:value-type="float" office:value="12915680">
            <text:p>1.29E+007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table:formula="of:=4.135667516E-015*299792458/([.$A376]*1000)" office:value-type="float" office:value="0.0000000000984001531819361">
            <text:p>9.84001531819361E-011</text:p>
          </table:table-cell>
          <table:table-cell table:formula="of:=[.$B376]*1000000" office:value-type="float" office:value="0.000098400153181936">
            <text:p>9.8400153181936E-005</text:p>
          </table:table-cell>
          <table:table-cell office:value-type="float" office:value="13022380">
            <text:p>1.30E+007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table:formula="of:=4.135667516E-015*299792458/([.$A377]*1000)" office:value-type="float" office:value="0.0000000000991873544073916">
            <text:p>9.91873544073916E-011</text:p>
          </table:table-cell>
          <table:table-cell table:formula="of:=[.$B377]*1000000" office:value-type="float" office:value="0.0000991873544073915">
            <text:p>9.91873544073915E-005</text:p>
          </table:table-cell>
          <table:table-cell office:value-type="float" office:value="13137160">
            <text:p>1.31E+007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table:formula="of:=4.135667516E-015*299792458/([.$A378]*1000)" office:value-type="float" office:value="0.000000000099987252426806">
            <text:p>9.9987252426806E-011</text:p>
          </table:table-cell>
          <table:table-cell table:formula="of:=[.$B378]*1000000" office:value-type="float" office:value="0.000099987252426806">
            <text:p>9.9987252426806E-005</text:p>
          </table:table-cell>
          <table:table-cell office:value-type="float" office:value="13248800">
            <text:p>1.32E+007</text:p>
          </table:table-cell>
        </table:table-row>
        <table:table-row table:style-name="ro1">
          <table:table-cell office:value-type="float" office:value="12.3">
            <text:p>12.3</text:p>
          </table:table-cell>
          <table:table-cell table:formula="of:=4.135667516E-015*299792458/([.$A379]*1000)" office:value-type="float" office:value="0.000000000100800156918081">
            <text:p>1.00800156918081E-010</text:p>
          </table:table-cell>
          <table:table-cell table:formula="of:=[.$B379]*1000000" office:value-type="float" office:value="0.000100800156918081">
            <text:p>0.0001008002</text:p>
          </table:table-cell>
          <table:table-cell office:value-type="float" office:value="13362690">
            <text:p>1.34E+007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table:formula="of:=4.135667516E-015*299792458/([.$A380]*1000)" office:value-type="float" office:value="0.000000000101626387712491">
            <text:p>1.01626387712491E-010</text:p>
          </table:table-cell>
          <table:table-cell table:formula="of:=[.$B380]*1000000" office:value-type="float" office:value="0.000101626387712491">
            <text:p>0.0001016264</text:p>
          </table:table-cell>
          <table:table-cell office:value-type="float" office:value="13478900">
            <text:p>1.35E+007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table:formula="of:=4.135667516E-015*299792458/([.$A381]*1000)" office:value-type="float" office:value="0.000000000102466275214247">
            <text:p>1.02466275214247E-010</text:p>
          </table:table-cell>
          <table:table-cell table:formula="of:=[.$B381]*1000000" office:value-type="float" office:value="0.000102466275214247">
            <text:p>0.0001024663</text:p>
          </table:table-cell>
          <table:table-cell office:value-type="float" office:value="13597480">
            <text:p>1.36E+0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4.135667516E-015*299792458/([.$A382]*1000)" office:value-type="float" office:value="0.000000000103320160841033">
            <text:p>1.03320160841033E-010</text:p>
          </table:table-cell>
          <table:table-cell table:formula="of:=[.$B382]*1000000" office:value-type="float" office:value="0.000103320160841033">
            <text:p>0.0001033202</text:p>
          </table:table-cell>
          <table:table-cell office:value-type="float" office:value="13709130">
            <text:p>1.37E+007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table:formula="of:=4.135667516E-015*299792458/([.$A383]*1000)" office:value-type="float" office:value="0.000000000104188397486756">
            <text:p>1.04188397486756E-010</text:p>
          </table:table-cell>
          <table:table-cell table:formula="of:=[.$B383]*1000000" office:value-type="float" office:value="0.000104188397486756">
            <text:p>0.0001041884</text:p>
          </table:table-cell>
          <table:table-cell office:value-type="float" office:value="13905800">
            <text:p>1.39E+007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table:formula="of:=4.135667516E-015*299792458/([.$A384]*1000)" office:value-type="float" office:value="0.00000000010507135000783">
            <text:p>1.0507135000783E-010</text:p>
          </table:table-cell>
          <table:table-cell table:formula="of:=[.$B384]*1000000" office:value-type="float" office:value="0.00010507135000783">
            <text:p>0.0001050714</text:p>
          </table:table-cell>
          <table:table-cell office:value-type="float" office:value="14106960">
            <text:p>1.41E+007</text:p>
          </table:table-cell>
        </table:table-row>
        <table:table-row table:style-name="ro1">
          <table:table-cell office:value-type="float" office:value="11.7">
            <text:p>11.7</text:p>
          </table:table-cell>
          <table:table-cell table:formula="of:=4.135667516E-015*299792458/([.$A385]*1000)" office:value-type="float" office:value="0.000000000105969395734393">
            <text:p>1.05969395734393E-010</text:p>
          </table:table-cell>
          <table:table-cell table:formula="of:=[.$B385]*1000000" office:value-type="float" office:value="0.000105969395734393">
            <text:p>0.0001059694</text:p>
          </table:table-cell>
          <table:table-cell office:value-type="float" office:value="14312770">
            <text:p>1.43E+007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table:formula="of:=4.135667516E-015*299792458/([.$A386]*1000)" office:value-type="float" office:value="0.000000000106882925007965">
            <text:p>1.06882925007965E-010</text:p>
          </table:table-cell>
          <table:table-cell table:formula="of:=[.$B386]*1000000" office:value-type="float" office:value="0.000106882925007965">
            <text:p>0.0001068829</text:p>
          </table:table-cell>
          <table:table-cell office:value-type="float" office:value="14523350">
            <text:p>1.45E+007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table:formula="of:=4.135667516E-015*299792458/([.$A387]*1000)" office:value-type="float" office:value="0.000000000107812341747165">
            <text:p>1.07812341747165E-010</text:p>
          </table:table-cell>
          <table:table-cell table:formula="of:=[.$B387]*1000000" office:value-type="float" office:value="0.000107812341747165">
            <text:p>0.0001078123</text:p>
          </table:table-cell>
          <table:table-cell office:value-type="float" office:value="14746100">
            <text:p>1.47E+007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table:formula="of:=4.135667516E-015*299792458/([.$A388]*1000)" office:value-type="float" office:value="0.000000000108758064043192">
            <text:p>1.08758064043192E-010</text:p>
          </table:table-cell>
          <table:table-cell table:formula="of:=[.$B388]*1000000" office:value-type="float" office:value="0.000108758064043192">
            <text:p>0.0001087581</text:p>
          </table:table-cell>
          <table:table-cell office:value-type="float" office:value="14967580">
            <text:p>1.50E+007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table:formula="of:=4.135667516E-015*299792458/([.$A389]*1000)" office:value-type="float" office:value="0.000000000109720524786938">
            <text:p>1.09720524786938E-010</text:p>
          </table:table-cell>
          <table:table-cell table:formula="of:=[.$B389]*1000000" office:value-type="float" office:value="0.000109720524786938">
            <text:p>0.0001097205</text:p>
          </table:table-cell>
          <table:table-cell office:value-type="float" office:value="15194350">
            <text:p>1.52E+007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table:formula="of:=4.135667516E-015*299792458/([.$A390]*1000)" office:value-type="float" office:value="0.000000000110700172329678">
            <text:p>1.10700172329678E-010</text:p>
          </table:table-cell>
          <table:table-cell table:formula="of:=[.$B390]*1000000" office:value-type="float" office:value="0.000110700172329678">
            <text:p>0.0001107002</text:p>
          </table:table-cell>
          <table:table-cell office:value-type="float" office:value="15426590">
            <text:p>1.54E+007</text:p>
          </table:table-cell>
        </table:table-row>
        <table:table-row table:style-name="ro1">
          <table:table-cell office:value-type="float" office:value="11.1">
            <text:p>11.1</text:p>
          </table:table-cell>
          <table:table-cell table:formula="of:=4.135667516E-015*299792458/([.$A391]*1000)" office:value-type="float" office:value="0.000000000111697471179495">
            <text:p>1.11697471179495E-010</text:p>
          </table:table-cell>
          <table:table-cell table:formula="of:=[.$B391]*1000000" office:value-type="float" office:value="0.000111697471179495">
            <text:p>0.0001116975</text:p>
          </table:table-cell>
          <table:table-cell office:value-type="float" office:value="15664470">
            <text:p>1.57E+0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4.135667516E-015*299792458/([.$A392]*1000)" office:value-type="float" office:value="0.000000000112712902735672">
            <text:p>1.12712902735672E-010</text:p>
          </table:table-cell>
          <table:table-cell table:formula="of:=[.$B392]*1000000" office:value-type="float" office:value="0.000112712902735672">
            <text:p>0.0001127129</text:p>
          </table:table-cell>
          <table:table-cell office:value-type="float" office:value="15896080">
            <text:p>1.59E+007</text:p>
          </table:table-cell>
        </table:table-row>
        <table:table-row table:style-name="ro1">
          <table:table-cell office:value-type="float" office:value="10.9">
            <text:p>10.9</text:p>
          </table:table-cell>
          <table:table-cell table:formula="of:=4.135667516E-015*299792458/([.$A393]*1000)" office:value-type="float" office:value="0.000000000113746966063522">
            <text:p>1.13746966063522E-010</text:p>
          </table:table-cell>
          <table:table-cell table:formula="of:=[.$B393]*1000000" office:value-type="float" office:value="0.000113746966063522">
            <text:p>0.000113747</text:p>
          </table:table-cell>
          <table:table-cell office:value-type="float" office:value="16379050">
            <text:p>1.64E+007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table:formula="of:=4.135667516E-015*299792458/([.$A394]*1000)" office:value-type="float" office:value="0.000000000114800178712259">
            <text:p>1.14800178712259E-010</text:p>
          </table:table-cell>
          <table:table-cell table:formula="of:=[.$B394]*1000000" office:value-type="float" office:value="0.000114800178712259">
            <text:p>0.0001148002</text:p>
          </table:table-cell>
          <table:table-cell office:value-type="float" office:value="16883210">
            <text:p>1.69E+007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table:formula="of:=4.135667516E-015*299792458/([.$A395]*1000)" office:value-type="float" office:value="0.000000000115873077578728">
            <text:p>1.15873077578728E-010</text:p>
          </table:table-cell>
          <table:table-cell table:formula="of:=[.$B395]*1000000" office:value-type="float" office:value="0.000115873077578728">
            <text:p>0.0001158731</text:p>
          </table:table-cell>
          <table:table-cell office:value-type="float" office:value="17409740">
            <text:p>1.74E+007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table:formula="of:=4.135667516E-015*299792458/([.$A396]*1000)" office:value-type="float" office:value="0.000000000116966219820037">
            <text:p>1.16966219820037E-010</text:p>
          </table:table-cell>
          <table:table-cell table:formula="of:=[.$B396]*1000000" office:value-type="float" office:value="0.000116966219820037">
            <text:p>0.0001169662</text:p>
          </table:table-cell>
          <table:table-cell office:value-type="float" office:value="17959870">
            <text:p>1.80E+007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table:formula="of:=4.135667516E-015*299792458/([.$A397]*1000)" office:value-type="float" office:value="0.000000000118080183818323">
            <text:p>1.18080183818323E-010</text:p>
          </table:table-cell>
          <table:table-cell table:formula="of:=[.$B397]*1000000" office:value-type="float" office:value="0.000118080183818323">
            <text:p>0.0001180802</text:p>
          </table:table-cell>
          <table:table-cell office:value-type="float" office:value="18545280">
            <text:p>1.85E+007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table:formula="of:=4.135667516E-015*299792458/([.$A398]*1000)" office:value-type="float" office:value="0.000000000119215570201192">
            <text:p>1.19215570201192E-010</text:p>
          </table:table-cell>
          <table:table-cell table:formula="of:=[.$B398]*1000000" office:value-type="float" office:value="0.000119215570201192">
            <text:p>0.0001192156</text:p>
          </table:table-cell>
          <table:table-cell office:value-type="float" office:value="19148180">
            <text:p>1.91E+007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table:formula="of:=4.135667516E-015*299792458/([.$A399]*1000)" office:value-type="float" office:value="0.000000000120373002921592">
            <text:p>1.20373002921592E-010</text:p>
          </table:table-cell>
          <table:table-cell table:formula="of:=[.$B399]*1000000" office:value-type="float" office:value="0.000120373002921592">
            <text:p>0.000120373</text:p>
          </table:table-cell>
          <table:table-cell office:value-type="float" office:value="19779020">
            <text:p>1.98E+007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table:formula="of:=4.135667516E-015*299792458/([.$A400]*1000)" office:value-type="float" office:value="0.000000000121553130401215">
            <text:p>1.21553130401215E-010</text:p>
          </table:table-cell>
          <table:table-cell table:formula="of:=[.$B400]*1000000" office:value-type="float" office:value="0.000121553130401215">
            <text:p>0.0001215531</text:p>
          </table:table-cell>
          <table:table-cell office:value-type="float" office:value="20439430">
            <text:p>2.04E+007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table:formula="of:=4.135667516E-015*299792458/([.$A401]*1000)" office:value-type="float" office:value="0.000000000122756626741821">
            <text:p>1.22756626741821E-010</text:p>
          </table:table-cell>
          <table:table-cell table:formula="of:=[.$B401]*1000000" office:value-type="float" office:value="0.000122756626741821">
            <text:p>0.0001227566</text:p>
          </table:table-cell>
          <table:table-cell office:value-type="float" office:value="21131120">
            <text:p>2.11E+0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4.135667516E-015*299792458/([.$A402]*1000)" office:value-type="float" office:value="0.000000000123984193009239">
            <text:p>1.23984193009239E-010</text:p>
          </table:table-cell>
          <table:table-cell table:formula="of:=[.$B402]*1000000" office:value-type="float" office:value="0.000123984193009239">
            <text:p>0.0001239842</text:p>
          </table:table-cell>
          <table:table-cell office:value-type="float" office:value="21835970">
            <text:p>2.18E+007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table:formula="of:=4.135667516E-015*299792458/([.$A403]*1000)" office:value-type="float" office:value="0.000000000125236558595191">
            <text:p>1.25236558595191E-010</text:p>
          </table:table-cell>
          <table:table-cell table:formula="of:=[.$B403]*1000000" office:value-type="float" office:value="0.000125236558595191">
            <text:p>0.0001252366</text:p>
          </table:table-cell>
          <table:table-cell office:value-type="float" office:value="21916880">
            <text:p>2.19E+007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table:formula="of:=4.135667516E-015*299792458/([.$A404]*1000)" office:value-type="float" office:value="0.000000000126514482662489">
            <text:p>1.26514482662489E-010</text:p>
          </table:table-cell>
          <table:table-cell table:formula="of:=[.$B404]*1000000" office:value-type="float" office:value="0.000126514482662489">
            <text:p>0.0001265145</text:p>
          </table:table-cell>
          <table:table-cell office:value-type="float" office:value="22001710">
            <text:p>2.20E+007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table:formula="of:=4.135667516E-015*299792458/([.$A405]*1000)" office:value-type="float" office:value="0.000000000127818755679628">
            <text:p>1.27818755679628E-010</text:p>
          </table:table-cell>
          <table:table-cell table:formula="of:=[.$B405]*1000000" office:value-type="float" office:value="0.000127818755679628">
            <text:p>0.0001278188</text:p>
          </table:table-cell>
          <table:table-cell office:value-type="float" office:value="22090590">
            <text:p>2.21E+007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table:formula="of:=4.135667516E-015*299792458/([.$A406]*1000)" office:value-type="float" office:value="0.000000000129150201051291">
            <text:p>1.29150201051291E-010</text:p>
          </table:table-cell>
          <table:table-cell table:formula="of:=[.$B406]*1000000" office:value-type="float" office:value="0.000129150201051291">
            <text:p>0.0001291502</text:p>
          </table:table-cell>
          <table:table-cell office:value-type="float" office:value="22183620">
            <text:p>2.22E+007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table:formula="of:=4.135667516E-015*299792458/([.$A407]*1000)" office:value-type="float" office:value="0.000000000130509676851831">
            <text:p>1.30509676851831E-010</text:p>
          </table:table-cell>
          <table:table-cell table:formula="of:=[.$B407]*1000000" office:value-type="float" office:value="0.000130509676851831">
            <text:p>0.0001305097</text:p>
          </table:table-cell>
          <table:table-cell office:value-type="float" office:value="22295030">
            <text:p>2.23E+007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table:formula="of:=4.135667516E-015*299792458/([.$A408]*1000)" office:value-type="float" office:value="0.000000000131898077669404">
            <text:p>1.31898077669404E-010</text:p>
          </table:table-cell>
          <table:table-cell table:formula="of:=[.$B408]*1000000" office:value-type="float" office:value="0.000131898077669404">
            <text:p>0.0001318981</text:p>
          </table:table-cell>
          <table:table-cell office:value-type="float" office:value="22398200">
            <text:p>2.24E+007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table:formula="of:=4.135667516E-015*299792458/([.$A409]*1000)" office:value-type="float" office:value="0.000000000133316336569075">
            <text:p>1.33316336569075E-010</text:p>
          </table:table-cell>
          <table:table-cell table:formula="of:=[.$B409]*1000000" office:value-type="float" office:value="0.000133316336569075">
            <text:p>0.0001333163</text:p>
          </table:table-cell>
          <table:table-cell office:value-type="float" office:value="22505910">
            <text:p>2.25E+007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table:formula="of:=4.135667516E-015*299792458/([.$A410]*1000)" office:value-type="float" office:value="0.000000000134765427183956">
            <text:p>1.34765427183956E-010</text:p>
          </table:table-cell>
          <table:table-cell table:formula="of:=[.$B410]*1000000" office:value-type="float" office:value="0.000134765427183956">
            <text:p>0.0001347654</text:p>
          </table:table-cell>
          <table:table-cell office:value-type="float" office:value="22618310">
            <text:p>2.26E+007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table:formula="of:=4.135667516E-015*299792458/([.$A411]*1000)" office:value-type="float" office:value="0.000000000136246365944219">
            <text:p>1.36246365944219E-010</text:p>
          </table:table-cell>
          <table:table-cell table:formula="of:=[.$B411]*1000000" office:value-type="float" office:value="0.000136246365944219">
            <text:p>0.0001362464</text:p>
          </table:table-cell>
          <table:table-cell office:value-type="float" office:value="22735540">
            <text:p>2.27E+00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.135667516E-015*299792458/([.$A412]*1000)" office:value-type="float" office:value="0.000000000137760214454711">
            <text:p>1.37760214454711E-010</text:p>
          </table:table-cell>
          <table:table-cell table:formula="of:=[.$B412]*1000000" office:value-type="float" office:value="0.00013776021445471">
            <text:p>0.0001377602</text:p>
          </table:table-cell>
          <table:table-cell office:value-type="float" office:value="22834800">
            <text:p>2.28E+007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table:formula="of:=4.135667516E-015*299792458/([.$A413]*1000)" office:value-type="float" office:value="0.000000000139308082032853">
            <text:p>1.39308082032853E-010</text:p>
          </table:table-cell>
          <table:table-cell table:formula="of:=[.$B413]*1000000" office:value-type="float" office:value="0.000139308082032853">
            <text:p>0.0001393081</text:p>
          </table:table-cell>
          <table:table-cell office:value-type="float" office:value="22816590">
            <text:p>2.28E+007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table:formula="of:=4.135667516E-015*299792458/([.$A414]*1000)" office:value-type="float" office:value="0.00000000014089112841959">
            <text:p>1.4089112841959E-010</text:p>
          </table:table-cell>
          <table:table-cell table:formula="of:=[.$B414]*1000000" office:value-type="float" office:value="0.00014089112841959">
            <text:p>0.0001408911</text:p>
          </table:table-cell>
          <table:table-cell office:value-type="float" office:value="22803550">
            <text:p>2.28E+007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table:formula="of:=4.135667516E-015*299792458/([.$A415]*1000)" office:value-type="float" office:value="0.000000000142510566677287">
            <text:p>1.42510566677287E-010</text:p>
          </table:table-cell>
          <table:table-cell table:formula="of:=[.$B415]*1000000" office:value-type="float" office:value="0.000142510566677287">
            <text:p>0.0001425106</text:p>
          </table:table-cell>
          <table:table-cell office:value-type="float" office:value="22795760">
            <text:p>2.28E+007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table:formula="of:=4.135667516E-015*299792458/([.$A416]*1000)" office:value-type="float" office:value="0.000000000144167666289813">
            <text:p>1.44167666289813E-010</text:p>
          </table:table-cell>
          <table:table-cell table:formula="of:=[.$B416]*1000000" office:value-type="float" office:value="0.000144167666289813">
            <text:p>0.0001441677</text:p>
          </table:table-cell>
          <table:table-cell office:value-type="float" office:value="22793310">
            <text:p>2.28E+007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table:formula="of:=4.135667516E-015*299792458/([.$A417]*1000)" office:value-type="float" office:value="0.000000000145863756481458">
            <text:p>1.45863756481458E-010</text:p>
          </table:table-cell>
          <table:table-cell table:formula="of:=[.$B417]*1000000" office:value-type="float" office:value="0.000145863756481458">
            <text:p>0.0001458638</text:p>
          </table:table-cell>
          <table:table-cell office:value-type="float" office:value="22811970">
            <text:p>2.28E+007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table:formula="of:=4.135667516E-015*299792458/([.$A418]*1000)" office:value-type="float" office:value="0.000000000147600229772904">
            <text:p>1.47600229772904E-010</text:p>
          </table:table-cell>
          <table:table-cell table:formula="of:=[.$B418]*1000000" office:value-type="float" office:value="0.000147600229772904">
            <text:p>0.0001476002</text:p>
          </table:table-cell>
          <table:table-cell office:value-type="float" office:value="22822010">
            <text:p>2.28E+007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table:formula="of:=4.135667516E-015*299792458/([.$A419]*1000)" office:value-type="float" office:value="0.000000000149378545794264">
            <text:p>1.49378545794264E-010</text:p>
          </table:table-cell>
          <table:table-cell table:formula="of:=[.$B419]*1000000" office:value-type="float" office:value="0.000149378545794264">
            <text:p>0.0001493785</text:p>
          </table:table-cell>
          <table:table-cell office:value-type="float" office:value="22837670">
            <text:p>2.28E+00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table:formula="of:=4.135667516E-015*299792458/([.$A420]*1000)" office:value-type="float" office:value="0.000000000151200235377121">
            <text:p>1.51200235377121E-010</text:p>
          </table:table-cell>
          <table:table-cell table:formula="of:=[.$B420]*1000000" office:value-type="float" office:value="0.000151200235377121">
            <text:p>0.0001512002</text:p>
          </table:table-cell>
          <table:table-cell office:value-type="float" office:value="22859090">
            <text:p>2.29E+007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table:formula="of:=4.135667516E-015*299792458/([.$A421]*1000)" office:value-type="float" office:value="0.000000000153066904949678">
            <text:p>1.53066904949678E-010</text:p>
          </table:table-cell>
          <table:table-cell table:formula="of:=[.$B421]*1000000" office:value-type="float" office:value="0.000153066904949678">
            <text:p>0.0001530669</text:p>
          </table:table-cell>
          <table:table-cell office:value-type="float" office:value="22886370">
            <text:p>2.29E+00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4.135667516E-015*299792458/([.$A422]*1000)" office:value-type="float" office:value="0.000000000154980241261549">
            <text:p>1.54980241261549E-010</text:p>
          </table:table-cell>
          <table:table-cell table:formula="of:=[.$B422]*1000000" office:value-type="float" office:value="0.000154980241261549">
            <text:p>0.0001549802</text:p>
          </table:table-cell>
          <table:table-cell office:value-type="float" office:value="22893940">
            <text:p>2.29E+007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table:formula="of:=4.135667516E-015*299792458/([.$A423]*1000)" office:value-type="float" office:value="0.000000000156942016467392">
            <text:p>1.56942016467392E-010</text:p>
          </table:table-cell>
          <table:table-cell table:formula="of:=[.$B423]*1000000" office:value-type="float" office:value="0.000156942016467392">
            <text:p>0.000156942</text:p>
          </table:table-cell>
          <table:table-cell office:value-type="float" office:value="22713870">
            <text:p>2.27E+007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table:formula="of:=4.135667516E-015*299792458/([.$A424]*1000)" office:value-type="float" office:value="0.000000000158954093601589">
            <text:p>1.58954093601589E-010</text:p>
          </table:table-cell>
          <table:table-cell table:formula="of:=[.$B424]*1000000" office:value-type="float" office:value="0.000158954093601589">
            <text:p>0.0001589541</text:p>
          </table:table-cell>
          <table:table-cell office:value-type="float" office:value="22542630">
            <text:p>2.25E+007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table:formula="of:=4.135667516E-015*299792458/([.$A425]*1000)" office:value-type="float" office:value="0.000000000161018432479532">
            <text:p>1.61018432479532E-010</text:p>
          </table:table-cell>
          <table:table-cell table:formula="of:=[.$B425]*1000000" office:value-type="float" office:value="0.000161018432479532">
            <text:p>0.0001610184</text:p>
          </table:table-cell>
          <table:table-cell office:value-type="float" office:value="22380140">
            <text:p>2.24E+007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table:formula="of:=4.135667516E-015*299792458/([.$A426]*1000)" office:value-type="float" office:value="0.000000000163137096064789">
            <text:p>1.63137096064789E-010</text:p>
          </table:table-cell>
          <table:table-cell table:formula="of:=[.$B426]*1000000" office:value-type="float" office:value="0.000163137096064789">
            <text:p>0.0001631371</text:p>
          </table:table-cell>
          <table:table-cell office:value-type="float" office:value="22226340">
            <text:p>2.22E+007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4.135667516E-015*299792458/([.$A427]*1000)" office:value-type="float" office:value="0.000000000165312257345653">
            <text:p>1.65312257345653E-010</text:p>
          </table:table-cell>
          <table:table-cell table:formula="of:=[.$B427]*1000000" office:value-type="float" office:value="0.000165312257345653">
            <text:p>0.0001653123</text:p>
          </table:table-cell>
          <table:table-cell office:value-type="float" office:value="22097930">
            <text:p>2.21E+007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table:formula="of:=4.135667516E-015*299792458/([.$A428]*1000)" office:value-type="float" office:value="0.000000000167546206769242">
            <text:p>1.67546206769242E-010</text:p>
          </table:table-cell>
          <table:table-cell table:formula="of:=[.$B428]*1000000" office:value-type="float" office:value="0.000167546206769242">
            <text:p>0.0001675462</text:p>
          </table:table-cell>
          <table:table-cell office:value-type="float" office:value="21962880">
            <text:p>2.20E+007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table:formula="of:=4.135667516E-015*299792458/([.$A429]*1000)" office:value-type="float" office:value="0.000000000169841360286629">
            <text:p>1.69841360286629E-010</text:p>
          </table:table-cell>
          <table:table-cell table:formula="of:=[.$B429]*1000000" office:value-type="float" office:value="0.000169841360286629">
            <text:p>0.0001698414</text:p>
          </table:table-cell>
          <table:table-cell office:value-type="float" office:value="21836380">
            <text:p>2.18E+007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table:formula="of:=4.135667516E-015*299792458/([.$A430]*1000)" office:value-type="float" office:value="0.000000000172200268068388">
            <text:p>1.72200268068388E-010</text:p>
          </table:table-cell>
          <table:table-cell table:formula="of:=[.$B430]*1000000" office:value-type="float" office:value="0.000172200268068388">
            <text:p>0.0001722003</text:p>
          </table:table-cell>
          <table:table-cell office:value-type="float" office:value="21718420">
            <text:p>2.17E+007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table:formula="of:=4.135667516E-015*299792458/([.$A431]*1000)" office:value-type="float" office:value="0.000000000174625623956675">
            <text:p>1.74625623956675E-010</text:p>
          </table:table-cell>
          <table:table-cell table:formula="of:=[.$B431]*1000000" office:value-type="float" office:value="0.000174625623956675">
            <text:p>0.0001746256</text:p>
          </table:table-cell>
          <table:table-cell office:value-type="float" office:value="21609020">
            <text:p>2.16E+00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4.135667516E-015*299792458/([.$A432]*1000)" office:value-type="float" office:value="0.000000000177120275727485">
            <text:p>1.77120275727485E-010</text:p>
          </table:table-cell>
          <table:table-cell table:formula="of:=[.$B432]*1000000" office:value-type="float" office:value="0.000177120275727485">
            <text:p>0.0001771203</text:p>
          </table:table-cell>
          <table:table-cell office:value-type="float" office:value="21480660">
            <text:p>2.15E+007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table:formula="of:=4.135667516E-015*299792458/([.$A433]*1000)" office:value-type="float" office:value="0.000000000179687236245275">
            <text:p>1.79687236245275E-010</text:p>
          </table:table-cell>
          <table:table-cell table:formula="of:=[.$B433]*1000000" office:value-type="float" office:value="0.000179687236245275">
            <text:p>0.0001796872</text:p>
          </table:table-cell>
          <table:table-cell office:value-type="float" office:value="21002720">
            <text:p>2.10E+00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table:formula="of:=4.135667516E-015*299792458/([.$A434]*1000)" office:value-type="float" office:value="0.000000000182329695601823">
            <text:p>1.82329695601823E-010</text:p>
          </table:table-cell>
          <table:table-cell table:formula="of:=[.$B434]*1000000" office:value-type="float" office:value="0.000182329695601823">
            <text:p>0.0001823297</text:p>
          </table:table-cell>
          <table:table-cell office:value-type="float" office:value="20547160">
            <text:p>2.05E+007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table:formula="of:=4.135667516E-015*299792458/([.$A435]*1000)" office:value-type="float" office:value="0.000000000185051034342148">
            <text:p>1.85051034342148E-010</text:p>
          </table:table-cell>
          <table:table-cell table:formula="of:=[.$B435]*1000000" office:value-type="float" office:value="0.000185051034342148">
            <text:p>0.000185051</text:p>
          </table:table-cell>
          <table:table-cell office:value-type="float" office:value="20113060">
            <text:p>2.01E+007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table:formula="of:=4.135667516E-015*299792458/([.$A436]*1000)" office:value-type="float" office:value="0.000000000187854837892787">
            <text:p>1.87854837892787E-010</text:p>
          </table:table-cell>
          <table:table-cell table:formula="of:=[.$B436]*1000000" office:value-type="float" office:value="0.000187854837892787">
            <text:p>0.0001878548</text:p>
          </table:table-cell>
          <table:table-cell office:value-type="float" office:value="19699520">
            <text:p>1.97E+007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table:formula="of:=4.135667516E-015*299792458/([.$A437]*1000)" office:value-type="float" office:value="0.000000000190744912321907">
            <text:p>1.90744912321907E-010</text:p>
          </table:table-cell>
          <table:table-cell table:formula="of:=[.$B437]*1000000" office:value-type="float" office:value="0.000190744912321907">
            <text:p>0.0001907449</text:p>
          </table:table-cell>
          <table:table-cell office:value-type="float" office:value="19322130">
            <text:p>1.93E+007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table:formula="of:=4.135667516E-015*299792458/([.$A438]*1000)" office:value-type="float" office:value="0.000000000193725301576937">
            <text:p>1.93725301576937E-010</text:p>
          </table:table-cell>
          <table:table-cell table:formula="of:=[.$B438]*1000000" office:value-type="float" office:value="0.000193725301576937">
            <text:p>0.0001937253</text:p>
          </table:table-cell>
          <table:table-cell office:value-type="float" office:value="18948560">
            <text:p>1.89E+007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formula="of:=4.135667516E-015*299792458/([.$A439]*1000)" office:value-type="float" office:value="0.000000000196800306363872">
            <text:p>1.96800306363872E-010</text:p>
          </table:table-cell>
          <table:table-cell table:formula="of:=[.$B439]*1000000" office:value-type="float" office:value="0.000196800306363872">
            <text:p>0.0001968003</text:p>
          </table:table-cell>
          <table:table-cell office:value-type="float" office:value="18593230">
            <text:p>1.86E+007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table:formula="of:=4.135667516E-015*299792458/([.$A440]*1000)" office:value-type="float" office:value="0.000000000199974504853612">
            <text:p>1.99974504853612E-010</text:p>
          </table:table-cell>
          <table:table-cell table:formula="of:=[.$B440]*1000000" office:value-type="float" office:value="0.000199974504853612">
            <text:p>0.0001999745</text:p>
          </table:table-cell>
          <table:table-cell office:value-type="float" office:value="18255470">
            <text:p>1.83E+007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table:formula="of:=4.135667516E-015*299792458/([.$A441]*1000)" office:value-type="float" office:value="0.000000000203252775424983">
            <text:p>2.03252775424983E-010</text:p>
          </table:table-cell>
          <table:table-cell table:formula="of:=[.$B441]*1000000" office:value-type="float" office:value="0.000203252775424983">
            <text:p>0.0002032528</text:p>
          </table:table-cell>
          <table:table-cell office:value-type="float" office:value="17934690">
            <text:p>1.79E+00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4.135667516E-015*299792458/([.$A442]*1000)" office:value-type="float" office:value="0.000000000206640321682066">
            <text:p>2.06640321682066E-010</text:p>
          </table:table-cell>
          <table:table-cell table:formula="of:=[.$B442]*1000000" office:value-type="float" office:value="0.000206640321682066">
            <text:p>0.0002066403</text:p>
          </table:table-cell>
          <table:table-cell office:value-type="float" office:value="17604140">
            <text:p>1.76E+007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table:formula="of:=4.135667516E-015*299792458/([.$A443]*1000)" office:value-type="float" office:value="0.00000000021014270001566">
            <text:p>2.1014270001566E-010</text:p>
          </table:table-cell>
          <table:table-cell table:formula="of:=[.$B443]*1000000" office:value-type="float" office:value="0.00021014270001566">
            <text:p>0.0002101427</text:p>
          </table:table-cell>
          <table:table-cell office:value-type="float" office:value="16714230">
            <text:p>1.67E+007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table:formula="of:=4.135667516E-015*299792458/([.$A444]*1000)" office:value-type="float" office:value="0.00000000021376585001593">
            <text:p>2.1376585001593E-010</text:p>
          </table:table-cell>
          <table:table-cell table:formula="of:=[.$B444]*1000000" office:value-type="float" office:value="0.00021376585001593">
            <text:p>0.0002137659</text:p>
          </table:table-cell>
          <table:table-cell office:value-type="float" office:value="15887730">
            <text:p>1.59E+007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table:formula="of:=4.135667516E-015*299792458/([.$A445]*1000)" office:value-type="float" office:value="0.000000000217516128086385">
            <text:p>2.17516128086385E-010</text:p>
          </table:table-cell>
          <table:table-cell table:formula="of:=[.$B445]*1000000" office:value-type="float" office:value="0.000217516128086385">
            <text:p>0.0002175161</text:p>
          </table:table-cell>
          <table:table-cell office:value-type="float" office:value="15119470">
            <text:p>1.51E+007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formula="of:=4.135667516E-015*299792458/([.$A446]*1000)" office:value-type="float" office:value="0.000000000221400344659356">
            <text:p>2.21400344659356E-010</text:p>
          </table:table-cell>
          <table:table-cell table:formula="of:=[.$B446]*1000000" office:value-type="float" office:value="0.000221400344659356">
            <text:p>0.0002214003</text:p>
          </table:table-cell>
          <table:table-cell office:value-type="float" office:value="14404720">
            <text:p>1.44E+007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table:formula="of:=4.135667516E-015*299792458/([.$A447]*1000)" office:value-type="float" office:value="0.000000000225425805471344">
            <text:p>2.25425805471344E-010</text:p>
          </table:table-cell>
          <table:table-cell table:formula="of:=[.$B447]*1000000" office:value-type="float" office:value="0.000225425805471344">
            <text:p>0.0002254258</text:p>
          </table:table-cell>
          <table:table-cell office:value-type="float" office:value="13752450">
            <text:p>1.38E+007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table:formula="of:=4.135667516E-015*299792458/([.$A448]*1000)" office:value-type="float" office:value="0.000000000229600357424517">
            <text:p>2.29600357424517E-010</text:p>
          </table:table-cell>
          <table:table-cell table:formula="of:=[.$B448]*1000000" office:value-type="float" office:value="0.000229600357424517">
            <text:p>0.0002296004</text:p>
          </table:table-cell>
          <table:table-cell office:value-type="float" office:value="13132970">
            <text:p>1.31E+007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table:formula="of:=4.135667516E-015*299792458/([.$A449]*1000)" office:value-type="float" office:value="0.000000000233932439640074">
            <text:p>2.33932439640074E-010</text:p>
          </table:table-cell>
          <table:table-cell table:formula="of:=[.$B449]*1000000" office:value-type="float" office:value="0.000233932439640074">
            <text:p>0.0002339324</text:p>
          </table:table-cell>
          <table:table-cell office:value-type="float" office:value="12555360">
            <text:p>1.26E+00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table:formula="of:=4.135667516E-015*299792458/([.$A450]*1000)" office:value-type="float" office:value="0.000000000238431140402384">
            <text:p>2.38431140402384E-010</text:p>
          </table:table-cell>
          <table:table-cell table:formula="of:=[.$B450]*1000000" office:value-type="float" office:value="0.000238431140402384">
            <text:p>0.0002384311</text:p>
          </table:table-cell>
          <table:table-cell office:value-type="float" office:value="12016470">
            <text:p>1.20E+007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table:formula="of:=4.135667516E-015*299792458/([.$A451]*1000)" office:value-type="float" office:value="0.00000000024310626080243">
            <text:p>2.4310626080243E-010</text:p>
          </table:table-cell>
          <table:table-cell table:formula="of:=[.$B451]*1000000" office:value-type="float" office:value="0.00024310626080243">
            <text:p>0.0002431063</text:p>
          </table:table-cell>
          <table:table-cell office:value-type="float" office:value="11513430">
            <text:p>1.15E+00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4.135667516E-015*299792458/([.$A452]*1000)" office:value-type="float" office:value="0.000000000247968386018479">
            <text:p>2.47968386018479E-010</text:p>
          </table:table-cell>
          <table:table-cell table:formula="of:=[.$B452]*1000000" office:value-type="float" office:value="0.000247968386018479">
            <text:p>0.0002479684</text:p>
          </table:table-cell>
          <table:table-cell office:value-type="float" office:value="11024070">
            <text:p>1.10E+007</text:p>
          </table:table-cell>
        </table:table-row>
      </table:table>
      <table:named-expressions/>
      <table:database-ranges>
        <table:database-range table:name="__Anonymous_Sheet_DB__0" table:target-range-address="10kVp.A1:10kVp.D92">
          <table:sort>
            <table:sort-by table:field-number="2" table:data-type="automatic"/>
          </table:sort>
        </table:database-range>
        <table:database-range table:name="__Anonymous_Sheet_DB__1" table:target-range-address="20kVp.A1:20kVp.D182">
          <table:sort>
            <table:sort-by table:field-number="2" table:data-type="automatic"/>
          </table:sort>
        </table:database-range>
        <table:database-range table:name="__Anonymous_Sheet_DB__2" table:target-range-address="30kVp.A1:30kVp.D272">
          <table:sort>
            <table:sort-by table:field-number="2" table:data-type="automatic"/>
          </table:sort>
        </table:database-range>
        <table:database-range table:name="__Anonymous_Sheet_DB__3" table:target-range-address="40kVp.A1:40kVp.D362">
          <table:sort>
            <table:sort-by table:field-number="1" table:data-type="automatic"/>
          </table:sort>
        </table:database-range>
        <table:database-range table:name="__Anonymous_Sheet_DB__4" table:target-range-address="50kVp.A1:50kVp.D45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1T09:20:38.29</meta:creation-date>
    <dc:date>2012-05-14T15:23:53</dc:date>
    <meta:editing-duration>PT2H53M3S</meta:editing-duration>
    <meta:editing-cycles>13</meta:editing-cycles>
    <meta:generator>LibreOffice/3.5$Linux_x86 LibreOffice_project/350m1$Build-202</meta:generator>
    <dc:creator>Taris </dc:creator>
    <meta:document-statistic meta:table-count="5" meta:cell-count="5440" meta:object-count="0"/>
  </office:meta>
</office:document-meta>
</file>